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officeooo:rsid="000bb970" officeooo:paragraph-rsid="0026723b"/>
    </style:style>
    <style:style style:name="P3" style:family="paragraph" style:parent-style-name="Standard">
      <style:paragraph-properties fo:text-align="justify" style:justify-single-word="false"/>
      <style:text-properties style:font-name="Times New Roman" officeooo:rsid="000bb970" officeooo:paragraph-rsid="00334ccb"/>
    </style:style>
    <style:style style:name="P4" style:family="paragraph" style:parent-style-name="Standard">
      <style:paragraph-properties fo:text-align="justify" style:justify-single-word="false"/>
      <style:text-properties style:font-name="Times New Roman" officeooo:rsid="000bb970" officeooo:paragraph-rsid="00272edd"/>
    </style:style>
    <style:style style:name="P5" style:family="paragraph" style:parent-style-name="Standard">
      <style:paragraph-properties fo:text-align="justify" style:justify-single-word="false"/>
      <style:text-properties style:font-name="Times New Roman" officeooo:rsid="000bb970" officeooo:paragraph-rsid="00327af6"/>
    </style:style>
    <style:style style:name="P6" style:family="paragraph" style:parent-style-name="Standard">
      <style:paragraph-properties fo:text-align="justify" style:justify-single-word="false"/>
      <style:text-properties style:font-name="Times New Roman" officeooo:rsid="000bb970" officeooo:paragraph-rsid="004927cb"/>
    </style:style>
    <style:style style:name="P7" style:family="paragraph" style:parent-style-name="Standard">
      <style:paragraph-properties fo:text-align="justify" style:justify-single-word="false"/>
      <style:text-properties style:font-name="Times New Roman" officeooo:rsid="000bb970" officeooo:paragraph-rsid="00724b64"/>
    </style:style>
    <style:style style:name="P8" style:family="paragraph" style:parent-style-name="Standard">
      <style:paragraph-properties fo:text-align="justify" style:justify-single-word="false"/>
      <style:text-properties style:font-name="Times New Roman" officeooo:rsid="000bb970" officeooo:paragraph-rsid="007ef7a6"/>
    </style:style>
    <style:style style:name="P9" style:family="paragraph" style:parent-style-name="Standard">
      <style:paragraph-properties fo:text-align="justify" style:justify-single-word="false"/>
      <style:text-properties style:font-name="Times New Roman" officeooo:rsid="000bb970" officeooo:paragraph-rsid="00897883"/>
    </style:style>
    <style:style style:name="P10" style:family="paragraph" style:parent-style-name="Standard">
      <style:paragraph-properties fo:text-align="justify" style:justify-single-word="false"/>
      <style:text-properties style:font-name="Times New Roman" officeooo:rsid="000bb970" officeooo:paragraph-rsid="009d91d6"/>
    </style:style>
    <style:style style:name="P11" style:family="paragraph" style:parent-style-name="Standard">
      <style:paragraph-properties fo:text-align="justify" style:justify-single-word="false"/>
      <style:text-properties style:font-name="Times New Roman" officeooo:rsid="000bb970" officeooo:paragraph-rsid="00ab2034"/>
    </style:style>
    <style:style style:name="P12" style:family="paragraph" style:parent-style-name="Standard">
      <style:paragraph-properties fo:text-align="justify" style:justify-single-word="false"/>
      <style:text-properties style:font-name="Times New Roman" officeooo:rsid="000bb970" officeooo:paragraph-rsid="00ae9578"/>
    </style:style>
    <style:style style:name="P13" style:family="paragraph" style:parent-style-name="Standard">
      <style:paragraph-properties fo:text-align="justify" style:justify-single-word="false"/>
      <style:text-properties style:font-name="Times New Roman" officeooo:rsid="000bb970" officeooo:paragraph-rsid="002ceff5"/>
    </style:style>
    <style:style style:name="P14" style:family="paragraph" style:parent-style-name="Standard">
      <style:paragraph-properties fo:text-align="justify" style:justify-single-word="false"/>
      <style:text-properties style:font-name="Times New Roman" officeooo:rsid="000bb970" officeooo:paragraph-rsid="006b0baf"/>
    </style:style>
    <style:style style:name="P15" style:family="paragraph" style:parent-style-name="Standard">
      <style:paragraph-properties fo:text-align="justify" style:justify-single-word="false"/>
      <style:text-properties style:font-name="Times New Roman" officeooo:rsid="000bb970" officeooo:paragraph-rsid="003d6952"/>
    </style:style>
    <style:style style:name="P16" style:family="paragraph" style:parent-style-name="Standard">
      <style:paragraph-properties fo:text-align="justify" style:justify-single-word="false"/>
      <style:text-properties style:font-name="Times New Roman" officeooo:rsid="000bb970" officeooo:paragraph-rsid="0090cc4e"/>
    </style:style>
    <style:style style:name="P17" style:family="paragraph" style:parent-style-name="Standard">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officeooo:paragraph-rsid="0026723b"/>
    </style:style>
    <style:style style:name="P19" style:family="paragraph" style:parent-style-name="Standard">
      <style:paragraph-properties fo:text-align="justify" style:justify-single-word="false"/>
      <style:text-properties style:font-name="Times New Roman" officeooo:paragraph-rsid="00272edd"/>
    </style:style>
    <style:style style:name="P20" style:family="paragraph" style:parent-style-name="Standard">
      <style:paragraph-properties fo:text-align="justify" style:justify-single-word="false"/>
      <style:text-properties style:font-name="Times New Roman" officeooo:paragraph-rsid="004fb3cf"/>
    </style:style>
    <style:style style:name="P21" style:family="paragraph" style:parent-style-name="Standard">
      <style:paragraph-properties fo:text-align="justify" style:justify-single-word="false"/>
      <style:text-properties style:font-name="Times New Roman" officeooo:paragraph-rsid="008e222d"/>
    </style:style>
    <style:style style:name="P22" style:family="paragraph" style:parent-style-name="Standard">
      <style:text-properties style:font-name="Times New Roman" fo:language="gl" fo:country="ES"/>
    </style:style>
    <style:style style:name="P23" style:family="paragraph" style:parent-style-name="Standard">
      <style:text-properties style:font-name="Times New Roman" fo:language="gl" fo:country="ES" style:font-size-asian="10.5pt"/>
    </style:style>
    <style:style style:name="P24" style:family="paragraph" style:parent-style-name="Standard">
      <style:paragraph-properties fo:text-align="justify" style:justify-single-word="false"/>
      <style:text-properties style:font-name="Times New Roman" fo:language="gl" fo:country="ES" style:font-size-asian="10.5pt"/>
    </style:style>
    <style:style style:name="P25" style:family="paragraph" style:parent-style-name="Standard">
      <style:paragraph-properties fo:text-align="justify" style:justify-single-word="false"/>
      <style:text-properties style:font-name="Times New Roman" fo:language="gl" fo:country="ES" officeooo:rsid="000bb970" style:font-size-asian="10.5pt"/>
    </style:style>
    <style:style style:name="P26" style:family="paragraph" style:parent-style-name="Standard">
      <style:paragraph-properties fo:text-align="justify" style:justify-single-word="false"/>
      <style:text-properties style:font-name="Times New Roman" fo:language="gl" fo:country="ES" officeooo:rsid="000bb970"/>
    </style:style>
    <style:style style:name="P27" style:family="paragraph" style:parent-style-name="Standard">
      <style:paragraph-properties fo:text-align="justify" style:justify-single-word="false"/>
      <style:text-properties style:font-name="Times New Roman" fo:language="gl" fo:country="ES"/>
    </style:style>
    <style:style style:name="P28" style:family="paragraph" style:parent-style-name="Standard">
      <style:paragraph-properties fo:text-align="justify" style:justify-single-word="false"/>
      <style:text-properties style:font-name="Times New Roman" fo:language="gl" fo:country="ES" fo:font-style="italic" style:font-style-asian="italic" style:font-style-complex="italic"/>
    </style:style>
    <style:style style:name="P29" style:family="paragraph" style:parent-style-name="Standard">
      <style:paragraph-properties fo:text-align="justify" style:justify-single-word="false"/>
      <style:text-properties style:font-name="Arial" fo:font-size="10pt" style:font-size-asian="10pt" style:font-size-complex="10pt"/>
    </style:style>
    <style:style style:name="P30"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31"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32"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33"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34"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35"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36"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7"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8" style:family="paragraph" style:parent-style-name="Standard">
      <style:paragraph-properties fo:text-align="justify" style:justify-single-word="false"/>
      <style:text-properties style:font-name="Courier 10 Pitch" fo:font-size="8pt" style:font-size-asian="8pt" style:font-size-complex="8pt"/>
    </style:style>
    <style:style style:name="P39"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0"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1"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2"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3"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4" style:family="paragraph" style:parent-style-name="Footnote">
      <style:text-properties style:font-name="Times New Roman"/>
    </style:style>
    <style:style style:name="P45" style:family="paragraph" style:parent-style-name="Footnote">
      <style:text-properties style:font-name="Arial" fo:font-size="8pt" style:font-size-asian="8pt" style:font-size-complex="8pt"/>
    </style:style>
    <style:style style:name="P46" style:family="paragraph" style:parent-style-name="Footnote">
      <style:text-properties style:font-name="Arial" fo:font-size="10pt" style:font-size-asian="10pt" style:font-size-complex="10pt"/>
    </style:style>
    <style:style style:name="P47" style:family="paragraph" style:parent-style-name="Footnote">
      <style:text-properties fo:language="gl" fo:country="ES"/>
    </style:style>
    <style:style style:name="P48"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49"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50"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51"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52"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53" style:family="paragraph" style:parent-style-name="Standard">
      <style:paragraph-properties fo:margin-left="0.4925in" fo:margin-right="0in" fo:text-indent="0in" style:auto-text-indent="false"/>
      <style:text-properties style:font-name="Times New Roman" fo:language="gl" fo:country="ES"/>
    </style:style>
    <style:style style:name="P54"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55"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rsid="000bb970" style:font-size-asian="10.5pt"/>
    </style:style>
    <style:style style:name="P56"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57"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ize-asian="10.5pt" style:font-style-asian="italic" style:font-style-complex="italic"/>
    </style:style>
    <style:style style:name="P58"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tyle-asian="italic" style:font-style-complex="italic"/>
    </style:style>
    <style:style style:name="P59"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tyle-asian="italic" style:font-style-complex="italic"/>
    </style:style>
    <style:style style:name="P60"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style>
    <style:style style:name="P61" style:family="paragraph" style:parent-style-name="Standard">
      <style:paragraph-properties fo:margin-left="0.4925in" fo:margin-right="0in" fo:text-align="justify" style:justify-single-word="false" fo:text-indent="0in" style:auto-text-indent="false"/>
    </style:style>
    <style:style style:name="P62"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63"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64"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65"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66" style:family="paragraph" style:parent-style-name="Standard">
      <style:paragraph-properties fo:margin-left="0.4925in" fo:margin-right="0in" fo:text-align="justify" style:justify-single-word="false" fo:text-indent="0in" style:auto-text-indent="false"/>
      <style:text-properties style:font-name="Courier 10 Pitch" fo:font-size="8pt" fo:language="gl" fo:country="ES" style:font-size-asian="8pt" style:font-size-complex="8pt"/>
    </style:style>
    <style:style style:name="P67"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68"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69"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70"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71"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72"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73"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4"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75"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76" style:family="paragraph" style:parent-style-name="Standard">
      <style:paragraph-properties fo:margin-left="0.4925in" fo:margin-right="0in" fo:text-align="justify" style:justify-single-word="false" fo:text-indent="0in" style:auto-text-indent="false"/>
      <style:text-properties style:font-name="Courier New" fo:language="gl" fo:country="ES"/>
    </style:style>
    <style:style style:name="P77"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78"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79"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80" style:family="paragraph" style:parent-style-name="Standard">
      <style:paragraph-properties fo:margin-left="0in" fo:margin-right="0in" fo:text-align="justify" style:justify-single-word="false" fo:text-indent="0in" style:auto-text-indent="false"/>
      <style:text-properties style:font-name="Times New Roman" fo:language="gl" fo:country="ES"/>
    </style:style>
    <style:style style:name="P81"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82" style:family="paragraph" style:parent-style-name="Footnote">
      <style:paragraph-properties fo:margin-left="0in" fo:margin-right="0in" fo:text-indent="0in" style:auto-text-indent="false"/>
      <style:text-properties fo:font-size="12pt" style:font-size-asian="12pt" style:font-size-complex="12pt"/>
    </style:style>
    <style:style style:name="P83"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84"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87" style:family="paragraph" style:parent-style-name="Heading_20_4">
      <style:paragraph-properties fo:margin-left="0.9846in" fo:margin-right="0in" fo:text-indent="-0.6in" style:auto-text-indent="false"/>
    </style:style>
    <style:style style:name="P88" style:family="paragraph" style:parent-style-name="Heading_20_6">
      <style:text-properties fo:font-size="10pt" style:font-size-asian="10pt" style:font-size-complex="10pt"/>
    </style:style>
    <style:style style:name="P89" style:family="paragraph" style:parent-style-name="Heading_20_6">
      <style:text-properties fo:font-size="10pt" officeooo:paragraph-rsid="0059e94d" style:font-size-asian="10pt" style:font-size-complex="10pt"/>
    </style:style>
    <style:style style:name="P90"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91" style:family="paragraph" style:parent-style-name="Heading_20_6">
      <style:paragraph-properties fo:margin-top="0.1665in" fo:margin-bottom="0.0835in" fo:keep-with-next="always"/>
      <style:text-properties style:font-name="Arial" fo:font-size="10pt" style:font-size-asian="10pt" style:font-size-complex="10pt"/>
    </style:style>
    <style:style style:name="P92" style:family="paragraph" style:parent-style-name="code">
      <style:text-properties officeooo:paragraph-rsid="0067b582"/>
    </style:style>
    <style:style style:name="P93" style:family="paragraph" style:parent-style-name="Heading_20_4">
      <style:paragraph-properties fo:text-align="justify" style:justify-single-word="false"/>
      <style:text-properties fo:font-size="12pt" style:font-size-asian="12pt" style:font-size-complex="12pt"/>
    </style:style>
    <style:style style:name="P94" style:family="paragraph" style:parent-style-name="Heading_20_4">
      <style:paragraph-properties fo:text-align="justify" style:justify-single-word="false"/>
    </style:style>
    <style:style style:name="P95" style:family="paragraph" style:parent-style-name="Heading_20_4">
      <style:paragraph-properties fo:text-align="justify" style:justify-single-word="false"/>
      <style:text-properties fo:language="gl" fo:country="ES"/>
    </style:style>
    <style:style style:name="P96"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97" style:family="paragraph" style:parent-style-name="Heading_20_5">
      <style:paragraph-properties fo:margin-left="0.9846in" fo:margin-right="0in" fo:text-align="justify" style:justify-single-word="false" fo:text-indent="-0.7in" style:auto-text-indent="false"/>
    </style:style>
    <style:style style:name="P98" style:family="paragraph" style:parent-style-name="Heading_20_5">
      <style:paragraph-properties fo:margin-left="0.9846in" fo:margin-right="0in" fo:text-align="justify" style:justify-single-word="false" fo:text-indent="-0.7in" style:auto-text-indent="false"/>
      <style:text-properties fo:language="gl" fo:country="ES"/>
    </style:style>
    <style:style style:name="P99" style:family="paragraph" style:parent-style-name="Heading_20_5">
      <style:paragraph-properties fo:text-align="justify" style:justify-single-word="false"/>
      <style:text-properties fo:language="gl" fo:country="ES"/>
    </style:style>
    <style:style style:name="P100" style:family="paragraph" style:parent-style-name="Standard">
      <style:paragraph-properties fo:text-align="justify" style:justify-single-word="false"/>
    </style:style>
    <style:style style:name="P101" style:family="paragraph" style:parent-style-name="Standard" style:list-style-name="L1">
      <style:paragraph-properties fo:text-align="justify" style:justify-single-word="false"/>
      <style:text-properties officeooo:paragraph-rsid="002f12a2"/>
    </style:style>
    <style:style style:name="P102" style:family="paragraph" style:parent-style-name="Standard" style:list-style-name="L3">
      <style:paragraph-properties fo:text-align="justify" style:justify-single-word="false"/>
      <style:text-properties officeooo:paragraph-rsid="00272edd"/>
    </style:style>
    <style:style style:name="P103" style:family="paragraph" style:parent-style-name="Standard" style:list-style-name="L8">
      <style:paragraph-properties fo:text-align="justify" style:justify-single-word="false"/>
      <style:text-properties officeooo:paragraph-rsid="003d6952"/>
    </style:style>
    <style:style style:name="P104" style:family="paragraph" style:parent-style-name="Standard" style:list-style-name="L9">
      <style:paragraph-properties fo:text-align="justify" style:justify-single-word="false"/>
      <style:text-properties officeooo:paragraph-rsid="0056c3a3"/>
    </style:style>
    <style:style style:name="P105" style:family="paragraph" style:parent-style-name="Standard" style:list-style-name="L10">
      <style:paragraph-properties fo:text-align="justify" style:justify-single-word="false"/>
    </style:style>
    <style:style style:name="P106" style:family="paragraph" style:parent-style-name="Standard" style:list-style-name="L11">
      <style:paragraph-properties fo:text-align="justify" style:justify-single-word="false"/>
    </style:style>
    <style:style style:name="P107" style:family="paragraph" style:parent-style-name="Standard" style:list-style-name="L12">
      <style:paragraph-properties fo:text-align="justify" style:justify-single-word="false"/>
    </style:style>
    <style:style style:name="P108" style:family="paragraph" style:parent-style-name="Standard" style:list-style-name="L13">
      <style:paragraph-properties fo:text-align="justify" style:justify-single-word="false"/>
    </style:style>
    <style:style style:name="P109" style:family="paragraph" style:parent-style-name="Standard" style:list-style-name="L14">
      <style:paragraph-properties fo:text-align="justify" style:justify-single-word="false"/>
      <style:text-properties officeooo:paragraph-rsid="0059e94d"/>
    </style:style>
    <style:style style:name="P110" style:family="paragraph" style:parent-style-name="Standard" style:list-style-name="L15">
      <style:paragraph-properties fo:text-align="justify" style:justify-single-word="false"/>
      <style:text-properties officeooo:paragraph-rsid="0061e41c"/>
    </style:style>
    <style:style style:name="P111" style:family="paragraph" style:parent-style-name="Standard" style:list-style-name="L16">
      <style:paragraph-properties fo:text-align="justify" style:justify-single-word="false"/>
      <style:text-properties officeooo:paragraph-rsid="00644cec"/>
    </style:style>
    <style:style style:name="P112" style:family="paragraph" style:parent-style-name="Standard" style:list-style-name="L17">
      <style:paragraph-properties fo:text-align="justify" style:justify-single-word="false"/>
      <style:text-properties officeooo:paragraph-rsid="0066069a"/>
    </style:style>
    <style:style style:name="P113" style:family="paragraph" style:parent-style-name="Standard" style:list-style-name="L19">
      <style:paragraph-properties fo:text-align="justify" style:justify-single-word="false"/>
      <style:text-properties officeooo:paragraph-rsid="00683193"/>
    </style:style>
    <style:style style:name="P114" style:family="paragraph" style:parent-style-name="Standard" style:list-style-name="L1">
      <style:paragraph-properties fo:text-align="justify" style:justify-single-word="false"/>
      <style:text-properties style:font-name="Times New Roman" officeooo:rsid="000bb970" officeooo:paragraph-rsid="002f12a2"/>
    </style:style>
    <style:style style:name="P115" style:family="paragraph" style:parent-style-name="Standard" style:list-style-name="L2">
      <style:paragraph-properties fo:text-align="justify" style:justify-single-word="false"/>
      <style:text-properties style:font-name="Times New Roman" officeooo:rsid="000bb970" officeooo:paragraph-rsid="002ceff5"/>
    </style:style>
    <style:style style:name="P116" style:family="paragraph" style:parent-style-name="Standard" style:list-style-name="L4">
      <style:paragraph-properties fo:text-align="justify" style:justify-single-word="false"/>
      <style:text-properties style:font-name="Times New Roman" officeooo:rsid="000bb970" officeooo:paragraph-rsid="006b0baf"/>
    </style:style>
    <style:style style:name="P117" style:family="paragraph" style:parent-style-name="Standard" style:list-style-name="L5">
      <style:paragraph-properties fo:text-align="justify" style:justify-single-word="false"/>
      <style:text-properties style:font-name="Times New Roman" officeooo:rsid="000bb970" officeooo:paragraph-rsid="006b0baf"/>
    </style:style>
    <style:style style:name="P118" style:family="paragraph" style:parent-style-name="Standard" style:list-style-name="L6">
      <style:paragraph-properties fo:text-align="justify" style:justify-single-word="false"/>
      <style:text-properties style:font-name="Times New Roman" officeooo:rsid="000bb970" officeooo:paragraph-rsid="00327af6"/>
    </style:style>
    <style:style style:name="P119" style:family="paragraph" style:parent-style-name="Standard" style:list-style-name="L7">
      <style:paragraph-properties fo:text-align="justify" style:justify-single-word="false"/>
      <style:text-properties style:font-name="Times New Roman" officeooo:rsid="000bb970" officeooo:paragraph-rsid="0034da69"/>
    </style:style>
    <style:style style:name="P120" style:family="paragraph" style:parent-style-name="Standard" style:list-style-name="L8">
      <style:paragraph-properties fo:text-align="justify" style:justify-single-word="false"/>
      <style:text-properties style:font-name="Times New Roman" officeooo:rsid="000bb970" officeooo:paragraph-rsid="003d6952"/>
    </style:style>
    <style:style style:name="P121" style:family="paragraph" style:parent-style-name="Standard">
      <style:text-properties style:font-name="Times New Roman" officeooo:rsid="000bb970" officeooo:paragraph-rsid="001ab324"/>
    </style:style>
    <style:style style:name="P122" style:family="paragraph" style:parent-style-name="Standard" style:list-style-name="L29">
      <style:paragraph-properties fo:text-align="justify" style:justify-single-word="false"/>
      <style:text-properties style:font-name="Times New Roman" fo:language="gl" fo:country="ES" style:font-size-asian="10.5pt"/>
    </style:style>
    <style:style style:name="P123" style:family="paragraph" style:parent-style-name="Standard" style:list-style-name="L30">
      <style:paragraph-properties fo:text-align="justify" style:justify-single-word="false"/>
      <style:text-properties style:font-name="Times New Roman" fo:language="gl" fo:country="ES" style:font-size-asian="10.5pt"/>
    </style:style>
    <style:style style:name="P124" style:family="paragraph" style:parent-style-name="Standard" style:list-style-name="L31">
      <style:paragraph-properties fo:text-align="justify" style:justify-single-word="false"/>
      <style:text-properties style:font-name="Times New Roman" fo:language="gl" fo:country="ES" style:font-size-asian="10.5pt"/>
    </style:style>
    <style:style style:name="P125" style:family="paragraph" style:parent-style-name="Standard" style:list-style-name="L32">
      <style:paragraph-properties fo:text-align="justify" style:justify-single-word="false"/>
      <style:text-properties style:font-name="Times New Roman" fo:language="gl" fo:country="ES" style:font-size-asian="10.5pt"/>
    </style:style>
    <style:style style:name="P126" style:family="paragraph" style:parent-style-name="Standard" style:list-style-name="L33">
      <style:paragraph-properties fo:text-align="justify" style:justify-single-word="false"/>
      <style:text-properties style:font-name="Times New Roman" fo:language="gl" fo:country="ES" style:font-size-asian="10.5pt"/>
    </style:style>
    <style:style style:name="P127" style:family="paragraph" style:parent-style-name="Standard" style:list-style-name="L34">
      <style:paragraph-properties fo:text-align="justify" style:justify-single-word="false"/>
      <style:text-properties style:font-name="Times New Roman" fo:language="gl" fo:country="ES" style:font-size-asian="10.5pt"/>
    </style:style>
    <style:style style:name="P128" style:family="paragraph" style:parent-style-name="Standard" style:list-style-name="L35">
      <style:paragraph-properties fo:text-align="justify" style:justify-single-word="false"/>
      <style:text-properties style:font-name="Times New Roman" fo:language="gl" fo:country="ES" style:font-size-asian="10.5pt"/>
    </style:style>
    <style:style style:name="P129" style:family="paragraph" style:parent-style-name="Standard">
      <style:paragraph-properties fo:text-align="justify" style:justify-single-word="false"/>
      <style:text-properties style:font-name="Times New Roman" fo:language="gl" fo:country="ES" officeooo:rsid="000bb970" style:font-size-asian="10.5pt"/>
    </style:style>
    <style:style style:name="P130" style:family="paragraph" style:parent-style-name="Standard" style:list-style-name="L38">
      <style:paragraph-properties fo:text-align="justify" style:justify-single-word="false"/>
      <style:text-properties style:font-name="Times New Roman" fo:language="gl" fo:country="ES"/>
    </style:style>
    <style:style style:name="P131" style:family="paragraph" style:parent-style-name="Standard" style:list-style-name="L39">
      <style:paragraph-properties fo:text-align="justify" style:justify-single-word="false"/>
      <style:text-properties style:font-name="Times New Roman" fo:language="gl" fo:country="ES"/>
    </style:style>
    <style:style style:name="P132" style:family="paragraph" style:parent-style-name="Standard" style:list-style-name="L40">
      <style:paragraph-properties fo:text-align="justify" style:justify-single-word="false"/>
      <style:text-properties style:font-name="Times New Roman" fo:language="gl" fo:country="ES"/>
    </style:style>
    <style:style style:name="P133" style:family="paragraph" style:parent-style-name="Standard" style:list-style-name="L41">
      <style:paragraph-properties fo:text-align="justify" style:justify-single-word="false"/>
      <style:text-properties style:font-name="Times New Roman" fo:language="gl" fo:country="ES"/>
    </style:style>
    <style:style style:name="P134" style:family="paragraph" style:parent-style-name="Standard" style:list-style-name="L36">
      <style:paragraph-properties fo:text-align="justify" style:justify-single-word="false"/>
      <style:text-properties style:font-name="Times New Roman"/>
    </style:style>
    <style:style style:name="P135" style:family="paragraph" style:parent-style-name="Standard">
      <style:paragraph-properties fo:text-align="justify" style:justify-single-word="false"/>
      <style:text-properties style:font-name="Arial" fo:font-size="10pt" style:font-size-asian="10pt" style:font-size-complex="10pt"/>
    </style:style>
    <style:style style:name="P136"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137"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138"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39"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40"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41"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42"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43"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44" style:family="paragraph" style:parent-style-name="Standard" style:list-style-name="L21">
      <style:text-properties officeooo:paragraph-rsid="00739131"/>
    </style:style>
    <style:style style:name="P145" style:family="paragraph" style:parent-style-name="Standard">
      <style:paragraph-properties fo:text-align="justify" style:justify-single-word="false"/>
      <style:text-properties fo:font-style="normal" officeooo:paragraph-rsid="007712de" style:font-style-asian="normal" style:font-style-complex="normal"/>
    </style:style>
    <style:style style:name="P146" style:family="paragraph" style:parent-style-name="Standard" style:list-style-name="L37">
      <style:paragraph-properties fo:text-align="justify" style:justify-single-word="false"/>
      <style:text-properties fo:language="gl" fo:country="ES"/>
    </style:style>
    <style:style style:name="P14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48"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49"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50" style:family="paragraph" style:parent-style-name="Heading_20_1">
      <style:paragraph-properties fo:text-align="justify" style:justify-single-word="false"/>
      <style:text-properties officeooo:rsid="002778a5"/>
    </style:style>
    <style:style style:name="P151" style:family="paragraph" style:parent-style-name="Heading_20_1">
      <style:paragraph-properties fo:text-align="justify" style:justify-single-word="false"/>
      <style:text-properties style:font-name="Times New Roman" officeooo:rsid="001c1132" officeooo:paragraph-rsid="0026723b"/>
    </style:style>
    <style:style style:name="P152" style:family="paragraph" style:parent-style-name="Heading_20_1">
      <style:paragraph-properties fo:text-align="justify" style:justify-single-word="false"/>
      <style:text-properties style:font-name="Times New Roman" officeooo:rsid="000bb970" officeooo:paragraph-rsid="0026723b"/>
    </style:style>
    <style:style style:name="P153" style:family="paragraph" style:parent-style-name="Heading_20_1">
      <style:paragraph-properties fo:text-align="justify" style:justify-single-word="false"/>
    </style:style>
    <style:style style:name="P154" style:family="paragraph" style:parent-style-name="Heading_20_1">
      <style:paragraph-properties fo:text-align="justify" style:justify-single-word="false"/>
      <style:text-properties style:font-name="Arial" fo:font-size="10pt" style:font-size-asian="10pt" style:font-size-complex="10pt"/>
    </style:style>
    <style:style style:name="P155" style:family="paragraph" style:parent-style-name="Heading_20_1">
      <style:text-properties fo:language="gl" fo:country="ES"/>
    </style:style>
    <style:style style:name="P156" style:family="paragraph" style:parent-style-name="Heading_20_1">
      <style:paragraph-properties fo:margin-left="0in" fo:margin-right="0in" fo:text-align="justify" style:justify-single-word="false" fo:text-indent="0in" style:auto-text-indent="false"/>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text-align="justify" style:justify-single-word="false"/>
      <style:text-properties fo:language="gl" fo:country="ES"/>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4">
      <style:paragraph-properties>
        <style:tab-stops>
          <style:tab-stop style:position="6.3354in" style:type="right" style:leader-style="dotted" style:leader-text="."/>
        </style:tab-stops>
      </style:paragraph-properties>
    </style:style>
    <style:style style:name="P162" style:family="paragraph" style:parent-style-name="Contents_20_3">
      <style:paragraph-properties>
        <style:tab-stops>
          <style:tab-stop style:position="6.5319in" style:type="right" style:leader-style="dotted" style:leader-text="."/>
        </style:tab-stops>
      </style:paragraph-properties>
    </style:style>
    <style:style style:name="P163" style:family="paragraph" style:parent-style-name="Heading_20_3">
      <style:paragraph-properties fo:text-align="justify" style:justify-single-word="false"/>
    </style:style>
    <style:style style:name="P164" style:family="paragraph" style:parent-style-name="Heading_20_3">
      <style:paragraph-properties fo:text-align="justify" style:justify-single-word="false"/>
      <style:text-properties fo:language="gl" fo:country="ES"/>
    </style:style>
    <style:style style:name="P165" style:family="paragraph" style:parent-style-name="Heading_20_3">
      <style:paragraph-properties fo:margin-left="-0.0075in" fo:margin-right="0in" fo:text-indent="0.0075in" style:auto-text-indent="false"/>
    </style:style>
    <style:style style:name="P166" style:family="paragraph" style:parent-style-name="Heading_20_6">
      <style:text-properties fo:font-weight="bold" style:font-weight-asian="bold" style:font-weight-complex="bold"/>
    </style:style>
    <style:style style:name="P167"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style:font-name="Times New Roman" fo:language="gl" fo:country="ES"/>
    </style:style>
    <style:style style:name="T10" style:family="text">
      <style:text-properties officeooo:rsid="002b4f11"/>
    </style:style>
    <style:style style:name="T11" style:family="text">
      <style:text-properties officeooo:rsid="002ea178"/>
    </style:style>
    <style:style style:name="T12" style:family="text">
      <style:text-properties fo:font-style="italic" style:font-style-asian="italic" style:font-style-complex="italic"/>
    </style:style>
    <style:style style:name="T13" style:family="text">
      <style:text-properties fo:font-style="italic" officeooo:rsid="00449fd3" style:font-style-asian="italic" style:font-style-complex="italic"/>
    </style:style>
    <style:style style:name="T14" style:family="text">
      <style:text-properties fo:font-style="italic" officeooo:rsid="000bb970" style:font-style-asian="italic" style:font-style-complex="italic"/>
    </style:style>
    <style:style style:name="T15" style:family="text">
      <style:text-properties fo:font-style="italic" officeooo:rsid="00847149" style:font-style-asian="italic" style:font-style-complex="italic"/>
    </style:style>
    <style:style style:name="T16" style:family="text">
      <style:text-properties fo:font-style="italic" officeooo:rsid="009591c0" style:font-style-asian="italic" style:font-style-complex="italic"/>
    </style:style>
    <style:style style:name="T17" style:family="text">
      <style:text-properties fo:font-style="italic" officeooo:rsid="0082af8f" style:font-style-asian="italic" style:font-style-complex="italic"/>
    </style:style>
    <style:style style:name="T18" style:family="text">
      <style:text-properties fo:font-style="italic" officeooo:rsid="009713b9" style:font-style-asian="italic" style:font-style-complex="italic"/>
    </style:style>
    <style:style style:name="T19" style:family="text">
      <style:text-properties fo:font-style="italic" officeooo:rsid="0073913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fo:font-weight="bold" officeooo:rsid="00766cb4" style:font-style-asian="normal" style:font-weight-asian="bold" style:font-style-complex="normal" style:font-weight-complex="bold"/>
    </style:style>
    <style:style style:name="T24" style:family="text">
      <style:text-properties officeooo:rsid="0036fc2b"/>
    </style:style>
    <style:style style:name="T25" style:family="text">
      <style:text-properties officeooo:rsid="003acc07"/>
    </style:style>
    <style:style style:name="T26" style:family="text">
      <style:text-properties fo:font-weight="bold" style:font-weight-asian="bold" style:font-weight-complex="bold"/>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officeooo:rsid="0037bace"/>
    </style:style>
    <style:style style:name="T30" style:family="text">
      <style:text-properties officeooo:rsid="0040c259"/>
    </style:style>
    <style:style style:name="T31" style:family="text">
      <style:text-properties officeooo:rsid="00580931"/>
    </style:style>
    <style:style style:name="T32" style:family="text">
      <style:text-properties officeooo:rsid="00638acb"/>
    </style:style>
    <style:style style:name="T33" style:family="text">
      <style:text-properties officeooo:rsid="006509d3"/>
    </style:style>
    <style:style style:name="T34" style:family="text">
      <style:text-properties officeooo:rsid="00659239"/>
    </style:style>
    <style:style style:name="T35" style:family="text">
      <style:text-properties officeooo:rsid="006e5c74"/>
    </style:style>
    <style:style style:name="T36" style:family="text">
      <style:text-properties officeooo:rsid="006ee012"/>
    </style:style>
    <style:style style:name="T37" style:family="text">
      <style:text-properties officeooo:rsid="007086bc"/>
    </style:style>
    <style:style style:name="T38" style:family="text">
      <style:text-properties officeooo:rsid="007343bb"/>
    </style:style>
    <style:style style:name="T39" style:family="text">
      <style:text-properties officeooo:rsid="00757522"/>
    </style:style>
    <style:style style:name="T40" style:family="text">
      <style:text-properties officeooo:rsid="00774afa"/>
    </style:style>
    <style:style style:name="T41" style:family="text">
      <style:text-properties officeooo:rsid="0078cc69"/>
    </style:style>
    <style:style style:name="T42" style:family="text">
      <style:text-properties officeooo:rsid="0079fb61"/>
    </style:style>
    <style:style style:name="T43" style:family="text">
      <style:text-properties officeooo:rsid="0080cc49"/>
    </style:style>
    <style:style style:name="T44" style:family="text">
      <style:text-properties officeooo:rsid="0082af8f"/>
    </style:style>
    <style:style style:name="T45" style:family="text">
      <style:text-properties officeooo:rsid="0083cd73"/>
    </style:style>
    <style:style style:name="T46" style:family="text">
      <style:text-properties officeooo:rsid="00847149"/>
    </style:style>
    <style:style style:name="T47" style:family="text">
      <style:text-properties officeooo:rsid="0085056f"/>
    </style:style>
    <style:style style:name="T48" style:family="text">
      <style:text-properties officeooo:rsid="0086ee3c"/>
    </style:style>
    <style:style style:name="T49" style:family="text">
      <style:text-properties officeooo:rsid="00877279"/>
    </style:style>
    <style:style style:name="T50" style:family="text">
      <style:text-properties officeooo:rsid="0087c070"/>
    </style:style>
    <style:style style:name="T51" style:family="text">
      <style:text-properties officeooo:rsid="0087ed52"/>
    </style:style>
    <style:style style:name="T52" style:family="text">
      <style:text-properties officeooo:rsid="0089c226"/>
    </style:style>
    <style:style style:name="T53" style:family="text">
      <style:text-properties officeooo:rsid="00951530"/>
    </style:style>
    <style:style style:name="T54" style:family="text">
      <style:text-properties officeooo:rsid="009591c0"/>
    </style:style>
    <style:style style:name="T55" style:family="text">
      <style:text-properties officeooo:rsid="009713b9"/>
    </style:style>
    <style:style style:name="T56" style:family="text">
      <style:text-properties officeooo:rsid="0099d005"/>
    </style:style>
    <style:style style:name="T57" style:family="text">
      <style:text-properties officeooo:rsid="009a653d"/>
    </style:style>
    <style:style style:name="T58" style:family="text">
      <style:text-properties officeooo:rsid="009bd383"/>
    </style:style>
    <style:style style:name="T59" style:family="text">
      <style:text-properties officeooo:rsid="00a12d24"/>
    </style:style>
    <style:style style:name="T60" style:family="text">
      <style:text-properties officeooo:rsid="00b0f965"/>
    </style:style>
    <style:style style:name="T61" style:family="text">
      <style:text-properties officeooo:rsid="00b52b7c"/>
    </style:style>
    <style:style style:name="T62" style:family="text">
      <style:text-properties officeooo:rsid="00418f6b"/>
    </style:style>
    <style:style style:name="T63" style:family="text">
      <style:text-properties officeooo:rsid="0042ac65"/>
    </style:style>
    <style:style style:name="T64" style:family="text">
      <style:text-properties style:font-name="Arial"/>
    </style:style>
    <style:style style:name="T65" style:family="text">
      <style:text-properties style:font-name="Arial" fo:font-style="italic" style:font-style-asian="italic" style:font-style-complex="italic"/>
    </style:style>
    <style:style style:name="T66" style:family="text">
      <style:text-properties style:font-name="Arial" fo:font-style="italic" style:text-underline-style="none" style:font-style-asian="italic" style:font-style-complex="italic"/>
    </style:style>
    <style:style style:name="T67" style:family="text">
      <style:text-properties style:font-name="Arial" fo:font-size="8pt" style:font-size-asian="8pt" style:font-size-complex="8pt"/>
    </style:style>
    <style:style style:name="T68" style:family="text">
      <style:text-properties style:font-name="Arial" fo:font-size="8pt" fo:font-style="italic" style:font-size-asian="8pt" style:font-style-asian="italic" style:font-size-complex="8pt" style:font-style-complex="italic"/>
    </style:style>
    <style:style style:name="T69" style:family="text">
      <style:text-properties style:font-name="Arial" fo:font-size="8pt" fo:font-style="normal" style:font-size-asian="8pt" style:font-style-asian="normal" style:font-size-complex="8pt" style:font-style-complex="normal"/>
    </style:style>
    <style:style style:name="T70" style:family="text">
      <style:text-properties style:font-name="Arial" fo:font-size="10pt" style:font-size-asian="10pt" style:font-size-complex="10pt"/>
    </style:style>
    <style:style style:name="T71" style:family="text">
      <style:text-properties style:font-name="Arial" fo:font-size="10pt" officeooo:rsid="00125f93" style:font-size-asian="10pt" style:font-size-complex="10pt"/>
    </style:style>
    <style:style style:name="T72" style:family="text">
      <style:text-properties style:font-name="Arial" fo:font-size="10pt" officeooo:rsid="00138c76" style:font-size-asian="10pt" style:font-size-complex="10pt"/>
    </style:style>
    <style:style style:name="T73" style:family="text">
      <style:text-properties style:font-name="Arial" fo:font-size="10pt" officeooo:rsid="0014f8ac" style:font-size-asian="10pt" style:font-size-complex="10pt"/>
    </style:style>
    <style:style style:name="T74" style:family="text">
      <style:text-properties style:font-name="Arial" fo:font-size="10pt" officeooo:rsid="007712de" style:font-size-asian="10pt" style:font-size-complex="10pt"/>
    </style:style>
    <style:style style:name="T75" style:family="text">
      <style:text-properties style:font-name="Arial" fo:font-size="10pt" fo:font-style="italic" style:font-size-asian="10pt" style:font-style-asian="italic" style:font-size-complex="10pt" style:font-style-complex="italic"/>
    </style:style>
    <style:style style:name="T76" style:family="text">
      <style:text-properties style:font-name="Arial" fo:font-size="10pt" fo:font-style="italic" fo:background-color="transparent" style:font-size-asian="10pt" style:font-style-asian="italic" style:font-size-complex="10pt" style:font-style-complex="italic"/>
    </style:style>
    <style:style style:name="T77"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78" style:family="text">
      <style:text-properties style:font-name="Arial" fo:font-size="10pt" fo:background-color="transparent" style:font-size-asian="10pt" style:font-size-complex="10pt"/>
    </style:style>
    <style:style style:name="T79" style:family="text">
      <style:text-properties style:font-name="Arial" fo:font-size="10pt" fo:font-weight="bold" style:font-size-asian="10pt" style:font-weight-asian="bold" style:font-size-complex="10pt" style:font-weight-complex="bold"/>
    </style:style>
    <style:style style:name="T80"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1"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2" style:family="text">
      <style:text-properties style:font-name="Arial" officeooo:rsid="0003c00d"/>
    </style:style>
    <style:style style:name="T83" style:family="text">
      <style:text-properties fo:background-color="transparent"/>
    </style:style>
    <style:style style:name="T84" style:family="text">
      <style:text-properties fo:font-size="8pt" style:font-size-asian="8pt" style:font-size-complex="8pt"/>
    </style:style>
    <style:style style:name="T85" style:family="text">
      <style:text-properties officeooo:rsid="00006504"/>
    </style:style>
    <style:style style:name="T86" style:family="text">
      <style:text-properties officeooo:rsid="00014ceb"/>
    </style:style>
    <style:style style:name="T87" style:family="text">
      <style:text-properties officeooo:rsid="00019835"/>
    </style:style>
    <style:style style:name="T88" style:family="text">
      <style:text-properties style:use-window-font-color="true" fo:background-color="transparent"/>
    </style:style>
    <style:style style:name="T89" style:family="text">
      <style:text-properties style:use-window-font-color="true" officeooo:rsid="00019835" fo:background-color="transparent"/>
    </style:style>
    <style:style style:name="T90" style:family="text">
      <style:text-properties style:font-name="Courier 10 Pitch"/>
    </style:style>
    <style:style style:name="T91" style:family="text">
      <style:text-properties style:font-name="Courier 10 Pitch" fo:font-size="10pt" fo:background-color="transparent" style:font-size-asian="10pt" style:font-size-complex="10pt"/>
    </style:style>
    <style:style style:name="T92" style:family="text">
      <style:text-properties style:font-name="Courier 10 Pitch" fo:font-size="10pt" officeooo:rsid="001a1972" fo:background-color="transparent" style:font-size-asian="10pt" style:font-size-complex="10pt"/>
    </style:style>
    <style:style style:name="T93" style:family="text">
      <style:text-properties officeooo:rsid="00067d6e"/>
    </style:style>
    <style:style style:name="T94" style:family="text">
      <style:text-properties officeooo:rsid="00079faf"/>
    </style:style>
    <style:style style:name="T95" style:family="text">
      <style:text-properties officeooo:rsid="000849e9"/>
    </style:style>
    <style:style style:name="T96" style:family="text">
      <style:text-properties officeooo:rsid="00091c9e"/>
    </style:style>
    <style:style style:name="T97" style:family="text">
      <style:text-properties officeooo:rsid="000a1252"/>
    </style:style>
    <style:style style:name="T98" style:family="text">
      <style:text-properties officeooo:rsid="000a9407"/>
    </style:style>
    <style:style style:name="T99" style:family="text">
      <style:text-properties officeooo:rsid="000b3920"/>
    </style:style>
    <style:style style:name="T100" style:family="text">
      <style:text-properties officeooo:rsid="000d095b"/>
    </style:style>
    <style:style style:name="T101" style:family="text">
      <style:text-properties officeooo:rsid="000e880a"/>
    </style:style>
    <style:style style:name="T102" style:family="text">
      <style:text-properties officeooo:rsid="000efefb"/>
    </style:style>
    <style:style style:name="T103" style:family="text">
      <style:text-properties officeooo:rsid="0010b054"/>
    </style:style>
    <style:style style:name="T104" style:family="text">
      <style:text-properties officeooo:rsid="001115bd"/>
    </style:style>
    <style:style style:name="T105" style:family="text">
      <style:text-properties officeooo:rsid="00118e63"/>
    </style:style>
    <style:style style:name="T106" style:family="text">
      <style:text-properties officeooo:rsid="00125f93"/>
    </style:style>
    <style:style style:name="T107" style:family="text">
      <style:text-properties officeooo:rsid="0013c20b"/>
    </style:style>
    <style:style style:name="T108" style:family="text">
      <style:text-properties officeooo:rsid="0016acf5"/>
    </style:style>
    <style:style style:name="T109" style:family="text">
      <style:text-properties officeooo:rsid="00178ea8"/>
    </style:style>
    <style:style style:name="T110" style:family="text">
      <style:text-properties officeooo:rsid="001984a1"/>
    </style:style>
    <style:style style:name="T111" style:family="text">
      <style:text-properties officeooo:rsid="001a1972"/>
    </style:style>
    <style:style style:name="T112" style:family="text">
      <style:text-properties officeooo:rsid="001c04d6"/>
    </style:style>
    <style:style style:name="T113" style:family="text">
      <style:text-properties officeooo:rsid="001c6804"/>
    </style:style>
    <style:style style:name="T114" style:family="text">
      <style:text-properties officeooo:rsid="0054efa9"/>
    </style:style>
    <style:style style:name="T115" style:family="text">
      <style:text-properties officeooo:rsid="005552a1"/>
    </style:style>
    <style:style style:name="T11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17"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18" style:family="text">
      <style:text-properties officeooo:rsid="006af4ea"/>
    </style:style>
    <style:style style:name="T119" style:family="text">
      <style:text-properties officeooo:rsid="00739131"/>
    </style:style>
    <style:style style:name="T120" style:family="text">
      <style:text-properties officeooo:rsid="0003e8bd"/>
    </style:style>
    <style:style style:name="T121" style:family="text">
      <style:text-properties officeooo:rsid="00766cb4"/>
    </style:style>
    <style:style style:name="T122" style:family="text">
      <style:text-properties officeooo:rsid="007712de"/>
    </style:style>
    <style:style style:name="T123" style:family="text">
      <style:text-properties fo:font-size="16pt" style:font-size-asian="16pt" style:font-size-complex="16pt"/>
    </style:style>
    <style:style style:name="T124" style:family="text">
      <style:text-properties fo:font-size="16pt" officeooo:rsid="007af996" style:font-size-asian="16pt" style:font-size-complex="16pt"/>
    </style:style>
    <style:style style:name="T125" style:family="text">
      <style:text-properties fo:font-size="16pt" officeooo:rsid="007ca15d" style:font-size-asian="16pt" style:font-size-complex="16pt"/>
    </style:style>
    <style:style style:name="T126" style:family="text">
      <style:text-properties fo:font-size="12pt" style:font-size-asian="12pt" style:font-size-complex="12pt"/>
    </style:style>
    <style:style style:name="T127" style:family="text">
      <style:text-properties officeooo:rsid="007de876"/>
    </style:style>
    <style:style style:name="T128" style:family="text">
      <style:text-properties fo:language="gl" fo:country="ES"/>
    </style:style>
    <style:style style:name="T129" style:family="text">
      <style:text-properties fo:language="gl" fo:country="ES" fo:font-style="italic" style:font-style-asian="italic" style:font-style-complex="italic"/>
    </style:style>
    <style:style style:name="T130" style:family="text">
      <style:text-properties officeooo:rsid="0080f0f5"/>
    </style:style>
    <style:style style:name="T131" style:family="text">
      <style:text-properties style:font-name="Courier" fo:font-size="8pt" style:font-size-asian="8pt" style:font-size-complex="8pt"/>
    </style:style>
    <style:style style:name="T132" style:family="text">
      <style:text-properties officeooo:rsid="001b4cd4"/>
    </style:style>
    <style:style style:name="T133" style:family="text">
      <style:text-properties officeooo:rsid="00838abe"/>
    </style:style>
    <style:style style:name="T134" style:family="text">
      <style:text-properties officeooo:rsid="001f00c6"/>
    </style:style>
    <style:style style:name="T135" style:family="text">
      <style:text-properties officeooo:rsid="00844758"/>
    </style:style>
    <style:style style:name="T136" style:family="text">
      <style:text-properties officeooo:rsid="00846c75"/>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Creando software libre</text:h>
      <text:h text:style-name="P158" text:outline-level="2">Como <text:span text:style-name="T2">levar a cabo con éxito un proxecto de </text:span>software libre</text:h>
      <text:p text:style-name="P2"><text:span text:style-name="T10">Copyright 2005, 2006, 2007, 2008, 2009, 2010 </text:span><text:span text:style-name="T11">para </text:span>Karl Fogel, <text:span text:style-name="T10">liberado </text:span>baixo licenza CreativeCommons Attribution-ShareAlike (3.0)</text:p>
      <text:h text:style-name="P151" text:outline-level="1">Dedicatoria</text:h>
      <text:p text:style-name="P121">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60">Creando software libre<text:tab/>1</text:p>
          <text:p text:style-name="P157">Como levar a cabo con éxito un proxecto de software libre<text:tab/>1</text:p>
          <text:p text:style-name="P160">Dedicatoria<text:tab/>1</text:p>
          <text:p text:style-name="P160">Capítulo 0. Preámbulo <text:tab/>5</text:p>
          <text:p text:style-name="P157">Por que escribín este libro? <text:tab/>5</text:p>
          <text:p text:style-name="P157">A quen está orientado este libro? <text:tab/>6</text:p>
          <text:p text:style-name="P157">Fontes <text:tab/>7</text:p>
          <text:p text:style-name="P157">Recoñecementos <text:tab/>7</text:p>
          <text:p text:style-name="P157">Renuncia de responsabilidade <text:tab/>9</text:p>
          <text:p text:style-name="P160">Capítulo 1. Introdución <text:tab/>9</text:p>
          <text:p text:style-name="P157">Historia <text:tab/>11</text:p>
          <text:p text:style-name="P162">A aparición do software <text:s/>privativo e do software libre <text:tab/>12</text:p>
          <text:p text:style-name="P161">A resistencia consciente <text:tab/>13</text:p>
          <text:p text:style-name="P161">Resistencia accidental <text:tab/>14</text:p>
          <text:p text:style-name="P162">“Libre” fronte a “código aberto (open source)”<text:tab/>15</text:p>
          <text:p text:style-name="P157">A situación actual <text:tab/>17</text:p>
          <text:p text:style-name="P160">Capítulo 2. Primeiros pasos <text:tab/>18</text:p>
          <text:p text:style-name="P157">Antes de nada, bota unha ollada ao redor <text:tab/>19</text:p>
          <text:p text:style-name="P157">Comeza co que tiveres <text:tab/>20</text:p>
          <text:p text:style-name="P162">Escolle un bo nome <text:tab/>21</text:p>
          <text:p text:style-name="P162">Ten unha clara declaración de intencións <text:tab/>21</text:p>
          <text:p text:style-name="P162">Declara que o proxecto é libre <text:tab/>22</text:p>
          <text:p text:style-name="P162">Lista de funcionalidades e requerementos <text:tab/>23</text:p>
          <text:p text:style-name="P162">Estado do desenvolvemento <text:tab/>23</text:p>
          <text:p text:style-name="P161">Alpha e Beta <text:tab/>24</text:p>
          <text:p text:style-name="P162">Descargas <text:tab/>24</text:p>
          <text:p text:style-name="P162">Control de versións e acceso ao Sistema de notificación de erros (bug tracking system) <text:tab/>25</text:p>
          <text:p text:style-name="P162">Canais de comunicación <text:tab/>25</text:p>
          <text:p text:style-name="P162">Pautas de desenvolvemento <text:tab/>26</text:p>
          <text:p text:style-name="P162">Documentación <text:tab/>27</text:p>
          <text:p text:style-name="P161">Manter unha FAQ (preguntas frecuentes) <text:tab/>28</text:p>
          <text:p text:style-name="P161">Dispoñibilidade da documentación <text:tab/>28</text:p>
          <text:p text:style-name="P161">Documentación para desenvolvedores <text:tab/>29</text:p>
          <text:p text:style-name="P162">Exemplos de saídas e capturas de pantalla <text:tab/>29</text:p>
          <text:p text:style-name="P161"><text:soft-page-break/>Capturas de pantalla <text:tab/>29</text:p>
          <text:p text:style-name="P162">Aloxamento preconfigurado<text:tab/>30</text:p>
          <text:p text:style-name="P157">Escoller unha licenza e aplicala <text:tab/>30</text:p>
          <text:p text:style-name="P162">As licenzas "Fai o que queiras" <text:tab/>30</text:p>
          <text:p text:style-name="P162">A licenza GPL <text:tab/>30</text:p>
          <text:p text:style-name="P162">Como aplicar unha licenza ao teu código <text:tab/>30</text:p>
          <text:p text:style-name="P157">Axustando o ton<text:tab/>31</text:p>
          <text:p text:style-name="P162">Evita os debates privados <text:tab/>32</text:p>
          <text:p text:style-name="P162">Tolerancia cero coa mala educación <text:tab/>34</text:p>
          <text:p text:style-name="P162">Fomenta a revisión continua e pública do código <text:tab/>35</text:p>
          <text:p text:style-name="P162">Cando publicares un proxecto que estiver pechado ata agora, ten presente a magnitude da mudanza <text:tab/>36</text:p>
          <text:p text:style-name="P157">Anunciar o proxecto <text:tab/>37</text:p>
          <text:p text:style-name="P160">Capítulo 3. Infraestrutura Técnica <text:tab/>38</text:p>
          <text:p text:style-name="P157">Que é o que un proxecto precisa <text:tab/>40</text:p>
          <text:p text:style-name="P157">Listas de Correo <text:tab/>41</text:p>
          <text:p text:style-name="P162">Prevención do spam <text:tab/>42</text:p>
          <text:p text:style-name="P161">Filtraxe das mensaxes<text:tab/>42</text:p>
          <text:p text:style-name="P161">Ocultación de enderezos nos arquivos <text:tab/>43</text:p>
          <text:p text:style-name="P162">Identificación e xestión de cabezallos <text:tab/>44</text:p>
          <text:p text:style-name="P162">O gran debate sobre "responder-a" (Reply-To) <text:tab/>45</text:p>
          <text:p text:style-name="P161">Dúas fantasías <text:tab/>47</text:p>
          <text:p text:style-name="P162">Arquivamento<text:tab/>47</text:p>
          <text:p text:style-name="P162">Software <text:tab/>48</text:p>
          <text:p text:style-name="P157">Control de versións <text:tab/>49</text:p>
          <text:p text:style-name="P162">Vocabulario do control de versións <text:tab/>49</text:p>
          <text:p text:style-name="P161">"Versión" fronte a "Revisión" <text:tab/>49</text:p>
          <text:p text:style-name="P162">Seleccionando un sistema de control de versións <text:tab/>52</text:p>
          <text:p text:style-name="P162">Usando o sistema de control de versións <text:tab/>52</text:p>
          <text:p text:style-name="P161">Versiona todo. <text:tab/>53</text:p>
          <text:p text:style-name="P161">Navegabilidade <text:tab/>53</text:p>
          <text:p text:style-name="P161">Mensaxes de incorporación de mudanzas (commit emails) <text:tab/>54</text:p>
          <text:p text:style-name="P167">CIA: outro mecanismo de publicación de mudanzas (Another Change Publication Mechanism) <text:tab/>55</text:p>
          <text:p text:style-name="P161">Usa as ramas para evitares gargalos <text:tab/>55</text:p>
          <text:p text:style-name="P161">Singularidade da información <text:tab/>56</text:p>
          <text:p text:style-name="P161">Autorización <text:tab/>57</text:p>
          <text:p text:style-name="P157">Xestor de erros (Bug Tracker) <text:tab/>58</text:p>
          <text:p text:style-name="P162">Interacción con listas de correo <text:tab/>60</text:p>
          <text:p text:style-name="P162">Prefiltrando o xestor de erros <text:tab/>60</text:p>
          <text:p text:style-name="P157">IRC / Sistema de comunicacións en tempo real <text:tab/>62</text:p>
          <text:p text:style-name="P161">Sitios de pegado<text:tab/>62</text:p>
          <text:p text:style-name="P162">Bots <text:tab/>63</text:p>
          <text:p text:style-name="P162">Arquivando o IRC <text:tab/>63</text:p>
          <text:p text:style-name="P157">RSS Feeds <text:tab/>63</text:p>
          <text:p text:style-name="P157">Wikis <text:tab/>64</text:p>
          <text:p text:style-name="P157">Páxina web <text:tab/>65</text:p>
          <text:p text:style-name="P162">Aloxamento preconfigurado<text:tab/>65</text:p>
          <text:p text:style-name="P161">Escollendo un sitio preconfigurado <text:tab/>66</text:p>
          <text:p text:style-name="P161"><text:soft-page-break/>Anonimato e participación <text:tab/>67</text:p>
          <text:p text:style-name="P160">Capítulo 4. Infraestrutura social e política <text:tab/>67</text:p>
          <text:p text:style-name="P157">Posibilidade de crear ramas (forkability) <text:tab/>68</text:p>
          <text:p text:style-name="P157">Ditadores benevolentes <text:tab/>68</text:p>
          <text:p text:style-name="P161">Quen pode ser un bo ditador benevolente? <text:tab/>69</text:p>
          <text:p text:style-name="P157">Democracia baseada no consenso <text:tab/>70</text:p>
          <text:p text:style-name="P161">Control de versións quere dicir que te podes relaxar <text:tab/>71</text:p>
          <text:p text:style-name="P161">Cando o consenso non pode ser alcanzado, votación <text:tab/>71</text:p>
          <text:p text:style-name="P161">Cando votar <text:tab/>72</text:p>
          <text:p text:style-name="P161">Quen vota? <text:tab/>73</text:p>
          <text:p text:style-name="P161">Inquéritos fronte a votacións <text:tab/>74</text:p>
          <text:p text:style-name="P161">Vetos <text:tab/>74</text:p>
          <text:p text:style-name="P157">Poñer todo por escrito <text:tab/>75</text:p>
          <text:p text:style-name="P160">Capítulo 5. Diñeiro <text:tab/>76</text:p>
          <text:p text:style-name="P157">Tipos de participación <text:tab/>78</text:p>
          <text:p text:style-name="P157">Contratos a longo prazo <text:tab/>80</text:p>
          <text:p text:style-name="P157">Parecer varios, non un <text:tab/>81</text:p>
          <text:p text:style-name="P157">Sé aberto sobre as túas motivacións <text:tab/>82</text:p>
          <text:p text:style-name="P157">O diñeiro non pode comprar o amor <text:tab/>83</text:p>
          <text:p text:style-name="P157">Contratación <text:tab/>85</text:p>
          <text:p text:style-name="P162">Revisión e aceptación de mudanzas <text:tab/>87</text:p>
          <text:p text:style-name="P161">Caso de estudo: o protocolo de autenticación vía contrasinal de CVS <text:tab/>87</text:p>
          <text:p text:style-name="P157">Financiando actividades para alén da programación <text:tab/>88</text:p>
          <text:p text:style-name="P162">Garantía da calidade (por exemplo, testaxe profesional) <text:tab/>88</text:p>
          <text:p text:style-name="P162">Consellos legais e protección <text:tab/>90</text:p>
          <text:p text:style-name="P162">Documentación e usabilidade <text:tab/>90</text:p>
          <text:p text:style-name="P162">Fornecendo aloxamento/largo de banda <text:tab/>91</text:p>
          <text:p text:style-name="P157">Mercadotecnia <text:tab/>91</text:p>
          <text:p text:style-name="P162">Recorda que estás sendo observado <text:tab/>92</text:p>
          <text:p text:style-name="P162">Non confrontes produtos de código aberto <text:tab/>93</text:p>
          <text:p text:style-name="P160">Capítulo 6. Comunicacións<text:tab/>94</text:p>
          <text:p text:style-name="P157">Es o que escribes<text:tab/>94</text:p>
          <text:p text:style-name="P162">Estrutura e formato<text:tab/>95</text:p>
          <text:p text:style-name="P162">Contido<text:tab/>97</text:p>
          <text:p text:style-name="P162">Ton<text:tab/>98</text:p>
          <text:p text:style-name="P162">Recoñecer a rudeza<text:tab/>99</text:p>
          <text:p text:style-name="P162">Cara a cara<text:tab/>100</text:p>
          <text:p text:style-name="P157">Evitando os obstáculos comúns<text:tab/>102</text:p>
          <text:p text:style-name="P162">Non envíes correos sen un propósito<text:tab/>102</text:p>
          <text:p text:style-name="P162">Fíos produtivos fronte a fíos improdutivos<text:tab/>103</text:p>
          <text:p text:style-name="P162">Canto máis suave for o tema, máis longo vai ser o debate<text:tab/>105</text:p>
          <text:p text:style-name="P162">Evitar as guerras santas<text:tab/>106</text:p>
          <text:p text:style-name="P162">O efecto "minoría ruidosa"<text:tab/>108</text:p>
          <text:p text:style-name="P157">Xente problemática<text:tab/>108</text:p>
          <text:p text:style-name="P162">Tratando con xente problemática<text:tab/>109</text:p>
          <text:p text:style-name="P162">Caso de estudo<text:tab/>110</text:p>
          <text:p text:style-name="P157">Xestionando o crecemento<text:tab/>111</text:p>
          <text:p text:style-name="P162">Uso intensivo dos arquivos<text:tab/>113</text:p>
          <text:p text:style-name="P161">Trata todos os recursos como arquivos<text:tab/>114</text:p>
          <text:p text:style-name="P167"><text:soft-page-break/>Named Anchors (áncoras nomeadas) e atributos ID<text:tab/>115</text:p>
          <text:p text:style-name="P162">Tradición na codificación<text:tab/>116</text:p>
          <text:p text:style-name="P157">Prohibidas as conversas no <text:s/>notificador de erros ( bug tracker)<text:tab/>119</text:p>
          <text:p text:style-name="P157">Publicidade<text:tab/>120</text:p>
          <text:p text:style-name="P162">Anunciando vulnerabilidades de seguridade<text:tab/>122</text:p>
          <text:p text:style-name="P161">Recibir o informe<text:tab/>123</text:p>
          <text:p text:style-name="P161">Desenvolve silenciosamente a solución ao erro<text:tab/>123</text:p>
          <text:p text:style-name="P161">Números CAN/CVE<text:tab/>125</text:p>
          <text:p text:style-name="P161">Pre-notificación<text:tab/>126</text:p>
          <text:p text:style-name="P161">Distribúe publicamente a solución<text:tab/>128</text:p>
          <text:p text:style-name="P160">Capítulo 7. Empacotamento, liberación e dia a dia no desenvolvemento <text:tab/>128</text:p>
          <text:p text:style-name="P157">Numeración de versións <text:tab/>129</text:p>
          <text:p text:style-name="P162">Compoñentes numéricos da versión <text:tab/>130</text:p>
          <text:p text:style-name="P162">A estratexia simple <text:tab/>132</text:p>
          <text:p text:style-name="P162">A estratexia par/impar <text:tab/>134</text:p>
          <text:p text:style-name="P157">Ramas de versións <text:tab/>134</text:p>
          <text:p text:style-name="P162">Mecanismos das ramas para as versións <text:tab/>135</text:p>
          <text:p text:style-name="P157">Estabilizando unha versión <text:tab/>136</text:p>
          <text:p text:style-name="P162">Réxime ditatorial do mantedor <text:tab/>137</text:p>
          <text:p text:style-name="P162">Mudar o voto <text:tab/>138</text:p>
          <text:p text:style-name="P161">Manexando a estabilización das versións de xeito colaborativo <text:tab/>139</text:p>
          <text:p text:style-name="P161">Manager das versións <text:tab/>140</text:p>
          <text:p text:style-name="P157">Empacotamento <text:tab/>140</text:p>
          <text:p text:style-name="P162">Formato <text:tab/>141</text:p>
          <text:p text:style-name="P161">Ficheiros TAR <text:tab/>141</text:p>
          <text:p text:style-name="P162">Nome e aspecto <text:tab/>141</text:p>
          <text:p text:style-name="P161">CHANGES versus ChangeLog <text:tab/>142</text:p>
          <text:p text:style-name="P161">Maiúsculas ou minúsculas? <text:tab/>143</text:p>
          <text:p text:style-name="P161">Pre-versións <text:tab/>143</text:p>
          <text:p text:style-name="P162">Compilación e instalación <text:tab/>144</text:p>
          <text:p text:style-name="P162">Pacotes binarios <text:tab/>145</text:p>
          <text:p text:style-name="P157">Probas e publicación das versións <text:tab/>146</text:p>
          <text:p text:style-name="P162">Versións candidatas <text:tab/>147</text:p>
          <text:p text:style-name="P162">Anunciando as versións <text:tab/>147</text:p>
          <text:p text:style-name="P157">Mantendo múltiples liñas de versións <text:tab/>147</text:p>
          <text:p text:style-name="P162">Versións de seguridade <text:tab/>148</text:p>
          <text:p text:style-name="P157">Versións e desenvolvemento diario <text:tab/>149</text:p>
          <text:p text:style-name="P162">Planeando as versións <text:tab/>150</text:p>
          <text:p text:style-name="P160">Capítulo 8. Xestionando voluntarios <text:tab/>151</text:p>
          <text:p text:style-name="P157">Conseguir o máximo de voluntarios <text:tab/>152</text:p>
          <text:p text:style-name="P162">Delegación <text:tab/>153</text:p>
          <text:p text:style-name="P161">Distingue claramente entre solicitar e asignar <text:tab/>154</text:p>
          <text:p text:style-name="P161">Persevera no delegado <text:tab/>155</text:p>
          <text:p text:style-name="P161">Fíxate no que lle interesa á xente <text:tab/>155</text:p>
          <text:p text:style-name="P162">Louvanzas e críticas <text:tab/>155</text:p>
          <text:p text:style-name="P162">Evita a territorialidade <text:tab/>157</text:p>
          <text:p text:style-name="P162">A relación de automatización <text:tab/>159</text:p>
          <text:p text:style-name="P161">Probas automáticas <text:tab/>159</text:p>
          <text:p text:style-name="P167">Probas de regresión <text:tab/>160</text:p>
          <text:p text:style-name="P162"><text:soft-page-break/>Trata a cada usuario como a un potencial voluntario <text:tab/>161</text:p>
          <text:p text:style-name="P157">Comparte as tarefas de xestión así como as técnicas <text:tab/>164</text:p>
          <text:p text:style-name="P162">Xestor de parches<text:tab/>164</text:p>
          <text:p text:style-name="P162">Xestor das traducións <text:tab/>166</text:p>
          <text:p text:style-name="P161">Internacionalización fronte a localización <text:tab/>167</text:p>
          <text:p text:style-name="P162">Xestor de documentación <text:tab/>167</text:p>
          <text:p text:style-name="P162">Xestor de incidencias <text:tab/>168</text:p>
          <text:p text:style-name="P162">Xestor da FAQ (Preguntas Frecuentes) <text:tab/>169</text:p>
          <text:p text:style-name="P157">Transicións <text:tab/>170</text:p>
          <text:p text:style-name="P157">Committers <text:tab/>172</text:p>
          <text:p text:style-name="P162">Escollendo os commiters <text:tab/>173</text:p>
          <text:p text:style-name="P162">Revocación do permiso de commit <text:tab/>174</text:p>
          <text:p text:style-name="P162">Permiso de commit parcial <text:tab/>174</text:p>
          <text:p text:style-name="P162">Committers inactivos <text:tab/>175</text:p>
          <text:p text:style-name="P162">Evitar o misterio <text:tab/>175</text:p>
          <text:p text:style-name="P157">Recoñecemento <text:tab/>176</text:p>
          <text:p text:style-name="P157">Forks (escisións)<text:tab/>177</text:p>
          <text:p text:style-name="P162">Manexar unha escisión/fork<text:tab/>178</text:p>
          <text:p text:style-name="P162">Comezar unha rama/escisión<text:tab/>180</text:p>
          <text:p text:style-name="P160">Licenzas, dereitos de autor (copyright) e patentes <text:tab/>181</text:p>
          <text:p text:style-name="P157">Terminoloxía <text:tab/>181</text:p>
          <text:p text:style-name="P157">Características das licenzas <text:tab/>184</text:p>
          <text:p text:style-name="P157">A GPL e a compatibilidade entre licenzas<text:tab/>186</text:p>
          <text:p text:style-name="P157">Escollendo unha licenza <text:tab/>187</text:p>
          <text:p text:style-name="P162">A MIT / X Window System License<text:tab/>187</text:p>
          <text:p text:style-name="P162">A GNU General Public License <text:tab/>188</text:p>
          <text:p text:style-name="P167">A GNU Affero GPL; unha versión da GNU GPL para código executado en servidor <text:tab/>188</text:p>
          <text:p text:style-name="P161">É a GPL unha licenza libre? <text:tab/>189</text:p>
          <text:p text:style-name="P162">Que tal a licenza BSD?<text:tab/>190</text:p>
          <text:p text:style-name="P157">Asignación e propiedade dos dereitos de autor (copyright) <text:tab/>191</text:p>
          <text:p text:style-name="P162">Non facer nada<text:tab/>191</text:p>
          <text:p text:style-name="P162">Acordos de licenza do contribuínte (Contributor License Agreements) <text:tab/>192</text:p>
          <text:p text:style-name="P162">Transferencia dos dereitos de autor <text:tab/>192</text:p>
          <text:p text:style-name="P157">Esquemas de licenciamento dual <text:tab/>193</text:p>
          <text:p text:style-name="P157">Patentes <text:tab/>194</text:p>
          <text:p text:style-name="P157">Recursos adicionais <text:tab/>197</text:p>
        </text:index-body>
      </text:table-of-content>
      <text:h text:style-name="P153" text:outline-level="1"><text:span text:style-name="T25">Capítulo 0. </text:span>Preámbulo </text:h>
      <text:h text:style-name="P158" text:outline-level="2">Por que escribín este libro? </text:h>
      <text:p text:style-name="P2">Nas festas, a xente xa non fica con expresión de dúbida cando lles digo que traballo con software libre. «Ah, si, código aberto, como <text:span text:style-name="T22">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2"><text:soft-page-break/></text:p>
      <text:p text:style-name="P2">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2"/>
      <text:p text:style-name="P2">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2">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2"><text:s/></text:p>
      <text:p text:style-name="P2">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2"/>
      <text:p text:style-name="P2">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58" text:outline-level="2">A quen está orientado este libro? </text:h>
      <text:p text:style-name="P2">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2"/>
      <text:p text:style-name="P2">O lector non ten por que saber programar, porén, debería posuír nocións básicas de conceptos de enxeñaría de software tales como código fonte, compiladores e <text:span text:style-name="T24">parches</text:span> (<text:span text:style-name="T12">patches</text:span>). </text:p>
      <text:p text:style-name="P2"/>
      <text:p text:style-name="P2">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ext:soft-page-break/>tan variable que fixen un esforzo para etiquetar as seccións con claridade, e indiquei <text:s/>cales poden ser ignoradas se xa se dominan os conceptos que nelas se tratan. </text:p>
      <text:h text:style-name="P158" text:outline-level="2">Fontes </text:h>
      <text:p text:style-name="P3">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2"/>
      <text:p text:style-name="P2">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2"/>
      <text:p text:style-name="P2">Traballei en Subversion os últimos 5 anos, mais xa levo 12 anos no mundo do software libre. Outros proxectos que deron forma a esta obra son: </text:p>
      <text:p text:style-name="P2"/>
      <text:list xml:id="list1053495220" text:style-name="L1">
        <text:list-item>
          <text:p text:style-name="P101"><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101"><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101"><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114">OpenOffice.org, a base de datos de Berkeley de Sleepycat, e a base de datos MySQL; non formei parte deses proxectos persoalmente, mais os seguín de preto e en ocasións falei con algúns dos seus membros. </text:p>
        </text:list-item>
        <text:list-item>
          <text:p text:style-name="P114">GNU Debugger (GDB) (idem) </text:p>
        </text:list-item>
        <text:list-item>
          <text:p text:style-name="P114">O proxecto Debian (idem). </text:p>
        </text:list-item>
      </text:list>
      <text:p text:style-name="P2"/>
      <text:p text:style-name="P2">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58" text:outline-level="2">Recoñecementos </text:h>
      <text:p text:style-name="P2">Tardei catro veces máis do que tiña previsto en redactar a presente obra, e durante a maior parte dese <text:soft-page-break/>tempo o traballo pendente producíame un gran desacougo. Se non tivese recibido a axuda de numerosos colaboradores, non daría rematado o libro sen perder o xuízo. </text:p>
      <text:p text:style-name="P2"/>
      <text:p text:style-name="P2">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2"/>
      <text:p text:style-name="P2">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2"/>
      <text:p text:style-name="P2">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2"/>
      <text:p text:style-name="P2">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2"/>
      <text:p text:style-name="P2">Jon Trowbridge e Sander Striker animáronme na miña empresa e brindáronse a colaborar nela, sen a súa experiencia en produtos de software libre nunca tería rematado a obra. </text:p>
      <text:p text:style-name="P2"/>
      <text:p text:style-name="P2">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2"/>
      <text:p text:style-name="P2">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2"/>
      <text:p text:style-name="P2">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2"/>
      <text:p text:style-name="P2">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2"/>
      <text:p text:style-name="P2"><text:soft-page-break/>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2"/>
      <text:p text:style-name="P2">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2"/>
      <text:p text:style-name="P2">Queixeime a Rachel Scollon de como levaba a redacción do libro en numerosas ocasións; nunca se negou a escoitarme e de algunha maneira conseguía que os problemas parecesen menos problemas. Agradézolle desde aquí a súa inestimable axuda. </text:p>
      <text:p text:style-name="P2"/>
      <text:p text:style-name="P2">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2"/>
      <text:p text:style-name="P18"><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2"/>
      <text:p text:style-name="P2">Os meus pais, Frances e Henry, ofrecéronme o seu apoio, como sempre, e dado que este libro é menos técnico que o anterior, espero que atopen a súa lectura máis agradable. </text:p>
      <text:p text:style-name="P2"/>
      <text:p text:style-name="P2">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58" text:outline-level="2">Renuncia de responsabilidade </text:h>
      <text:p text:style-name="P2">As reflexións e opinións reflectidas nesta obra son exclusivamente do autor. Non representan necesariamente a postura de CollabNet ou do proxecto Subversion.</text:p>
      <text:p text:style-name="P2"/>
      <text:h text:style-name="P152" text:outline-level="1">Capítulo 1. Introdución </text:h>
      <text:p text:style-name="P29"/>
      <text:p text:style-name="P29">Case todos os proxectos de software libre fracasan. </text:p>
      <text:p text:style-name="P29"/>
      <text:p text:style-name="P29">Poucas veces nos chegan noticias dos fracasos. Os únicos proxectos que chaman a atención son os ben <text:soft-page-break/>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9"/>
      <text:p text:style-name="P29">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9"/>
      <text:p text:style-name="P29">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9"/>
      <text:p text:style-name="P29">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9"/>
      <text:p text:style-name="P29">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9"/>
      <text:p text:style-name="P39">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9"/>
      <text:p text:style-name="P29">(de <text:span text:style-name="T26">http://www.jwz.org/gruntle/nomo.html</text:span>) </text:p>
      <text:p text:style-name="P29"/>
      <text:p text:style-name="P29">Un problema que ten a ver con isto é a escasa importancia que se lle dá á presentación e á configuración dos pacotes, partindo da premisa de que sempre se pode facer máis adiante. A presentación a configuración dos <text:soft-page-break/>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2">Primeiros pasos</text:span>, fala de maneira detallada sobre a presentación e a configuración de pacotes, e explica por que é extremadamente importante darlles prioridade desde o inicio do proxecto. </text:p>
      <text:p text:style-name="P29"/>
      <text:p text:style-name="P29">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9"/>
      <text:p text:style-name="P29">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9"/>
      <text:p text:style-name="P29">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29">O feito de compartir software é tan vello como o propio software. Nos inicios da era dos computadores, os <text:soft-page-break/>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9"/>
      <text:p text:style-name="P29">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9"/>
      <text:p text:style-name="P29">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2">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9">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9"/>
      <text:p text:style-name="P29">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text:soft-page-break/>A resistencia consciente </text:h>
      <text:p text:style-name="P29">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9"/>
      <text:p text:style-name="P40">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40"/>
      <text:p text:style-name="P29">(de <text:a xlink:type="simple" xlink:href="http://www.gnu.org/gnu/thegnuproject.html">http://www.gnu.org/gnu/thegnuproject.html</text:a>)</text:p>
      <text:p text:style-name="P29"/>
      <text:p text:style-name="P29">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9"/>
      <text:p text:style-name="P29">Stallman recoñeceu un padrón na cadea de acontecementos:</text:p>
      <text:p text:style-name="P29"/>
      <text:p text:style-name="P41">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41"/>
      <text:p text:style-name="P41">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9"/>
      <text:p text:style-name="P29">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9"/>
      <text:p text:style-name="P29">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2">Licenzas, dereitos de autor (copyright) e patentes</text:span>, analiza a GPL e a súa relación con outras licenzas de software libre. </text:p>
      <text:p text:style-name="P29"/>
      <text:p text:style-name="P29">Coa axuda de numerosos programadores, algúns dos que compartían a ideoloxía de Stallman e outros que simplemente querían que houbese unha gran cantidade de código libre en circulación, o proxecto GNU <text:soft-page-break/>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2">Emacs</text:span>) e o compilador C (<text:span text:style-name="T22">GCC</text:span>) tiveron un éxito especial, e gozaron de unha gran aceptación non por motivos ideolóxicos, senón pola súa perfección técnica. Por volta de 1990, a GNU producira a maior parte dun sistema operativo, excepto o núcleo (<text:span text:style-name="T12">kernel</text:span>), a parte da máquina responsable do arranque, de administrar a memoria, o disco e outros recursos do sistema. <text:s/></text:p>
      <text:p text:style-name="P29"/>
      <text:p text:style-name="P29">Infelizmente, o proxecto GNU seleccionara un núcleo (<text:span text:style-name="T12">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2">Linux</text:span>, e cando foi combinado cos programas GNU existentes, deu orixe a un sistema operativo totalmente libre. Pola primeira vez era posible ligar o computador e traballar sen utilizar software propietario. </text:p>
      <text:p text:style-name="P29"/>
      <text:p text:style-name="P29">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9"/>
      <text:p text:style-name="P29">Unha grande parte do software deste sistema operativo non foi producido polo proxecto GNU. De feito, a GNU non era o único grupo que estaba a traballar na produción dun sistema operativo libre (por exemplo, o código que co tempo desembocou en <text:span text:style-name="T12">NetBSD</text:span> e <text:span text:style-name="T12">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9">Porén, os inicios do software libre foron unha época de gran actividade, e poucas accións tiñan un compoñente ideolóxico tan explícito como o Proxecto GNU de Stallman. Un dos movementos máis destacados foi a <text:span text:style-name="T12">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9"/>
      <text:p text:style-name="P29">Outro crisol de desenvolvemento cooperativo foi o <text:span text:style-name="T12">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2">X Windows</text:span><text:span text:style-name="T12"><text:note text:id="ftn2" text:note-class="footnote"><text:note-citation>2</text:note-citation><text:note-body><text:p text:style-name="P44"><text:s/><text:span text:style-name="T27">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2">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2">Licenzas, dereitos de autor (copyright) e patentes</text:span>). Knuth non se <text:soft-page-break/>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9"/>
      <text:p text:style-name="P29">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2">bugs</text:span>). Isto proporciónalles aos participantes nun proxecto unha especie de base común, un motivo e un marco para cooperaren sen se preocuparen de demasiados detalles de outro carácter que non sexa o técnico. </text:p>
      <text:p text:style-name="P29"/>
      <text:p text:style-name="P29">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9"/>
      <text:p text:style-name="P29">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9">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9"/>
      <text:p text:style-name="P29">A confusión causada pola palabra “<text:span text:style-name="T12">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2">free</text:span>” estaba tan estendida que o programadores crearon unha fórmula explicativa: <text:span text:style-name="T12">“It's free as in freedom- think free speech, not free beer”</text:span> (libre de liberdade, pensa en “discurso libre”, non en “cervexa gratis”). Porén, ter que explicalo constantemente cansa, e moitos programadores opinaban, con razón, que a palabra “<text:span text:style-name="T12">free</text:span>” impedía que a xente comprendese as características dese software. </text:p>
      <text:p text:style-name="P29"/>
      <text:p text:style-name="P29">Mais as raíces do problema eran máis profundas, xa que a palabra “libre” <text:s/>posuía connotacións morais evidentes: se a liberdade constituía un fin en si mesma, era indiferente que o software libre fose superior, ou <text:soft-page-break/>máis beneficioso para determinados negocios en determinadas circunstancias. Estes eran simplemente efectos colaterais positivos dunha empresa que non era, en esencia, nin técnica nin mercantil, senón simplemente moral. Aínda máis, a filosofía <text:span text:style-name="T12">“free as in freedom”</text:span> (libre de liberdade) presentaba un problema de conciencia para as empresas que desexaban apoiar programas específicos de software libre, mais que ao mesmo tempo querían continuar a vender software propietario. </text:p>
      <text:p text:style-name="P29"/>
      <text:p text:style-name="P29">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9"/>
      <text:p text:style-name="P29">Estas diferenzas non requiriron unha análise detallada nin unha articulación profunda durante moito tempo, mais o auxe do software libre no mundo dos negocios mudou esta situación. O termo código aberto (<text:span text:style-name="T12">open source</text:span>) foi creado en 1998 como alternativa ao termo “libre” (<text:span text:style-name="T12">free</text:span>) por un grupo de programadores que daría orixe á Iniciativa do Código Aberto (OSI1 polas siglas en inglés). <text:s/>Para a OSI, non só o termo “software libre” (<text:span text:style-name="T12">free software</text:span>) era potencialmente confuso, senón que a propia palabra “libre” (<text:span text:style-name="T12">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9"/>
      <text:p text:style-name="P42">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42"/>
      <text:p text:style-name="P42">O que hai que lograr que comprendan a maior parte dos especialistas non é o concepto de código aberto, senón o nome. Por que non chamalo, como fixemos sempre, software libre? </text:p>
      <text:p text:style-name="P42"/>
      <text:p text:style-name="P42">Un dos motivos principais é que o termo “software libre” (free software) crea tal confusión que pode propiciar conflitos... </text:p>
      <text:p text:style-name="P42"/>
      <text:p text:style-name="P42">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42"/>
      <text:p text:style-name="P42">A maior parte dos grandes executivos nunca van comprar “software libre”. Mais se collermos a mesma tendencia, a mesma xente e as mesmas licenzas, e mudarmos o nome para “código aberto”, si van comprar. </text:p>
      <text:p text:style-name="P42"/>
      <text:p text:style-name="P42">Para algúns hackers é difícil de crer, porque son especialistas que pensan en termos concretos e substanciais e que non comprenden a importancia da imaxe cando se quere vender algo. </text:p>
      <text:p text:style-name="P42"/>
      <text:p text:style-name="P42">No marketing, as aparencias son a realidade. Aparentar que temos vontade de saír das barricadas e de cooperar co mundo empresarial é tan importante como os nosos principios, as nosas conviccións e o noso software. </text:p>
      <text:p text:style-name="P42"/>
      <text:p text:style-name="P43">(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9"/>
      <text:p text:style-name="P29"><text:soft-page-break/>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9"/>
      <text:p text:style-name="P29">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9"/>
      <text:p text:style-name="P29">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9">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9"/>
      <text:p text:style-name="P29">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9"/>
      <text:p text:style-name="P29">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9"/>
      <text:p text:style-name="P29">Os colaboradores deberían percibir que a súa implicación nun proxecto e a súa influencia sobre o mesmo son directamente proporcionais ás súas colaboracións. </text:p>
      <text:p text:style-name="P29"/>
      <text:p text:style-name="P29">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oft-page-break/><text:span text:style-name="T12">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54" text:outline-level="1"><text:span text:style-name="T62">Capítulo 2. </text:span>Primeiros pasos </text:h>
      <text:p text:style-name="P4">O modelo clásico de como comezan os proxectos de software libre foi proposto por Eric Raymond, nun artigo xa famoso sobre procesos no software libre titulado <text:span text:style-name="T12">A catedral e o bazar</text:span>. Raymond escribiu: </text:p>
      <text:p text:style-name="P4"/>
      <text:p text:style-name="P49"><text:span text:style-name="T12">Todos os bos proxectos de software inícianse para resolver un problema concreto dun desenvolvedor. <text:s/>(</text:span><text:span text:style-name="T13">ver </text:span><text:a xlink:type="simple" xlink:href="http://www.catb.org/~esr/writings/cathedral-bazaar/"><text:span text:style-name="T12">http://www.catb.org/~esr/writings/cathedral-bazaar/</text:span></text:a><text:span text:style-name="T12">).</text:span></text:p>
      <text:p text:style-name="P4"/>
      <text:p text:style-name="P4">Raymond non está dicindo que os proxectos de software libre unicamente xurdan cando un desenvolvedor ten un problema. Máis ben, está dicindo que os <text:span text:style-name="T12">bos</text:span> programas son resultado de que un programador teña un interese persoal en ver o problema resolto; porén, resolver un problema persoal é a motivación máis frecuente dos proxectos de software libre. </text:p>
      <text:p text:style-name="P4"/>
      <text:p text:style-name="P4">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4"/>
      <text:p text:style-name="P6">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2">propias</text:span> necesidades, e posteriormente é compartido con todo o mundo, como se o problema fose unha doenza e o software o medicamento, que debe ser distribuído para erradicar a pandemia. </text:p>
      <text:p text:style-name="P4"/>
      <text:p text:style-name="P4">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4"/>
      <text:p text:style-name="P19"><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oft-page-break/><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4"/>
      <text:p text:style-name="P4">O corolario disto é que <text:span text:style-name="T12">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4"/>
      <text:p text:style-name="P4">Isto é unha mágoa, xa que existen situacións onde a forma <text:span text:style-name="T12">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4"/>
      <text:p text:style-name="P4">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2">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4">Antes de comezar un proxecto de software libre, hai unha advertencia importante: </text:p>
      <text:p text:style-name="P4"/>
      <text:p text:style-name="P20"><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4"><text:soft-page-break/></text:p>
      <text:p text:style-name="P4">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4">Investigaches sen atopares nada que encaixe coas túas necesidades e decidiches comezar un novo proxecto. </text:p>
      <text:p text:style-name="P4"/>
      <text:p text:style-name="P4">E agora que? </text:p>
      <text:p text:style-name="P4"/>
      <text:p text:style-name="P4">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2">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4"/>
      <text:p text:style-name="P4">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2">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4"/>
      <text:p text:style-name="P4">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4"/>
      <text:p text:style-name="P19"><text:span text:style-name="T1">Porén, o que </text:span><text:span text:style-name="T14">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4">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4"/>
      <text:p text:style-name="P4">Cada unha das seguintes subseccións describe un aspecto importante á hora de comezar un novo proxecto. Son presentadas aproximadamente na orde na que un novo visitante as atoparía, aínda que a <text:soft-page-break/>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4">Ponte no lugar de alguén que acaba de atopar o proxecto, talvez porque se atopou casualmente con el mentres procuraba software para resolver algún problema. A primeira cousa que vai ver é o nome. </text:p>
      <text:p text:style-name="P4"/>
      <text:p text:style-name="P4">Un bo nome vai tornar o proxecto nun suceso de maneira automática, e un mal nome non o vai condenar ao fracaso - ben, un nome <text:span text:style-name="T12">verdadeiramente</text:span> malo podería facelo, mais asumiremos que ninguén trata de sabotar o seu proxecto. Porén, un mal nome pode atrasar a adopción, ben porque a xente non o toma en serio, ben porque simplemente lle custe lembralo. </text:p>
      <text:p text:style-name="P4"/>
      <text:p text:style-name="P4">Un bo nome: </text:p>
      <text:p text:style-name="P4"/>
      <text:list xml:id="list466299473" text:style-name="L2">
        <text:list-item>
          <text:p text:style-name="P115">Dá certa idea do que fai o proxecto, ou está polo menos relacionado dunha maneira obvia, tal que, se se ten oído o nome e se sabe o que fai o proxecto, o nome vai ser lembrado rapidamente. </text:p>
        </text:list-item>
      </text:list>
      <text:p text:style-name="P13"/>
      <text:list xml:id="list342211990" text:continue-numbering="true" text:style-name="L2">
        <text:list-item>
          <text:p text:style-name="P115">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3"/>
      <text:list xml:id="list764245043" text:continue-numbering="true" text:style-name="L2">
        <text:list-item>
          <text:p text:style-name="P115">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48"/>
      <text:p text:style-name="P50">Os recursos mencionados anteriormente <text:span text:style-name="T31">(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4"/>
      <text:list xml:id="list2133053825" text:style-name="L3">
        <text:list-item>
          <text:p text:style-name="P102"><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4">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text:soft-page-break/>xusto debaixo do nome do proxecto. </text:p>
      <text:p text:style-name="P4"/>
      <text:p text:style-name="P11">A declaración de intencións debe ser concreta, restritiva e, sobre todo, curta. Un bo exemplo é a de <text:a xlink:type="simple" xlink:href="http://www.openoffice.org/">http://www.openoffice.org</text:a>: </text:p>
      <text:p text:style-name="P4"/>
      <text:p text:style-name="P51">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4"/>
      <text:p text:style-name="P4">En poucas palabras, tocaron os puntos relevantes, explicando a misión tendo en conta os coñecementos previos do lector. Ao diciren "<text:span text:style-name="T12">en comunidade</text:span>", sinalan que ningunha corporación dominará o desenvolvemento; "<text:span text:style-name="T12">internacional</text:span>" significa que o programa estará dispoñible en diversas linguas e codificacións; "<text:span text:style-name="T12">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2">ferramenta ofimática</text:span>" indican algo moi concreto a todos aqueles familiarizados con este tipo de programas. Asumir os coñecementos previos do lector (neste caso probablemente de MS Office) permite obter unha declaración de intencións concisa. </text:p>
      <text:p text:style-name="P4"/>
      <text:p text:style-name="P4">A natureza da declaración de intencións depende parcialmente de quen a escriba, non só do programa que intenta describir. Por exemplo, ten sentido que OpenOffice.org empregue as palabras "<text:span text:style-name="T12">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2">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4">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4"/>
      <text:p text:style-name="P19"><text:span text:style-name="T14">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4"/>
      <text:p text:style-name="P4">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2">na sección “Elexir unha licenza e aplicala” </text:span>máis adiante neste mesmo capítulo, e os aspectos concretos <text:soft-page-break/>sobre o licenciamento son discutidos con detalle <text:s/><text:span text:style-name="T33">no capítulo </text:span><text:span text:style-name="T34">9,</text:span><text:span text:style-name="T33"> “Licenzas, dereitos de autor e patentes”</text:span>. </text:p>
      <text:p text:style-name="P4"/>
      <text:p text:style-name="P4">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3">e</text:span>r<text:span text:style-name="T63">e</text:span>mentos </text:h>
      <text:p text:style-name="P4">Debería existir unha breve lista das funcionalidades que o programa soporta (se algo aínda non estiver completo, podes listalo, mais poñendo "<text:span text:style-name="T12">planeado</text:span>" ou "<text:span text:style-name="T12">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4"/>
      <text:p text:style-name="P52">Crear un indexador de texto completo e motor de procura cunha API usable por programadores, que permita fornecer servizos de procura para grandes coleccións de ficheiros.</text:p>
      <text:p text:style-name="P78"/>
      <text:p text:style-name="P78">A lista de funcionalidades e requirimentos daría os detalles, restrinxindo o ámbito da declaración de obxectivos:</text:p>
      <text:p text:style-name="P77"/>
      <text:p text:style-name="P62"><text:span text:style-name="T5">Funcionalidades</text:span><text:span text:style-name="T6">:</text:span></text:p>
      <text:list xml:id="list1598250446" text:style-name="L4">
        <text:list-item>
          <text:p text:style-name="P116">Procura en texto plano, HTML, e XML.</text:p>
        </text:list-item>
        <text:list-item>
          <text:p text:style-name="P116">Procura de palabras ou frases.</text:p>
        </text:list-item>
        <text:list-item>
          <text:p text:style-name="P116">(planeada) Coincidencias aproximadas (Fuzzy matching).</text:p>
        </text:list-item>
        <text:list-item>
          <text:p text:style-name="P116">(planeada) Actualización incremental de índices.</text:p>
        </text:list-item>
        <text:list-item>
          <text:p text:style-name="P116">(planeada) Indexación de sitios Web remotos.</text:p>
        </text:list-item>
      </text:list>
      <text:p text:style-name="P14"/>
      <text:p text:style-name="P62"><text:span text:style-name="T5">Requerementos</text:span><text:span text:style-name="T4">:</text:span></text:p>
      <text:list xml:id="list1483426055" text:style-name="L5">
        <text:list-item>
          <text:p text:style-name="P117">Python 2.2 ou superior.</text:p>
        </text:list-item>
        <text:list-item>
          <text:p text:style-name="P117">Espazo en disco suficiente para almacenar os índices (aproximadamente 2x o tamaño orixinal do conxunto de datos).</text:p>
        </text:list-item>
      </text:list>
      <text:p text:style-name="P4"/>
      <text:p text:style-name="P4">Con esta información, os lectores poden ter unha idea de se este programa é o que necesitan e valorar a súa implicación no proxecto como desenvolvedores. </text:p>
      <text:h text:style-name="Heading_20_3" text:outline-level="3">Estado do desenvolvemento </text:h>
      <text:p text:style-name="P4">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4"/>
      <text:p text:style-name="P4">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4"/>
      <text:p text:style-name="P4"><text:soft-page-break/>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2">máis</text:span> estable do que o usuario espera, que o caso contrario. O mellor boca a boca vén de sorpresas agradables. </text:p>
      <text:h text:style-name="P87" text:outline-level="4">Alpha e Beta </text:h>
      <text:p text:style-name="P48">O termo <text:span text:style-name="T12">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2">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4">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4"/>
      <text:p text:style-name="P4">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4"/>
      <text:p text:style-name="P19"><text:span text:style-name="T1">Aínda que pareza obvio, moitos proxectos non se molestan en estandarizar o proceso de instalación ata moi tarde, dicíndose a si mesmos que teñen tempo a facelo máis adiante: "</text:span><text:span text:style-name="T14">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4">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4"/>
      <text:p text:style-name="P4">As tarefas aburridas cun alto beneficio deberían ser feitas nas etapas iniciais do proxecto. E baixar a barreira de entrada utilizando un bo sistema de empacotamento consegue un grande beneficio. </text:p>
      <text:p text:style-name="P4"/>
      <text:p text:style-name="P7">Cando se publica un pacote descarregable, é vital asignar un número único de versión á publicación, <text:soft-page-break/>para que a xente poida comparar entre 2 publicacións diferentes e saber cal substitúe cal. Pódese atopar información detallada sobre a numeración de versións <text:span text:style-name="T37">na sección </text:span>“<text:span text:style-name="T35">Numeración d</text:span><text:span text:style-name="T36">e versións</text:span><text:span text:style-name="T35">”</text:span>, e os detalles de estandarización dos procesos de construción e instalación son tratados <text:span text:style-name="T37">na sección </text:span><text:span text:style-name="T37">“Empacotamento”, </text:span><text:span text:style-name="T38">ambos</text:span><text:span text:style-name="T37"> no capítulo 7 </text:span>“Empacotamento, liberación e dia a dia no desenvolvemento”. </text:p>
      <text:h text:style-name="Heading_20_3" text:outline-level="3">Control de versións e acceso ao Sistema de notificación de erros (<text:span text:style-name="T12">bug tracking system</text:span>) </text:h>
      <text:p text:style-name="P4">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9">no capítulo 3, “Infraestructura técnica”</text:span>. </text:p>
      <text:p text:style-name="P4"/>
      <text:p text:style-name="P4">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4"/>
      <text:p text:style-name="P4">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2">ratio</text:span> de rexistros saudable e os visitantes non se alarmarán polo baixo número total de erros rexistrados. </text:p>
      <text:p text:style-name="P4"/>
      <text:p text:style-name="P19"><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40">na sección “Xestores de erros” </text:span><text:span text:style-name="T1">dentro d</text:span><text:span text:style-name="T40">o capítulo 3 “Infraestructura técnica”</text:span><text:span text:style-name="T1">, polo que non se entrará en detalles aquí. Desde o punto de vista da presentación, a importancia radica en </text:span><text:span text:style-name="T14">ter</text:span><text:span text:style-name="T1"> un sistema de notificación e asegurarse de que é visible desde a páxina principal do proxecto. </text:span></text:p>
      <text:h text:style-name="Heading_20_3" text:outline-level="3">Canais de comunicación </text:h>
      <text:p text:style-name="P4">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text:soft-page-break/>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4"/>
      <text:p text:style-name="P4">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4"/>
      <text:p text:style-name="P4">Xa que este capítulo unicamente versa sobre como iniciar un proxecto, chega con dicir que os foros de comunicacións teñen que existir. Máis adiante, dentro d<text:span text:style-name="T41">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4">Se alguén estiver a pensar en contribuír a un proxecto, buscará as pautas de desenvolvemento. Estas pautas non son tanto técnicas como sociais: explican como os desenvolvedores interaxen entre si e cos usuarios ou como se realiza o traballo. </text:p>
      <text:p text:style-name="P4"/>
      <text:p text:style-name="P5">Este tema trátase en detalle n<text:span text:style-name="T42">a sección “Poñer todo por escrito” no capítulo 4 “Infraestructura social e política”</text:span>, mais os elementos básicos das pautas de desenvolvemento son: </text:p>
      <text:p text:style-name="P5"/>
      <text:list xml:id="list1471469825" text:style-name="L6">
        <text:list-item>
          <text:p text:style-name="P118">ligazóns aos foros onde interaxir con outros desenvolvedores</text:p>
        </text:list-item>
        <text:list-item>
          <text:p text:style-name="P118">instrucións sobre como notificar erros e enviar remendos</text:p>
        </text:list-item>
        <text:list-item>
          <text:p text:style-name="P118">indicacións sobre como o desenvolvemento se realiza habitualmente - é o proxecto unha ditadura benevolente? unha democracia? calquera outra cousa?</text:p>
        </text:list-item>
      </text:list>
      <text:p text:style-name="P5"/>
      <text:p text:style-name="P5">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4"/>
      <text:p text:style-name="P8">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4"/>
      <text:p text:style-name="P4">O tema de como fornecer unha introdución á aplicación para o programador discutirase máis adiante neste mesmo capítulo <text:span text:style-name="T43">na sección “Documentación para desenvolvedores”.</text:span> </text:p>
      <text:h text:style-name="Heading_20_3" text:outline-level="3"><text:soft-page-break/>Documentación </text:h>
      <text:p text:style-name="P4">A documentación é esencial. É preciso que exista <text:span text:style-name="T12">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4"/>
      <text:p text:style-name="P4">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2">redactores</text:span> da documentación coñecen demasiado ben - polo que pode ser difícil para eles poñerse no punto de vista do lector e listar os pasos que (para o escritor) parecen tan obvios que non paga a pena mencionar. </text:p>
      <text:p text:style-name="P4"/>
      <text:p text:style-name="P4">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4"/>
      <text:p text:style-name="P4">Un modo de asegurarse de que se fai a documentación é limitar o seu alcance por adiantado. Desta forma, escribila non parecerá unha tarefa sen fin. Unha boa regra xeral é seguir uns criterios mínimos: </text:p>
      <text:p text:style-name="P4"/>
      <text:list xml:id="list425054921" text:style-name="L7">
        <text:list-item>
          <text:p text:style-name="P119">Indicarlle ao lector claramente o nivel técnico que precisa ter. </text:p>
        </text:list-item>
        <text:list-item>
          <text:p text:style-name="P119">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119">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119">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4"/>
      <text:p text:style-name="P4">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text:soft-page-break/>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87" text:outline-level="4">Manter unha FAQ (preguntas frecuentes) </text:h>
      <text:p text:style-name="P48">Unha <text:span text:style-name="T12">FAQ</text:span> (un documento de preguntas frecuentes) pode ser un dos mellores investimentos que un proxecto pode facer en termos de documentación. As <text:span text:style-name="T12">FAQs</text:span> están altamente enfocadas ás preguntas que os usuarios e desenvolvedores preguntan - e que pode ser o contrario ás preguntas que ti <text:span text:style-name="T12">esperabas</text:span> que fixeran - unha <text:span text:style-name="T12">FAQ</text:span> detallada soe dar a quen procura a resposta exacta que estaba a esperar. A <text:span text:style-name="T12">FAQ</text:span> é habitualmente o primeiro lugar onde os usuarios consultan cando atopan un problema, mesmo antes do manual oficial, e é o documento do proxecto que probablemente máis se vai enlazar desde outros lugares. </text:p>
      <text:p text:style-name="P4"/>
      <text:p text:style-name="P48">Infelizmente, a <text:span text:style-name="T12">FAQ</text:span> non se pode realizar ao principio do proxecto. As boas <text:span text:style-name="T12">FAQ</text:span> non están escritas, medran. Son documentos reactivos, que evolúen a través do tempo en resposta ao uso diario da aplicación. Xa que é imposible anticipar correctamente as preguntas que van ser realizadas, é imposible sentarse e redixir unha <text:span text:style-name="T12">FAQ</text:span> útil desde cero. </text:p>
      <text:p text:style-name="P4"/>
      <text:p text:style-name="P48">Polo tanto, non esbanxes o tempo facéndoo. Porén, pode ser útil crear un molde inicial para as <text:span text:style-name="T12">FAQ</text:span>, de maneira que exista un lugar obvio onde as persoas contribúan con preguntas e respostas cando o proxecto comece a andar. Nesta etapa, o máis importante non é que estean completas, senón a conveniencia: se é sinxelo engadir contido á <text:span text:style-name="T12">FAQ</text:span>, a xente vaino facer. O mantemento correcto da <text:span text:style-name="T12">FAQ</text:span> non é un problema trivial e será comentado máis a fondo <text:span text:style-name="T44">na sección</text:span> “<text:span text:style-name="T44">Xestor das </text:span><text:span text:style-name="T17">FAQ</text:span><text:span text:style-name="T44">” do capítulo 8 “Xestión de voluntarios”</text:span>. </text:p>
      <text:h text:style-name="Heading_20_4" text:outline-level="4">Dispoñibilidade da documentación </text:h>
      <text:p text:style-name="P4">A documentación debe estar dispoñible desde 2 lugares: en liña (directamente desde a páxina web) <text:span text:style-name="T12">e</text:span> na distribución descarregable da aplicación (ver <text:span text:style-name="T44">capítulo 7 “Empacotamento, publicación e desenvolvemento diario”</text:span>). É preciso que estea en liña, de modo navegable, xa que a xente habitualmente le a documentación <text:span text:style-name="T12">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4"/>
      <text:p text:style-name="P4">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2">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text:soft-page-break/>Documentación para desenvolvedores </text:h>
      <text:p text:style-name="P4">A documentación para desenvolvedores está escrita para axudar os programadores a entenderen o código, para que poidan reparalo ou estendelo con máis funcionalidades. Isto é diferente das <text:span text:style-name="T12">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4"/>
      <text:p text:style-name="P4">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4"/>
      <text:p text:style-name="P4">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4"/>
      <text:p text:style-name="P4">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5">sección “W</text:span>ikis" <text:span text:style-name="T45">no capítulo 3 “Infraestructura técnica” </text:span>para máis información. </text:p>
      <text:h text:style-name="Heading_20_3" text:outline-level="3">Exemplos de saídas e capturas de pantalla </text:h>
      <text:p text:style-name="P19"><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4">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2">Debido a que as capturas de pantalla poden ser desalentadoras ata que fas unhas poucas, aquí tes unhas instrucións básicas para facelas. En Gimp (<text:a xlink:type="simple" xlink:href="http://www.gimp.org/">http://www.gimp.org/</text:a>), abre o menú <text:span text:style-name="T12">Arquivo</text:span>-<text:span text:style-name="T46">&gt; </text:span><text:span text:style-name="T12">Tomar </text:span><text:span text:style-name="T15">&gt; </text:span><text:span text:style-name="T12">Captura de pantalla</text:span>, escoller <text:span text:style-name="T12">Unha única xanela</text:span> ou <text:span text:style-name="T12">Xanela completa</text:span>, preme en <text:span text:style-name="T12">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4"/>
      <text:p text:style-name="P4">Hai moitas máis cousas que se poden poñer na páxina web do proxecto, se tes tempo ou se por algunha <text:soft-page-break/>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9">preconfigurado</text:span></text:h>
      <text:p text:style-name="P4">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2">look&amp;feel</text:span>" das páxinas dos proxectos. </text:p>
      <text:p text:style-name="P4"/>
      <text:p text:style-name="P4">Ver <text:span text:style-name="T47">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4">Esta sección pretende ser unha rápida guía sobre como escoller licenzas. Le <text:span text:style-name="T48">o capítulo </text:span><text:span text:style-name="T51">9</text:span><text:span text:style-name="T48"> “Licenzas, dereitos de autor e patentes” </text:span>para comprenderes as implicacións legais das diferentes licenzas, e como a licenza que escollas podo afectar a como a xente pode integrar o teu programa con outros. </text:p>
      <text:p text:style-name="P4"/>
      <text:p text:style-name="P4">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4">Se che parece ben que o código do teu proxecto poida ser integrado en programas propietarios, usa una licenza estilo <text:span text:style-name="T12">MIT/X</text:span>. É a máis sinxela de moitas licenzas que unicamente declaran un <text:span text:style-name="T12">copyright</text:span> nominal (sen restrinxir a copia) e especifica que o código ven sen garantía. Ver <text:span text:style-name="T49">a sección “A licenza MIT/X Window” no capítulo </text:span><text:span text:style-name="T50">9</text:span><text:span text:style-name="T49"> </text:span>para os detalles. </text:p>
      <text:h text:style-name="Heading_20_3" text:outline-level="3">A licenza GPL </text:h>
      <text:p text:style-name="P9">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50">a sección “Licenza GNU General Public License” no capítulo 9</text:span> para máis detalles. </text:p>
      <text:p text:style-name="P4"/>
      <text:p text:style-name="P4">Se os usuarios interaxiren co teu código a través da rede - isto é, se o programa é parte dun servizo aloxado - podes considerar o uso da <text:span text:style-name="T12">GNU Affero GPL</text:span>. Ver <text:span text:style-name="T52">a sección “Licenza GNU Affero GPL” no capítulo 9 </text:span>para máis información. </text:p>
      <text:h text:style-name="Heading_20_3" text:outline-level="3">Como aplicar unha licenza ao teu código </text:h>
      <text:p text:style-name="P4">Unha vez escolleres unha licenza, deberás indicalo na páxina principal do proxecto. Non é preciso <text:soft-page-break/>incluíres o texto completo da licenza, unicamente dar o seu nome e pór unha ligazón ao texto completo. </text:p>
      <text:p text:style-name="P4"/>
      <text:p text:style-name="P4">Isto dille ao público baixo que licenza será publicado o software, máis non é suficiente para fins legais. Para iso, o software en si mesmo debe conter a licenza. A maneira habitual de facelo é poñendo o texto da licenza completa nun ficheiro chamado <text:span text:style-name="T12">COPYING</text:span> ou <text:span text:style-name="T12">LICENSE</text:span>, así como poñer un aviso no cabezallo de cada ficheiro de código fonte, indicando a data do "<text:span text:style-name="T12">copyright</text:span>", mantedor e licenza usada e indicando onde atopar o texto completo. </text:p>
      <text:p text:style-name="P4"/>
      <text:p text:style-name="P4">Existen moitas variacións deste padrón, así que unicamente imos ver un deles. A GNU GPL di que se debe poñer un aviso como o seguinte no cabezallo de cada ficheiro de código fonte: </text:p>
      <text:p text:style-name="P4"/>
      <text:p text:style-name="P65">Copyright (C) <text:span text:style-name="T60">&lt;</text:span>ano<text:span text:style-name="T60">&gt;</text:span> <text:span text:style-name="T60">&lt;</text:span>nome do autor<text:span text:style-name="T60">&gt;</text:span></text:p>
      <text:p text:style-name="P65"/>
      <text:p text:style-name="P65">This program is free software: you can redistribute it and/or modify </text:p>
      <text:p text:style-name="P65">it under the terms of the GNU General Public License as published by </text:p>
      <text:p text:style-name="P65">the Free Software Foundation, either version 3 of the License, or </text:p>
      <text:p text:style-name="P65">(at your option) any later version. </text:p>
      <text:p text:style-name="P65"/>
      <text:p text:style-name="P65">This program is distributed in the hope that it will be useful, </text:p>
      <text:p text:style-name="P65">but WITHOUT ANY WARRANTY; without even the implied warranty of </text:p>
      <text:p text:style-name="P65">MERCHANTABILITY or FITNESS FOR A PARTICULAR PURPOSE. <text:s/>See the </text:p>
      <text:p text:style-name="P65">GNU General Public License for more details. </text:p>
      <text:p text:style-name="P65"/>
      <text:p text:style-name="P65">You should have received a copy of the GNU General Public License </text:p>
      <text:p text:style-name="P65">along with this program. <text:s/>If not, see <text:span text:style-name="T60">&lt;</text:span>http://www.gnu.org/licenses/<text:span text:style-name="T60">&gt;</text:span></text:p>
      <text:p text:style-name="P4"/>
      <text:p text:style-name="P4">O texto non indica especificamente que a copia da licenza se pode atopar no ficheiro <text:span text:style-name="T12">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4">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4"/>
      <text:p text:style-name="P4">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4"/>
      <text:p text:style-name="P4">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2">demasiado</text:span> rápido, os novos teñen <text:soft-page-break/>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4"/>
      <text:p text:style-name="P4">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4"/>
      <text:p text:style-name="P21"><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4">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4">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2">faits accomplis</text:span>, ou como as firmes recomendacións dun unido e influente bloco de votantes, será moi grande. </text:p>
      <text:p text:style-name="P4"/>
      <text:p text:style-name="P4">Non o fagas. </text:p>
      <text:p text:style-name="P4"/>
      <text:p text:style-name="P4">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text:soft-page-break/>permanecerán alén de calquera cuestión tecnolóxica efémera: </text:p>
      <text:p text:style-name="P4"/>
      <text:list xml:id="list1376564491" text:style-name="L8">
        <text:list-item>
          <text:p text:style-name="P120">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5"/>
      <text:list xml:id="list1610897334" text:continue-numbering="true" text:style-name="L8">
        <text:list-item>
          <text:p text:style-name="P103"><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5"/>
      <text:list xml:id="list1646909879" text:continue-numbering="true" text:style-name="L8">
        <text:list-item>
          <text:p text:style-name="P103"><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4"/>
      <text:p text:style-name="P19"><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6"><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4">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4"/>
      <text:p text:style-name="P4">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4"/>
      <text:p text:style-name="P4">Naturalmente, hai certos debates que deben ser mantidos en privado; máis adiante no libro se poderán ver exemplos. Mais a política debería ser sempre: <text:span text:style-name="T12">se non hai razón para que sexa privado, debe ser público</text:span>. </text:p>
      <text:p text:style-name="P4"/>
      <text:p text:style-name="P4">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1">e</text:span> fixeres isto de modo coherente, a xente rapidamente <text:soft-page-break/>seguirá esta política e comezará a usar os foros públicos por defecto. </text:p>
      <text:h text:style-name="Heading_20_3" text:outline-level="3">Tolerancia cero coa mala educación </text:h>
      <text:p text:style-name="P4">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2">ad hominen</text:span> sobre outro desenvolvedor do proxecto, é necesario que primeiro se trate o ataque <text:span text:style-name="T12">ad hominen </text:span>como unha cuestión independente e unicamente despois diso debater o contido técnico. </text:p>
      <text:p text:style-name="P4"/>
      <text:p text:style-name="P19"><text:span text:style-name="T1">Infelizmente, é moi sinxelo e demasiado típico, que debates construtivos se convertan en longos debates destrutivos "</text:span><text:span text:style-name="T14">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4"/>
      <text:p text:style-name="P51">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51"/>
      <text:p text:style-name="P51">Agora, sobre a proposta. Creo que M estaba no certo cando dixo que ... </text:p>
      <text:p text:style-name="P51"/>
      <text:p text:style-name="P4">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4"/>
      <text:p text:style-name="P4"><text:soft-page-break/>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30">continua e </text:span>pública do código </text:h>
      <text:p text:style-name="P4">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3">a sección “</text:span><text:span text:style-name="T54">Mensaxes de </text:span><text:span text:style-name="T16">commit</text:span><text:span text:style-name="T54">” </text:span><text:span text:style-name="T53">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8">diff</text:span><text:span text:style-name="T55">” na sección “Vocabulario dos Sistemas de Control de Versións” no capítulo 3</text:span>). A <text:span text:style-name="T12">revisión de código</text:span> é a práctica de revisar os emails de commit que chegan, buscando erros e posibles melloras. </text:p>
      <text:p text:style-name="P4"/>
      <text:p text:style-name="P4">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4"/>
      <text:p text:style-name="P4">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4"/>
      <text:p text:style-name="P4">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4"/>
      <text:p text:style-name="P4">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2">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text:soft-page-break/>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4"/>
      <text:p text:style-name="P4">Comeza a facer revisións desde o primeiro commit. A clase de problemas que son máis sinxelos de detectar mediante a revisión de diffs son as vulnerabilidades de seguridade, fugas de memoria, comentarios insuficientes ou documentación da API, erros "<text:span text:style-name="T12">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4"/>
      <text:p text:style-name="P4">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65" text:outline-level="3">Cando publicares un proxecto que estiver pechado ata agora, ten presente a magnitude da mudanza </text:h>
      <text:p text:style-name="P4">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4"/>
      <text:p text:style-name="P4">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2">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6">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text:soft-page-break/>os demais. Así, existe o perigo de que se estenda un sentimento negativo entre o equipo. </text:p>
      <text:p text:style-name="P4"/>
      <text:p text:style-name="P4">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4"/>
      <text:p text:style-name="P4">Hai outras cuestións a longo prazo que un debe ter en conta cando decide abrir un proxecto. <text:span text:style-name="T57">O capítulo 5 “Diñeiro” e</text:span>xplora as técnicas para envolver con suceso desenvolvedores pagados e voluntarios, e <text:span text:style-name="T58">o 9 “Licenzas, dereitos de autor e patentes”</text:span> debate as dilixencias legais necesarias cando abrires un código que pode ter partes "propiedade" de terceiros. </text:p>
      <text:h text:style-name="Heading_20_2" text:outline-level="2">Anunciar o proxecto </text:h>
      <text:p text:style-name="P10">Unha vez o proxecto é presentable - non perfecto, só presentable - estás pronto para anuncialo ao mundo. Isto é un proceso sinxelo: vai a <text:a xlink:type="simple" xlink:href="http://freshmeat.net/">http://freshmeat.net/</text:a>, pincha sobre <text:span text:style-name="T12">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4"/>
      <text:p text:style-name="P4">Se coñeces listas de correo ou foros onde a publicación do proxecto poida ser de interese, faino tamén aí, mais tenta escribir exactamente <text:span text:style-name="T12">unha</text:span> mensaxe por foro e dirixires a xente aos teus propios canais de comunicación para continuar a conversa (configurando o cabezallo <text:span text:style-name="T12">Reply-to</text:span>). As mensaxes debería ser curtas e directas: </text:p>
      <text:p text:style-name="P4"/>
      <text:p text:style-name="P36">To: discuss@lists.example.org </text:p>
      <text:p text:style-name="P36">Asunto: [ANN] Proxecto Scanley: indexador de texto completo </text:p>
      <text:p text:style-name="P36">Reply-to: dev@scanley.org </text:p>
      <text:p text:style-name="P36"/>
      <text:p text:style-name="P36">Esta mensaxe é para anunciar a creación do proxecto Scanley, </text:p>
      <text:p text:style-name="P36"><text:s/>un motor de indexado e procura de texto completo de código aberto cunha </text:p>
      <text:p text:style-name="P36">API ampla, para ser usado por programadores que desexaren fornecer servizos de procura </text:p>
      <text:p text:style-name="P36">de amplas coleccións de arquivos de texto. Scanley é funcional, está </text:p>
      <text:p text:style-name="P36">baixo desenvolvemento activo e precísanse desenvolvedores e testadores. </text:p>
      <text:p text:style-name="P36"/>
      <text:p text:style-name="P36">Páxina web: http://www.scanley.org/ </text:p>
      <text:p text:style-name="P36"/>
      <text:p text:style-name="P36">Funcionalidades: </text:p>
      <text:p text:style-name="P36"><text:s text:c="3"/>- Procuras de texto plano, HTML e XML </text:p>
      <text:p text:style-name="P36"><text:s text:c="3"/>- Procura de palabras e/ou frases </text:p>
      <text:p text:style-name="P36"><text:s text:c="3"/>- (planeada) Fuzzy matching </text:p>
      <text:p text:style-name="P36"><text:s text:c="3"/>- (planeada) Actualización incremental dos índices </text:p>
      <text:p text:style-name="P36"><text:s text:c="3"/>- (planeada) Indexación de sitios web remotos </text:p>
      <text:p text:style-name="P36"/>
      <text:p text:style-name="P36">Requerimentos: </text:p>
      <text:p text:style-name="P36"><text:soft-page-break/><text:s text:c="3"/>- Python 2.2 ou superior </text:p>
      <text:p text:style-name="P36"><text:s text:c="3"/>- Espazo en disco suficiente para manter os índices (aproximadamente 2x </text:p>
      <text:p text:style-name="P36"><text:s text:c="5"/>o tamaño orixinal) </text:p>
      <text:p text:style-name="P36"/>
      <text:p text:style-name="P36">Para máis información, ver scanley.org. </text:p>
      <text:p text:style-name="P36"><text:s/>Obrigado, </text:p>
      <text:p text:style-name="P37">-J. Random </text:p>
      <text:p text:style-name="P4"/>
      <text:p text:style-name="P19"><text:span text:style-name="T1">(Ver </text:span><text:span text:style-name="T59">a sección “Publicidade” no capítulo 6 “Comunicacións”</text:span><text:span text:style-name="T1"> para consellos sobre como anunciar futuras liberacións do proxecto e outros eventos.) </text:span></text:p>
      <text:p text:style-name="P4"/>
      <text:p text:style-name="P4">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4"/>
      <text:p text:style-name="P4">Isto demostrou ser erróneo. No proxecto Subversion, comezamos cun documento de deseño, un grupo de desenvolvedores interesados e ben conectados, moita fanfarra e <text:span text:style-name="T12">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4"/>
      <text:p text:style-name="P4">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4"/>
      <text:p text:style-name="P4">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9"/>
      <text:p text:style-name="P29">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67">Do seu libro </text:span><text:span text:style-name="T68">The Mythical Man Month</text:span><text:span text:style-name="T67">, 1975. Ver </text:span><text:a xlink:type="simple" xlink:href="http://en.wikipedia.org/wiki/The_Mythical_Man-Month"><text:span text:style-name="T67">http://en.wikipedia.org/wiki/The_Mythical_Man-Month</text:span></text:a><text:span text:style-name="T67"> e </text:span><text:a xlink:type="simple" xlink:href="http://en.wikipedia.org/wiki/Brooks_Law"><text:span text:style-name="T67">http://en.wikipedia.org/wiki/Brooks_Law</text:span></text:a><text:span text:style-name="T67">. </text:span></text:p></text:note-body></text:note>, que establece que engadir man de obra a un proxecto que vai con atraso fará que se atrase aínda máis. Fred Brooks observou que a complexidade dun proxecto aumenta a razón do <text:span text:style-name="T21">cadrado</text:span> do número <text:soft-page-break/>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9"/>
      <text:p text:style-name="P29">Este problema non é novo. En habitacións abarrotadas, reais, a solución consiste en adoptar o denominado<text:span text:style-name="T21">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1">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9"/>
      <text:p text:style-name="P29">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9"/>
      <text:p text:style-name="P29">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6">a sección “Prefiltrando o xestor </text:span><text:span text:style-name="T86">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20">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9"/>
      <text:p text:style-name="P29">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text:soft-page-break/>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9"/>
      <text:p text:style-name="P29">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136">Os máis dos proxectos de software de código aberto ofrecen cando menos un conxunto mínimo e estándar de ferramentas para a xestión da información: </text:p>
      <text:h text:style-name="P166" text:outline-level="6">Sitio Web </text:h>
      <text:p text:style-name="P73">É ante todo un conduto centralizado e unidireccional de transmisión de información desde o proxecto cara ao público. O sitio web pode tamén funcionar como interface administrativa para outras ferramentas do proxecto. </text:p>
      <text:h text:style-name="Heading_20_6" text:outline-level="6">Listas de correo </text:h>
      <text:p text:style-name="P73">Xeralmente constitúen os foros de comunicación máis activos do proxecto, ademais do "medio de arquivamento" </text:p>
      <text:h text:style-name="Heading_20_6" text:outline-level="6">Control de versións </text:h>
      <text:p text:style-name="P61"><text:span text:style-name="T70">Permite aos desenvolvedores xestionaren convenientemente as mudanzas no código, incluíndo a reversión e o traslado de mudanzas (</text:span>"change porting"<text:span text:style-name="T70">). Permite tamén que todo o mundo saiba o que se está a facer co código. </text:span></text:p>
      <text:h text:style-name="Heading_20_6" text:outline-level="6">Seguimento de erros (<text:span text:style-name="T12">"Bug Tracking"</text:span>) </text:h>
      <text:p text:style-name="P73">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73">É o lugar onde se celebran discusións rápidas e pouco transcendentes e se fan intercambios de preguntas/respostas. Non sempre se arquivan completamente. </text:p>
      <text:p text:style-name="P29"><text:s/></text:p>
      <text:p text:style-name="P29">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9"/>
      <text:p text:style-name="P29">Podes evitar moitas das dores de cabeza derivadas da selección e configuración destas ferramentas empregando un sitio web do tipo <text:span text:style-name="T21">canned hosting</text:span><text:span text:style-name="T83"> (aloxamento enlatado):</text:span> un servidor que ofrece áreas web preempacotadas e regularizadas que conteñen todas as ferramentas necesarias para manexar un proxecto de software libre. Podedes consultar o apartado “<text:span text:style-name="T87">Aloxamento preconfigurado” </text:span><text:span text:style-name="T88">máis adiante neste </text:span><text:span text:style-name="T89">mesmo </text:span><text:span text:style-name="T88">capítulo,</text:span> no que se discute sobre as vantaxes e desvantaxes deste tipo de sitios web. </text:p>
      <text:h text:style-name="Heading_20_2" text:outline-level="2"><text:soft-page-break/>Listas de Correo </text:h>
      <text:p text:style-name="P29">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2">"subscribe to"</text:span>) á lista en cuestión. Isto nos leva á Regra nº1 das listas de correo: </text:p>
      <text:p text:style-name="P29"/>
      <text:p text:style-name="P86">Non tratedes de xerir as listas de correo manualmente; empregade software de xestión de listas </text:p>
      <text:p text:style-name="P29"/>
      <text:p text:style-name="P29">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9"/>
      <text:p text:style-name="P29">O truco está en que unha boa xestión da lista de correo, que é o que a xente espera, non é sinxela en absoluto. No se trata tan só de subscribir ou dar de baixa os usuarios cando o pediren. Ten tamén a ver con moderala, evitar o <text:span text:style-name="T12">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9"/>
      <text:p text:style-name="P29">O software de xestión de listas actual ofrece cando menos as seguintes utilidades: </text:p>
      <text:h text:style-name="Heading_20_6" text:outline-level="6">Subscrición tanto por email como a través dunha páxina web </text:h>
      <text:p text:style-name="P73">Cando un usuario se subscribe a unha lista debería recibir <text:span text:style-name="T21">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2">Frequently Asked Questions, </text:span>Preguntas Respondidas Frecuentemente), etc.</text:p>
      <text:h text:style-name="Heading_20_6" text:outline-level="6">Subscrición en modo "<text:span text:style-name="T12">digest</text:span>" (só resumos das mensaxes) ou en modo de mensaxes completas </text:h>
      <text:p text:style-name="P73">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73">"Moderar" consiste en controlar que as mensaxes entrantes: a)non son tópico da <text:span text:style-name="T12">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73">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73">Moita xente ten activadas no seu software de correo electrónico regras de filtraxe e de resposta realmente sofisticadas. O software de xestión de listas de correo pode engadir e manipular os <text:soft-page-break/>cabezallos estándar para que esta xente se beneficie delas (algúns detalles máis adiante). </text:p>
      <text:h text:style-name="Heading_20_6" text:outline-level="6">Arquivamento</text:h>
      <text:p text:style-name="P73"><text:span text:style-name="T64">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5">MHonArc</text:span><text:span text:style-name="T64"> (</text:span><text:a xlink:type="simple" xlink:href="http://www.mhonarc.org/"><text:span text:style-name="T64">http://www.mhonarc.org/</text:span></text:a><text:span text:style-name="T64">). Como se comenta n</text:span><text:span text:style-name="T82">o capítulo “Uso intensivo dos arquivos” do capítulo 6 “Comunicacións”</text:span><text:span text:style-name="T64">, o arquivamento é unha tarefa crucial. </text:span></text:p>
      <text:p text:style-name="P81"/>
      <text:p text:style-name="P29">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4"><text:s/></text:span></text:p>
      <text:h text:style-name="Heading_20_3" text:outline-level="3">Prevención do <text:span text:style-name="T12">spam</text:span> </text:h>
      <text:p text:style-name="P141">Entre o momento en que esta frase foi escrita e aquel en que foi publicada, seguramente o problema do <text:span text:style-name="T12">spam</text:span> ten duplicado a súa severidade, ou cando menos se percibirá dese xeito. Houbo un tempo, non hai tanto, cando un podía pór en marcha unha lista de correo sen ter que tomar ningunha medida <text:span text:style-name="T12">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2">anti-spam</text:span> verase rapidamente asolagada por correos lixo, ata o punto de se tornar inutilizable. A prevención <text:span text:style-name="T12">anti-spam</text:span> é polo tanto obrigatoria. </text:p>
      <text:p text:style-name="P141"><text:span text:style-name="T119"/></text:p>
      <text:p text:style-name="P141"><text:span text:style-name="T119">A prevención</text:span><text:span text:style-name="T19"> anti-spam </text:span><text:span text:style-name="T119">pode ser dividida en dúas categorías: a que prevén que entren mensaxes </text:span><text:span text:style-name="T19">spam</text:span><text:span text:style-name="T119"> na túa lista, e aquela que trata de evitar que a lista se converta nunha fonte de enderezos de correo electrónico para os </text:span><text:span text:style-name="T19">spammers</text:span><text:span text:style-name="T119"> que as colleitan. A primeira é a máis importante, así que a analizaremos en primeiro lugar.</text:span></text:p>
      <text:h text:style-name="Heading_20_4" text:outline-level="4"><text:span text:style-name="T122">Filtraxe das mensaxes</text:span></text:h>
      <text:p text:style-name="P145"><text:span text:style-name="T74">Hai tres técnicas básicas para evitar a entrada de mensaxes lixo, e os máis dos software de listas fornecen as tres. Traballan mellor cando se usan en tándem: </text:span></text:p>
      <text:p text:style-name="P145"><text:span text:style-name="T74"/></text:p>
      <text:list xml:id="list224057511" text:style-name="L21">
        <text:list-item>
          <text:p text:style-name="P143"><text:span text:style-name="T26">Soamente permitir automaticamente aquelas mensaxes enviadas á lista por subscritores.</text:span> <text:span text:style-name="T122">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42"><text:span text:style-name="T23">Filtraxe de mensaxes a través de software de control de spam</text:span><text:span text:style-name="T121">. </text:span>Se o software da lista de correo o permitir (os máis deles o fan), podes facer que as mensaxes sexan controladas por unha aplicación de filtraxe de <text:span text:style-name="T12">spam</text:span>. A filtraxe automática de <text:span text:style-name="T12">spam</text:span> non é perfecta, e nunca o vai ser, xa que hai unha carreira inacabable entre os <text:span text:style-name="T12">spammers</text:span> e os escritores de filtros. Porén, pode reducir sensiblemente a cantidade de <text:span text:style-name="T12">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2">anti-spam</text:span>. Terás que consultar as instrucións do software da túa lista (ver <text:span text:style-name="T120">máis na sección “Aplicacións de roldas de correo”)</text:span>. O software de listas de correo inclúe frecuentemente algunha utilidade preconfigurada de prevención <text:span text:style-name="T12">anti-spam</text:span>, mais pode que queiras engadir algúns filtros de terceiros. Persoalmente teño boas experiencias con estes dous: <text:span text:style-name="T12">SpamAssassin</text:span> (<text:a xlink:type="simple" xlink:href="http://spamassassin.apache.org/">http://spamassassin.apache.org/</text:a>) e <text:span text:style-name="T12">SpamProbe</text:span> (<text:a xlink:type="simple" xlink:href="http://spamprobe.sourceforge.net/">http://spamprobe.sourceforge.net/</text:a>). Isto non supón ningunha valoración de outros filtros <text:span text:style-name="T12">anti-spam</text:span> libres, algúns dos cales son aparentemente bastante <text:soft-page-break/>bos. É só que eu usei os dous mencionados e quedei moi satisfeito con eles. </text:p>
        </text:list-item>
        <text:list-item>
          <text:p text:style-name="P144"><text:span text:style-name="T81">Moderación</text:span>. <text:span text:style-name="T70">Para aquelas mensaxes que non foren automaticamente autorizadas por procederen dun subscritor da lista, e que pasaren a través do software de filtraxe de </text:span><text:span text:style-name="T75">spam</text:span><text:span text:style-name="T70">, se for o caso, o último paso é o da </text:span><text:span text:style-name="T76">moderación</text:span><text:span text:style-name="T70">: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5">spam</text:span><text:span text:style-name="T70">, e os </text:span><text:span text:style-name="T75">spammers</text:span><text:span text:style-name="T70"> moi raramente empregan dúas veces o mesmo enderezo. </text:span></text:p>
        </text:list-item>
      </text:list>
      <text:p text:style-name="P140"/>
      <text:p text:style-name="P140"><text:span text:style-name="T70">Ten coidado de empregares a moderación</text:span><text:span text:style-name="T21"> tan só </text:span><text:span text:style-name="T70">para filtrares o </text:span><text:span text:style-name="T12">spam</text:span><text:span text:style-name="T70">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h text:style-name="Heading_20_4" text:outline-level="4">Ocultación de enderezos nos arquivos </text:h>
      <text:p text:style-name="P29">Para evitares que as túas listas de correo se convertan nunha fonte de subministro de enderezos para os <text:span text:style-name="T12">spammers</text:span>, unha técnica habitual é a de que os arquivos oculten os enderezos da xente, por exemplo substituíndo </text:p>
      <text:p text:style-name="P29"/>
      <text:p text:style-name="P72"><text:a xlink:type="simple" xlink:href="mailto:jrandom@somedomain.com"><text:span text:style-name="T90">jrandom@somedomain.com</text:span></text:a></text:p>
      <text:p text:style-name="P67">por jrandom_AT_somedomain.com</text:p>
      <text:p text:style-name="P67">ou jrandomNOSPAM@somedomain.com</text:p>
      <text:p text:style-name="P29"><text:s/></text:p>
      <text:p text:style-name="P29">ou algunha maneira igualmente obvia (para os humanos) de codificalas. Dado que os colleitadores de enderezos para <text:span text:style-name="T12">spam</text:span> funcionan frecuentemente uliscando nas páxinas web; incluíndo os arquivos web da túa lista de correo; e buscando secuencias que conteñan "@", codificar os enderezos é a maneira de tornalos inútiles ou invisibles para os <text:span text:style-name="T12">spammers</text:span>. Por suposto que isto non evita que o <text:span text:style-name="T12">spam</text:span> sexa enviado directamente á propia lista, mais si que minimiza a cantidade de lixo que chega aos enderezos persoais dos membros da lista. </text:p>
      <text:p text:style-name="P29"/>
      <text:p text:style-name="P29">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1">é</text:span> efectiva, consulta <text:a xlink:type="simple" xlink:href="http://www.cdt.org/speech/spam/030319spamreport.shtml">http://www.cdt.org/speech/spam/030319spamreport.shtml</text:a>.</text:p>
      <text:p text:style-name="P29"/>
      <text:p text:style-name="P29">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2">spam</text:span> poida localizalos, e sentiríanse moi incómodos se esa precaución fose tirada ao lixo por un arquivo de listas de correo; mentres <text:soft-page-break/>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9">Frecuentemente, os subscritores das listas quererán arquivar as mensaxes nunha pasta específica para o proxecto, distinta das de outras mensaxes de correo. O seu software de lectura de correo pode facer isto automaticamente sen máis que examinar os <text:span text:style-name="T21">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9"/>
      <text:p text:style-name="code">De: ... </text:p>
      <text:p text:style-name="code">Para: ... </text:p>
      <text:p text:style-name="code">Asunto: ... </text:p>
      <text:p text:style-name="code">Data: ... </text:p>
      <text:p text:style-name="P68"/>
      <text:p text:style-name="P29">Outras son opcionais, aínda que bastante habituais. Por exemplo, os emails non teñen por que levar o cabezallo </text:p>
      <text:p text:style-name="P29"/>
      <text:p text:style-name="code">Responder a: remitente@enderezo de correo, </text:p>
      <text:p text:style-name="P29"/>
      <text:p text:style-name="P29">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9"/>
      <text:p text:style-name="P29">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9"/>
      <text:p text:style-name="code">Asunto: preparando a liberación 2.5. </text:p>
      <text:p text:style-name="P29"/>
      <text:p text:style-name="P29">mais a mensaxe se vería na lista deste xeito: </text:p>
      <text:p text:style-name="P29"><text:s/></text:p>
      <text:p text:style-name="code">Asunto: [discusions@listas.exemplo.org] preparando a liberación 2.5. </text:p>
      <text:p text:style-name="P29"/>
      <text:p text:style-name="P29">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9"/>
      <text:p text:style-name="P29">En lugar de mudar excesivamente o cabezallo "asunto", aprende aos teus usuarios a tiraren partido de outros cabezallos estándar, comezando polo cabezallo "para:", que debería conter o nome da lista: </text:p>
      <text:p text:style-name="P29"/>
      <text:p text:style-name="code">Para: <text:span text:style-name="T114">&lt;</text:span>discusi<text:span text:style-name="T115">o</text:span>n@listas.exemplo.org<text:span text:style-name="T114">&gt;</text:span></text:p>
      <text:p text:style-name="P29"/>
      <text:p text:style-name="P29">Calquera lector de correo que poida filtrar o "asunto" debería tamén poder filtrar o "para<text:span text:style-name="T22">:</text:span>" coa mesma facilidade. </text:p>
      <text:p text:style-name="P29"/>
      <text:p text:style-name="P29">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35"/>
      <text:p text:style-name="code"><text:soft-page-break/>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9">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9"/>
      <text:p text:style-name="P29">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9"/>
      <text:p text:style-name="P29">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h text:style-name="Heading_20_3" text:outline-level="3">O gran debate sobre "responder-a" (<text:span text:style-name="T12">Reply-To</text:span>) </text:h>
      <text:p text:style-name="P29">Antes, n<text:span text:style-name="T93">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9"/>
      <text:p text:style-name="P29">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9"/>
      <text:p text:style-name="P29">A utilidade en si mesma é moi simple: o software de listas de correo pode, se quixeres, configurar automaticamente o cabezallo "responder-a" (<text:span text:style-name="T12">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9"/>
      <text:p text:style-name="code">Responder a: discusións@listas.exemplo.org </text:p>
      <text:p text:style-name="P29"/>
      <text:p text:style-name="P29">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1">por defecto </text:span>as respostas son dirixidas á lista. É un exemplo perfecto do uso da tecnoloxía para fomentar a colaboración. </text:p>
      <text:p text:style-name="P29"/>
      <text:p text:style-name="P29">Infelizmente, hai algunhas desvantaxes. A primeira é coñecida como o problema de <text:span text:style-name="T12">Non podo dar co camiño de volta</text:span>: ás veces o remitente pon o seu enderezo "real" de correo electrónico no cabezallo "responder a", porque por unha razón ou outra envía o seu correo desde un enderezo distinto de onde o recibe. A xente que sempre <text:soft-page-break/>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9"/>
      <text:p text:style-name="P29">A segunda desvantaxe ten a ver coas expectativas, e na miña opinión é o argumento máis poderoso contra o uso de forzar o "responder a". Os usuarios de correo electrónico máis experimentados están afeitos a dous métodos básicos de resposta: <text:span text:style-name="T21">"responder a todos" </text:span>e <text:span text:style-name="T21">"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9"/>
      <text:p text:style-name="P29">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1">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29"/>
      <text:p text:style-name="P29">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1">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9"/>
      <text:p text:style-name="P29">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9"/>
      <text:p text:style-name="P29">Non estou a tratar aquí todos os aspectos do asunto, tan só aqueles que semellan ser da maior importancia. Para un tratamento máis completo, le estes dous documentos canónicos, que son os que sempre se citan cando xorde este debate: </text:p>
      <text:p text:style-name="P29"/>
      <text:list xml:id="list1679168621" text:style-name="L9">
        <text:list-item>
          <text:p text:style-name="P104"><text:span text:style-name="T77">Leave Reply-to alone</text:span><text:span text:style-name="T78">, por </text:span><text:span text:style-name="T76">Chip Rosenthal </text:span><text:a xlink:type="simple" xlink:href="http://www.unicom.com/pw/reply-to-harmful.html" office:target-frame-name="_top" xlink:show="replace"><text:span text:style-name="T116">http://www.unicom.com/pw/reply-to-harmful.html</text:span></text:a></text:p>
        </text:list-item>
        <text:list-item>
          <text:p text:style-name="P104"><text:span text:style-name="T77">Set Reply-to to list</text:span><text:span text:style-name="T78">, por </text:span><text:span text:style-name="T76">Simon Hill</text:span><text:span text:style-name="T78"> </text:span><text:a xlink:type="simple" xlink:href="http://www.metasystema.net/essays/reply-to.mhtml" office:target-frame-name="_top" xlink:show="replace"><text:span text:style-name="T117">http://www.metasystema.net/essays/reply-to.mhtml</text:span></text:a></text:p>
        </text:list-item>
      </text:list>
      <text:p text:style-name="P29"/>
      <text:p text:style-name="P29">A pesar da miña lixeira preferencia indicada antes, non creo que haxa unha única resposta "correcta" para esta cuestión, e de feito participo en moitas listas que escolleron <text:span text:style-name="T21">empregar</text:span><text:span text:style-name="T83"> o</text:span> "responder a". O mellor que podes <text:soft-page-break/>facer é decidirte por unha ou outra solución o antes posible, e tratar de non enredarte en debates sobre o tema máis adiante. </text:p>
      <text:h text:style-name="Heading_20_4" text:outline-level="4">Dúas fantasías </text:h>
      <text:p text:style-name="P30">Algún día, alguén vai ter a feliz idea de inserir unha tecla <text:span text:style-name="T12">"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67">Pouco despois de que este libro fora publicado, Michael Bernstein (</text:span><text:a xlink:type="simple" xlink:href="http://www.michaelbernstein.com/"><text:span text:style-name="T67">http://www.michaelbernstein.com/</text:span></text:a><text:span text:style-name="T67">)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9"/>
      <text:p text:style-name="P29">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9"/>
      <text:p text:style-name="P29">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Arquivamento</text:h>
      <text:p text:style-name="P29">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74">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73">Cando unha mensaxe é arquivada nunha URL dada, debería permanecer accesible para sempre nese mesmo enderezo, ou durante tanto tempo como for posible. Mesmo se os arquivos son reconstruídos, restaurados desde un ficheiro de respaldo (<text:span text:style-name="T12">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2">bug tracker</text:span>) (véxase “<text:span text:style-name="T94">Xestor de erros” máis adiante neste mesmo capítulo)</text:span> ou a outros documentos do proxecto. </text:p>
      <text:p text:style-name="P29"/>
      <text:p text:style-name="P73">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text:soft-page-break/>característica que deberías considerar implementar, por favor) </text:p>
      <text:h text:style-name="P88" text:outline-level="6">Copias de seguridade (<text:span text:style-name="T12">Backups</text:span>) </text:h>
      <text:p text:style-name="P73">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88" text:outline-level="6">Soporte aos fíos (<text:span text:style-name="T12">Threads</text:span>) </text:h>
      <text:p text:style-name="P73">Debería ser posible ir dunha mensaxe dada ao correspondente <text:span text:style-name="T21">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27">Pesquisas</text:span> </text:h>
      <text:p text:style-name="P73">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9"/>
      <text:p text:style-name="P29">O que antecede é simplemente unha lista de control para axudarte a avaliar e configurar un arquivador. Conseguir que a xente faga un <text:span text:style-name="T21">uso</text:span> real do arquivador en beneficio do proxecto se discute en capítulos posteriores, nomeadamente <text:span text:style-name="T95">na sección “Uso intensivo de arquivos” no capítulo 6 “Comunicacións”.</text:span></text:p>
      <text:h text:style-name="Heading_20_3" text:outline-level="3">Software </text:h>
      <text:p text:style-name="P29">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2">Mailman</text:span>, <text:span text:style-name="T12">Ezmlm</text:span>, <text:span text:style-name="T12">MHonArc</text:span>, e <text:span text:style-name="T12">Hypermail</text:span>, mais iso non quere dicir que non haxa outras igual de boas ( e seguro que existen por aí adiante outras ferramentas que eu nin sequera dei atopado, así que non penses que esta é unha lista completa). </text:p>
      <text:p text:style-name="P29"/>
      <text:h text:style-name="P90" text:outline-level="6">Software de xestión de listas de correo: </text:h>
      <text:p text:style-name="P29"/>
      <text:list xml:id="list59209627" text:style-name="L10">
        <text:list-item>
          <text:p text:style-name="P105">Mailman<text:span text:style-name="T78"> - </text:span><text:span text:style-name="T70">http://www.list.org/ </text:span></text:p>
        </text:list-item>
      </text:list>
      <text:p text:style-name="P29"/>
      <text:p text:style-name="P73">(Ten un arquivador incorporado, así como conexións para arquivadores externos) </text:p>
      <text:p text:style-name="P35"/>
      <text:list xml:id="list259831981" text:style-name="L11">
        <text:list-item>
          <text:p text:style-name="P106">SmartList <text:span text:style-name="T78">- http://www.procmail.org/ </text:span></text:p>
        </text:list-item>
      </text:list>
      <text:p text:style-name="P35"/>
      <text:p text:style-name="P71">(Deseñado para ser usado co sistema de procesamento de correo electrónico <text:span text:style-name="T12">Procmail</text:span>) </text:p>
      <text:p text:style-name="P35"/>
      <text:list xml:id="list1422842242" text:style-name="L12">
        <text:list-item>
          <text:p text:style-name="P107">Ecartis<text:span text:style-name="T78"> - http://www.ecartis.org/ </text:span></text:p>
        </text:list-item>
      </text:list>
      <text:p text:style-name="P35"/>
      <text:list xml:id="list183869887" text:continue-numbering="true" text:style-name="L12">
        <text:list-item>
          <text:p text:style-name="P107">ListProc - <text:span text:style-name="T78">http://listproc.sourceforge.net/</text:span></text:p>
        </text:list-item>
      </text:list>
      <text:p text:style-name="P35"/>
      <text:list xml:id="list564188062" text:continue-numbering="true" text:style-name="L12">
        <text:list-item>
          <text:p text:style-name="P107"><text:span text:style-name="T79">Ezmlm</text:span><text:span text:style-name="T70"> - http://cr.yp.to/ezmlm.html</text:span></text:p>
        </text:list-item>
      </text:list>
      <text:p text:style-name="P29"/>
      <text:p text:style-name="P73">(Deseñado para traballar co sistema de distribución de correo Qmail - http://cr.yp.to/qmail.html) </text:p>
      <text:p text:style-name="P29"/>
      <text:list xml:id="list757876143" text:style-name="L13">
        <text:list-item>
          <text:p text:style-name="P108"><text:soft-page-break/><text:span text:style-name="T79">Dada</text:span><text:span text:style-name="T70"> - http://mojo.skazat.com/</text:span></text:p>
        </text:list-item>
      </text:list>
      <text:p text:style-name="P29"/>
      <text:p text:style-name="P73">(Embora os insistentes esforzos da súa web para ocultalo, é software libre, liberado baixo a licenza GNU. Tamén inclúe un arquivador) </text:p>
      <text:p text:style-name="P31"><text:s/></text:p>
      <text:h text:style-name="P89" text:outline-level="6">Software de arquivamento de listas de correo: </text:h>
      <text:p text:style-name="P29"/>
      <text:list xml:id="list1310953432" text:style-name="L14">
        <text:list-item>
          <text:p text:style-name="P109"><text:span text:style-name="T79">MhonArc</text:span><text:span text:style-name="T70"> - </text:span><text:a xlink:type="simple" xlink:href="http://www.mhonarc.org/"><text:span text:style-name="T70">http://www.mhonarc.org/</text:span></text:a></text:p>
        </text:list-item>
        <text:list-item>
          <text:p text:style-name="P109"><text:span text:style-name="T79">Hypermail</text:span><text:span text:style-name="T70"> - </text:span><text:a xlink:type="simple" xlink:href="http://www.hypermail.org/"><text:span text:style-name="T70">http://www.hypermail.org/</text:span></text:a></text:p>
        </text:list-item>
        <text:list-item>
          <text:p text:style-name="P109"><text:span text:style-name="T79">Lurker</text:span><text:span text:style-name="T70"> - </text:span><text:a xlink:type="simple" xlink:href="http://sourceforge.net/projects/lurker/"><text:span text:style-name="T70">http://sourceforge.net/projects/lurker/</text:span></text:a></text:p>
        </text:list-item>
        <text:list-item>
          <text:p text:style-name="P109"><text:span text:style-name="T79">Procmail</text:span><text:span text:style-name="T70"> - http://www.procmail.org/</text:span></text:p>
        </text:list-item>
      </text:list>
      <text:p text:style-name="P29"/>
      <text:p text:style-name="P73">(Software de acompañamento de <text:span text:style-name="T12">Smartlistk</text:span>, é un sistema procesador de correo que pode, aparentemente, ser configurado como arquivador) </text:p>
      <text:h text:style-name="Heading_20_2" text:outline-level="2">Control de versións </text:h>
      <text:p text:style-name="P29">Un <text:span text:style-name="T21">sistema de control de versións</text:span> (ou <text:span text:style-name="T21">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9"/>
      <text:p text:style-name="P29">A razón pola que o control de versións é tan universal é que axuda a practicamente todos e cada un dos aspectos relacionados coa xestión dun proxecto: comunicacións entre desenvolvedores, xestión de liberacións, seguimento de erros (<text:span text:style-name="T12">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1">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9"/>
      <text:p text:style-name="P29">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9">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32">A palabra <text:span text:style-name="T21">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text:soft-page-break/>Commit </text:h>
      <text:p text:style-name="P73">Facer unha mudanza no proxecto; máis formalmente, almacenar unha mudanza na base de datos de control de versións de tal xeito que poida ser incorporada en futuras versións do proxecto. En inglés, "<text:span text:style-name="T12">commit</text:span>" pode ser usado como substantivo ou como verbo. Como substantivo, pode ser considerado como sinónimo de "mudanza". En galego a forma verbal pode ser substituída por "facer un <text:span text:style-name="T12">commit</text:span>". Por exemplo: "fixen o <text:span text:style-name="T12">commit</text:span> dun remendo para o fallo de servidores en Mac OS X que os de xestión de erros estaban a comentar. Jay, poderías revisar a mudanza e comprobar que non estou a facer mal uso do localizador (<text:span text:style-name="T12">allocator</text:span>)?" </text:p>
      <text:h text:style-name="P88" text:outline-level="6">Mensaxe de <text:span text:style-name="T12">log</text:span></text:h>
      <text:p text:style-name="P73">Un pequeno comentario engadido a cada <text:span text:style-name="T12">commit</text:span>, describindo a natureza e o propósito da mudanza. As mensaxes de <text:span text:style-name="T12">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2">log</text:span> ás audiencias apropiadas; tamén, <text:span text:style-name="T96">na sección “Tradición na documentación” do capítulo 6 “Comunicacións” </text:span>se discute acerca dos modos en que os contribuíntes deben escribir mensaxes de <text:span text:style-name="T12">log</text:span> sinxelas e útiles. </text:p>
      <text:h text:style-name="P91" text:outline-level="6">Actualizar (update) </text:h>
      <text:p text:style-name="P73">Solicitar que as mudanzas (<text:span text:style-name="T12">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h text:style-name="P90" text:outline-level="6">Repositorio </text:h>
      <text:p text:style-name="P73">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90" text:outline-level="6">Checkout </text:h>
      <text:p text:style-name="P73">O proceso de descarregar unha copia do proxecto desde un repositorio. Un <text:span text:style-name="T12">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90" text:outline-level="6">Copia de traballo </text:h>
      <text:p text:style-name="P75"><text:span text:style-name="T64">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5">commits</text:span><text:span text:style-name="T64">. </text:span></text:p>
      <text:h text:style-name="P88" text:outline-level="6">Conxunto de mudanzas (<text:span text:style-name="T12">changeset</text:span>), mudanza, revisión </text:h>
      <text:p text:style-name="P73">Unha "revisión" é xeralmente a encarnación dun ficheiro ou directorio en particular. Por exemplo, se o proxecto comeza coa revisión 6 do ficheiro F, e despois alguén fai un <text:span text:style-name="T12">commit</text:span> cunha mudanza a F, isto produce a revisión 7 de F. Algúns sistemas usan tamén "revisión", "mudanza" ou "<text:span text:style-name="T12">changeset</text:span>" para se <text:soft-page-break/>referiren a un conxunto de mudanzas subidas todas xuntas nun único <text:span text:style-name="T12">commit</text:span> como unha unidade conceptual </text:p>
      <text:p text:style-name="P29"/>
      <text:p text:style-name="P73">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9"/>
      <text:p text:style-name="P73">Cando un fala sobre un ficheiro ou colección de ficheiros sen especificar unha revisión en particular, xeralmente se asume que se está a referir a(s) revisión(s) máis recentes. </text:p>
      <text:h text:style-name="P90" text:outline-level="6"><text:span text:style-name="T12">Diff</text:span> </text:h>
      <text:p text:style-name="P73">Representación textual dunha mudanza. Un "<text:span text:style-name="T12">diff</text:span>" mostra que liñas foron mudadas e como, ademais dunhas poucas liñas de contextualización desa información. Un desenvolvedor que estea familiarizado cun código dado, poderá ler o <text:span text:style-name="T12">diff</text:span> comparándoo co código e entender que foi o que se mudou, e mesmo localizar erros. </text:p>
      <text:h text:style-name="P91" text:outline-level="6">Etiqueta (tag)</text:h>
      <text:p text:style-name="P73">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1">Versión_1_0</text:span><text:span text:style-name="T83">, </text:span><text:span text:style-name="T21">Distribución_00456</text:span>, etc. </text:p>
      <text:h text:style-name="P91" text:outline-level="6">Rama (branch) </text:h>
      <text:p text:style-name="P73">Unha copia do proxecto, baixo o control de versións mais individualizada, tal que as mudanzas feitas á rama non afectan ao resto do proxecto, e viceversa, excepto cando as mudanzas son fusionadas (<text:span text:style-name="T12">merged</text:span>) desde unha rama a outra (ver debaixo). As ramas son tamén coñecidas como "liñas de desenvolvemento". Mesmo cando un proxecto non ten ramas, considérase que o desenvolvemento se está a facer na "rama principal” (<text:span text:style-name="T12">main branch</text:span>), tamén coñecida como "liña principal” (<text:span text:style-name="T12">main line</text:span>) ou" “tronco” (trunk).</text:p>
      <text:p text:style-name="P29"><text:s/></text:p>
      <text:p text:style-name="P73">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97">a definición de ramas máis adiante neste capítulo, s</text:span>e precisares máis detalles sobre a creación de ramas. </text:p>
      <text:h text:style-name="P90" text:outline-level="6">Fusionar ("<text:span text:style-name="T12">merge</text:span>", ou "<text:span text:style-name="T12">port</text:span>") </text:h>
      <text:p text:style-name="P73">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98">na sección “Singularidade da información” neste mesmo capítulo.</text:span></text:p>
      <text:p text:style-name="P29"/>
      <text:p text:style-name="P73">"Fusionar” (<text:span text:style-name="T12">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2">interfiren</text:span>, o resultado é un "conflito". </text:p>
      <text:h text:style-name="Heading_20_6" text:outline-level="6"><text:soft-page-break/><text:span text:style-name="T27">Conflito</text:span> </text:h>
      <text:p text:style-name="P73">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2">Resolver</text:span> o conflito e comunicarllo ao sistema fica entón na man desa persoa. </text:p>
      <text:h text:style-name="P88" text:outline-level="6">Bloquear (<text:span text:style-name="T12">lock</text:span>) </text:h>
      <text:p text:style-name="P73">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9"/>
      <text:p text:style-name="P73">Os sistemas de control de versións que requiren do uso do bloqueo para poder subir mudanzas son coñecidos como modelos do tipo <text:span text:style-name="T12">bloqueo-modificación-desbloqueo</text:span>. Os que non, son denominados modelos <text:span text:style-name="T12">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9">Cando este libro foi escrito, os dous sistemas de control de versións máis populares no mundo do software libre eran <text:span text:style-name="T12">Concurrent Versions System</text:span> (<text:span text:style-name="T12">CVS</text:span>, <text:a xlink:type="simple" xlink:href="http://www.cvshome.org/">http://www.cvshome.org/</text:a>) e <text:span text:style-name="T12">Subversion</text:span> (<text:span text:style-name="T12">SVN</text:span>, <text:a xlink:type="simple" xlink:href="http://subversion.tigris.org/">http://subversion.tigris.org/</text:a>). </text:p>
      <text:p text:style-name="P29"/>
      <text:p text:style-name="P29">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9"/>
      <text:p text:style-name="P29">Ningún dos fallos de CVS é fatal, e aínda é moi popular. Porén, nos últimos anos o máis recente Subversion está a gañar terreo, especialmente nos proxectos máis novos<text:note text:id="ftn6" text:note-class="footnote"><text:note-citation>6</text:note-citation><text:note-body><text:p text:style-name="P45">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9"/>
      <text:p text:style-name="P29">Pola contra, dado que eu estou participando no proxecto Subversion, a miña obxectividade pode ser razoablemente discutida. E nos últimos anos teñen xurdido un certo número de novos sistemas de control de versións en software libre. <text:span text:style-name="T99">Na sección </text:span>“<text:span text:style-name="T99">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9">As recomendacións desta sección non se dirixen a un sistema de control de versións en particular, e deberían <text:soft-page-break/>ser doadas de poñer en práctica en calquera deles. Consulta a documentación do teu sistema específico se precisares máis detalles. </text:p>
      <text:h text:style-name="Heading_20_4" text:outline-level="4">Versiona todo. </text:h>
      <text:p text:style-name="P29">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9"/>
      <text:p text:style-name="P29">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9"/>
      <text:p text:style-name="P29">Non manteñas os <text:span text:style-name="T12">ficheiros xerados</text:span> no sistema de control de versións. Non son propiamente datos editables, xa que son xerados automaticamente a partir de outros ficheiros. Por exemplo, algúns sistemas de montaxe (<text:span text:style-name="T12">build</text:span>) crean o ficheiro <text:span text:style-name="T66">configure</text:span> a partir do molde <text:span text:style-name="T65">configure.in</text:span>. Para faceres unha mudanza a <text:span text:style-name="T65">configure</text:span>, terías que editar <text:span text:style-name="T12">configure.in</text:span> e posteriormente rexenerar o primeiro; así, tan só o molde <text:span text:style-name="T12">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9"/>
      <text:p text:style-name="P29">Mais se quixeres ler unha segunda opinión acerca da cuestión dos ficheiros <text:span text:style-name="T12">configure</text:span>, podes revisar o comentario de Alexey Makhotkin "<text:span text:style-name="T12">configure.in and version control</text:span>" en <text:a xlink:type="simple" xlink:href="http://versioncontrolblog.com/2007/01/08/configurein-and-version-control/">http://versioncontrolblog.com/2007/01/08/configurein-and-version-control/</text:a>. </text:p>
      <text:p text:style-name="P29"/>
      <text:p text:style-name="P29">A regra de que todo dato editable debe ser mantido nun sistema de control de versións ten infelizmente unha excepción: o xestor de erros (<text:span text:style-name="T12">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9"/>
      <text:h text:style-name="Heading_20_4" text:outline-level="4">Navegabilidade </text:h>
      <text:p text:style-name="P29">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2">log</text:span>) de mudanzas concretas, etc. </text:p>
      <text:p text:style-name="P29"/>
      <text:p text:style-name="P29">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9"/>
      <text:p text:style-name="P29">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2">http://svn.collab.net/repos/svn/trunk/www/hacking.html</text:span></text:a><text:span text:style-name="T12">"</text:span> proporcionando unha URL que vai dirixir sempre á última revisión do ficheiro <text:span text:style-name="T12">hacking.html</text:span>. A URL é mellor xa que carece totalmente de ambigüidade, e evita o problema de se o destinatario ten unha copia de traballo <text:soft-page-break/>completamente actualizada. </text:p>
      <text:p text:style-name="P29"/>
      <text:p text:style-name="P29">Algúns sistemas de control de versións incorporan mecanismos internos de navegación polo repositorio, mentres que outros empregan ferramentas de terceiros. Estas ferramentas son: <text:span text:style-name="T12">ViewVC</text:span> (<text:a xlink:type="simple" xlink:href="http://viewvc.org/">http://viewvc.org/</text:a>), <text:span text:style-name="T12">CVSWeb</text:span> (<text:a xlink:type="simple" xlink:href="http://www.freebsd.org/projects/cvsweb.html">http://www.freebsd.org/projects/cvsweb.html</text:a>), e <text:span text:style-name="T12">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2">commit emails</text:span>) </text:h>
      <text:p text:style-name="P29">Toda incorporación de mudanzas ao repositorio (<text:span text:style-name="T12">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100">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9"/>
      <text:p text:style-name="P29">As cuestións específicas sobre a configuración de mensaxes de incorporación de mudanzas varían dependendo de cal sexa o teu sistema de control de versións, mais xeralmente hai un <text:span text:style-name="T12">script</text:span> ou outra clase de utilidade para facelo. Se tiveres problemas para atopala, tenta buscar na documentación por <text:span text:style-name="T12">hooks</text:span>, e especialmente <text:span text:style-name="T12">post-commit hook</text:span>, tamén chamado <text:span text:style-name="T12">loginfo hook</text:span> en CVS. Os "<text:span text:style-name="T12">post-commit hooks</text:span>" constitúen un modo xeral de lanzar tarefas automatizadas en resposta á incorporación de mudanzas. O "<text:span text:style-name="T12">hook</text:span>" dispárase ante a incorporación dunha mudanza en concreto, aliméntase da información acerca desa mudanza e é logo libre de usar esa información para realizar calquera outra operación (por exemplo, enviar un correo electrónico). </text:p>
      <text:p text:style-name="P29"/>
      <text:p text:style-name="P29">No caso dos sistemas de envío de mensaxes de actualización pre-empacotados, talvez queiras modificar algúns dos comportamentos por defecto: </text:p>
      <text:p text:style-name="P29"/>
      <text:list xml:id="list860423108" text:style-name="L15">
        <text:list-item>
          <text:p text:style-name="P110"><text:span text:style-name="T70">Algúns destes sistemas non inclúen os "</text:span><text:span text:style-name="T75">diff</text:span><text:span text:style-name="T70">" no email, mais inclúen unha URL na que consultar as mudanzas no repositorio a través do navegador web. Aínda que fornecer a URL está ben, de xeito que se poida facer referencia á mudanza máis tarde, é tamén </text:span><text:span text:style-name="T75">moi</text:span><text:span text:style-name="T70"> importante que a mensaxe de envío da mudanza inclúa os propios </text:span><text:span text:style-name="T75">diff</text:span><text:span text:style-name="T70">.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48"/>
      <text:p text:style-name="P63"><text:span text:style-name="T70">(Desde logo, se o reporte de diferencias é moi grande, como no caso de que se teña engadido ao repositorio un corpo de texto completamente novo, terá sentido omitir a información do "</text:span><text:span text:style-name="T75">diff</text:span><text:span text:style-name="T70">" e achegar tan só a URL. Os máis dos programas de envío de correos de actualización poden facer este tipo de discriminación automática. Se o teu non pode, será mellor manteres a inclusión dos "</text:span><text:span text:style-name="T75">diff</text:span><text:span text:style-name="T70">" e resignáreste a sufrir mensaxes ocasionalmente enormes, que eliminárelos por completo. A facilidade para facer revisións e comentarios é de vital importancia para o desenvolvemento colaborativo, demasiado para deixalos de lado) </text:span></text:p>
      <text:p text:style-name="P137"/>
      <text:list xml:id="list446044811" text:continue-numbering="true" text:style-name="L15">
        <text:list-item>
          <text:p text:style-name="P110"><text:span text:style-name="T70">Os correos de subida de mudanzas deberían ter o cabezallo "</text:span><text:span text:style-name="T75">Reply-to</text:span><text:span text:style-name="T70">"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70">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text:span><text:soft-page-break/><text:span text:style-name="T70">a lista de correo de mudanzas se autopublicita como un servizo para facer seguimento das mudanzas, non para facer seguimento das mudanzas </text:span><text:span text:style-name="T75">e</text:span><text:span text:style-name="T70">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9"/>
      <text:p text:style-name="P73">Ten en conta que esta recomendación acerca da configuración do cabezallo "<text:span text:style-name="T12">Reply-to</text:span>" non refuta o comentado anteriormente neste capítulo. Normalmente o <text:span text:style-name="T12">remitente</text:span> dunha mensaxe vai considerar correcto establecer o "<text:span text:style-name="T12">Reply-to</text:span>". Neste caso, o remitente é o propio sistema de control de versións, e configura o "<text:span text:style-name="T12">Reply-to</text:span>" para indicar que o lugar apropiado para responder ás súas mensaxes é a lista de desenvolvemento, non a de mudanzas. </text:p>
      <text:h text:style-name="Heading_20_5" text:outline-level="5">CIA: outro mecanismo de publicación de mudanzas (<text:span text:style-name="T12">Another Change Publication Mechanism</text:span>) </text:h>
      <text:p text:style-name="P29">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2">social</text:span>. A xente terá a sensación de formar parte de algo vivo e activo, e sentirá que se progresa xusto ante os seus ollos. </text:p>
      <text:p text:style-name="P29"/>
      <text:p text:style-name="P29">A maneira en que traballa consiste en que ti invocas o programa CIA de notificación desde o gancho (<text:span text:style-name="T12">hook</text:span>) do teu sistema de publicación de mudanzas. O notificador formata a XML a información da mudanza, e a envía como mensaxe a un servidor central (típicamente <text:span text:style-name="T20">cia.navi.cx</text:span>). A continuación, ese servidor distribúe a información sobre a mudanza a outros foros. </text:p>
      <text:p text:style-name="P29"/>
      <text:p text:style-name="P29">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9"/>
      <text:p text:style-name="P29">Para veres un exemplo de CIA en acción, accede desde o teu cliente IRC a <text:span text:style-name="T12">irc.freenode.net</text:span>, canal #<text:span text:style-name="T12">commits</text:span>. </text:p>
      <text:h text:style-name="Heading_20_4" text:outline-level="4">Usa as ramas para evitares gargalos </text:h>
      <text:p text:style-name="P29">Os usuarios non expertos dos sistemas de control de versións ás veces lle teñen un certo medo á creación de ramas (<text:span text:style-name="T12">branching</text:span>) e á posterior fusión (<text:span text:style-name="T12">merging</text:span>). Trátase probablemente dun efecto colateral da popularidade dos CVS: a súa interface de creación de ramas e fusión é pouco intuitiva, de xeito que moita xente aprendeu a evitar esas operacións por completo. </text:p>
      <text:p text:style-name="P29"/>
      <text:p text:style-name="P29">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9"/>
      <text:p text:style-name="P29">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2">merge</text:span>) a torreta desde a rama ao castelo principal. </text:p>
      <text:p text:style-name="P29"/>
      <text:p text:style-name="P29">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1">as seccións “Estabilizando unha publicación” no capítulo 7 “Empacotamento, </text:span><text:soft-page-break/><text:span text:style-name="T101">publicación e desenvolvemento diario”) </text:span>sen ter que se preocupar acerca de manter controlada unha diana móbil. </text:p>
      <text:p text:style-name="P29"/>
      <text:p text:style-name="P29">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9">A fusión (<text:span text:style-name="T12">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2">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9"/>
      <text:p text:style-name="P29">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9"/>
      <text:p text:style-name="P29">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9"/>
      <text:p text:style-name="P29">O mesmo principio pode ser aplicado cando se reverte unha mudanza. No caso de que unha mudanza sexa descartada do código, a única mensaxe de rexistro que debería engadirse debería tan só especificar que unha revisión concreta está a ser descartada, <text:span text:style-name="T12">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9"/>
      <text:p text:style-name="P29">Todo o que antecede implica que se debería empregar unha sintaxe coherente para referirse ás revisións. Isto non é só importante para as mensaxes de rexistro, senón tamén nas de correo electrónico, o xestor de erros (<text:span text:style-name="T12">bug tracker</text:span>), e en toda a documentación do proxecto. Se estás a usar CVS, suxírote <text:span text:style-name="T12">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2">os capítulos 6 “Comunicacións” e 7 “Empacotamento, publicación e desenvolvemento diario”) </text:span>e como unha boa parte do traballo de arquivamento vai ser feita por voluntarios, mellor mantelo tan simple como for posible. </text:p>
      <text:p text:style-name="P29"/>
      <text:p text:style-name="P29">Podes ver tamén <text:span text:style-name="T103">a sección “Liberación e desenvolvemento diario” no capítulo 7 “Empacotamento, liberación e </text:span><text:soft-page-break/><text:span text:style-name="T103">desenvolvemento diario”.</text:span></text:p>
      <text:h text:style-name="Heading_20_4" text:outline-level="4">Autorización </text:h>
      <text:p text:style-name="P29">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4">a sección “Commiters” no capítulo 8 “Xestión de voluntarios” </text:span>para entenderes como se decide quen vai poder introducir mudanzas en que partes do proxecto) </text:p>
      <text:p text:style-name="P29"/>
      <text:p text:style-name="P29">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9"/>
      <text:p text:style-name="P29">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9"/>
      <text:p text:style-name="P29">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9"/>
      <text:p text:style-name="P29">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2">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9"/>
      <text:p text:style-name="P29">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9"/>
      <text:p text:style-name="P29">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2">non</text:span> está a funcionar axeitadamente, entón é que o proxecto ten problemas máis importantes que resolver que os relativos <text:soft-page-break/>ao sistema de autenticacións. </text:p>
      <text:p text:style-name="P29"/>
      <text:p text:style-name="P29">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9"/>
      <text:p text:style-name="P29">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5">na sección “Quen vota?” do capítulo 4 “Infraestructura social e política”.</text:span> </text:p>
      <text:h text:style-name="Heading_20_2" text:outline-level="2">Xestor de erros (Bug Tracker) </text:h>
      <text:p text:style-name="P29">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9"/>
      <text:p text:style-name="P29">O termo <text:span text:style-name="T12">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2">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6">na sección “Xestores de erros”.</text:span> </text:p>
      <text:p text:style-name="P29"/>
      <text:p text:style-name="P29">Neste libro, eu vou continuar a falar de "xestor de erros” (<text:span text:style-name="T12">bug tracker</text:span>) cando me refira ao software que fai o seguimento, xa que é así como a maioría da xente lle chama, mais vou empregar asunto (<text:span text:style-name="T12">issue</text:span>) para referirme a unha instancia individual na base de datos do xestor de erros. Isto vainos permitir distinguir entre o comportamento ou fallo que o usuario ten atopado (isto é, o erro ou "<text:span text:style-name="T12">bug</text:span>" en sí mesmo), e os <text:span text:style-name="T12">rexistros</text:span> referidos ao descubrimento, diagnose e eventual resolución do erro. Ten en conta que aínda que moitos asuntos se refiren a erros reais, tamén poden referirse igualmente ao seguimento de outros tipos de tarefas. </text:p>
      <text:p text:style-name="P29"/>
      <text:p text:style-name="P29">O clásico ciclo de vida dun asunto é semellante a: </text:p>
      <text:p text:style-name="P29"/>
      <text:list xml:id="list791872445" text:style-name="L16">
        <text:list-item>
          <text:p text:style-name="P111"><text:span text:style-name="T70">Alguén detecta o erro. Subministra un resumo, unha breve descrición do mesmo (incluíndo unha receita para reproducir o fallo, no seu caso; bótalle unha ollada </text:span><text:span text:style-name="T71">á sección “Trata a cada usuario como un potencial voluntario” no capítulo 8 “Xestión de voluntarios” </text:span><text:span text:style-name="T70">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64"><text:span text:style-name="T70">Unha vez reportado, o asunto fica rexistrado no estado coñecido como </text:span><text:span text:style-name="T75">aberto</text:span><text:span text:style-name="T70">. Como de momento non se realizou ningunha operación sobre el, algúns xestores de erros o denominan </text:span><text:span text:style-name="T75">non verificado</text:span><text:span text:style-name="T70"> e/ou </text:span><text:span text:style-name="T75">sen iniciar.</text:span><text:span text:style-name="T70">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65873015" text:continue-numbering="true" text:style-name="L16">
        <text:list-item>
          <text:p text:style-name="P138">Outra xente vai ler o asunto, engadirlle comentarios, e talvez preguntarlle ao remitente orixinal sobre detalles que clarifiquen algún punto escuro. </text:p>
        </text:list-item>
        <text:list-item>
          <text:p text:style-name="P111"><text:span text:style-name="T70">O erro é entón </text:span><text:span text:style-name="T75">reproducido</text:span><text:span text:style-name="T70">.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111"><text:span text:style-name="T70">O erro é entón </text:span><text:span text:style-name="T75">diagnosticado</text:span><text:span text:style-name="T70">: identifícase a causa que o produce, e se for posible, estímase o esforzo requirido para corrixilo. Estes procesos deben ficar gravados no sistema; se a persoa que fai o diagnóstico desaparece repentinamente do proxecto por un tempo (o que vai suceder frecuentemente </text:span><text:soft-page-break/><text:span text:style-name="T70">cos desenvolvedores voluntarios), calquera outro deberá ser quen de retomar a xestión do erro onde o outro o deixou.</text:span></text:p>
        </text:list-item>
      </text:list>
      <text:p text:style-name="P64"><text:span text:style-name="T70">Neste paso, ou ás veces no anterior, un desenvolvedor vaise "apropiar" do asunto e </text:span><text:span text:style-name="T75">autoasignalo</text:span><text:span text:style-name="T70"> </text:span><text:span text:style-name="T75">a el mesmo</text:span><text:span text:style-name="T70"> <text:s/>(</text:span><text:span text:style-name="T72">máis información na sección “Distingue entre petición e asignación”</text:span><text:span text:style-name="T70"> </text:span><text:span text:style-name="T72">do capítulo 8 “Xestión de voluntarios”) </text:span><text:span text:style-name="T70">examina o proceso con máis detalle). A </text:span><text:span text:style-name="T75">prioridade</text:span><text:span text:style-name="T70"> pode tamén ser establecida neste paso. Por exemplo, se for tan severo que podería atrasar a seguinte liberación, ese asunto precisa ser identificado logo, e o xestor debería proporcionar algunha maneira de notificalo. </text:span></text:p>
      <text:list xml:id="list142231609" text:continue-numbering="true" text:style-name="L16">
        <text:list-item>
          <text:p text:style-name="P138">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111"><text:span text:style-name="T70">O erro é resolto (ou a tarefa completada, ou o remendo aplicado, ou o que for). A mudanza ou conxunto de mudanzas resultantes da súa resolución deberán ser gravadas nun comentario, e posteriormente o asunto é </text:span><text:span text:style-name="T75">pechado</text:span><text:span text:style-name="T70"> e/ou marcado como </text:span><text:span text:style-name="T75">resolto</text:span><text:span text:style-name="T70">. </text:span></text:p>
        </text:list-item>
      </text:list>
      <text:p text:style-name="P29"/>
      <text:p text:style-name="P29">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07">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07">Xestor de incidencias” no capítulo 8 “Xestión de voluntarios”.</text:span></text:p>
      <text:p text:style-name="P29"/>
      <text:p text:style-name="P29">Outra variación frecuente do ciclo de vida consiste en pechar o asunto como <text:span text:style-name="T12">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2">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9"/>
      <text:p text:style-name="P29">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9"><text:s/></text:p>
      <text:p text:style-name="P29">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9"/>
      <text:p text:style-name="P29">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9"/>
      <text:p text:style-name="P29"><text:soft-page-break/>A necesidade de reaccionar a tempo implica dúas cousas: </text:p>
      <text:p text:style-name="P29"/>
      <text:list xml:id="list1677272425" text:style-name="L17">
        <text:list-item>
          <text:p text:style-name="P112"><text:span text:style-name="T70">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5">Reply-to</text:span><text:span text:style-name="T70">" debería ser dirixido á lista xeral de desenvolvemento. </text:span></text:p>
        </text:list-item>
        <text:list-item>
          <text:p text:style-name="P112"><text:span text:style-name="T70">O formulario de notificación de asuntos debería capturar o enderezo de correo do remitente, de xeito que poida ser contactado para pedirlle máis información. (Porén, non debería </text:span><text:span text:style-name="T75">requirir</text:span><text:span text:style-name="T70"> ese enderezo, dado que hai xente que prefire notificar erros de xeito anónimo. Véxase “</text:span><text:span text:style-name="T73">Confidencialidade” máis adiante neste capítulo </text:span><text:span text:style-name="T70">para ler información adicional sobre a importancia de poder manter o anonimato.) </text:span></text:p>
        </text:list-item>
      </text:list>
      <text:h text:style-name="Heading_20_3" text:outline-level="3">Interacción con listas de correo </text:h>
      <text:p text:style-name="P29">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9"/>
      <text:p text:style-name="P29">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08">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08">Uso do xestor de erros” no capítulo 6 “Comunicacións” </text:span>veremos algunhas maneiras de asegurar que a xente non lance discusións fora dos foros apropiados e no xestor de erros. </text:p>
      <text:p text:style-name="P29"/>
      <text:p text:style-name="P29">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9"/>
      <text:h text:style-name="Heading_20_3" text:outline-level="3">Prefiltrando o xestor de erros </text:h>
      <text:p text:style-name="P29">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9"/>
      <text:p text:style-name="P29">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9"/>
      <text:p text:style-name="P29">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text:soft-page-break/>recomendares fortemente) que os usuarios confirmen con outros usuarios os erros detectados por eles antes de reportalos ao sistema. </text:p>
      <text:p text:style-name="P29"/>
      <text:p text:style-name="P29">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9"><text:s text:c="6"/><text:span text:style-name="T84">N. do T.: máis de 500.000 no momento de facer esta tradución.</text:span></text:p></text:note-body></text:note> aínda organizan as cousas de xeito que <text:span text:style-name="T12">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9"/>
      <text:p text:style-name="P29">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2">espera</text:span> que a fagan. </text:p>
      <text:p text:style-name="P29"/>
      <text:p text:style-name="P29">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9"/>
      <text:list xml:id="list2128518118" text:style-name="L18">
        <text:list-item>
          <text:p text:style-name="P139">Responder inmediatamente ao asunto, agradecendo amablemente o usuario por telo remitido, mais dirixíndoos ás instrucións sobre revisión por terceiros (que, por suposto, deberán estar ben visibles na web do proxecto). </text:p>
        </text:list-item>
        <text:list-item>
          <text:p text:style-name="P139">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39">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9"/>
      <text:p text:style-name="P29">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9"/>
      <text:p text:style-name="P29">Podes ver máis sobre este tema en “<text:span text:style-name="T109">Xestor de incidencias” no capítulo 8 “Xestión de voluntarios”.</text:span></text:p>
      <text:h text:style-name="Heading_20_2" text:outline-level="2"><text:soft-page-break/>IRC / Sistema de comunicacións en tempo real </text:h>
      <text:p text:style-name="P29">Moitos proxectos ofrecen salas de conversación en tempo real usando foros <text:span text:style-name="T12">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2">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45">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9"/>
      <text:p text:style-name="P29">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9"/>
      <text:p text:style-name="P83">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9"/>
      <text:p text:style-name="P29">Algúns proxectos ofrecen varios canais, un por subtema. Por exemplo, un canal para problemas de instalación, outro para cuestións sobre o uso, outro para conversas sobre desenvolvemento, etc. <text:span text:style-name="T110">(“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9"/>
      <text:p text:style-name="P29">Como vai saber a xente cales son os canais dispoñibles, e en que canal charlar?. E cando falen nun canal, como van saber cales son as regras locais?. A resposta está en dicirllo pola vía de establecer o <text:s/><text:span text:style-name="T12">tema do canal</text:span><text:span text:style-name="T12"><text:note text:id="ftn9" text:note-class="footnote"><text:note-citation>9</text:note-citation><text:note-body><text:p text:style-name="Footnote"><text:span text:style-name="T67">Para facelo, usa o comando</text:span><text:span text:style-name="T68"> /topic</text:span><text:span text:style-name="T67">. Todos os comandos no IRC comezan polo carácter "/". Bótalle unha ollada a <text:s/></text:span><text:a xlink:type="simple" xlink:href="http://www.irchelp.org/"><text:span text:style-name="T67">http://www.irchelp.org/</text:span></text:a><text:span text:style-name="T67"> se non estás familiarizado co uso e administración do IRC; en particular, </text:span><text:a xlink:type="simple" xlink:href="http://www.irchelp.org/irchelp/irctutorial.html"><text:span text:style-name="T67">http://www.irchelp.org/irchelp/irctutorial.html</text:span></text:a><text:span text:style-name="T67"> é un excelente titorial.</text:span></text:p></text:note-body></text:note></text:span><text:span text:style-name="T12">.</text:span> O tema do canal é unha mensaxe breve que cada usuario ve no momento de entrar no canal. Inclúe instrucións para os novatos e ligazóns a máis información. Por exemplo:</text:p>
      <text:p text:style-name="P29"><text:s/></text:p>
      <text:p text:style-name="P85">Estás charlando en #svn </text:p>
      <text:p text:style-name="P85"/>
      <text:p text:style-name="P84"><text:span text:style-name="T64">O tema para #svn é o Foro para as cuestións dos usuarios de Subversion, podes visitar tamén </text:span><text:a xlink:type="simple" xlink:href="http://subversion.tigris.org/"><text:span text:style-name="T64">http://subversion.tigris.org/</text:span></text:a><text:span text:style-name="T64">. || As discusións sobre desenvolvemento teñen lugar en #svn-dev. || Por favor non coles transcricións longas aquí, pola contra usa un sitio como http://pastebin.ca/. || NOVAS: Subversion 1.1.0 foi liberado, máis detalles en http://svn110.notlong.com/. </text:span></text:p>
      <text:p text:style-name="P29"/>
      <text:p text:style-name="P29"/>
      <text:p text:style-name="P29">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9">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9"/>
      <text:p text:style-name="P29">A solución está en usar un dos sitios <text:span text:style-name="T12">pastebin</text:span> ou <text:span text:style-name="T12">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text:soft-page-break/>Calquera poderá visitar a URL e ver os datos.</text:p>
      <text:p text:style-name="P29"/>
      <text:p text:style-name="P29">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28">Bots</text:span> </text:h>
      <text:p text:style-name="P29">Moitos canais IRC orientados a asuntos técnicos inclúen un membro non humano, chamado <text:span text:style-name="T12">bot</text:span>, que é quen de almacenar e devolver información en resposta a certos comandos. Tipicamente, a comunicación co <text:span text:style-name="T12">bot</text:span> faise de xeito exactamente igual que con calquera outro membro do canal, é dicir, os comandos se executan pola vía de "dicirllo" ao <text:span text:style-name="T12">bot</text:span>. Por exemplo: </text:p>
      <text:p text:style-name="P34"/>
      <text:p text:style-name="code"><text:span text:style-name="T111">&lt;</text:span>kfogel<text:span text:style-name="T111">&gt;</text:span> ayita: learn diff-cmd = http://subversion.tigris.org/faq.html#diff-cmd </text:p>
      <text:p text:style-name="code"><text:span text:style-name="T111">&lt;</text:span>ayita<text:span text:style-name="T111">&gt;</text:span> <text:s/>Grazas! </text:p>
      <text:p text:style-name="code"/>
      <text:p text:style-name="P29">Así lle dixo ao <text:span text:style-name="T12">bot</text:span> (que está rexistrado no canal como ayita) que lembre unha certa URL como resposta á consulta "<text:span text:style-name="T12">diff.cmd</text:span>". Agora poderemos dirixirnos a ayita para que informe outro usuario acerca de <text:span text:style-name="T12">diff-cmd</text:span>: </text:p>
      <text:p text:style-name="P29"/>
      <text:p text:style-name="code"><text:span text:style-name="T111">&lt;</text:span>kfogel<text:span text:style-name="T111">&gt;</text:span> ayita: tell jrandom about diff-cmd </text:p>
      <text:p text:style-name="code"><text:span text:style-name="T111">&lt;</text:span>ayita<text:span text:style-name="T111">&gt;</text:span> <text:s/>jrandom: http://subversion.tigris.org/faq.html#diff-cmd </text:p>
      <text:p text:style-name="P29"/>
      <text:p text:style-name="P29">O mesmo pode facerse mediante un atallo axeitado: </text:p>
      <text:p text:style-name="P29"/>
      <text:p text:style-name="P92"><text:span text:style-name="T111">&lt;</text:span>kfogel<text:span text:style-name="T111">&gt;</text:span> !a jrandom diff-cmd </text:p>
      <text:p text:style-name="P92"><text:span text:style-name="T92">&lt;</text:span><text:span text:style-name="T91">ayita</text:span><text:span text:style-name="T92">&gt;</text:span><text:span text:style-name="T91"> <text:s/>jrandom: http://subversion.tigris.org/faq.html#diff-cmd </text:span></text:p>
      <text:p text:style-name="P29"/>
      <text:p text:style-name="P29">A configuración exacta do comando e os comportamentos varían dun <text:span text:style-name="T12">bot</text:span> a outro. O exemplo anterior é para <text:span text:style-name="T12">ayita</text:span> (<text:a xlink:type="simple" xlink:href="http://hix.nu/svn-public/alexis/trunk/">http://hix.nu/svn-public/alexis/trunk/</text:a>) do que normalmente hai unha instancia funcionando no canal <text:span text:style-name="T12">#svn</text:span> en <text:span text:style-name="T22">Freenode</text:span>. Outros <text:span text:style-name="T12">bots</text:span> son <text:span text:style-name="T12">Dancer</text:span> (<text:a xlink:type="simple" xlink:href="http://dancer.sourceforge.net/b">http://dancer.sourceforge.net/</text:a>) e <text:span text:style-name="T12">Supybot</text:span> (<text:a xlink:type="simple" xlink:href="http://supybot.com/">http://supybot.com/</text:a>). Non son precisos privilexios especiais para executar un <text:span text:style-name="T12">bot</text:span>. Un <text:span text:style-name="T12">bot</text:span> é un programa cliente; calquera pode pór un en marcha e dirixilo para que escoite un determinado servidor/canal. </text:p>
      <text:p text:style-name="P29"/>
      <text:p text:style-name="P29">Se no teu canal se tende a repetir as mesmas preguntas unha e outra vez, eu recoméndoche implementares un <text:span text:style-name="T12">bot</text:span>. Tan só un número pequeno de usuarios do canal vai adquirir a experiencia necesaria para manipular o <text:span text:style-name="T12">bot</text:span>, mais son os mesmos usuarios que van responder a un número desproporcionadamente grande de cuestións, xa que o <text:span text:style-name="T12">bot</text:span> vailles permitir facelo de xeito moito máis eficiente. </text:p>
      <text:p text:style-name="P29"/>
      <text:h text:style-name="Heading_20_3" text:outline-level="3">Arquivando o IRC </text:h>
      <text:p text:style-name="P29">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9"/>
      <text:p text:style-name="P29">Por suposto, sempre haberá <text:span text:style-name="T12">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9"><text:span text:style-name="T12">RSS (Really Simple Syndication) </text:span>é un mecanismo para distribuír resumos de noticias, moi ricos en metadatos, <text:soft-page-break/>aos usuarios subscritos, é dicir: á xente que manifestou o seu interese en recibir eses resumos. Unha fonte RSS determinada é normalmente denominada un <text:span text:style-name="T12">feed</text:span>, e a interface de subscrición é chamada <text:span text:style-name="T12">lector de feed</text:span> ou <text:span text:style-name="T12">agregador de feed</text:span>. RSS Bandit (<text:a xlink:type="simple" xlink:href="http://www.rssbandit.org/">http://www.rssbandit.org</text:a>) e o epónimo Feedreader (http://www.feedreader.com/) son dous lectores de RSS de código aberto, por exemplo. </text:p>
      <text:p text:style-name="P29"/>
      <text:p text:style-name="P29">Non hai espazo aquí para facer unha explicación técnica detallada de RSS<text:note text:id="ftn10" text:note-class="footnote"><text:note-citation>10</text:note-citation><text:note-body><text:p text:style-name="Footnote"><text:span text:style-name="T67">Podes ver <text:s/></text:span><text:a xlink:type="simple" xlink:href="http://www.xml.com/pub/a/2002/12/18/dive-into-xml.html"><text:span text:style-name="T67">http://www.xml.com/pub/a/2002/12/18/dive-into-xml.html</text:span></text:a><text:span text:style-name="T67"> para maior información.</text:span></text:p></text:note-body></text:note>, mais deberías ter en conta dúas cousas. A primeira é que o software de lectura de <text:span text:style-name="T12">feeds</text:span> é seleccionado polo usuario e vai ser <text:span text:style-name="T12">o mesmo</text:span> para todos os <text:span text:style-name="T12">feeds</text:span> que o subscritor estiver a monitoriza (de feito, este é o maior atractivo de RSS: que o subscritor escolle usar unha interface para todos os <text:span text:style-name="T12">feeds</text:span>, así que cada <text:span text:style-name="T12">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2">Feed</text:span> de noticias". Ti premes o botón, e de aí en diante o teu lector de <text:span text:style-name="T12">feed</text:span> (que pode perfectamente ser unha <text:span text:style-name="T12">applet</text:span> embebida na túa páxina web) actualízase automaticamente cada vez que for introducida unha novidade na web de orixe. </text:p>
      <text:p text:style-name="P29"/>
      <text:p text:style-name="P29">Isto quere dicir que o teu proxecto de software de código aberto debería probablemente ofrecer un <text:span text:style-name="T12">feed</text:span> RSS (os máis dos sitios de aloxamento preconfigurado xa o ofrecen como opción por defecto, véxase “<text:span text:style-name="T112">Aloxamento preconfigurado”)</text:span>. Mais ten coidado de non publicares tantas novas ao día que os subscritores non sexan quen de separar o gran da palla. Se houber demasiados eventos de novas, a xente simplemente vai ignorar o <text:span text:style-name="T12">feed</text:span> ou, aínda peor, vaise dar de baixa por desesperación. Idealmente, un proxecto debería ofertar <text:span text:style-name="T12">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2">feed</text:span> RSS na portada da web para enviar novas sobre os eventos máis relevantes, tales como novas versións ou avisos de seguridade. </text:p>
      <text:p text:style-name="P29"/>
      <text:p text:style-name="P29">Ao César o que é do César<text:note text:id="ftn11" text:note-class="footnote"><text:note-citation>11</text:note-citation><text:note-body><text:p text:style-name="P45">Nota do tradutor: tradución libre do orixinal inglés: "Credit where credit is due"</text:p></text:note-body></text:note>: esta sección non estaba na primeira edición do libro, mais a entrada "<text:span text:style-name="T12">Release Criteria, Open Source, Thoughts On...</text:span>" ( http://krow.livejournal.com/564980.html) no blog de Brian Aker fíxome decatarme da utilidade dos <text:span text:style-name="T12">feed</text:span> RSS para os proxectos de software de código aberto. </text:p>
      <text:h text:style-name="Heading_20_2" text:outline-level="2">Wikis </text:h>
      <text:p text:style-name="P29">Unha <text:span text:style-name="T12">wiki</text:span> é un sitio web que permite que cada visitante poida editar e estender os seus contidos; o termo "<text:span text:style-name="T12">wiki</text:span>" (que significa "áxil" ou "super-rápido" en hawaiano) úsase tamén para denominar o software que permite facer esa edición. As <text:span text:style-name="T12">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2">wiki</text:span>. Podes pensar nunha <text:span text:style-name="T12">wiki</text:span> como algo intermedio entre o IRC e as páxinas web: as <text:span text:style-name="T12">wikis</text:span> non se editan en tempo real, de feito que a xente ten tempo de pulir e ponderar as súas contribucións, mais engadirlle contidos é tamén moi doado, implicando menor complexidade que a edición dunha páxina web. </text:p>
      <text:p text:style-name="P29"/>
      <text:p text:style-name="P29">As <text:span text:style-name="T12">wikis</text:span> non son aínda equipamentos estándar para os proxectos de software de código aberto, mais probablemente o sexan logo<text:note text:id="ftn12" text:note-class="footnote"><text:note-citation>12</text:note-citation><text:note-body><text:p text:style-name="Footnote"><text:span text:style-name="T67">Nota do tradutor: de feito, xa no momento de facerse esta tradución (decembro de 2009), practicamente todos os proxectos que se desenvolven de xeito colaborativo contan con cadansúa </text:span><text:span text:style-name="T68">wiki, </text:span><text:span text:style-name="T69">ben</text:span><text:span text:style-name="T67">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2">wikis</text:span> que os seus éxitos). </text:p>
      <text:p text:style-name="P29"/>
      <text:p text:style-name="P33">Se decidires montar unha <text:span text:style-name="T12">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2">wiki</text:span>, así a xente terá un sitio ao que acudiren en busca de axuda. Con demasiada frecuencia, os administradores de <text:span text:style-name="T12">wikis</text:span> caen vítimas da fantasía de que, xa que hordas de visitantes van engadir á <text:span text:style-name="T12">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2">wikis</text:span> sofren de: </text:p>
      <text:list xml:id="list1774049473" text:style-name="L19">
        <text:list-item>
          <text:p text:style-name="P113"><text:soft-page-break/><text:span text:style-name="T79">Ausencia de principios de navegación. </text:span><text:span text:style-name="T70">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5">wiki</text:span><text:span text:style-name="T70"> van respectar esa diferenza, mais só se a diferenza estiver claramente establecida desde o principio. </text:span></text:p>
        </text:list-item>
        <text:list-item>
          <text:p text:style-name="P113"><text:span text:style-name="T80">Duplicación da información. </text:span><text:span text:style-name="T70">As </text:span><text:span text:style-name="T75">wikis</text:span><text:span text:style-name="T70">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113">A<text:span text:style-name="T80">udiencia obxectivo mal definida. </text:span><text:span text:style-name="T70">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9"/>
      <text:p text:style-name="P29">A solución máis común a todos estes problemas é a mesma: fixar estándares editoriais, e demostralos non só publicándoos, senón publicando páxinas que os poñan en práctica. En xeral, as <text:span text:style-name="T12">wikis</text:span> van amplificar calquera erro nos seus materiais orixinais, xa que os colaboradores tenden a imitar os padróns que teñen á vista. Non poñas en marcha a <text:span text:style-name="T12">wiki</text:span> e fiques esperando a que todo axuste axeitadamente. Deberás tamén alimentala con materiais escritos, para que a xente teña un modelo que seguir. </text:p>
      <text:p text:style-name="P29"/>
      <text:p text:style-name="P29">O exemplo máis brillante dunha <text:span text:style-name="T12">wiki</text:span> ben administrada é a Wikipedia, aínda que isto pode ser así en parte porque os seus contidos (entradas dunha enciclopedia) encaixan de forma natural co formato <text:span text:style-name="T12">wiki</text:span>. Mais se examinares atentamente a Wikipedia, verás que os seus administradores deseñaron unha <text:span text:style-name="T12">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2">wiki</text:span> dun proxecto de software de código aberto, paga a pena emular o seu espírito. </text:p>
      <text:p text:style-name="P29"/>
      <text:p text:style-name="P29">Para máis información acerca das <text:span text:style-name="T12">wikis</text:span>, podes consultar <text:a xlink:type="simple" xlink:href="http://en.wikipedia.org/wiki/Wiki">http://en.wikipedia.org/wiki/Wiki</text:a>. Tamén a primeira <text:span text:style-name="T12">wiki</text:span> está viva e goza de boa saúde, e contén unha chea de discusións acerca de como administrar <text:span text:style-name="T12">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9">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5">preconfigurado</text:span></text:h>
      <text:p text:style-name="P29">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text:soft-page-break/>nas ferramentas. Terás poucas decisións que tomar. Todo o que terás que facer e preencher un formulario, premer un botón, e terás de súpeto un sitio web para o teu proxecto. </text:p>
      <text:p text:style-name="P29"/>
      <text:p text:style-name="P29">Estes son beneficios significativos dabondo. A desvantaxe, claro, é que ti vas ter que aceptar <text:span text:style-name="T12">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9"/>
      <text:p text:style-name="P29">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3">Versiona todo” mais adiante neste mesmo capítulo, </text:span>non deberías pretender versionar os formatos xerados, só o ficheiro mestre. Mais cando o teu sitio web está aloxado no servidor dun terceiro, pode que sexa imposible dispor dun gancho (<text:span text:style-name="T12">hook</text:span>) personalizado para xerar a versión HTML da FAQ cada vez que se modifique o ficheiro mestre. A única solución será versionar tamén os formatos xerados, para que se poidan publicar no sitio web. </text:p>
      <text:p text:style-name="P29"/>
      <text:p text:style-name="P29">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2">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9"/>
      <text:p text:style-name="P29">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9"/>
      <text:p text:style-name="P29">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18">preconfigurado</text:span> </text:h>
      <text:p text:style-name="P29">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46"><text:s/><text:span text:style-name="T84">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67">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9"/>
      <text:p text:style-name="P29">Haggen So fixo unha avaliación de varios sitios de aloxamento de proxectos como parte do seu traballo de investigación para a súa tese de doutoramento, <text:span text:style-name="T12">Construction of an Evaluation Model for Free/Open Source Project Hosting (FOSPHost) sites</text:span>. Os resultados están publicados en <text:a xlink:type="simple" xlink:href="http://www.ibiblio.org/fosphost/">http://www.ibiblio.org/fosphost/</text:a>, onde <text:soft-page-break/>podes ver especialmente a tabela excelente comparativa en <text:a xlink:type="simple" xlink:href="http://www.ibiblio.org/fosphost/exhost.htm">http://www.ibiblio.org/fosphost/exhost.htm</text:a>.</text:p>
      <text:h text:style-name="Heading_20_4" text:outline-level="4">Anonimato e participación </text:h>
      <text:p text:style-name="P29">Un problema que non se dá só nos sitios enlatados, mais que se ten atopado especialmente neles, é o abuso da funcionalidade de <text:span text:style-name="T12">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9"/>
      <text:p text:style-name="P29">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9"/>
      <text:p text:style-name="P29">As vantaxes da xestión de usuarios xeralmente superan as desvantaxes. Mais se podes escoller que accións poden levarse a cabo de xeito anónimo, asegúrate de que non só están permitidas para visitantes non rexistrados <text:span text:style-name="T12">todas</text:span> as accións de só lectura, senón que tamén o están algunhas de entrada de datos, especialmente no xestor de incidencias e, se a tiveres, nas páxinas <text:span text:style-name="T12">wiki</text:span>.</text:p>
      <text:h text:style-name="P153" text:outline-level="1"><text:span text:style-name="T124">Capítulo 4. </text:span><text:span text:style-name="T123">Infraestrutura social e política</text:span> </text:h>
      <text:p text:style-name="P17">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7"/>
      <text:p text:style-name="P17">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7"/>
      <text:p text:style-name="P17">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2">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7"><text:soft-page-break/></text:p>
      <text:h text:style-name="P158" text:outline-level="2">Posibilidade de crear ramas (forkability) </text:h>
      <text:p text:style-name="P17"><text:s/></text:p>
      <text:p text:style-name="P17">O ingrediente indispensable que une os desenvolvedores nun proxecto de software libre, e fai que estean dispostos a comprometérense cando for necesario, é a <text:span text:style-name="T12">capacidade de crearen ramas (forkability)</text:span> do código: a capacidade de calquera de coller unha copia do código fonte e utilizala para iniciar un proxecto en concorrencia, coñecido como "fork". O paradoxo é que a <text:span text:style-name="T12">posibilidade</text:span> de crear ramas é unha forza moito maior nos proxectos de software libre que as ramificacións reais, as cales son moi raras. Xa que a creación dunha rama é mala para todos (por motivos examinados en detalle na sección <text:span text:style-name="T12">Ramas</text:span><text:span text:style-name="T22"> do capítulo 8, </text:span><text:span text:style-name="T12">Xestionando Voluntarios</text:span>), canto mais alto for o risco de ramificación, máis dispostos a comprometerse para evitalo estarán os membros. </text:p>
      <text:p text:style-name="P17"/>
      <text:p text:style-name="P17">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7"/>
      <text:p text:style-name="P17">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2">kernel</text:span> de Linux), mais isto é así porque eles <text:span text:style-name="T12">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7"/>
      <text:p text:style-name="P17">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7"/>
      <text:h text:style-name="P158" text:outline-level="2">Ditadores benevolentes </text:h>
      <text:p text:style-name="P17"/>
      <text:p text:style-name="P17">O modelo de <text:span text:style-name="T12">ditador benevolente</text:span> é exactamente o que parece: a autoridade de tomar a decisión final radica nunha soa persoa, da que, en virtude da súa personalidade e experiencia, espérase que a use sabiamente. </text:p>
      <text:p text:style-name="P17"/>
      <text:p text:style-name="P17">Aínda que "ditador benevolente" (ou <text:span text:style-name="T12">DB</text:span>) é o termo estándar para este rol, sería mellor pensar nel coma <text:soft-page-break/>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2">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7"/>
      <text:h text:style-name="P94" text:outline-level="4"><text:span text:style-name="T126">Quen pode ser un bo ditador benevolente?</text:span> </text:h>
      <text:p text:style-name="P17"/>
      <text:p text:style-name="P17">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7"/>
      <text:p text:style-name="P17">O DB <text:span text:style-name="T12">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2">si</text:span> é realmente importante é a experiencia e un bo sentido de deseño global do proxecto; non necesariamente a habilidade de xerar un bo deseño baixo demanda, senón a capacidade de recoñecelo, sexa cal for a súa orixe. </text:p>
      <text:p text:style-name="P17"/>
      <text:p text:style-name="P17">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7"/>
      <text:p text:style-name="P17">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2">root</text:span> (administrador do sistema) nos servidores principais do proxecto ou <text:soft-page-break/>non. Ás veces a xente fala de control do servidor coma se fose a última fonte de poder nun proxecto, mais en realidade é irrelevante. A posibilidade de agregar ou quitar as señas de <text:span text:style-name="T12">commit</text:span> dos membros nun servidor só afecta á copia do proxecto que reside no servidor. Un abuso prolongado dese poder, xa sexa polo DB ou doutra persoa, simplemente levaría ao traslado a un servidor diferente. </text:p>
      <text:p text:style-name="P17"/>
      <text:p text:style-name="P17">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7"/>
      <text:h text:style-name="P158" text:outline-level="2">Democracia baseada no consenso </text:h>
      <text:p text:style-name="P17"/>
      <text:p text:style-name="P17">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7"/>
      <text:p text:style-name="P17">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7"/>
      <text:p text:style-name="P17"><text:span text:style-name="T12">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7"/>
      <text:p text:style-name="P17">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7"/>
      <text:p text:style-name="P17">Para as pequenas decisións, non controvertidas, a proposta de consenso é implícita. Por exemplo, cando <text:soft-page-break/>un desenvolvedor realiza un <text:span text:style-name="T12">commit</text:span> non solicitado para a corrección dun erro, o mesmo <text:span text:style-name="T12">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2">non</text:span> alcanza o consenso, para o proxecto é simple analizar a mudanza como se aínda non se realizase. A razón de que isto funcione é o tema da próxima sección. </text:p>
      <text:p text:style-name="P17"/>
      <text:h text:style-name="P93" text:outline-level="4">Control de versións quere dicir que te podes relaxar </text:h>
      <text:p text:style-name="P17"/>
      <text:p text:style-name="P17">O feito de que o código fonte do proxecto fique baixo un sistema de control de versións quere dicir que a maioría das decisións poden facilmente desfacerse. O caso máis común no que isto ocorre é que alguén realiza un <text:span text:style-name="T12">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2">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2">feedback</text:span>" é necesario antes de facer algo. </text:p>
      <text:p text:style-name="P17"/>
      <text:p text:style-name="P17">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7"/>
      <text:p text:style-name="P17">Así, cando alguén estiver seguro de que sabe o que hai que facer, debería seguir adiante e facelo. Isto aplícase non só ao <text:span text:style-name="T12">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7">A xente sempre sente que o impulso está unido á acción, e serán un pouco máis relutantes a reverteren unha mudanza que a previla nun primeiro momento. Se un desenvolvedor abusa deste feito, efectuando <text:span text:style-name="T12">commits</text:span> potencialmente controvertidos demasiado rápido, a xente pode e debe queixarse, aplicándolle a este desenvolvedor unhas normas máis estritas ata que isto mellore. </text:p>
      <text:p text:style-name="P17"/>
      <text:h text:style-name="P94" text:outline-level="4"><text:span text:style-name="T126">Cando o consenso non pode ser alcanzado, votación</text:span> </text:h>
      <text:p text:style-name="P17"><text:s/></text:p>
      <text:p text:style-name="P17">Inevitablemente, algúns debates non chegarán ao consenso. Cando fallan todos os outros medios de saír do estancamento, a solución é votar. Mais antes de levar a cabo a votación, debe existir un claro <text:soft-page-break/>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2">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7"/>
      <text:p text:style-name="P17">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2">Xente Problemática</text:span> do capítulo 6, <text:span text:style-name="T12">Comunicacións</text:span>, para saber como facer fronte a este tipo de obstrucionismo. </text:p>
      <text:p text:style-name="P17"/>
      <text:p text:style-name="P17">Recorda que se debe especificar o sistema de votación, xa que hai moitos tipos diferentes, e a xente pode ter falsas expectativas sobre o procedemento que se utiliza. Unha boa elección na maioría dos casos é o <text:span text:style-name="T12">voto de aprobación</text:span>, a través do cal cada elector pode votar por tantas opcións como desexe. O voto de aprobación é fácil de explicar e recontar, e a diferenza doutros métodos, só require unha rolda de votación. Consulta <text:span text:style-name="T12">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7"/>
      <text:p text:style-name="P17">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7"/>
      <text:h text:style-name="P94" text:outline-level="4">Cando votar </text:h>
      <text:p text:style-name="P17"/>
      <text:p text:style-name="P17">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text:soft-page-break/>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7"/>
      <text:p text:style-name="P17">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7"/>
      <text:p text:style-name="P17">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7"/>
      <text:p text:style-name="P17">(Ten en conta que este consello de ser relutante ás votacións non se aplica á votación sobre mudanza-inclusión que se describe na sección <text:span text:style-name="T12">Estabilizando unha versión</text:span> do capítulo 7, <text:span text:style-name="T12">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7"/>
      <text:h text:style-name="P94" text:outline-level="4">Quen vota? </text:h>
      <text:p text:style-name="P17"/>
      <text:p text:style-name="P17">Ter un sistema de votación pon de manifesto a cuestión do electorado: quen vai votar? Isto pode ser un tema delicado, porque obriga a que o proxecto recoñeza oficialmente que hai xente máis involucrada, ou máis valorada que outros. </text:p>
      <text:p text:style-name="P17"/>
      <text:p text:style-name="P17">A mellor solución é simplemente tomar unha distinción existente, o acceso a <text:span text:style-name="T12">commit</text:span>, e asociar a isto o privilexio de voto. Nos proxectos que ofrecen permisos tanto parciais como totais, a cuestión de se os <text:span text:style-name="T12">committers</text:span> con acceso parcial poden votar, depende en gran medida do proceso polo cal se concede o acceso parcial a <text:span text:style-name="T12">commit</text:span>. Se o proxecto é administrado dunha forma liberal, por exemplo, como un medio de manter moitas ferramentas de colaboración para terceiras partes no repositorio, debe ficar claro que o acceso a <text:span text:style-name="T12">commit</text:span> parcial é só o dereito de realizar <text:span text:style-name="T12">commits</text:span>, non de voto. Naturalmente a implicación inversa mantense: como os <text:span text:style-name="T12">committers</text:span> con acceso total <text:span text:style-name="T12">terán</text:span> privilexios de voto, estes deben ser elixidos non só como programadores, senón como membros do electorado. Se alguén mostra tendencias que poden producir rupturas ou obstrucións na lista de correo, o grupo debe ser moi <text:soft-page-break/>cauteloso á hora de facelo <text:span text:style-name="T12">committer</text:span>, mesmo se a persoa estiver capacitada tecnicamente. </text:p>
      <text:p text:style-name="P17"/>
      <text:p text:style-name="P17">O sistema de votación debería ser utilizado para elixir os novos committers, tanto con privilexios completos como parciais. Mais aquí é un dos raros casos en que o segredo é apropiado. Non se pode ter os votos sobre os potenciais <text:span text:style-name="T12">committers</text:span> nunha lista de correo pública, porque os sentimentos dos candidatos (e a reputación) poderían resultar feridos. No canto disto, a forma habitual é que un <text:span text:style-name="T12">committer</text:span> actual envíe a unha lista de correo privada, formada só por <text:span text:style-name="T12">committers</text:span>, a proposta de que lle sexan concedidos permisos de <text:span text:style-name="T12">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2">mail</text:span> ao candidato e ofrécelle permisos de <text:span text:style-name="T12">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2">commit</text:span>, pode concluír que perdeu a votación, e probablemente sentirse ferido. Por suposto, se alguén explicitamente pide o acceso ao <text:span text:style-name="T12">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2">commit</text:span>. Aínda que esperamos que isto mude co tempo". Recorda que o que se di pode caer como un golpe, dependendo do nivel de confianza coa persoa. Trata de velo desde o seu punto de vista cando escribas o email. </text:p>
      <text:p text:style-name="P17"/>
      <text:p text:style-name="P17">Posto que adicionar un novo <text:span text:style-name="T12">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12">committers</text:span>. Similares requirimentos especiais, ou ata máis estritos, débense aplicar nas votacións para <text:span text:style-name="T12">eliminar</text:span> <text:span text:style-name="T12">committers</text:span>, aínda que oxalá que iso nunca sexa necesario. Ver sección <text:span text:style-name="T12">Commiters</text:span> do capítulo 8, <text:span text:style-name="T12">Xestionando voluntarios</text:span>, para máis información sobre aspectos ademais dos relacionados coa votación engadindo e eliminando committers. </text:p>
      <text:p text:style-name="P17"/>
      <text:h text:style-name="P94" text:outline-level="4">Inquéritos fronte a votacións </text:h>
      <text:p text:style-name="P17"/>
      <text:p text:style-name="P17">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2">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7"/>
      <text:h text:style-name="P94" text:outline-level="4">Vetos </text:h>
      <text:p text:style-name="P17"/>
      <text:p text:style-name="P17">Algúns proxectos permiten un tipo especial de dereito que se coñece como <text:span text:style-name="T12">veto</text:span>. O veto é unha forma para que un desenvolvedor poida deter unha mudanza apresurada ou mal considerada, polo menos o <text:soft-page-break/>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7"><text:s/></text:p>
      <text:p text:style-name="P17">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7"/>
      <text:p text:style-name="P17">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7"/>
      <text:p text:style-name="P17">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7"/>
      <text:h text:style-name="P158" text:outline-level="2">Poñer todo por escrito </text:h>
      <text:p text:style-name="P17"/>
      <text:p text:style-name="P17">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7"/>
      <text:p text:style-name="P17">Este é o documento aludido na sección <text:span text:style-name="T12">Pautas de desenvolvemento</text:span> do capítulo 2, <text:span text:style-name="T12">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7"/>
      <text:p text:style-name="P17">Non trates de abranguelo todo. Ningún documento pode capturar todo o que a xente necesita saber acerca da participación nun proxecto. Moitas das convencións que un proxecto contrae son tácitas, <text:soft-page-break/>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2">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2">como</text:span> escribir bo código, entón esas directrices da guía deberían escribirse co máximo detalle posible. </text:p>
      <text:p text:style-name="P17"/>
      <text:p text:style-name="P17">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2">FAQ -</text:span>posiblemente o documento necesite unha estrutura narrativa máis coherente que a que pode ofrecer o <text:span text:style-name="T12">FAQ</text:span>. Mais debería seguir o mesmo principio baseado en abordar as cuestións que realmente se producen, en lugar de anticiparse ás que poidan xurdir. </text:p>
      <text:p text:style-name="P17"/>
      <text:p text:style-name="P17">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2">antes</text:span> de escribir sobre isto. A xente, algunhas veces, pode ser susceptible coas estruturas xerárquicas, de modo que o tema debe ser tratado con delicadeza. </text:p>
      <text:p text:style-name="P17"/>
      <text:p text:style-name="P17">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7"/>
      <text:p text:style-name="P100"><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53" text:outline-level="1"><text:span text:style-name="T127">Capítulo 5. </text:span>Diñeiro </text:h>
      <text:p text:style-name="P24">Este capítulo examina como conseguir fondos nun entorno de software libre. Está dirixido non só a desenvolvedores aos que se lles paga por traballaren en proxectos de software libre, senón tamén aos <text:soft-page-break/>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4"/>
      <text:p text:style-name="P24">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4"/>
      <text:p text:style-name="P24">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p>
      <text:p text:style-name="P24"><text:s/></text:p>
      <text:p text:style-name="P24">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4"/>
      <text:p text:style-name="P24">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4"/>
      <text:p text:style-name="P24">O diñeiro debe ser usado con coidado, mais iso non quere dicir que non poida comprar influencia <text:s/><text:soft-page-break/>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4"/>
      <text:p text:style-name="P24">Polo tanto, o diñeiro non pode comprar influencia, mais pode comprar cousas que <text:span text:style-name="T26">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4"/>
      <text:h text:style-name="P158" text:outline-level="2">Tipos de participación </text:h>
      <text:p text:style-name="P24"/>
      <text:p text:style-name="P24">Existen múltiples razóns distintas polas que os proxectos de código aberto conseguen fondos. Os elementos desta lista non son mutuamente excluentes; a miúdo o financiamento dun proxecto será o resultado de varias, ou mesmo todas estas motivacións: </text:p>
      <text:h text:style-name="Heading_20_6" text:outline-level="6">Compartindo a carga </text:h>
      <text:p text:style-name="P54">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4"/>
      <text:p text:style-name="P54">Exemplos: <text:a xlink:type="simple" xlink:href="http://www.openadapter.org/">http://www.openadapter.org</text:a> <text:s/><text:a xlink:type="simple" xlink:href="http://www.koha.org/">http://www.koha.org</text:a></text:p>
      <text:h text:style-name="Heading_20_6" text:outline-level="6">Aumentando servizos </text:h>
      <text:p text:style-name="P149">Cando unha empresa vende servizos que dependen de, ou se tornan máis atractivos con, programas de código aberto, naturalmente un dos intereses desta compañía é asegurar que estes programas sexan mantidos activamente. </text:p>
      <text:p text:style-name="P24"/>
      <text:p text:style-name="P54">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text:soft-page-break/>Apoiando as ventas de hardware </text:h>
      <text:p text:style-name="P54">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54">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4"/>
      <text:p text:style-name="P54">Exemplo: <text:a xlink:type="simple" xlink:href="http://www.openoffice.org/">http://www.openoffice.org</text:a> (non, esta non é a única razón pola cal OpenOffice existe, mais este software é en parte unha resposta a Microsoft Office). </text:p>
      <text:h text:style-name="Heading_20_6" text:outline-level="6">Mercadotecnia</text:h>
      <text:p text:style-name="P54">Ter a túa empresa asociada cunha aplicación popular de código aberto pode ser unha boa xestión de marca. </text:p>
      <text:h text:style-name="Heading_20_6" text:outline-level="6">Licenciamento dual </text:h>
      <text:p text:style-name="P54"><text:span text:style-name="T12">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2">Capítulo 9: Licenzas, Copyrights e Patentes</text:span>). Se a comunidade de desenvolvedores de software libre é activa, o programa recibe os beneficios do desenvolvemento e procura de erros de amplo espectro mentres a empresa segue obtendo beneficios polas regalías para manter algúns desenvolvedores a tempo completo. </text:p>
      <text:p text:style-name="P24"/>
      <text:p text:style-name="P54">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54">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2">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4"/>
      <text:p text:style-name="P24">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text:soft-page-break/>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4"/>
      <text:p text:style-name="P24">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4"/>
      <text:h text:style-name="P158" text:outline-level="2">Contratos a longo prazo </text:h>
      <text:p text:style-name="P24"/>
      <text:p text:style-name="P24">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4"/>
      <text:p text:style-name="P24">A credibilidade acumulada por un desenvolvedor non pode ser transferida. O exemplo máis obvio está en que un desenvolvedor que acaba de incorporase non pode herdar o nivel acceso ao código de quen marcha (máis na sección chamada <text:span text:style-name="T12">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4"/>
      <text:p text:style-name="P24">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4"/>
      <text:p text:style-name="P24"><text:soft-page-break/>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24"/>
      <text:h text:style-name="P158" text:outline-level="2">Parecer varios, non un </text:h>
      <text:p text:style-name="P24"/>
      <text:p text:style-name="P24">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pode. </text:p>
      <text:p text:style-name="P24"/>
      <text:p text:style-name="P24">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4"/>
      <text:p text:style-name="P24">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2">Canto máis suave for o tema, mais longo vai ser o debate</text:span>” no <text:span text:style-name="T12">Capítulo 6: Comunicacións</text:span> para saberes máis sobre eles. </text:p>
      <text:p text:style-name="P24"/>
      <text:h text:style-name="P158" text:outline-level="2"><text:soft-page-break/>Sé aberto sobre as túas motivacións </text:h>
      <text:p text:style-name="P24"/>
      <text:p text:style-name="P24">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2">por que </text:span>ti queres o que queres, máis cómoda se vai sentir co que propuxeres. </text:p>
      <text:p text:style-name="P24"/>
      <text:p text:style-name="P24">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2">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4"/>
      <text:p text:style-name="P24">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24"/>
      <text:p text:style-name="P24">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4"/>
      <text:p text:style-name="P24">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text:soft-page-break/>"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4"/>
      <text:p text:style-name="P24">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2">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4"/>
      <text:p text:style-name="P24">Naturalmente, <text:span text:style-name="T12">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4"/>
      <text:p text:style-name="P24">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4"/>
      <text:h text:style-name="P158" text:outline-level="2">O diñeiro non pode comprar o amor </text:h>
      <text:p text:style-name="P24"/>
      <text:p text:style-name="P24">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2">poderían</text:span> ser creadas polo diñeiro. Non debes comezar asumindo que as tensións están aí; o preciso é demostrares que estás ao tanto de que potencialmente poden xurdir. </text:p>
      <text:p text:style-name="P24"/>
      <text:p text:style-name="P24">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4">Embora Subversion aínda estaba nas súas etapas iniciais, xa había unha comunidade de <text:soft-page-break/>desenvolvemento cun conxunto de normas básicas. </text:p>
      <text:p text:style-name="P24"/>
      <text:p text:style-name="P24">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2">Committers</text:span>"). Asumindo o acordo dos desenvolvedores con acceso a facer commit, un deles enviáballe un correo ao novo desenvolvedor e ofrecíalle acceso a facer commit no repositorio do proxecto. </text:p>
      <text:p text:style-name="P24"/>
      <text:p text:style-name="P24">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4"/>
      <text:p text:style-name="P24">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24"/>
      <text:p text:style-name="P24">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4"/>
      <text:p text:style-name="P24">(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4"/>
      <text:p text:style-name="P24">A necesidade dos investidores de xogaren coas mesmas normas que os demais quere dicir que o modelo de goberno da Ditadura Benevolente (ver a sección chamada “<text:span text:style-name="T12">Ditador benevolente</text:span>” no <text:span text:style-name="T12">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text:soft-page-break/>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4"/>
      <text:h text:style-name="P158" text:outline-level="2">Contratación </text:h>
      <text:p text:style-name="P24"/>
      <text:p text:style-name="P24">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2">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4"/>
      <text:p text:style-name="P24">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2">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4"><text:s/></text:p>
      <text:p text:style-name="P24">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text:soft-page-break/>experimentados, e cando menos algúns deles vanlle dedicar atención ao traballo contratado simplemente porque parece que vai ser <text:span text:style-name="T12">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4"/>
      <text:p text:style-name="P24">Isto lanza inmediatamente dúas preguntas: os contratos deben ser sempre privados? E cando non o foren, deberías preocuparte pola creación de tensións na comunidade derivadas do feito de tiveres contratado algúns desenvolvedores e non outros? </text:p>
      <text:p text:style-name="P24"/>
      <text:p text:style-name="P24">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4"/>
      <text:p text:style-name="P24">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2">privmsg</text:span>,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4"/>
      <text:p text:style-name="P24">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4"/>
      <text:p text:style-name="P24">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2">alguén</text:span>- non é culpa túa que non poidas contratar todo o mundo. Despois, cando contratas a mesma persoa por segunda vez, entón só é sentido común: ti xa o coñeces, a última vez tivestes éxito, entón por que <text:soft-page-break/>asumir riscos innecesarios? Deste modo, é perfectamente natural ter unha ou dúas persoas de man na comunidade, en lugar de repartir o traballo uniformemente. </text:p>
      <text:p text:style-name="P24"/>
      <text:h text:style-name="P163" text:outline-level="3">Revisión e aceptación de mudanzas </text:h>
      <text:p text:style-name="P24"/>
      <text:p text:style-name="P24">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4"/>
      <text:h text:style-name="P94" text:outline-level="4">Caso de estudo: o protocolo de autenticación vía contrasinal de CVS </text:h>
      <text:p text:style-name="P24"/>
      <text:p text:style-name="P24">En 1995, fun a metade dunha sociedade que fornecía soporte e melloras a CVS (o "<text:span text:style-name="T12">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4"/>
      <text:p text:style-name="P24">Voltando ao tema, o traballo en rede sobre CVS só podía facerse mediante un programa de acceso remoto como <text:span text:style-name="T12">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4"/>
      <text:p text:style-name="P24">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4"/>
      <text:p text:style-name="P24">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4"/>
      <text:p text:style-name="P24"><text:soft-page-break/>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4"/>
      <text:h text:style-name="P158" text:outline-level="2">Financiando actividades para alén da programación </text:h>
      <text:p text:style-name="P24"/>
      <text:p text:style-name="P24">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24"><text:s/></text:p>
      <text:p text:style-name="P24">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4"/>
      <text:p text:style-name="P24">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24"/>
      <text:h text:style-name="P163" text:outline-level="3">Garantía da calidade (por exemplo, testaxe profesional) </text:h>
      <text:p text:style-name="P24"/>
      <text:p text:style-name="P24">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4"/>
      <text:p text:style-name="P24">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text:soft-page-break/>importarlles a súa notificación. Máis insidiosamente, os padróns de uso dos teus clientes (a xente que dirixe <text:span text:style-name="T12">os teus</text:span> intereses no software) poden diferir dun xeito estatisticamente significativo dos padróns de uso do usuario medio da rúa. </text:p>
      <text:p text:style-name="P24"/>
      <text:p text:style-name="P24">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4"/>
      <text:p text:style-name="P24">O núcleo da notificación de erros <text:span text:style-name="T12">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4"/>
      <text:p text:style-name="P24">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4"/>
      <text:p text:style-name="P24">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4"/>
      <text:p text:style-name="P24">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text:soft-page-break/>empresa cando for necesario, mais deberían usar a incidencia pública para a información que debería estar dispoñible por todo o mundo. </text:p>
      <text:p text:style-name="P24"/>
      <text:p text:style-name="P24">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4"/>
      <text:h text:style-name="P163" text:outline-level="3">Consellos legais e protección </text:h>
      <text:p text:style-name="P24"/>
      <text:p text:style-name="P24">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2">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4"/>
      <text:h text:style-name="P163" text:outline-level="3">Documentación e usabilidade </text:h>
      <text:p text:style-name="P24"/>
      <text:p text:style-name="P24">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4"/>
      <text:p text:style-name="P24">Se a túa organización quere axudar a cubrir estas deficiencias nun proxecto, probablemente a mellor cousa que poida facer sexa contratar xente que <text:span text:style-name="T12">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4"/>
      <text:p text:style-name="P24">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4"/>
      <text:p text:style-name="P24">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4"/>
      <text:p text:style-name="P69"><text:soft-page-break/>Un comentario sobre diñeiro, documentación e usabilidade: cando nós tivemos </text:p>
      <text:p text:style-name="P69">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69"/>
      <text:p text:style-name="P24">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4"/>
      <text:h text:style-name="P163" text:outline-level="3">Fornecendo aloxamento/largo de banda </text:h>
      <text:p text:style-name="P24"/>
      <text:p text:style-name="P24">Para un proxecto que non estiver a empregar aloxamento gratuíto (mira a sección chamada <text:s/><text:span text:style-name="T12">“Escollendo un sitio preconfigurado” </text:span><text:span text:style-name="T22">no</text:span><text:span text:style-name="T12">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4"/>
      <text:p text:style-name="P24">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text:span text:style-name="T12">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4"/>
      <text:h text:style-name="P158" text:outline-level="2">Mercadotecnia </text:h>
      <text:p text:style-name="P24"/>
      <text:p text:style-name="P24">Embora a maioría dos desenvolvedores de software libre probablemente odien admitilo, a mercadotecnia funciona. Unha boa campaña de marketing <text:span text:style-name="T12">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2">Publicidade</text:span>” no <text:span text:style-name="T12">Capítulo 6 Comunicacións</text:span>. </text:p>
      <text:p text:style-name="P24"/>
      <text:h text:style-name="P163" text:outline-level="3"><text:soft-page-break/>Recorda que estás sendo observado </text:h>
      <text:p text:style-name="P24"/>
      <text:p text:style-name="P24">Polo ben de manter ao teu carón a comunidade de desenvolvedores voluntarios, é <text:span text:style-name="T12">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4"><text:s/></text:p>
      <text:p text:style-name="P24">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4"/>
      <text:p text:style-name="P24">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24"/>
      <text:p text:style-name="P24">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4"/>
      <text:p text:style-name="P24">Algún tempo despois, fixeron outro anuncio. Aquí está o que dixeron, co nome e número de versión substituído por seudónimos: </text:p>
      <text:p text:style-name="P24"><text:s/></text:p>
      <text:p text:style-name="P70">É para nós un pracer anunciar que seguindo rigorosas testaxes pola Comunidade Singer, Singer para Linux e Windows agora mesmo está listo para o seu uso en produción. </text:p>
      <text:p text:style-name="P24"/>
      <text:p text:style-name="P24">Curioso por saber que descubrira a comunidade na "testaxe rigorosa" volvín ao repositorio para ver a súa historia de mudanzas recentes. O proxecto aínda estaba na revisión 3. Aparentemente, non atoparan <text:span text:style-name="T12">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4"/>
      <text:p text:style-name="P24"><text:soft-page-break/>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4"/>
      <text:p text:style-name="P24">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24"/>
      <text:p text:style-name="P24">A transparencia e a verificabilidade tamén son unha parte importante dun correcto recoñecemento, por suposto. Revisa a sección “<text:span text:style-name="T12">Crédito</text:span>” no <text:span text:style-name="T12">Capítulo 8 Xestionando Voluntarios</text:span> para profundizar. </text:p>
      <text:p text:style-name="P24"><text:s/></text:p>
      <text:h text:style-name="P163" text:outline-level="3">Non confrontes produtos de código aberto </text:h>
      <text:p text:style-name="P24"/>
      <text:p text:style-name="P24">Abstente de dar opinións negativas sobre produtos competidores de código aberto É perfectamente lexítimo amosar <text:span text:style-name="T12">feitos</text:span><text:span text:style-name="T22"> </text:span>-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2">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4"/>
      <text:p text:style-name="P24">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text:soft-page-break/>falsas, aínda que é de esperar que ese tipo de cousas fosen descubertas máis cedo). Poderían rirse disto de cando en vez, como un xeito de tornar o resto da comunidade de desenvolvemento máis realista.</text:p>
      <text:h text:style-name="Heading_20_1" text:outline-level="1"><text:span text:style-name="T130">Capítulo 6. </text:span>Comunicacións</text:h>
      <text:p text:style-name="P24">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4"/>
      <text:p text:style-name="P24">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4"/>
      <text:p text:style-name="P24">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4"/>
      <text:p text:style-name="P24">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5" text:note-class="footnote"><text:note-citation>15</text:note-citation><text:note-body><text:p text:style-name="P23">Sobre este tema tense realizado algunha investigación interesante; por exemplo, a publicación <text:span text:style-name="T12">Group Awareness in Distributed Software Development</text:span> de <text:span text:style-name="T12">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4"/>
      <text:h text:style-name="P158" text:outline-level="2">Es o que escribes</text:h>
      <text:p text:style-name="P24"/>
      <text:p text:style-name="P24"><text:soft-page-break/>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4"/>
      <text:p text:style-name="P24">Prestarlle atención ao que escribes paga a pena. O hacker Jim Blandy de software libre a longo prazo contaba a seguinte historia:</text:p>
      <text:p text:style-name="P24"/>
      <text:p text:style-name="P70">«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70"/>
      <text:p text:style-name="P70">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70"/>
      <text:p text:style-name="P70">Así que lle enviei ao tipo os formularios dicíndolle «precisamos ter listo este papelame, asina este documento, este que o asine o teu xefe e despois podemos comezar a pagarche. Moitas grazas».</text:p>
      <text:p text:style-name="P70"/>
      <text:p text:style-name="P70">Entón respondeume «non teño xefe». </text:p>
      <text:p text:style-name="P70"/>
      <text:p text:style-name="P70">Así que escribinlle «Dacordo, non te preocupes. Consegue a firma da universidade e será suficiente».</text:p>
      <text:p text:style-name="P70"/>
      <text:p text:style-name="P70">Ao cabo dun momento, respondeume dicindo «É que en realidade… Teño trece anos e vivo con meus pais».</text:p>
      <text:p text:style-name="P24"/>
      <text:p text:style-name="P24">Como ese rapaz non escribía como alguén de trece anos, ninguén supuña que os tiña. A continuación temos algunhas formas para facer que a túa escrita dea unha boa impresión tamén.</text:p>
      <text:p text:style-name="P24"/>
      <text:h text:style-name="P163" text:outline-level="3">Estrutura e formato</text:h>
      <text:p text:style-name="P24"/>
      <text:p text:style-name="P24">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text:soft-page-break/>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4"/>
      <text:p text:style-name="P24">Para os correos, en particular, os expertos, os programadores, sentaron unha serie de convencións:</text:p>
      <text:p text:style-name="P24"/>
      <text:p text:style-name="P24">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4"/>
      <text:p text:style-name="P24">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4"/>
      <text:p text:style-name="P24">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p>
      <text:p text:style-name="P24"/>
      <text:p text:style-name="P24">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4"/>
      <text:p text:style-name="P24">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4"/>
      <text:h text:style-name="P163" text:outline-level="3"><text:soft-page-break/>Contido</text:h>
      <text:p text:style-name="P24"/>
      <text:p text:style-name="P24">Os correos cun formato apropiado captan a atención do lector, mais é o contido a que a mantén. Non hai normas fixas que poidan garantir un bo contido, claro está, mais existen algúns principios que o fan máis probable.</text:p>
      <text:p text:style-name="P24"/>
      <text:p text:style-name="P24">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4"/>
      <text:p text:style-name="P24">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4"/>
      <text:p text:style-name="P54">«Ao facelo así, faría que o código fose ilexible. Sería un pesadelo de mantemento, comparado co propósito de J. Random...»</text:p>
      <text:p text:style-name="P79"/>
      <text:p text:style-name="P79">A mesma opinión faise máis forte cando se expresa con menos dureza: </text:p>
      <text:p text:style-name="P54">«Isto funciona, mais é menos ca un ideal no relativo a lexibilidade e mantemento, penso. A proposta de J. Random evitaría estes problemas porque…»</text:p>
      <text:p text:style-name="P54"/>
      <text:p text:style-name="P24">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2">si</text:span> que precisares recalcar algo, a xente tomarate en serio.</text:p>
      <text:p text:style-name="P24"/>
      <text:p text:style-name="P24">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4"><text:soft-page-break/></text:p>
      <text:h text:style-name="P163" text:outline-level="3">Ton</text:h>
      <text:p text:style-name="P24"/>
      <text:p text:style-name="P24">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4"/>
      <text:p text:style-name="P70">Podes explicar máis exactamente que problemas estás sufrindo?</text:p>
      <text:p text:style-name="P70"/>
      <text:p text:style-name="P70">Tamén:</text:p>
      <text:p text:style-name="P70"/>
      <text:p text:style-name="P70">Que versión de Slash usas? Non puiden obtelo da mensaxe orixinal.</text:p>
      <text:p text:style-name="P70"/>
      <text:p text:style-name="P70">Como tes construído o código do apache/mod_perl?</text:p>
      <text:p text:style-name="P70"/>
      <text:p text:style-name="P70">Probaches o parche para Apache 2.0 que foi publicado en slashcode.com?</text:p>
      <text:p text:style-name="P70"/>
      <text:p text:style-name="P70">-- Shane</text:p>
      <text:p text:style-name="P54"/>
      <text:p text:style-name="P24"><text:span text:style-name="T12">Iso é</text:span>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4"/>
      <text:p text:style-name="P24">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4"/>
      <text:p text:style-name="P24">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text:soft-page-break/>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4"/>
      <text:p text:style-name="P24">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4"/>
      <text:h text:style-name="P163" text:outline-level="3">Recoñecer a rudeza</text:h>
      <text:p text:style-name="P24"/>
      <text:p text:style-name="P24">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4"/>
      <text:p text:style-name="P24">Empecemos coas convencións do que <text:span text:style-name="T12">non</text:span> é rudeza:</text:p>
      <text:p text:style-name="P24"/>
      <text:p text:style-name="P24">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2">ad hominen</text:span> ou algún outro modo de rudeza, desde logo).</text:p>
      <text:p text:style-name="P24"/>
      <text:p text:style-name="P24">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text:soft-page-break/>conflito reside unicamente nun choque de culturas, non no erro de ninguén. Dun modo amigable debes comentar que a pregunta (ou crítica) non tiña significados ocultos, só desexaba obter a información o máis rápido posible.</text:p>
      <text:p text:style-name="P24"/>
      <text:p text:style-name="P24">Entón ... que é rudeza?</text:p>
      <text:p text:style-name="P24"/>
      <text:p text:style-name="P24">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2">por que</text:span>, é como dicir que o asunto (e eses participando nel) non valen o teu tempo. Mellor amosar que o teu tempo é valioso sendo seco que folgazán.</text:p>
      <text:p text:style-name="P24"/>
      <text:p text:style-name="P24">Existen outras moitas formas de rudeza, obviamente. Mais a maioría delas non son específicas do mundo do software libre e o propio sentido común é unha guía máis que suficiente para evitala. Podes botarlle unha ollada á sección “<text:span text:style-name="T12">Evita a rudeza</text:span>” no <text:span text:style-name="T12">Capítulo 2 Primeiros Pasos</text:span>, se aínda non o fixeches.</text:p>
      <text:p text:style-name="P24"/>
      <text:h text:style-name="P163" text:outline-level="3">Cara <text:span text:style-name="T130">a cara</text:span></text:h>
      <text:p text:style-name="P24"/>
      <text:p text:style-name="P24">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4"/>
      <text:p text:style-name="P24">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2">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4"/>
      <text:p text:style-name="P24">O alias podería ser algunha permutación intuitiva do teu nome real (o meu, por exemplo, é "kfogel"). Nalgunhas situacións irá acompañado do teu nome completo, por exemplo nas cabeceiras dos correos:</text:p>
      <text:p text:style-name="P24"/>
      <text:p text:style-name="code">De: "Karl Fogel" &lt;kfogel@whateverdomain.com&gt;</text:p>
      <text:p text:style-name="P24"/>
      <text:p text:style-name="P24">No anterior exemplo pódense observar 2 cousas. O alias encaixa dalgún modo intuitivo co nome real. Mais tamén, o nome real é <text:span text:style-name="T12">real</text:span>. É dicir, non é un nome como:</text:p>
      <text:p text:style-name="P24"/>
      <text:p text:style-name="code">De: "Maravilloso hacker" &lt;wonderhacer@whateverdomain.com&gt;</text:p>
      <text:p text:style-name="P24"><text:soft-page-break/></text:p>
      <text:p text:style-name="P24">Paul Steiner, nunha viñeta cómica publicada no <text:span text:style-name="T12">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4"/>
      <text:p text:style-name="P24">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4"/>
      <text:p text:style-name="P24">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p>
      <text:p text:style-name="P24"/>
      <text:p text:style-name="P70">IMPORTANT NOTICE</text:p>
      <text:p text:style-name="P70"/>
      <text:p text:style-name="P70">If you have received this email in error or wish to read our email disclaimer statement and monitoring policy, please refer to the statement below or contact the sender.</text:p>
      <text:p text:style-name="P70"/>
      <text:p text:style-name="P70">This communication is from Deloitte &amp; Touche LLP. <text:s/>Deloitte &amp;</text:p>
      <text:p text:style-name="P70">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70"/>
      <text:p text:style-name="P70">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and may be unlawful. <text:s/>If you have received this communication in error, please return it with the title "received in error" to <text:soft-page-break/>IT.SECURITY.UK@deloitte.co.uk then delete the email and destroy any copies of it.</text:p>
      <text:p text:style-name="P70"/>
      <text:p text:style-name="P70">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70"/>
      <text:p text:style-name="P70">When addressed to our clients, any opinions or advice contained in this email and any attachments are subject to the terms and</text:p>
      <text:p text:style-name="P70">conditions expressed in the governing Deloitte &amp; Touche LLP client engagement letter.</text:p>
      <text:p text:style-name="P70"/>
      <text:p text:style-name="P70">Opinions, conclusions and other information in this email and any attachments which do not relate to the official business of the firm are neither given nor endorsed by it.</text:p>
      <text:p text:style-name="P70"/>
      <text:p text:style-name="P24">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4"/>
      <text:p text:style-name="P24">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4"/>
      <text:h text:style-name="P158" text:outline-level="2">Evitando os obstáculos comúns</text:h>
      <text:p text:style-name="P24"/>
      <text:h text:style-name="P163" text:outline-level="3">Non envíes correos sen un propósito</text:h>
      <text:p text:style-name="P24"/>
      <text:p text:style-name="P24">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4"/>
      <text:list xml:id="list1860642475" text:style-name="L29">
        <text:list-item>
          <text:p text:style-name="P122">Mensaxes propoñendo algo que non é trivial</text:p>
        </text:list-item>
        <text:list-item>
          <text:p text:style-name="P122">Mensaxes expresando apoio ou oposición a algo que alguén dixo</text:p>
        </text:list-item>
        <text:list-item>
          <text:p text:style-name="P122">Mensaxes de recapitulación ou resumo</text:p>
        </text:list-item>
      </text:list>
      <text:p text:style-name="P24"><text:soft-page-break/></text:p>
      <text:p text:style-name="P24">Ningún deles, cando menos dun xeito <text:span text:style-name="T12">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2">alguén</text:span> aí fóra que entre ao trapo). Unha resposta debería estar motivada por un propósito definido. Antes de nada, pregúntate a ti mesmo: sabes que é o que queres conseguir? E en segundo lugar: non se vai conseguir salvo que ti digas algo?</text:p>
      <text:p text:style-name="P24"/>
      <text:p text:style-name="P24">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2">Apéndice C Porque me debería importar a cor do garaxe da bicicleta?</text:span> para veres máis ideas sobre como comportarse nunha lista de correo moi concorrida.</text:p>
      <text:p text:style-name="P24"/>
      <text:h text:style-name="P163" text:outline-level="3">Fíos produtivos fronte a fíos improdutivos</text:h>
      <text:p text:style-name="P24"/>
      <text:p text:style-name="P24">Nunha lista de correo moi concorrida, hai dous imperativos: Un, obviamente, é comprenderes a que tes que prestarlle atención e que podes ignorar. O outro é comportáreste dun xeito que <text:span text:style-name="T12">evite a aparición</text:span> de ruído: ti non queres que unicamente as túas mensaxes teñan unha boa relación sinal/ruído, senón que tamén queres que sexan do tipo de mensaxes que estimulan <text:span text:style-name="T12">o resto da xente </text:span>a enviar mensaxes cunha relación similar de sinal/ruído, ou a non escribir nada.</text:p>
      <text:p text:style-name="P24"/>
      <text:p text:style-name="P24">Para ver como facer isto, imos considerar o contexto no que se fai. Cales son algúns dos sinais que identifican un fío improdutivo?</text:p>
      <text:p text:style-name="P24"/>
      <text:list xml:id="list820023243" text:style-name="L30">
        <text:list-item>
          <text:p text:style-name="P123">Empézanse a repetir argumentos xa empregados con anterioridade, debido a que o que os emprega pensa que ninguén os escoitou a primeira vez.</text:p>
        </text:list-item>
        <text:list-item>
          <text:p text:style-name="P123">A medida que as ideas se fan máis e máis pequenas, aumenta o nivel de esaxeración e participación.</text:p>
        </text:list-item>
        <text:list-item>
          <text:p text:style-name="P123">A maior parte dos comentarios proveñen de xente que fai un traballo pequeno, ou mesmo que non fai ningún traballo, mentres que a xente que tende a facer as cousas fica calada.</text:p>
        </text:list-item>
        <text:list-item>
          <text:p text:style-name="P123">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4"/>
      <text:p text:style-name="P24">Só porque un fío pareza non produtivo nos seus primeiro pasos non quere dicir que sexa unha perda de tempo. De feito, pode tratar sobre un tema importante, en cuxo caso o feito de non producir ningún avance sería o máis molesto.</text:p>
      <text:p text:style-name="P24"/>
      <text:p text:style-name="P24">Conducir un fío cara á utilidade sen seres agresivo é toda unha arte. Amoestares a xente para que deixe <text:soft-page-break/>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4"/>
      <text:p text:style-name="P56">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4"/>
      <text:p text:style-name="P24">Mentres que esta si que está ben:</text:p>
      <text:p text:style-name="P24"/>
      <text:p text:style-name="P56">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56"/>
      <text:p text:style-name="P24">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4"/>
      <text:p text:style-name="P24">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2">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4"/>
      <text:p text:style-name="P24">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text:soft-page-break/>dos varios fíos.</text:p>
      <text:p text:style-name="P24"/>
      <text:h text:style-name="P163" text:outline-level="3">Canto máis suave for o tema, máis longo vai ser o debate</text:h>
      <text:p text:style-name="P24"/>
      <text:p text:style-name="P24">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4"/>
      <text:p text:style-name="P24">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4"/>
      <text:p text:style-name="P24">O principio de que a morea de discusión é inversamente proporcional á complexidade do tema ten estado dando voltas por aí desde hai moito tempo, e coñécese informalmente como o <text:span text:style-name="T12">efecto garaxe da bicicleta</text:span>. Aquí está a explicación do mesmo, achegada por Poul-Henning Kamp, proveniente dunha mensaxe famosa enviada aos desenvolvedores de BSD:</text:p>
      <text:p text:style-name="P24"/>
      <text:p text:style-name="P54">É unha longa historia, ou máis ben unha vella historia, mais bastante curta na actualidade. C. Northcote Parkinson escribiu un libro nos comezos de 1960 titulado "A lei de Parkinson", o cal contiña moitos coñecementos sobre a dinámica da xestión.</text:p>
      <text:p text:style-name="P96"/>
      <text:p text:style-name="P54">[...]</text:p>
      <text:p text:style-name="P54"/>
      <text:p text:style-name="P54">No exemplo específico sobre o garaxe da bicicleta, a outra compoñente vital é unha central de enerxía atómica, supoño que para ilustrar a época do libro.</text:p>
      <text:p text:style-name="P54"/>
      <text:p text:style-name="P54">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54"/>
      <text:p text:style-name="P54">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54"/>
      <text:p text:style-name="P54">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text:soft-page-break/>que está prestando atención, para demostrar (en definitiva) que está &lt;emphasis&gt;aí&lt;/emphasis&gt;.</text:p>
      <text:p text:style-name="P54"/>
      <text:p text:style-name="P54">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4"/>
      <text:p text:style-name="P24">(A súa mensaxe completa é unha lectura de motivo valor. Podes vela no Apéndice C Por que me debería importar a cor do garaxe da bicicleta? bótalle tamén unha ollada a <text:a xlink:type="simple" xlink:href="http://bikeshed.com/">http://bikeshed.com</text:a>)</text:p>
      <text:p text:style-name="P24"/>
      <text:p text:style-name="P24">Calquera que algunha vez participase de xeito frecuente nun grupo con capacidade de toma de decisións, pode recoñecer perfectamente isto do que fala Kamp. Porén, acostuma a ser imposible persuadir <text:span text:style-name="T12">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4"/>
      <text:h text:style-name="P163" text:outline-level="3">Evitar as guerras santas</text:h>
      <text:p text:style-name="P24"/>
      <text:p text:style-name="P24">Unha <text:span text:style-name="T12">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4"/>
      <text:p text:style-name="P24">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2">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2">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4"/>
      <text:p text:style-name="P24">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 -a única cuestión agora é canto <text:span text:style-name="T12">máis</text:span> esforzo resta? Se <text:soft-page-break/>alguén sente que algo máis de discusión vai conseguir pechar a discusión, entón (desde o seu punto de vista) aínda se pode continuar.</text:p>
      <text:p text:style-name="P24"/>
      <text:p text:style-name="P24">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4"/>
      <text:p text:style-name="P24">Como deberías manexar unha guerra santa?</text:p>
      <text:p text:style-name="P24"/>
      <text:p text:style-name="P24">A primeira resposta é tentar configurar as cousas para que non se declaren guerras santas. Isto non é tan inútil como soa:</text:p>
      <text:p text:style-name="P24"/>
      <text:p text:style-name="P24">Podes anticiparte a determinadas guerras santas máis ou menos estándar: tenden a versar sobre linguaxes de programación, licenzas (bótalle unha ollada á sección “<text:span text:style-name="T12">GPL e Compatibilidade de Licenzas”</text:span> no <text:span text:style-name="T12">Capítulo 9 Licenzas, Copyrights e Patentes</text:span>), responderlle aos desconformes (ver a sección chamada <text:span text:style-name="T12">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limitares os seus danos, son máis ou menos as mesmas en calquera lugar. Mesmo se estiveres seguro de que o teu lado é o que ten a razón, tenta atopar <text:span text:style-name="T12">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4"/>
      <text:p text:style-name="P24">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2">non</text:span> te aproveites da oportunidade para unha despedida disparando contra os argumentos da outra parte. Darse por vencido é efectivo só cando se fai con elegancia.</text:p>
      <text:p text:style-name="P24"/>
      <text:p text:style-name="P24">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2">non</text:span> nos terreos nos que estea linguaxe for mellor que outras linguaxes que poderían ser empregadas no seu lugar. Nunca deixes que a conversa dexenere nunha comparación académica de linguaxes de programación (isto parece ocorrer especialmente cando alguén menciona Perl, por <text:soft-page-break/>algunha razón); este é un tema morto no que simplemente debes evitar caer.</text:p>
      <text:p text:style-name="P24"/>
      <text:p text:style-name="P24">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4"/>
      <text:h text:style-name="P163" text:outline-level="3">O efecto "minoría ruidosa"</text:h>
      <text:p text:style-name="P24"/>
      <text:p text:style-name="P24">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4"/>
      <text:p text:style-name="P24">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4"/>
      <text:p text:style-name="P24">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4"/>
      <text:h text:style-name="P158" text:outline-level="2">Xente problemática</text:h>
      <text:p text:style-name="P24"/>
      <text:p text:style-name="P24">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4"/>
      <text:p text:style-name="P24">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text:soft-page-break/>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4"/>
      <text:h text:style-name="P163" text:outline-level="3">Tratando con xente problemática</text:h>
      <text:p text:style-name="P24"/>
      <text:p text:style-name="P24">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2">facer</text:span> que todos o tomen en serio. En casos extremos, a persoa pode chegar a pensar que está loitando unha batalla para salva-lo proxecto de si mesmo.</text:p>
      <text:p text:style-name="P24"/>
      <text:p text:style-name="P24">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4"/>
      <text:p text:style-name="P24">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4"/>
      <text:p text:style-name="P24">Se as conversas privadas indicaren que polo menos algúns dos demais membros observaron tamén o problema, entón é hora de faceres algo. Entón é cando hai que ter <text:span text:style-name="T12">verdadeiro</text:span>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text:soft-page-break/>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4"/>
      <text:p text:style-name="P24">Recorda que aínda que a outra persoa sexa a que ten un comportamento destrutivo es <text:span text:style-name="T12">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4"/>
      <text:h text:style-name="P163" text:outline-level="3">Caso de estudo</text:h>
      <text:p text:style-name="P24"/>
      <text:p text:style-name="P24">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p>
      <text:p text:style-name="P24"/>
      <text:p text:style-name="P24">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4"/>
      <text:p text:style-name="P69">De: "Brian W. Fitzpatrick" &lt;fitz@collab.net&gt;</text:p>
      <text:p text:style-name="P69">A: [... lista de receptores omitida por anonimato ...]</text:p>
      <text:p text:style-name="P69">Asunto: O sumidoiro de enerxía de subversion</text:p>
      <text:p text:style-name="P69">Data: Mércores, 12 Nov 2003 23:37:47 -0600</text:p>
      <text:p text:style-name="P69"/>
      <text:p text:style-name="P69">Nos últimos 25 días, os 6 membros máis activos na lista svn [dev|users]</text:p>
      <text:p text:style-name="P69">foron:</text:p>
      <text:p text:style-name="P69"/>
      <text:p text:style-name="P69"><text:s text:c="4"/>294 <text:s/>kfogel@collab.net</text:p>
      <text:p text:style-name="P69"><text:s text:c="4"/>236 <text:s/>"C. Michael Pilato" &lt;cmpilato@collab.net&gt;</text:p>
      <text:p text:style-name="P69"><text:s text:c="4"/>220 <text:s/>"X. Aleatorio" &lt;xaleatorio@posteador-problematico.com&gt;</text:p>
      <text:p text:style-name="P69"><text:s text:c="4"/>176 <text:s/>Branko &amp;Ccaron;ibej &lt;brane@xbc.nu&gt;</text:p>
      <text:p text:style-name="P69"><text:s text:c="4"/>130 <text:s/>Philip Martin &lt;philip@codematters.co.uk&gt;</text:p>
      <text:p text:style-name="P69"><text:s text:c="4"/>126 <text:s/>Ben Collins-Sussman &lt;sussman@collab.net&gt;</text:p>
      <text:p text:style-name="P69"/>
      <text:p text:style-name="P69">Eu diría que 5 desas persoas están contribuíndo a que saía Subversion</text:p>
      <text:p text:style-name="P69">1.0 nun futuro próximo.</text:p>
      <text:p text:style-name="P69"/>
      <text:p text:style-name="P69">Tamén diría que unha desas persoas está constantemente roubando tempo</text:p>
      <text:p text:style-name="P69">e enerxía dos outros 5, sen mencionar toda a lista, e polo tanto</text:p>
      <text:p text:style-name="P69">(aínda que de maneira non intencionada) freando o desenvolvemento de Subversion.</text:p>
      <text:p text:style-name="P69">Non fixen unha análise dos fíos, mais un vgrep da miña bandexa de correo de <text:soft-page-break/>Subversion mostra</text:p>
      <text:p text:style-name="P69">que tódolos correos desta persoa foron respondidos polo menos una vez por</text:p>
      <text:p text:style-name="P69">polo menos dúas das cinco persoas citadas enriba.</text:p>
      <text:p text:style-name="P69"/>
      <text:p text:style-name="P69">Penso que algún tipo de intervención radical é necesaria neste caso, mesmo se escorrentarmos a esa persoa fora do proxecto. A amabilidade e as suxestións xa mostraron que non teñen efecto.</text:p>
      <text:p text:style-name="P69"/>
      <text:p text:style-name="P69">dev@subversion é unha lista de correo para facilitar o desenvolvemento dun sistema de control de versións, non para facer sesións de terapia de grupo.</text:p>
      <text:p text:style-name="P69"/>
      <text:p text:style-name="P69">-Fitz, tentando ler tres días de correo de svn amontoado</text:p>
      <text:p text:style-name="P54"/>
      <text:p text:style-name="P24">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4"/>
      <text:p text:style-name="P24">Retrospectivamente, a estratexia de Fitz foi autoritaria. Reuniu probas claras cuantitativas, mais decidiu 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2">Prevención de Spam</text:span>” no <text:span text:style-name="T12">Capítulo 3 Infraestrutura Técnica</text:span>). Mais o motivo de que tivéramos dita opción de reserva foi que Fitz conseguiu xa ao principio o apoio necesario de xente clave no proxecto.</text:p>
      <text:p text:style-name="P24"/>
      <text:h text:style-name="P158" text:outline-level="2">Xestionando o crecemento</text:h>
      <text:p text:style-name="P24"/>
      <text:p text:style-name="P24">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4"/>
      <text:p text:style-name="P24">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text:soft-page-break/>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4"/>
      <text:p text:style-name="P24">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4"/>
      <text:list xml:id="list1325097081" text:style-name="L31">
        <text:list-item>
          <text:p text:style-name="P124">Recoñecer cando partes concretas dun foro <text:span text:style-name="T12">non</text:span> están a sufrir dun crecemento excesivo, embora o foro en conxunto si que o estea a sufrir; e separar estas partes en foros novos e especializados (por exemplo, non deixes que paguen xustos por pecadores).</text:p>
          <text:p text:style-name="P124"/>
        </text:list-item>
        <text:list-item>
          <text:p text:style-name="P124">Asegurar que están accesibles varias fontes automatizadas de información, e que as mesmas están organizadas, actualizadas e facilmente accesibles.</text:p>
        </text:list-item>
      </text:list>
      <text:p text:style-name="P24"/>
      <text:p text:style-name="P24"/>
      <text:p text:style-name="P24">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4"/>
      <text:p text:style-name="P24">Realmente, a execución desta división é un proceso de dous pasos. Por unha banda creas a nova lista de <text:soft-page-break/>correo (ou canal de IRC, ou o que for), e por outra invistes o tempo que for necesario para dun xeito educado ires instando a xente a <text:span text:style-name="T12">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4"/>
      <text:p text:style-name="P24">A estratexia (2) é un proceso en curso, permanecendo en proceso durante toda a vida do proxecto e envolvendo moitos participantes. Por suposto, trátase en parte da recorrente cuestión de manter documentación actualizada (bótalle unha ollada a sección “<text:span text:style-name="T12">Documentación</text:span>” no <text:span text:style-name="T12">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4"/>
      <text:h text:style-name="P163" text:outline-level="3">Uso <text:span text:style-name="T130">intensivo</text:span> dos arquivos</text:h>
      <text:p text:style-name="P24"/>
      <text:p text:style-name="P24">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4"/>
      <text:p text:style-name="P24">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4"/>
      <text:p text:style-name="P24">Porén, hai veces nas que duplicares a información si que ten sentido. Por exemplo, imaxina que existe unha resposta nos arquivos, non fornecida por ti, dicindo:</text:p>
      <text:p text:style-name="P24"/>
      <text:p text:style-name="P70">Parece que os índices do teu servidor Dharma están bloqueados.</text:p>
      <text:p text:style-name="P70">Para desbloquealos, executa os seguintes comandos:</text:p>
      <text:p text:style-name="P70"/>
      <text:p text:style-name="P70">1. Apaga o servidor Dharma</text:p>
      <text:p text:style-name="P70">2. Executa a aplicación 'deslocke' incluída no servidor Dharma</text:p>
      <text:p text:style-name="P70">3. Acende o servidor</text:p>
      <text:p text:style-name="P24"/>
      <text:p text:style-name="P24">Entón, meses despois, ves outra mensaxe indicando que os índices de alguén sufriron un bloqueo. Fas unha procura nos arquivos e atopas a resposta anterior, mais decátaste de que na mesma non están <text:soft-page-break/>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4"/>
      <text:p text:style-name="P69">Parece que os índices do teu servidor Dharma están bloqueados. Xa</text:p>
      <text:p text:style-name="P69">vimos ese problema o xullo pasado, e D. Hume enviou unha solución,</text:p>
      <text:p text:style-name="P69">que se pode ver en http://ghandalf-loves-lost.org/servidoresDharma</text:p>
      <text:p text:style-name="P69">A continuación, expoñemos unha descrición máis completa sobre</text:p>
      <text:p text:style-name="P69">como desbloqueares os teus índices, baseada nas instrucións de D. Hume,</text:p>
      <text:p text:style-name="P69">mais ampliándoas un chisco:</text:p>
      <text:p text:style-name="P69"/>
      <text:p text:style-name="P69">1. Apaga o servidor Dharma</text:p>
      <text:p text:style-name="P69">2. Rexístrate como usuario co que o servidor Dharma se executa habitualmente</text:p>
      <text:p text:style-name="P69">3. Como ese usuario, executa a aplicación 'deslocke' sobre os índices</text:p>
      <text:p text:style-name="P69">4. Arrinca manualmente o servidor Dharma para testares se os índices funcionan</text:p>
      <text:p text:style-name="P69">5. Reinicia o servidor</text:p>
      <text:p text:style-name="P24"/>
      <text:p text:style-name="P24">(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p>
      <text:p text:style-name="P24"/>
      <text:p text:style-name="P24">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4"/>
      <text:h text:style-name="P94" text:outline-level="4">Trata todos os recursos como arquivos</text:h>
      <text:p text:style-name="P24"/>
      <text:p text:style-name="P24">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4"/>
      <text:p text:style-name="P24">Como emprega a xente unha FAQ?</text:p>
      <text:p text:style-name="P24"/>
      <text:list xml:id="list1127358299" text:style-name="L32">
        <text:list-item>
          <text:p text:style-name="P125">Pesquisan palabras e frases específicas.</text:p>
        </text:list-item>
        <text:list-item>
          <text:p text:style-name="P125">Queren poder navegala, gozando da información sen necesariamente buscar respostas a cuestións específicas.</text:p>
        </text:list-item>
        <text:list-item>
          <text:p text:style-name="P125"><text:soft-page-break/>Esperan que motores de procura como Google coñezan o contido da FAQ, de tal xeito que as procuras fornezan como resultado entradas na FAQ.</text:p>
        </text:list-item>
        <text:list-item>
          <text:p text:style-name="P125">Queren poder referirse directamente a outra xente en temas específicos na FAQ.</text:p>
        </text:list-item>
        <text:list-item>
          <text:p text:style-name="P125">Queren poder engadir novo material na FAQ, mais ten en conta que isto ocorre moito menos a miúdo que a procura de respostas -as FAQs son de lonxe moito máis lidas que escritas.</text:p>
        </text:list-item>
      </text:list>
      <text:p text:style-name="P24"/>
      <text:p text:style-name="P24">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2">named anchor</text:span>, indicando que se lle permite a xente chegar a calquera localización concreta na páxina. O punto 5 significa que os ficheiros fonte para a FAQ deberían estar dispoñibles dunha maneira axeitada (ver a sección “<text:span text:style-name="T12">Versionar todo</text:span>” no <text:span text:style-name="T12">Capítulo 3 Infraestrutura Técnica</text:span>), nun formato que sexa sinxelo de editar.</text:p>
      <text:h text:style-name="P97" text:outline-level="5">Named Anchors (áncoras nomeadas) e atributos ID</text:h>
      <text:p text:style-name="P54"/>
      <text:p text:style-name="P54">Hai dúas maneiras para lograr que un navegador salte a un sitio específico dentro dunha páxina web: áncoras con nome e atributos id.</text:p>
      <text:p text:style-name="P54"/>
      <text:p text:style-name="P54">Unha <text:span text:style-name="T12">áncora con nome</text:span> é simplemente un elemento HTML de áncora (&lt;a&gt;...&lt;a&gt;), mais cun atributo "name":</text:p>
      <text:p text:style-name="P54"/>
      <text:p text:style-name="P54"><text:tab/>&lt;a name="jack-shephard-label"&gt;...&lt;/a&gt;</text:p>
      <text:p text:style-name="P54"/>
      <text:p text:style-name="P54">Versións máis recentes de HTML soportan un <text:span text:style-name="T12">atributo id</text:span> xenérico, o cal pode achegarse conxuntamente con calquera elemento HTML, non só con &lt;a&gt;. Por exemplo:</text:p>
      <text:p text:style-name="P54"/>
      <text:p text:style-name="P54"><text:tab/>&lt;p id="hugo-reyes-label"&gt;...&lt;p&gt;</text:p>
      <text:p text:style-name="P54"/>
      <text:p text:style-name="P54">Ambos, tanto áncoras con nome como atributos id, empréganse do mesmo xeito. Un engade unha marca hash e etiquétaa a unha URL, para provocar que o navegador salte directo ao devandito punto da páxina:</text:p>
      <text:p text:style-name="P54"/>
      <text:p text:style-name="P54"><text:tab/>http://ghandalf-loves-lost.org/faq.html#david-faraday-label</text:p>
      <text:p text:style-name="P54"/>
      <text:p text:style-name="P54">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54"/>
      <text:p text:style-name="P54"><text:tab/>&lt;a name="sayid-label"&gt;&lt;/a&gt;</text:p>
      <text:p text:style-name="P54"/>
      <text:p text:style-name="P54">...aínda que normalmente haberá algún texto, como o título dunha sección.</text:p>
      <text:p text:style-name="P54"/>
      <text:p text:style-name="P54">En calquera lugar no que empregues unha áncora con nome, ou un atributo id, ou ambos, <text:soft-page-break/>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2">atributo título </text:span>ao mesmo elemento(s) ao que lle engadiches o "nome" e/ou o atributo "id", por exemplo:</text:p>
      <text:p text:style-name="P54"/>
      <text:p text:style-name="P54"><text:tab/>&lt;a name="kate-austen-label" title="#kate-austen-label"&gt;...&lt;/a&gt;</text:p>
      <text:p text:style-name="P54"/>
      <text:p text:style-name="P54">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4"/>
      <text:p text:style-name="P24">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2">Capítulo 8 Xestionando Voluntarios</text:span> analiza como repartir esta carga de mantemento entre varios voluntarios).</text:p>
      <text:p text:style-name="P24"/>
      <text:h text:style-name="P163" text:outline-level="3">Tradición na codificación</text:h>
      <text:p text:style-name="P24"/>
      <text:p text:style-name="P24">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4"/>
      <text:p text:style-name="P24">As tradicións que un proxecto vai acumulando atinxen sobre todo a como comunicar e preservar a información, estándares de codificación, e outras cuestións de índole técnica. Xa repasamos ambos tipos de estándares na sección “<text:span text:style-name="T12">Documentación de desenvolvemento</text:span>” no <text:span text:style-name="T12">Capítulo 2 Primeiros Pasos</text:span> e na sección “<text:span text:style-name="T12">Escribíndoo todo</text:span>” no <text:span text:style-name="T12">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4"/>
      <text:p text:style-name="P24">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text:span text:style-name="T12">adoita</text:span> como se estiveses cansado de repetilo. Ti e outros veteranos do proxecto teredes que repetírvolo entre vos a miúdo; este é un efecto colateral inevitable derivado da chegada de novos participantes.</text:p>
      <text:p text:style-name="P24"><text:soft-page-break/></text:p>
      <text:p text:style-name="P24">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4"/>
      <text:p text:style-name="P24">Deste xeito, o tópico e mailo tema do canal deberían dirixirse a xente que está a buscar por respostas técnicas sobre o software <text:span text:style-name="T12">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2">IRC Sistemas de conversa en tempo real</text:span>” no <text:span text:style-name="T12">Capítulo 3 Infraestrutura Técnica</text:span>):</text:p>
      <text:p text:style-name="P24"/>
      <text:p text:style-name="P69">Estás falando en #linuxhelp</text:p>
      <text:p text:style-name="P69"/>
      <text:p text:style-name="P69">O tema para #linuxhelp é: Por favor, LE</text:p>
      <text:p text:style-name="P69">http://www.catb.org/~esr/faqs/smart-questions.html &amp;amp;&amp;amp;</text:p>
      <text:p text:style-name="P69">http://www.tldp.org/docs.html#howto ANTES DE faceres preguntas | As normas</text:p>
      <text:p text:style-name="P69">do canal atópanse en http://www.nerdfest.org/lh_rules.html | Por favor, consulta</text:p>
      <text:p text:style-name="P69">http://kerneltrap.org/node/view/799 antes de preguntares sobre actualizacións á versión</text:p>
      <text:p text:style-name="P69">2.6.x do kernel | memory read possible: http://tinyurl.com/4s6mc -&amp;gt;</text:p>
      <text:p text:style-name="P69">update to 2.6.8.1 or 2.4.27 | hash algo disaster: http://tinyurl.com/6w8rf</text:p>
      <text:p text:style-name="P69">| reiser4 out</text:p>
      <text:p text:style-name="P69"/>
      <text:p text:style-name="P24">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4"/>
      <text:p text:style-name="P24">O formatado pode supor unha gran diferenza. Por exemplo, no proxecto Subversion, tivemos un éxito limitado empregando a técnica de filtraxe de erros descrita na sección “<text:span text:style-name="T12">Prefiltrado do sistema de notificación de erros</text:span>” no <text:span text:style-name="T12">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text:soft-page-break/>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4"/>
      <text:p text:style-name="P24">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4"/>
      <text:p text:style-name="P24">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2">Practicando a revisión de código fonte</text:span>” no <text:span text:style-name="T12">Capítulo 2 Primeiros Pasos</text:span>, deberían incluír revisións sobre a conformidade ou non conformidade da xente coas normas do proxecto, especialmente en relación coas convencións relativas ás comunicacións.</text:p>
      <text:p text:style-name="P24"/>
      <text:p text:style-name="P24">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4"/>
      <text:p text:style-name="P69">------------------------------------------------------------------------</text:p>
      <text:p text:style-name="P69">r12908 | dhume | 2010-05-24 08:05:06 -0600 (Mon, 24 May 2010) | 4 lines</text:p>
      <text:p text:style-name="P69"/>
      <text:p text:style-name="P69">Patch from James Ford (Sawyer) &lt;sawyer@ghandalf-loves-lost.org&gt;</text:p>
      <text:p text:style-name="P69"/>
      <text:p text:style-name="P69">* trunk/contrib/client-side/psvn/psvn.el:</text:p>
      <text:p text:style-name="P69"><text:s text:c="2"/>Fixed some typos from revision 12828.</text:p>
      <text:p text:style-name="P69">------------------------------------------------------------------------</text:p>
      <text:p text:style-name="P69"/>
      <text:p text:style-name="P24">...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4"/>
      <text:p text:style-name="P24">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2">Áncoras nomeadas e atributos ID</text:span>”), etc.</text:p>
      <text:p text:style-name="P24"><text:soft-page-break/></text:p>
      <text:p text:style-name="P24">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2">e</text:span> o cabezallo co <text:span text:style-name="T12">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4"/>
      <text:p text:style-name="P24">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4"/>
      <text:h text:style-name="P158" text:outline-level="2">Prohibidas as conversas no <text:s/>notificador de erros ( bug tracker)</text:h>
      <text:p text:style-name="P24"/>
      <text:p text:style-name="P24">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4"/>
      <text:p text:style-name="P24">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4"/>
      <text:p text:style-name="P24">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4"/>
      <text:p text:style-name="P24">Non hai unha resposta correcta, mais si que hai un principio xeral: se simplemente estiveres engadindo datos a unha incidencia, entón faino no notificador de erros, mais se estiveres comezando unha <text:span text:style-name="T12">conversa</text:span>, entón faino na lista de correo. Non sempre poderás identificar cada caso, simplemente 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text:soft-page-break/>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4"/>
      <text:p text:style-name="P24">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4"/>
      <text:p text:style-name="P24">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4"/>
      <text:p text:style-name="P24">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4"/>
      <text:p text:style-name="P24">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4"/>
      <text:p text:style-name="P24">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4"/>
      <text:h text:style-name="P158" text:outline-level="2">Publicidade</text:h>
      <text:p text:style-name="P24"/>
      <text:p text:style-name="P24">No software libre existe unha barreira case inexistente entre as discusións puramente internas e mailas <text:soft-page-break/>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4"/>
      <text:p text:style-name="P24">Para grandes anuncios, adóitanse empregar catro ou cinco canais principais de distribución, nos cales os devanditos anuncios deberían facerse o máis simultaneamente posible:</text:p>
      <text:p text:style-name="P24"/>
      <text:list xml:id="list2074163647" text:style-name="L33">
        <text:list-item>
          <text:p text:style-name="P126">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126">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p>
        </text:list-item>
        <text:list-item>
          <text:p text:style-name="P126">Se o teu proxecto conta cun feed RSS (bótalle unha ollada á sección “<text:span text:style-name="T12">Feeds RSS</text:span>”), asegúrate que o anuncio tamén se publique nel. Isto debería facerse automaticamente cando creas a nota de prensa, dependendo de como teñas configuradas as cousas no teu sitio web.</text:p>
        </text:list-item>
        <text:list-item>
          <text:p text:style-name="P126">Se o anuncio trata sobre o lanzamento dunha nova versión do software, entón actualiza a entrada do teu proxecto en <text:a xlink:type="simple" xlink:href="http://freshmeat.net/">http://freshmeat.net</text:a> (ver a sección “<text:span text:style-name="T12">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126">Envía un correo á lista de correo de anuncios do teu proxecto. O nome desta lista debería ser "announce", é dicir, <text:span text:style-name="T12">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2">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pan text:style-name="T12">announce</text:span> sempre debe estar moderada.</text:p>
        </text:list-item>
      </text:list>
      <text:p text:style-name="P24"/>
      <text:p text:style-name="P24">Tenta facer os anuncios en todos estes lugares ao mesmo tempo, o máis proximamente posible. A xente pode obter unha sensación de confusión se ven un anuncio na lista de correo mais non o ven reflectido <text:soft-page-break/>na páxina web do proxecto ou na súa área de notas de prensa. Se acumulares todas as fontes (emails, edición da páxina web, etc) e lanzares todo ao mesmo tempo, entón seguramente acadarás un nivel de incoherencia moi baixo.</text:p>
      <text:p text:style-name="P24"/>
      <text:p text:style-name="P24">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4"/>
      <text:p text:style-name="P24">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4"/>
      <text:p text:style-name="P56">Actualización de progreso: estamos planificando a versión 2.0 de Ghandalf para mediados de Agosto do 2010. Sempre podes revisar http://www.ghandalf.org/status.html para ver actualización. A nova funcionalidade de maior calado vai ser as procuras mediante expresións regulares.</text:p>
      <text:p text:style-name="P24"/>
      <text:p text:style-name="P56">Outras novas funcionalidades inclúen:... Para alén diso tamén vai haber varias correccións de erros, incluíndo:... </text:p>
      <text:p text:style-name="P24"/>
      <text:p text:style-name="P24">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4"/>
      <text:h text:style-name="P163" text:outline-level="3">Anunciando vulnerabilidades de seguridade</text:h>
      <text:p text:style-name="P24"/>
      <text:p text:style-name="P24">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4"/>
      <text:p text:style-name="P24">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2">commit</text:span> dunha solución pode anunciar a existencia do erro (hai potencias <text:soft-page-break/>atacantes que vixían dun xeito sistemático os rexistros públicos de <text:span text:style-name="T12">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4"/>
      <text:list xml:id="list342978112" text:style-name="L34">
        <text:list-item>
          <text:p text:style-name="P127">Non falar publicamente sobre o erro ata que houber unha solución dispoñible; nese momento fornecer a solución exactamente no mesmo momento no que anuncias o erro.</text:p>
        </text:list-item>
        <text:list-item>
          <text:p text:style-name="P127">Acadar a solución o máis axiña que poidas;especialmente se alguén externo ao proxecto foi quen informou do erro, porque entón xa sabes que existe polo menos unha persoa allea ao proxecto que podería explotar a vulnerabilidade.</text:p>
        </text:list-item>
      </text:list>
      <text:p text:style-name="P24"/>
      <text:p text:style-name="P24">Na práctica, estes principios lévannos a unha serie estandarizada de pasos, os cales se describen nas seguintes seccións.</text:p>
      <text:p text:style-name="P24"/>
      <text:h text:style-name="P94" text:outline-level="4">Recibir o informe</text:h>
      <text:p text:style-name="P24"/>
      <text:p text:style-name="P24">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 -só os desenvolvedores de confianza e con longa participación no proxecto poden estar nesta lista. Se precisares unha definición formal de "confianza", podes empregar "todo aquel que teña privilexios de <text:span text:style-name="T12">commit</text:span> desde hai dous anos ou máis" ou algo semellante, para evitares favoritismos. Este é o grupo que vai manexar os erros de seguridade.</text:p>
      <text:p text:style-name="P24"/>
      <text:p text:style-name="P24">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2">Enderezo oculto en ficheiros</text:span>” no <text:span text:style-name="T12">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4"/>
      <text:h text:style-name="P94" text:outline-level="4">Desenvolve silenciosamente a solución ao erro</text:h>
      <text:p text:style-name="P24"/>
      <text:p text:style-name="P24">Entón, que fai a lista de seguridade cando recibe un informe? A primeira tarefa é avaliar a severidade do problema e maila súa urxencia:</text:p>
      <text:p text:style-name="P24"/>
      <text:list xml:id="list1436768811" text:style-name="L35">
        <text:list-item>
          <text:p text:style-name="P128">Como de seria é a vulnerabilidade? Permite que un atacante malicioso tome o control do ordenador de alguén que use o teu software? Ou simplemente pode haber algunha fuga de información sobre os tamaños dalgúns dos seus ficheiros?</text:p>
        </text:list-item>
        <text:list-item>
          <text:p text:style-name="P128">Como de fácil é explotar a vulnerabilidade? Pode realizarse o ataque con <text:span text:style-name="T12">scripts</text:span>, ou require coñecemento circunstancial, suposicións e sorte?</text:p>
        </text:list-item>
        <text:list-item>
          <text:p text:style-name="P128"><text:soft-page-break/><text:span text:style-name="T12">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2">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4"/>
      <text:p text:style-name="P24">Ten en conta que a diferenza sobre a que estamos falando é con frecuencia un estreito rango entre <text:span text:style-name="T12">urxente</text:span> e <text:span text:style-name="T12">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4"/>
      <text:p text:style-name="P24">O exemplo <text:span text:style-name="T12">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4"/>
      <text:p text:style-name="P24">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4"/>
      <text:p text:style-name="P24">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4"/>
      <text:p text:style-name="P24">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text:soft-page-break/>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4"/>
      <text:h text:style-name="P94" text:outline-level="4">Números CAN/CVE</text:h>
      <text:p text:style-name="P24"/>
      <text:p text:style-name="P24">Pode que teñas visto un <text:span text:style-name="T12">número CAN</text:span> ou un <text:span text:style-name="T12">número CVE</text:span> asociados con problemas de seguridade. Estes números preséntanse habitualmente do xeito "CAN-2004-0397" ou "CVE-2002-0092", por exemplo.</text:p>
      <text:p text:style-name="P24"/>
      <text:p text:style-name="P24">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 -o prefixo "CAN" simplemente substitúese por "CVE".</text:p>
      <text:p text:style-name="P24"/>
      <text:p text:style-name="P24">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4"/>
      <text:p text:style-name="P24">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2">xa</text:span> ten un número CAN ou CVE. A última posibilidade pode xurdir se o erro de seguridade xa foi previamente publicada 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4"/>
      <text:p text:style-name="P24"><text:soft-page-break/>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4"/>
      <text:p text:style-name="P24">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4"/>
      <text:h text:style-name="P94" text:outline-level="4">Pre-notificación</text:h>
      <text:p text:style-name="P24"/>
      <text:p text:style-name="P24">Unha vez que o teu equipo de resposta ante problemas de seguridade (isto é, aqueles desenvolvedores incluídos na lista de correo de seguridade ou involucrados na resolución dun informe concreto) tiver a solución lista, debes decidir como distribuíla.</text:p>
      <text:p text:style-name="P24"/>
      <text:p text:style-name="P24">Se simplemente fas commit da solución no teu repositorio, ou se pola contra llo anuncias ao mundo, estás forzando calquera que usar o teu software a actualizarse inmediatamente baixo o risco de ser hackeado. Ás veces o máis axeitado, en liña co anterior, é levar a cabo unha <text:span text:style-name="T12">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2">exploit</text:span> da vulnerabilidade sexa publicamente coñecido.</text:p>
      <text:p text:style-name="P24"/>
      <text:p text:style-name="P24">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2">e</text:span> o receptor debe ser recoñecido como alguén que non se vaia da lingua antes da publicación da vulnerabilidade.</text:p>
      <text:p text:style-name="P24"/>
      <text:p text:style-name="P24">Envía cada correo electrónico de pre-notificación individualmente (un de cada vez) a cada receptor. <text:span text:style-name="T12">Non</text:span> llo envíes á lista enteira de destinatarios dunha tacada, dado que nese caso verían o nome do resto de destinatarios -dando a entender que esencialmente están alertando cada receptor do feito de que <text:span text:style-name="T12">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4"/>
      <text:p text:style-name="P24">Aquí vai unha mostra de correo electrónico de pre-notificación:</text:p>
      <text:p text:style-name="P24"/>
      <text:p text:style-name="P56">De: Aquí vai o teu nome</text:p>
      <text:p text:style-name="P56">Para: admin@chachi-famoso-servidor.com</text:p>
      <text:p text:style-name="P56">Responder a: Aquí vai o teu nome (e non o enderezo da lista de seguridade)</text:p>
      <text:p text:style-name="P56">Asunto: Notificación Confidencial de vulnerabilidade en Ghandalf.</text:p>
      <text:p text:style-name="P56"><text:soft-page-break/></text:p>
      <text:p text:style-name="P56"/>
      <text:p text:style-name="P56">Este correo electrónico é unha pre-notificación confidencial dunha alerta de </text:p>
      <text:p text:style-name="P56">seguridade no servidor Ghandalf.</text:p>
      <text:p text:style-name="P56"/>
      <text:p text:style-name="P56">Por favor *non reenvíes* ningunha parte deste correo a ninguén.. <text:s/>O anuncio público </text:p>
      <text:p text:style-name="P56">non se vai facer ata o 23 de xaneiro, e gustaríanos manter a información oculta</text:p>
      <text:p text:style-name="P56">ata esa data.</text:p>
      <text:p text:style-name="P56"/>
      <text:p text:style-name="P56">Recibiches este correo porque (pensamos que) empregas un servidor Ghandalf,</text:p>
      <text:p text:style-name="P56">e queremos que o remendes antes de que o burato de seguridade se faga público o</text:p>
      <text:p text:style-name="P56">o vindeiro 23 de xaneiro.</text:p>
      <text:p text:style-name="P56"/>
      <text:p text:style-name="P56">Referencias:</text:p>
      <text:p text:style-name="P56">===========</text:p>
      <text:p text:style-name="P56"/>
      <text:p text:style-name="P56"><text:s text:c="3"/>CAN-2004-1771: Stack overflow de Ghandalf baixo consultas de Balrogs</text:p>
      <text:p text:style-name="P56"/>
      <text:p text:style-name="P56">Vulnerabilidade:</text:p>
      <text:p text:style-name="P56">==============</text:p>
      <text:p text:style-name="P56"/>
      <text:p text:style-name="P56"><text:s text:c="3"/>O servidor pode executar comandos arbitrarios se o 'locale' do </text:p>
      <text:p text:style-name="P56"><text:s text:c="3"/>servidor está mal configurado e o cliente envía consultas mal formadas.</text:p>
      <text:p text:style-name="P56"/>
      <text:p text:style-name="P56">Severidade:</text:p>
      <text:p text:style-name="P56">=========</text:p>
      <text:p text:style-name="P56"/>
      <text:p text:style-name="P56"><text:s text:c="3"/>Moi severa, pode involucrar execución de código arbitrario no servidor.</text:p>
      <text:p text:style-name="P56"/>
      <text:p text:style-name="P56">Rodeos:</text:p>
      <text:p text:style-name="P56">============</text:p>
      <text:p text:style-name="P56"/>
      <text:p text:style-name="P56"><text:s text:c="3"/>Establecer a opción de "procesado-de-linguaxe-natural" a 'apagado'</text:p>
      <text:p text:style-name="P56"><text:s text:c="3"/>no ficheiro ghandalf.conf péchalle a porta a esta vulnerabilidade.</text:p>
      <text:p text:style-name="P56"/>
      <text:p text:style-name="P56">parche:</text:p>
      <text:p text:style-name="P56">======</text:p>
      <text:p text:style-name="P56"/>
      <text:p text:style-name="P56"><text:s text:c="3"/>O parche que se fornece a continuación pode empregarse en Ghandalf 3.0,</text:p>
      <text:p text:style-name="P56"><text:s text:c="3"/>3.1, e 3.2.</text:p>
      <text:p text:style-name="P56"/>
      <text:p text:style-name="P56"><text:s text:c="3"/>Unha nova versión pública (Ghandalf 3.2.1) vai ser lanzada xusto despois</text:p>
      <text:p text:style-name="P56"><text:s text:c="3"/>do 23 de xaneiro, para que estea dispoñible ao mesmo tempo que a</text:p>
      <text:p text:style-name="P56"><text:s text:c="3"/>vulnerabilidade se fai pública. <text:s text:c="2"/>Podes remendar agora, ou esperar pola</text:p>
      <text:p text:style-name="P56"><text:s text:c="3"/>publicación. <text:s/>A única diferenza entre Ghandalf 3.2 e Ghandalf 3.2.1 vai ser</text:p>
      <text:p text:style-name="P56"><text:s text:c="3"/>este parche.</text:p>
      <text:p text:style-name="P56"/>
      <text:p text:style-name="P56">[...O parche anéxase aquí...]</text:p>
      <text:p text:style-name="P56"/>
      <text:p text:style-name="P24"><text:soft-page-break/>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4"/>
      <text:h text:style-name="P94" text:outline-level="4">Distribúe publicamente a solución</text:h>
      <text:p text:style-name="P24"/>
      <text:p text:style-name="P24">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na sección “<text:span text:style-name="T12">Releases de seguridade</text:span>” do <text:span text:style-name="T12">Capítulo 7 Empaquetado, versionado e desenvolvemento diario</text:span>)</text:p>
      <text:p text:style-name="P24"/>
      <text:p text:style-name="P24">Tanto se a solución publicada ao erro de seguridade leva aparellada unha nova versión do software, como se non, fai o anuncio coa mesma intensidade coa que farías a publicación dunha nova versión: envía un correo electrónico á lista <text:span text:style-name="T12">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2">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4"/>
      <text:p text:style-name="P24">En xeral, se non estiveres seguro de como tratar un problema de seguridade, atopa a alguén con experiencia e cóntallo. Avaliar e xestionar vulnerabilidades é unha destreza que se vai adquirindo, e é habitual cometer erros as primeiras veces.</text:p>
      <text:p text:style-name="Standard"/>
      <text:h text:style-name="P156" text:outline-level="1"><text:span text:style-name="T133">Capítulo 7. </text:span>Empacotamento, liberación e dia a dia no desenvolvemento </text:h>
      <text:p text:style-name="P17"/>
      <text:p text:style-name="P17">Este capítulo trata sobre como os proxectos de software libre empacotan e liberan o seu software e de <text:soft-page-break/>como os padróns de desenvolvemento globais se organizan en torno a eses obxectivos. </text:p>
      <text:p text:style-name="P17"/>
      <text:p text:style-name="P17">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text:span text:style-name="T12">para os operarios</text:span>,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17"/>
      <text:p text:style-name="P17">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17"/>
      <text:p text:style-name="P17">O modelo que posibilita isto xeneralízase a algo máis que só a liberación de versións. É o principio de paralelización de tarefas que non son interdependentes;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que sería, non só ineficiente, senón aburrido, e por tanto perigoso, xa que un desenvolvedor aburrido está preto de se converter nun ex-desenvolvedor. </text:p>
      <text:p text:style-name="P17"/>
      <text:p text:style-name="P17">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p>
      <text:p text:style-name="P17"/>
      <text:h text:style-name="P158" text:outline-level="2">Numeración de versións </text:h>
      <text:p text:style-name="P17"/>
      <text:p text:style-name="P17"><text:soft-page-break/>Antes de falarmos sobre como facer unha versión, imos ver como nomear as versións, o cal require coñecer o que as versións queren dicir para os usuarios. Unha versión quere dicir que: </text:p>
      <text:p text:style-name="P17"/>
      <text:list xml:id="list1511402178" text:style-name="L36">
        <text:list-item>
          <text:p text:style-name="P134">Vellos erros foron resoltos. Isto é probablemente unha das cousas que os usuarios esperan en cada versión. </text:p>
        </text:list-item>
        <text:list-item>
          <text:p text:style-name="P134">Novos erros foron engadidos. Con isto sóese contar tamén, excepto algunhas veces no caso de versións de seguridade ou outras que só saen unha vez (ver a sección “security-releases" máis adiante neste capítulo). </text:p>
        </text:list-item>
        <text:list-item>
          <text:p text:style-name="P134">Novas funcionalidades puideron ser engadidas. </text:p>
        </text:list-item>
        <text:list-item>
          <text:p text:style-name="P134">Novas opcións de configuración puideron ser engadidas, ou o significado de vellas opcións puido mudar sutilmente. A instalación de procedementos puido mudar lixeiramente desde a última versión tamén, embora sempre se espere que non. </text:p>
        </text:list-item>
        <text:list-item>
          <text:p text:style-name="P134">Mudanzas incompatibles poden ser introducidas, por exemplo o formato dos datos usados por versións anteriores do software xa non son usables sen ningún tipo de conversión (posiblemente manual). </text:p>
        </text:list-item>
      </text:list>
      <text:p text:style-name="P17"/>
      <text:p text:style-name="P17">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17"/>
      <text:p text:style-name="P17">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17"/>
      <text:p text:style-name="P17">Todo iso nun número? Ben, máis ou menos, si. As estratexias de numeración de versións son unha das vellas discusións (ver sección "Canto máis suave for o tema, máis longo vai ser o debate" no capítulo 6, "Comunicacións"), e é pouco probable que se atope unha solución sinxela, completa e estándar. Porén, existen unhas poucas boas estratexias, xunto cun principio universal: <text:span text:style-name="T12">ser coherente</text:span>. Escoller un esquema numérico, documentalo e mantelo. Os usuarios agradecerano. </text:p>
      <text:p text:style-name="P17"/>
      <text:h text:style-name="P163" text:outline-level="3">Compoñentes numéricos da versión </text:h>
      <text:p text:style-name="P17"/>
      <text:p text:style-name="P17">Esta sección describe as convencións formais da numeración das versións en detalle, e asume moi poucos coñecementos previos. Está prevista principalmente coma unha referencia. Se xa estás familiarizado con estas convencións, podes saltar esta sección. </text:p>
      <text:p text:style-name="P17"/>
      <text:p text:style-name="P17">A numeración de versións son grupos de díxitos separados por puntos: </text:p>
      <text:p text:style-name="P17"/>
      <text:p text:style-name="P17">Scanley 2.3 </text:p>
      <text:p text:style-name="P17">Singer 5.11.4 </text:p>
      <text:p text:style-name="P17"/>
      <text:p text:style-name="P17">...etc. Os puntos <text:span text:style-name="T12">non</text:span>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text:soft-page-break/>número de compoñentes (porción de díxitos que non conteñen puntos), mais a maioría dos proxectos non teñen máis de tres ou catro. A razón é para que sexan máis comprensibles. </text:p>
      <text:p text:style-name="P17"/>
      <text:p text:style-name="P17">Ademais dos compoñentes numéricos, os proxectos ás veces engaden unha etiqueta descritiva como "Alpha" ou "Beta" (ver "alpha-e-beta"), por exemplo: </text:p>
      <text:p text:style-name="P17"/>
      <text:p text:style-name="P17">Scanley 2.3.0 (Alpha) </text:p>
      <text:p text:style-name="P17">Singer 5.11.4 (Beta) </text:p>
      <text:p text:style-name="P17"/>
      <text:p text:style-name="P17">Unha cualificación Alpha ou Beta quere dicir que esta versión <text:span text:style-name="T12">precede</text:span> a unha futura versión que terá o mesmo número mais sen o cualificador. De esta maneira, "2.3.0;(Alpha)" conduce finalmente a "2.3.0". Para permitir tanta cantidade de versións distintas, os cualificadores teñen eles mesmos meta-cualificadores. Por exemplo, aquí hai unha serie de versións que estarían dispoñibles para o público: </text:p>
      <text:p text:style-name="P17"/>
      <text:p text:style-name="P17">Scanley 2.3.0 (Alpha 1) </text:p>
      <text:p text:style-name="P17">Scanley 2.3.0 (Alpha 2) </text:p>
      <text:p text:style-name="P17">Scanley 2.3.0 (Beta 1) </text:p>
      <text:p text:style-name="P17">Scanley 2.3.0 (Beta 2) </text:p>
      <text:p text:style-name="P17">Scanley 2.3.0 (Beta 3) </text:p>
      <text:p text:style-name="P17">Scanley 2.3.0 </text:p>
      <text:p text:style-name="P17"/>
      <text:p text:style-name="P17">Nótese que cando ten o cualificador "Alpha", Scanley "2.3" escríbese como "2.3.0". Os dous números son equivalentes; os compoñentes que son ceros poden ser eliminados por brevidade; mais cando un cualificador está presente, a brevidade non serve para nada, polo que debe poñerse completo. </text:p>
      <text:p text:style-name="P17"/>
      <text:p text:style-name="P17">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2.3.0(RC)" liberas "Scanley2.3.(RC 1)"), seguido da RC2, etc. </text:p>
      <text:p text:style-name="P17"/>
      <text:p text:style-name="P17">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17"/>
      <text:p text:style-name="P17">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p>
      <text:p text:style-name="P17"/>
      <text:p text:style-name="P17">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text:span text:style-name="T12">maior</text:span>, o segundo e o número <text:span text:style-name="T12">menor</text:span>, e o terceiro é o número <text:span text:style-name="T12">micro</text:span>.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text:span text:style-name="T12">e</text:span> o número maior. Isto é, "2.4.0" e "3.4.1" non están na mesma serie menor, embora compartan o "4" como número menor; por <text:soft-page-break/>outra banda, "2.4.0" e "2.4.2" están na mesma liña menor, pensando que non son adxacentes se a "2.4.1" foi lanzada entre elas. </text:p>
      <text:p text:style-name="P17"/>
      <text:p text:style-name="P17">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text:span text:style-name="T12">número de parche</text:span>, para un control moi especializado sobre as diferenzas entre as súas versións (confusamente, outros proxectos usan "patch" coma un sinónimo para "micro" nun sistema de tres compoñentes). Hai tamén proxectos que usan a última compoñente como <text:span text:style-name="T12">número de</text:span> <text:span text:style-name="T12">build</text:span>,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17"/>
      <text:p text:style-name="P17">Embora haxa moitas convencións diferentes sobre cantos compoñentes empregar, e sobre o que os compoñentes significan, as diferenzas tenden a ser pequenas podes ter un pouco de flexibilidade, mais non moita. As próximas dúas seccións tratan sobre as convencións máis empregadas. </text:p>
      <text:p text:style-name="P17"/>
      <text:h text:style-name="P163" text:outline-level="3">A estratexia simple </text:h>
      <text:p text:style-name="P17"/>
      <text:p text:style-name="P17">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text:a xlink:type="simple" xlink:href="http://apr.apache.org/versioning.html"><text:span text:style-name="T132">versionamento</text:span></text:a><text:span text:style-name="T132"> </text:span>(http://apr.apache.org/versioning.html). </text:p>
      <text:p text:style-name="P17"/>
      <text:p text:style-name="P17">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17"><text:s/></text:p>
      <text:p text:style-name="P17">Mudanzas no número menor (isto é, dentro da mesma liña maior) deben ser compatibles cara a atrás, mais non necesariamente cara a adiante. É normal introducir novas funcionalidades nunha versión menor, mais xeralmente non moitas ao mesmo tempo. </text:p>
      <text:p text:style-name="P17"/>
      <text:p text:style-name="P17">Mudanzas no número maior marcan unha fronteira na compatibilidade. Unha versión maior pode ser incompatible cara a adiante e cara a atrás. Dunha versión maior espérase que teña novas funcionalidades, e pode mesmo ter un novo xogo de funcionalidades. </text:p>
      <text:p text:style-name="P17"/>
      <text:p text:style-name="P17">O que quere dicir ser <text:span text:style-name="T12">compatible cara a atrás</text:span> e <text:span text:style-name="T12">compatible cara a adiante </text:span>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text:span text:style-name="T12">novas</text:span> funcionalidades <text:soft-page-break/>dispoñibles para ese cliente, funcionalidades das que os clientes 2.5.4 no saben como tirar partido. Se isto suceder, entón a actualización <text:span text:style-name="T12">non</text:span> é "compatible cara a adiante": claramente ti non podes agora desactualizar o cliente de novo á 2.5.4 e manter toda a funcionalidade que tiña coa 2.6.9, xa que algunhas desas funcionalidades eran novas na 2.6.0. </text:p>
      <text:p text:style-name="P17"/>
      <text:p text:style-name="P17">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17"/>
      <text:p text:style-name="P17">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p>
      <text:p text:style-name="P17"/>
      <text:p text:style-name="P17">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17"/>
      <text:p text:style-name="P17">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p>
      <text:p text:style-name="P17"/>
      <text:p text:style-name="P17">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p>
      <text:p text:style-name="P17"/>
      <text:h text:style-name="P163" text:outline-level="3"><text:soft-page-break/>A estratexia par/impar </text:h>
      <text:p text:style-name="P17"/>
      <text:p text:style-name="P17">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17"/>
      <text:p text:style-name="P17">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17"/>
      <text:p text:style-name="P17">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ver sección “estabilizar unha versión” máis adiante neste capitulo describe outra forma, quizais máis común, un método de liberar versións potencialmente inestables ao público, avisando a xente para que saiban o risco/beneficio inmediatamente ao veren o nome da versión. </text:p>
      <text:p text:style-name="P17"/>
      <text:h text:style-name="P158" text:outline-level="2">Ramas de versións </text:h>
      <text:p text:style-name="P17"><text:s/></text:p>
      <text:p text:style-name="P17">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17"/>
      <text:p text:style-name="P17">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relacionado podería comezar na mesma altura, e entón esperar a que <text:span text:style-name="T12">ese</text:span> debate rematase tamén. Este proceso pode non ter fin. </text:p>
      <text:p text:style-name="P17"/>
      <text:p text:style-name="P17"/>
      <text:p text:style-name="P17"><text:soft-page-break/>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17"/>
      <text:p text:style-name="P17">A solución a estes problemas é empregar sempre unha <text:span text:style-name="T12">rama para liberar as versións</text:span>. Unha rama para liberar as versións é simplemente unha rama no sistema de control de versións (ver "rama"),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 un tipo de "boa práctica" formal que pode, baixo presión por unha data límite, ser prescindible mentres todo o mundo do equipo está traballando para estabilizar a árbore principal. </text:p>
      <text:p text:style-name="P17"/>
      <text:p text:style-name="P17">As ramas para as versións son moito máis requiridas nos proxectos de software libre, porén, teño visto proxectos liberar versións sen elas, mais sempre hai algúns desenvolvedores que non fan nada mentres outros normalmente unha minoría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text:span text:style-name="T12">con algo</text:span>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17"/>
      <text:h text:style-name="P163" text:outline-level="3">Mecanismos das ramas para as versións </text:h>
      <text:p text:style-name="P17"/>
      <text:p text:style-name="P17">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p>
      <text:p text:style-name="P17"/>
      <text:p text:style-name="P38">$ cd trunk-working-copy </text:p>
      <text:p text:style-name="P38">$ cvs tag -b RELEASE_1_0_X </text:p>
      <text:p text:style-name="P38"/>
      <text:p text:style-name="P17">ou en Subversion, así: </text:p>
      <text:p text:style-name="P17"/>
      <text:p text:style-name="P38">$ svn copy http://.../repos/trunk http://.../repos/branches/1.0.x </text:p>
      <text:p text:style-name="P17"/>
      <text:p text:style-name="P17">(Todos estes exemplos asumen un sistema de numeración das versións de tres compoñentes. Embora non poida mostrar os comandos exactos para cada sistema de control de versións, darei exemplos en <text:soft-page-break/>CVS e Subversion e espero que os correspondentes comandos en outros sistemas poidan ser deducidos destes dous. </text:p>
      <text:p text:style-name="P17"/>
      <text:p text:style-name="P17">Nótese que creamos a rama "1.0.x" (cun literal "x") no canto de "1.0.0". Isto é porque a mesma liña menor i.e., a mesma rama será empregada por todas as micro versións nesa liña. O proceso actual de estabilizar a rama para as versións esta cuberto en "Estabilizar una versión” máis adiante neste capítulo. Aquí preocuparémonos coa interacción entre o sistema de control de versións e o proceso de sacar a versión. Cando a rama das versións estiver estabilizada e preparada, é hora de etiquetar o estado da rama: </text:p>
      <text:p text:style-name="P17"/>
      <text:p text:style-name="P38">$ cd RELEASE_1_0_X-working-copy </text:p>
      <text:p text:style-name="P38">$ cvs tag RELEASE_1_0_0 </text:p>
      <text:p text:style-name="P38"/>
      <text:p text:style-name="P17">ou </text:p>
      <text:p text:style-name="P17"/>
      <text:p text:style-name="P38">$ svn copy http://.../repos/branches/1.0.x http://.../repos/tags/1.0.0 </text:p>
      <text:p text:style-name="P17"/>
      <text:p text:style-name="P17">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p>
      <text:p text:style-name="P17"/>
      <text:p text:style-name="P38">$ cd trunk-working-copy </text:p>
      <text:p text:style-name="P38">$ cvs tag -b RELEASE_1_1_X </text:p>
      <text:p text:style-name="P38"><text:s/></text:p>
      <text:p text:style-name="P38">$ svn copy http://.../repos/trunk http://.../repos/branches/1.1.x </text:p>
      <text:p text:style-name="P38"/>
      <text:p text:style-name="P17">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17"/>
      <text:p text:style-name="P17">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p>
      <text:p text:style-name="P17"/>
      <text:h text:style-name="P158" text:outline-level="2">Estabilizando unha versión </text:h>
      <text:p text:style-name="P17"/>
      <text:p text:style-name="P17"><text:span text:style-name="T12">Estabilización </text:span>é o proceso de poñer a rama da nova versión nun estado axeitado para sacala; isto é, decidir que mudanzas irán na versión, cales non, e darlle forma ao contido da rama. </text:p>
      <text:p text:style-name="P17"/>
      <text:p text:style-name="P17">Hai unha chea de dor potencial contida nesa palabra, "decidir". As funcionalidades de último minuto son un fenómeno familiar en proxectos colaborativos de software: tan pronto como os desenvolvedores <text:soft-page-break/>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17"/>
      <text:p text:style-name="P17">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17"/>
      <text:p text:style-name="P17">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17"/>
      <text:h text:style-name="P163" text:outline-level="3">Réxime ditatorial do mantedor </text:h>
      <text:p text:style-name="P17"/>
      <text:p text:style-name="P17">O grupo está de acordo con permitir unha persoa ser o <text:span text:style-name="T12">propietario da versión</text:span>.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17"/>
      <text:p text:style-name="P17">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precisan non ser confrontacións, sempre e cando o propietario da versión poida considerar todos os argumentos obxectivamente e non ser intransixente. </text:p>
      <text:p text:style-name="P17"/>
      <text:p text:style-name="P17">Nótese que o propietario da versión non ten por que ser a mesma persoa que o líder do proxecto (en <text:soft-page-break/>casos onde non hai líder do proxecto; ver “Dictador benovolente" no capítulo 4, Infraestrutura Social). De feito, algunhas veces é bo asegurarse que eles <text:span text:style-name="T12">non</text:span>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17"/>
      <text:p text:style-name="P17">Contrasta o rol do propietario da versión co de menos ditatorial descrito en “Manager das versións” mais adiante neste capítulo. </text:p>
      <text:p text:style-name="P17"/>
      <text:h text:style-name="P163" text:outline-level="3">Mudar o voto </text:h>
      <text:p text:style-name="P17"/>
      <text:p text:style-name="P17">No extremo oposto da ditadura do propietario da versión, os desenvolvedores poden simplemente votar que mudanzas incluír na versión. Sen embargo, xa que a función máis importante da estabilización da versión é <text:span text:style-name="T12">excluír</text:span> mudanzas, é importante deseñar o sistema de votación de forma que poñer unha mudanza na versión implique accións positivas para moitos desenvolvedores. Incluír unha mudanza debería precisar máis dunha simple maioría (ver "Quen vota?" no capítulo 4, Infraestructura Social).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17"/>
      <text:p text:style-name="P17">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 "veto").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17"/>
      <text:p text:style-name="P17">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p>
      <text:p text:style-name="P17"/>
      <text:h text:style-name="P94" text:outline-level="4"><text:soft-page-break/>Manexando a estabilización das versións de xeito colaborativo </text:h>
      <text:p text:style-name="P17"/>
      <text:p text:style-name="P17">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 calquera desenvolvedor pode propoñer unha mudanza para a súa inclusión xunto con todos os votos a favor e en contra, ademais de notas ou comentarios. (Propoñer unha mudanza non implica necesariamente votar para iso, por certo, aínda que as dúas cousas soen ir xuntas). Unha entrada neste ficheiro ten a seguinte forma: </text:p>
      <text:p text:style-name="P17"/>
      <text:p text:style-name="P38">* r2401 (issue #49) </text:p>
      <text:p text:style-name="P38"><text:s text:c="2"/>Prevent client/server handshake from happening twice. </text:p>
      <text:p text:style-name="P38"><text:s text:c="2"/>Justification: </text:p>
      <text:p text:style-name="P38"><text:s text:c="4"/>Avoids extra network turnaround; small change and easy to review. </text:p>
      <text:p text:style-name="P38"><text:s text:c="2"/>Notes: </text:p>
      <text:p text:style-name="P38"><text:s text:c="4"/>This was discussed in http://.../mailing-lists/message-7777.html </text:p>
      <text:p text:style-name="P38"><text:s text:c="4"/>and other messages in that thread. </text:p>
      <text:p text:style-name="P38"><text:s text:c="2"/>Votes: </text:p>
      <text:p text:style-name="P38"><text:s text:c="4"/>+1: jsmith, kimf </text:p>
      <text:p text:style-name="P38"><text:s text:c="4"/>-1: tmartin (breaks compatibility with some pre-1.0 servers; </text:p>
      <text:p text:style-name="P38"><text:s text:c="17"/>admittedly, those servers are buggy, but why be </text:p>
      <text:p text:style-name="P38"><text:s text:c="17"/>incompatible if we don't have to?) </text:p>
      <text:p text:style-name="P38"/>
      <text:p text:style-name="P17">Neste caso, a mudanza adquiriu dous votos positivos, mais foi vetada por tmartin, quen deu a razón para o seu veto nunha nota entre parénteses. O formato exacto da entrada non importa; sexa cal for o teu proxecto decidir está ben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17"/>
      <text:p text:style-name="P17">Esas proposicións ou votos para aprobar unha mudanza encárganse de asegurar de que se corresponde coa rama da versión, iso é, que se corresponde sen conflitos (ver "conflictos"). Se houber conflitos, entón a entrada debería apuntar a un parche que se corresponda limpamente, ou a unha rama temporal que teña a axustada versión da mudanza, por exemplo: </text:p>
      <text:p text:style-name="P17"/>
      <text:p text:style-name="P38">* r13222, r13223, r13232 </text:p>
      <text:p text:style-name="P38"><text:s text:c="2"/>Rewrite libsvn_fs_fs's auto-merge algorithm </text:p>
      <text:p text:style-name="P38"><text:s text:c="2"/>Justification: </text:p>
      <text:p text:style-name="P38"><text:s text:c="4"/>unacceptable performance (&gt;50 minutes for a small commit) in </text:p>
      <text:p text:style-name="P38"><text:s text:c="4"/>a repository with 300,000 revisions </text:p>
      <text:p text:style-name="P38"><text:s text:c="2"/>Branch: </text:p>
      <text:p text:style-name="P38"><text:s text:c="4"/>1.1.x-r13222@13517 </text:p>
      <text:p text:style-name="P38"><text:s text:c="2"/>Votes: </text:p>
      <text:p text:style-name="P38"><text:s text:c="4"/>+1: epg, ghudson </text:p>
      <text:p text:style-name="P38"/>
      <text:p text:style-name="P17">Ese exemplo está tomado da vida real, vén do ficheiro <text:span text:style-name="T12">STATUS</text:span>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text:soft-page-break/>versión, debería ser aprobada). As revisións orixinais aparecen porque se están a revisar aínda, xa que teñen as mensaxes de log orixinais. A rama temporal non tería esas mensaxes de log; para evitar a duplicación de información (ver sección “Singularidade da información” no capítulo “Infraestructura Técnica”), As mensaxes de log para a rama da revisión r13517 deberían dicir simplemente "Axustar r13222, r13223, r13232 para facer backport (aplicar parches a unha versión previa) da rama 1.1.x". Toda outra información acerca das mudanzas pode ser alcanzada nas súas revisións orixinais. </text:p>
      <text:p text:style-name="P17"/>
      <text:h text:style-name="P94" text:outline-level="4">Manager das versións </text:h>
      <text:p text:style-name="P17"/>
      <text:p text:style-name="P17">O actual proceso de fusionar (ver “fusionar” no capítulo 3, “Infraestrutura Técnica”) as mudanzas aprobadas na rama da versión poden ser realizadas por calquera desenvolvedor. Aquí non se precisa unha persoa para facer o traballo de fusionar as mudanzas; se houber moitas mudanzas, pode ser mellor repartir a carga. </text:p>
      <text:p text:style-name="P17"/>
      <text:p text:style-name="P17">Porén, embora ámbolos dous, votación e fusionado, sucedan de forma descentralizada, na práctica normalmente hai unha ou dúas persoas conducindo o proceso de lanzamento da nova versión. Este rol e as veces bautizado como <text:span text:style-name="T12">release manager</text:span>, mais é un pouco diferente do propietario da versión (ver "Propietario da versión” máis atrás neste capítulo)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Probas e publicacións das versións” máis adiante neste capitulo), os manager das versións preocuparanse tamén da loxística para a creación da versión, dos pacotes, de recoller as sinaturas dixitais, de subir os pacotes, e facer os anuncios públicos. </text:p>
      <text:p text:style-name="P17"/>
      <text:h text:style-name="P158" text:outline-level="2">Empacotamento </text:h>
      <text:p text:style-name="P17"/>
      <text:p text:style-name="P17">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Pacotes binarios” máis adiante neste capitulo). Porén, eses pacotes binarios derivan das fontes da distribución. A cuestión é que as fontes son ambiguas para definir a versión. Cando o proxecto distribúe Scanley2.5.0", o que quere dicir, especificamente, é: "a árbore de ficheiros de código fonte, cando se compilaren (se for necesario) e instalaren, producen Scanley 2.5.0." </text:p>
      <text:p text:style-name="P17"/>
      <text:p text:style-name="P17">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p>
      <text:p text:style-name="P17"/>
      <text:h text:style-name="P163" text:outline-level="3"><text:soft-page-break/>Formato </text:h>
      <text:p text:style-name="P17"/>
      <text:p text:style-name="P17">O código fonte debería entregarse en formatos estándar para distribuír a árbore de directorios. Para Unix e sistemas operativos de tipo Unix, a convención é empregar o formato TAE, comprimido con <text:span text:style-name="T131">compress</text:span>, <text:span text:style-name="T131">gzip</text:span>, <text:span text:style-name="T131">bzip</text:span> ou <text:span text:style-name="T131">bzip2</text:span>. Para MS Windows, o método estándar para a distribución da árbore de directorios é o formato <text:span text:style-name="T12">zip</text:span>, o cal xa fai a compresión tamén, polo que non é necesario comprimir o ficheiro despois de crealo. </text:p>
      <text:p text:style-name="P17"/>
      <text:h text:style-name="P94" text:outline-level="4">Ficheiros TAR </text:h>
      <text:p text:style-name="P17"/>
      <text:p text:style-name="P17"><text:span text:style-name="T12">TAR </text:span>abreviatura de "Tape 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text:span text:style-name="T12">tarballs</text:span>) é bastante sinxelo. Nalgúns sistemas, o comando <text:span text:style-name="T131">tar</text:span> pode producir ficheiros comprimidos por si mesmo; noutros, hai que empregar outro programa para comprimir. </text:p>
      <text:p text:style-name="P17"/>
      <text:h text:style-name="P163" text:outline-level="3">Nome e aspecto </text:h>
      <text:p text:style-name="P17"/>
      <text:p text:style-name="P17">O nome do pacote debería consistir no nome do software máis o número da versión, máis o formato de sufixos apropiado para o tipo de ficheiro. Por exemplo, Scanley 2.5.0, empacotado para Unix empregando GNU Zip (gzip) para comprimir, quedaría así: </text:p>
      <text:p text:style-name="P17"/>
      <text:p text:style-name="P17">scanley-2.5.0.tar.gz </text:p>
      <text:p text:style-name="P17"><text:s/></text:p>
      <text:p text:style-name="P17">ou para Windows usando compresión en zip: </text:p>
      <text:p text:style-name="P17"/>
      <text:p text:style-name="P17">scanley-2.5.0.zip </text:p>
      <text:p text:style-name="P17"/>
      <text:p text:style-name="P17">Algún destes ficheiros, cando son descomprimidos, deben crear unha nova árbore de directorios chamada <text:span text:style-name="T12">scanley-2.5.0</text:span> no directorio actual. Baixo o novo directorio, o código fonte debe estar preparado para a compilación (se a compilación for necesaria) e instalación. Na raíz do novo directorio, debería haber un ficheiro de texto plano <text:span text:style-name="T12">README</text:span> explicando o que fai o software e que versión é, e dar ligazóns a outros recursos, como a páxina web do proxecto, outros ficheiros interesantes, etc. Entre eses outros ficheiros debería haber un <text:span text:style-name="T12">INSTALL</text:span>, irmán do <text:span text:style-name="T12">README</text:span>, dando instrucións sobre como compilar e instalar o software para todos os sistemas operativos soportados. Como se mencionaba en “Como aplicar unha licenza ao teu código” no capítulo 2, “Primeiros pasos”, debería haber tamén un ficheiro <text:span text:style-name="T12">COPYING</text:span> coas cláusulas de distribución do software. </text:p>
      <text:p text:style-name="P17"/>
      <text:p text:style-name="P17">Debe haber tamén un ficheiro <text:span text:style-name="T12">CHANGES</text:span> (as veces chamado <text:span text:style-name="T12">NEWS</text:span>) coas novidades da versión. O ficheiro <text:span text:style-name="T12">CHANGES</text:span>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17"><text:soft-page-break/></text:p>
      <text:p text:style-name="P38">Version 2.5.0 </text:p>
      <text:p text:style-name="P38">(20 December 2004, from /branches/2.5.x) </text:p>
      <text:p text:style-name="P38">http://svn.scanley.org/repos/svn/tags/2.5.0/ </text:p>
      <text:p text:style-name="P38"/>
      <text:p text:style-name="P38"><text:s/>New features, enhancements: </text:p>
      <text:p text:style-name="P38"><text:s text:c="4"/>* Added regular expression queries (issue #53) </text:p>
      <text:p text:style-name="P38"><text:s text:c="4"/>* Added support for UTF-8 and UTF-16 documents </text:p>
      <text:p text:style-name="P38"><text:s text:c="4"/>* Documentation translated into Polish, Russian, Malagasy </text:p>
      <text:p text:style-name="P38"><text:s text:c="4"/>* ... </text:p>
      <text:p text:style-name="P38"/>
      <text:p text:style-name="P38"><text:s/>Bugfixes: </text:p>
      <text:p text:style-name="P38"><text:s text:c="4"/>* fixed reindexing bug (issue #945) </text:p>
      <text:p text:style-name="P38"><text:s text:c="4"/>* fixed some query bugs (issues #815, #1007, #1008) </text:p>
      <text:p text:style-name="P38"><text:s text:c="4"/>* ... </text:p>
      <text:p text:style-name="P38"/>
      <text:p text:style-name="P17">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Probas e publicacións de versións” máis adiante neste capitulo), polo tanto escríbea coa audiencia en mente. </text:p>
      <text:p text:style-name="P17"/>
      <text:h text:style-name="P94" text:outline-level="4">CHANGES versus ChangeLog </text:h>
      <text:p text:style-name="P17"/>
      <text:p text:style-name="P17">Tradicionalmente, un ficheiro chamado <text:span text:style-name="T12">ChangeLog</text:span> que lista cada mudanza feita no proxecto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17"/>
      <text:p text:style-name="P17">O ficheiro <text:span text:style-name="T12">CHANGES</text:span>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17"/>
      <text:p text:style-name="P17">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 de feito, o ChangeLog duplica as mensaxes de log que están no repositorio. </text:p>
      <text:p text:style-name="P17"/>
      <text:p text:style-name="P17">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Compilación e instalación” máis adiante neste capitulo,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copia de traballo” no capitulo 3, <text:soft-page-break/>“Infraestrutura Técnica”. A versión suponse que representa unha referencia estática en particular, unha configuración inmutable dos ficheiros fonte. Se for unha copia de traballo, o perigo sería que un usuario puidese actualizala,pensando que aínda ten a versión cando de feito ten algo distinto. </text:p>
      <text:p text:style-name="P17"/>
      <text:p text:style-name="P17">Recordar que o pacote é o mesmo embora o empacotamento. A versión iso é, a entidade precisa a que se remite cando alguén di "Scanley2.5.0" é a árbore de directorio creada pola descompresión do ficheiro zip ou tarball. Polo tanto o proxecto debe ofrecer todo isto para descarregar: </text:p>
      <text:p text:style-name="P17"/>
      <text:p text:style-name="P17">scanley-2.5.0.tar.bz2 </text:p>
      <text:p text:style-name="P17">scanley-2.5.0.tar.gz </text:p>
      <text:p text:style-name="P17">scanley-2.5.0.zip </text:p>
      <text:p text:style-name="P17"/>
      <text:p text:style-name="P17">...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17"/>
      <text:h text:style-name="P94" text:outline-level="4">Maiúsculas ou minúsculas? </text:h>
      <text:p text:style-name="P17"/>
      <text:p text:style-name="P17">Cando nos referimos a un proxecto polo nome, a xente normalmente o escribe en maiúsculas coma un nome propio, e escribe en maiúsculas os acrónimos se os houber: "MySQL5.0", "Scanley2.5.0", etc. Depende do proxecto que o nome do pacote se escriba tamén en maiúsculas. Tanto <text:span text:style-name="T12">Scanley-2.5.0.tar.gz </text:span>como <text:span text:style-name="T12">scanley-2.5.0.tar.gz </text:span>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17"/>
      <text:h text:style-name="P94" text:outline-level="4">Pre-versións </text:h>
      <text:p text:style-name="P17"/>
      <text:p text:style-name="P17">Cando se saca unha pre-versión ou versión candidata, o cualificador é verdadeiramente parte do número de versión, polo tanto inclúese no nome do pacote. Por exemplo, a secuencia ordenada das versións alpha e beta vista antes en ”Compoñentes do número da versión” resultaría nos nomes de pacote: </text:p>
      <text:p text:style-name="P17"/>
      <text:p text:style-name="P17">scanley-2.3.0-alpha1.tar.gz </text:p>
      <text:p text:style-name="P17">scanley-2.3.0-alpha2.tar.gz </text:p>
      <text:p text:style-name="P17">scanley-2.3.0-beta1.tar.gz </text:p>
      <text:p text:style-name="P17">scanley-2.3.0-beta2.tar.gz </text:p>
      <text:p text:style-name="P17">scanley-2.3.0-beta3.tar.gz </text:p>
      <text:p text:style-name="P17">scanley-2.3.0.tar.gz </text:p>
      <text:p text:style-name="P17"/>
      <text:p text:style-name="P17"><text:soft-page-break/>O primeiro desempacotaríase nun directorio chamado <text:span text:style-name="T12">scanley-2.3.0-alpha1</text:span>, o segundo dentro <text:span text:style-name="T12">scanley-2.3-0-alpha2</text:span>, etc. </text:p>
      <text:p text:style-name="P17"/>
      <text:h text:style-name="P163" text:outline-level="3">Compilación e instalación </text:h>
      <text:p text:style-name="P17"><text:s/></text:p>
      <text:p text:style-name="P17">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17"/>
      <text:p text:style-name="P38">$ ./configure </text:p>
      <text:p text:style-name="P38"><text:s text:c="3"/>$ make </text:p>
      <text:p text:style-name="P38"><text:s text:c="3"/># make install </text:p>
      <text:p text:style-name="P38"/>
      <text:p text:style-name="P17">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text:span text:style-name="T12">GNU Autoconf, Automake, and Libtool</text:span> escrito por Vaughan, Eliston, Tromey e Taylor. Está publicado en forma de treeware por New Riders, e o seu contido está dispoñible gratis online en <text:a xlink:type="simple" xlink:href="http://sources.redhat.com/autobook/">autobook</text:a> (http://sources.redhat.com/autobook/). </text:p>
      <text:p text:style-name="P17"/>
      <text:p text:style-name="P17">Este non é o único estándar, mais é un dos máis estendidos. O sistema de compilación <text:a xlink:type="simple" xlink:href="http://ant.apache.org/">Ant</text:a> (http://ant.apache.org)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text:span text:style-name="T131">perl Makefile.pl</text:span>). Se non é obvio para ti que estándar empregar no teu proxecto, pregunta a un desenvolvedor experimentado; podes asumir con seguridade que se aplica <text:span text:style-name="T12">algún</text:span> estándar, mesmo se non souberes cal é ao principio. </text:p>
      <text:p text:style-name="P17"/>
      <text:p text:style-name="P17">Sexa cal for o estándar apropiado para o teu proxecto, non te desvíes del a menos que debas facelo. Os procesos estándar de instalación son practicamente a columna vertebral para moitos administradores de sistemas. Se viren invocacións familiares documentadas no ficheiro <text:span text:style-name="T12">INSTALL </text:span>do teu proxecto, iso fará que instantaneamente incrementen a súa fe en que o teu proxecto segue as convencións, e que probablemente outras cousas tamén están ben. Ademais, como discutimos en “Descargas” no capitulo 2, “Primeiros pasos”, ter un proceso estándar de compilación comprace os potenciais desenvolvedores. </text:p>
      <text:p text:style-name="P17"/>
      <text:p text:style-name="P17">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a xlink:type="simple" xlink:href="http://www.cygwin.com/">Cygwin</text:a> (http://www.cygwin.com). E por suposto, se estás empregando unha linguaxe ou framework de programación que veña coa súa propia convención para compilar e instalar;por exemplo, Perl ou Python simplemente deberías usar o método estándar para ese framework, for en Windows, Unix, Mac OS X, ou calquera outro sistema operativo. </text:p>
      <text:p text:style-name="P17"/>
      <text:p text:style-name="P17">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text:soft-page-break/>desenvolvedores que a primeira interacción co software requirise de pasos inesperados. </text:p>
      <text:p text:style-name="P17"/>
      <text:h text:style-name="P163" text:outline-level="3">Pacotes binarios </text:h>
      <text:p text:style-name="P17"/>
      <text:p text:style-name="P17">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text:span text:style-name="T12">.deb</text:span>); en MS Windows, xeralmente ficheiros <text:span text:style-name="T12">.MSI</text:span> ou auto-instalables <text:span text:style-name="T12">.exe</text:span>. </text:p>
      <text:p text:style-name="P17"/>
      <text:p text:style-name="P17">Independentemente de se estes pacotes binarios son empacotados por xente vinculada ao proxecto, ou por terceiros, os usuarios <text:span text:style-name="T12">trataranos</text:span>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17"/>
      <text:p text:style-name="P17">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17"/>
      <text:p text:style-name="P17">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text:span text:style-name="T12">ausente</text:span> cando debería estar presente: alguén estaba executando unha versión remendada, baseada en (mais non idéntica) unha versión oficial, e cando o erro anunciado non sucedeu, todo o mundo tiña que escarvar arredor para adiviñar a causa. </text:p>
      <text:p text:style-name="P17"/>
      <text:p text:style-name="P17">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text:soft-page-break/>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p>
      <text:p text:style-name="P17"/>
      <text:h text:style-name="P158" text:outline-level="2">Probas e publicación das versións </text:h>
      <text:p text:style-name="P17"/>
      <text:p text:style-name="P17">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Testaxe automatizada" no capitulo 8 “Xestionando voluntarios”, e fan algo de test manual. Asumindo que supera eses tests, como calquera outro que a versión pode ter a criterio do proxecto, os desenvolvedores asinan o tarball empregando <text:a xlink:type="simple" xlink:href="http://www.gnupg.org/">GnuPG</text:a> (http://www.gnupg.org/), <text:a xlink:type="simple" xlink:href="http://www.pgpi.org/">PGP</text:a> (http://www.pgpi.org/), ou algún outro programa que produza sinaturas compatibles con PGP. </text:p>
      <text:p text:style-name="P17"/>
      <text:p text:style-name="P17">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17"/>
      <text:p text:style-name="P17">Unha vez aprobada, a versión (isto é, todos os tarballs, ficheiros zip, e calquera outros formatos nos que for distribuída) deberían poñerse na zona de descargas dos proxectos, acompañada das sinaturas dixitais e o MD5/SHA1 checksums (ver http://en.wikipedia.org/wiki/Cryptographic_hash_function"). Hai varios estándares para facer isto. Unha forma é acompañar a cada pacote lanzado cun ficheiro que contén as correspondencias das sinaturas dixitais, e outro ficheiro co checksum. Por exemplo, se un dos pacotes lanzados for <text:span text:style-name="T12">scanley-2.5.0.tar.gz</text:span>, situaríase no mesmo directorio un ficheiro <text:span text:style-name="T12">scanley-2.5.0.tar.gz.asc</text:span> coa sinatura dixital para o tarball, outro ficheiro <text:span text:style-name="T12">scanley-2.5.0.tar.gz.mdz</text:span> co MD5 checksum, e opcionalmente outro, <text:span text:style-name="T12">scanley-2.5.0.tar.gz.sha1</text:span>, co SHA1 checksum. Unha forma diferente de facelo sería poñendo todas a sinaturas para os pacotes lanzados nun único ficheiro, <text:span text:style-name="T12">scanley-</text:span><text:span text:style-name="T12">2.5.0.sigs</text:span>; o mesmo cos checksums. </text:p>
      <text:p text:style-name="P17"/>
      <text:p text:style-name="P17">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 se o código foi manipulado, un atacante podería ter unha porta de atrás para acceder a todos os datos. Ver "Versións seguras" máis adiante neste capítulo para máis información sobre paranoias. </text:p>
      <text:p text:style-name="P17"/>
      <text:h text:style-name="P163" text:outline-level="3"><text:soft-page-break/>Versións candidatas </text:h>
      <text:p text:style-name="P17"/>
      <text:p text:style-name="P17">Para versións importantes que conteñen moitas mudanzas, moitos proxectos prefiren sacar <text:span text:style-name="T12">versións candidatas</text:span> primeiro, p. ex., <text:span text:style-name="T12">scanley-2.5.0-beta1</text:span> antes de <text:span text:style-name="T12">scanley-2.5.0</text:span>. O propósito dunha candidata é probar ese código antes de darlle o status de versión oficial. Se se atopan problemas, son arranxados na rama da versión e unha nova versión candidata é estendida (<text:span text:style-name="T12">scanley-2.5.0-beta2</text:span>). O ciclo continúa ata que non fican erros inaceptables, neste punto a última versión candidata convértese na versión oficial iso é, a única diferenza entre a última versión candidata e a versión real é a falta do cualificador do número de versión. </text:p>
      <text:p text:style-name="P17"/>
      <text:p text:style-name="P17">En moitos outros aspectos, unha versión candidata debería ser tratada como a versión real. O cualificador <text:span text:style-name="T12">alpha</text:span>, <text:span text:style-name="T12">beta</text:span> ou <text:span text:style-name="T12">rc</text:span>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17"/>
      <text:h text:style-name="P163" text:outline-level="3">Anunciando as versións </text:h>
      <text:p text:style-name="P17"/>
      <text:p text:style-name="P17">Anunciar unha versión é como anunciar calquera outro evento, e debería empregar os procesos descritos na sección “Publicidade2 no capitulo 6, “Comunicacións” . Hai algunhas cousas que facer especificamente para a versión. </text:p>
      <text:p text:style-name="P17"/>
      <text:p text:style-name="P17">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17"/>
      <text:p text:style-name="P17">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17"><text:s/></text:p>
      <text:p text:style-name="P17">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credito” no capitulo 8, “Xestionando voluntarios”). </text:p>
      <text:p text:style-name="P17"/>
      <text:h text:style-name="P158" text:outline-level="2">Mantendo múltiples liñas de versións </text:h>
      <text:p text:style-name="P17"/>
      <text:p text:style-name="P17">O proxectos máis maduros manteñen varias liñas de versións en paralelo. Por exemplo, despois de que <text:soft-page-break/>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 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17"/>
      <text:p text:style-name="P17">Despois de que a liña 1.1.x estea ben avanzada, podes declarar a 1.0.x como <text:span text:style-name="T12">finalizada</text:span>.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17"/>
      <text:p text:style-name="P17">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17"><text:s/></text:p>
      <text:p text:style-name="P17">Para cada versión, asegúrate de teres unha <text:span text:style-name="T12">versión obxectivo</text:span> ou <text:span text:style-name="T12">fito</text:span> dispoñible no notificador de erros, para que a xente poida informar de erros nesa versión. Non esquezas ter tamén un obxectivo chamado "desenvolvemento" ou "última" para as fontes de desenvolvemento máis recentes, xa que algunha xente non só desenvolvedores activos; están atentos as versión oficias. </text:p>
      <text:p text:style-name="P17"/>
      <text:h text:style-name="P163" text:outline-level="3">Versións de seguridade </text:h>
      <text:p text:style-name="P17"/>
      <text:p text:style-name="P17">A maioría dos detalles para manexar erros de seguridade están cubertos na sección “Seguridade” no capitulo 6, “Comunicacións”, mais hai algúns detalles especiais que discutir para facer versións de seguridade. </text:p>
      <text:p text:style-name="P17"/>
      <text:p text:style-name="P17">Unha <text:span text:style-name="T12">versión de seguridade</text:span>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17"/>
      <text:p text:style-name="P17">Debido a esta falta de testaxe, unha versión de seguridade debería sempre consistir dunha versión existente máis os arranxos para o erro de seguridade, sen <text:span text:style-name="T12">ningunha</text:span> <text:span text:style-name="T12">outra mudanza</text:span>. Isto é porque cantas máis mudanzas metes sen testar, máis probabilidades hai de que algún cause un novo erro, quizais mesmo un novo erro de seguridade!. Este conservadorismo é práctico para os administradores que poidan precisar implementar o parche de seguridade, mais cuxa política de actualizacións pode recomendar que non se implementen máis mudanzas simultaneamente. </text:p>
      <text:p text:style-name="P17"/>
      <text:p text:style-name="P17">Facer versións de seguridade as veces supón algunha pequena decepción. Por exemplo, o proxecto <text:soft-page-break/>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text:span text:style-name="T12">tamén</text:span> o amaño de seguridade, igual que o resto de futuras versións). </text:p>
      <text:p text:style-name="P17"/>
      <text:p text:style-name="P17">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17"/>
      <text:h text:style-name="P158" text:outline-level="2">Versións e desenvolvemento diario </text:h>
      <text:p text:style-name="P17"/>
      <text:p text:style-name="P17">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p>
      <text:p text:style-name="P17"/>
      <text:p text:style-name="P17">Aquí hai un exemplo de commit mal concibido: </text:p>
      <text:p text:style-name="P17"/>
      <text:p text:style-name="P38">------------------------------------------------------------------------ </text:p>
      <text:p text:style-name="P38">r6228 | jrandom | 2004-06-30 22:13:07 -0500 (Wed, 30 Jun 2004) | 8 lines </text:p>
      <text:p text:style-name="P38"/>
      <text:p text:style-name="P38">Fix Issue #1729: Make indexing gracefully warn the user when a file </text:p>
      <text:p text:style-name="P38">is changing as it is being indexed. </text:p>
      <text:p text:style-name="P38"/>
      <text:p text:style-name="P38">* ui/repl.py </text:p>
      <text:p text:style-name="P38"><text:s text:c="2"/>(ChangingFile): New exception class. </text:p>
      <text:p text:style-name="P38"><text:s text:c="2"/>(DoIndex): Handle new exception. </text:p>
      <text:p text:style-name="P38"><text:s/></text:p>
      <text:p text:style-name="P38">* indexer/index.py </text:p>
      <text:p text:style-name="P38"><text:s text:c="2"/>(FollowStream): Raise new exception if file changes during indexing. </text:p>
      <text:p text:style-name="P38"><text:s text:c="2"/>(BuildDir): Unrelatedly, remove some obsolete comments, reformat </text:p>
      <text:p text:style-name="P38"><text:s text:c="2"/>some code, and fix the error check when creating a directory. </text:p>
      <text:p text:style-name="P38"/>
      <text:p text:style-name="P38">Other unrelated cleanups: </text:p>
      <text:p text:style-name="P38"/>
      <text:p text:style-name="P38">* www/index.html: Fix some typos, set next release date. </text:p>
      <text:p text:style-name="P38">------------------------------------------------------------------------ </text:p>
      <text:p text:style-name="P38"/>
      <text:p text:style-name="P17">O problema aparece tan pronto como alguén necesita portar o arranxo para comprobar os erros na función <text:span text:style-name="T12">BuildDir</text:span> a outra rama para unha versión de mantemento. O portador non quere ningunha das outros mudanzas por exemplo, quizais o arranxo para o problema #1729 non foi de todo aprobado para a rama de mantemento, e o ficheiro <text:span text:style-name="T12">index.html</text:span> sería simplemente irrelevante alí. Mais non pode facilmente coller xusto a mudanza <text:span text:style-name="T12">BuildDir</text:span>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parche especial ou mudar a rama para isolar a porción do commit proposto. Iso sería un montón de traballo sufrido por <text:soft-page-break/>outros, e todo porque o commiter orixinal nun puido romper as cousas en grupos lóxicos. </text:p>
      <text:p text:style-name="P17"/>
      <text:p text:style-name="P17">De feito, ese commit realmente deberían ter sido <text:span text:style-name="T12">catro</text:span> commits separados: un para resolver o problema #1729, outro para eliminar comentarios obsoletos e reformatar o código en <text:span text:style-name="T12">BuildDir</text:span>, outro para arranxar o erro en <text:span text:style-name="T12">BuildDir</text:span>, e finalmente, un para o <text:span text:style-name="T12">index.html</text:span>. O terceiro deses commits seria o proposto para a rama de mantemento da versión. </text:p>
      <text:p text:style-name="P17"/>
      <text:p text:style-name="P17">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17"/>
      <text:h text:style-name="P163" text:outline-level="3">Planeando as versións </text:h>
      <text:p text:style-name="P17"/>
      <text:p text:style-name="P17">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17"/>
      <text:p text:style-name="P17">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 quizais funcionalidades que queren completar, ou algún test que queren realizar eles senten que o lanzamento da versión debería esperar. </text:p>
      <text:p text:style-name="P17"/>
      <text:p text:style-name="P17">Non hai unha solución xeral para este problema excepto a discusión e o compromiso, por suposto. Mais non podes minimizar a frecuencia e o nivel de fricción causado, polo desacoplamento da proposta <text:span text:style-name="T12">existente</text:span> dunha versión dada desde a data cando sairía. Isto é, tratar de levar a discusión cara a que versións do proxecto se farán nun futuro próximo, e que funcionalidades irán en cada unha, sen ningunha mención sobre datas, excepto con grandes marxes de erro<text:note text:id="ftn16" text:note-class="footnote"><text:note-citation>16</text:note-citation><text:note-body><text:p text:style-name="P1">Para unha aproximación alternativa, podes ler a tese de Martin Michlmayr's Ph.D. Quality Improvement in Volunteer Free and Open Source Software Projects: Exploring the Impact of Release Management (http://www.cyrius.com/publications/michlmayr-phd.html)</text:p></text:note-body></text:note>. E sobre o uso do tempo baseado en procesos de lanzamento de versións, coma contraposición ás funcionalidades, e moitos proxectos de software. Michlmayr ademais deu unha charla en Google sobre o tema, dispoñible a través de Google Video en <text:a xlink:type="simple" xlink:href="http://video.google.com/videoplay?docid=-5503858974016723264">http://video.google.com/videoplay?docid=-5503858974016723264</text:a> . Dando logo un set de funcionalidades, reduces a complexidade da discusión centrada nunha versión individual, e por tanto melloras a previsibilidade. Isto ademais crea unha certa inercia contra alguén que propoñer expandir a <text:soft-page-break/>definición da versión engadindo novas funcionalidades ou complicacións. Se os contidos da versión están máis ou menos ben definidos, a responsabilidade de xustificar a expansión vai ser de quen a propón, mesmo se a data de lanzamento non foi posta aínda. </text:p>
      <text:p text:style-name="P17"/>
      <text:p text:style-name="P17">Na biografía de Thomas Jefferson, de varios volumes, <text:span text:style-name="T12">Jefferson and His Time</text:span>,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17"/>
      <text:p text:style-name="P17">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text:span text:style-name="T12">datas</text:span> da versión actual serán máis suaves. </text:p>
      <text:p text:style-name="P17"/>
      <text:p text:style-name="P17">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sección “Xestión compartida” no capitulo 8, “Xestionando voluntarios”), máis sinxelo será persuadilos para compartiren as túas prioridades nos asuntos que realmente teñen importancia para ti. </text:p>
      <text:p text:style-name="P17"/>
      <text:p text:style-name="P17">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p>
      <text:h text:style-name="P155" text:outline-level="1"><text:span text:style-name="T135">Capítulo 8. </text:span>Xestionando voluntarios </text:h>
      <text:p text:style-name="P24"/>
      <text:p text:style-name="P24">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ais é unha arte no senso de que pode <text:soft-page-break/>mellorarse a través do estudo e da práctica. </text:p>
      <text:p text:style-name="P24"/>
      <text:p text:style-name="P24">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 -e as consecuencias de non aplicar- as recomendacións que seguen. Sempre que for politicamente correcto fornecer exemplos derivados destes outros proxectos, fareino. </text:p>
      <text:p text:style-name="P24"/>
      <text:p text:style-name="P24">Falando de política, este é un momento tan bo como calquera outro para inspeccionarmos a devandita palabra maligna. A moitos enxeñeiros gústalles pensar que a política é algo no que está envolvida outra xente, ao xeito de "<text:span text:style-name="T12">Eu</text:span> estou avogando polo mellor camiño para o proxecto, mais <text:span text:style-name="T12">Ela</text:span>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 -o mantemento da súa posición de influencia, minar a influencia dun terceiro, "vender motos", ou evitar ferir os sentimentos de alguén- outros integrantes do proxecto poden anoxarse. Por suposto, isto raramente evita que se comporten do mesmo xeito cando son os seus propios intereses os que están en xogo. </text:p>
      <text:p text:style-name="P24"/>
      <text:p text:style-name="P24">Se consideras que "política" é unha palabra porca, e tes esperanzas de manter o teu proxecto libre dela, 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text:span text:style-name="T12">todas</text:span>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p>
      <text:p text:style-name="P24"/>
      <text:p text:style-name="P24">Así, mentres leas os consellos que seguen, e mentres traballes no teu propio proxecto, lembra que <text:span text:style-name="T12">ninguén</text:span>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mecanismos políticos para xestionar construtivamente o desacordo. </text:p>
      <text:p text:style-name="P24"/>
      <text:h text:style-name="P159" text:outline-level="2">Conseguir o máximo de voluntarios </text:h>
      <text:p text:style-name="P24"/>
      <text:p text:style-name="P24">Por que os voluntarios traballan en proxectos de software libre<text:note text:id="ftn17" text:note-class="footnote"><text:note-citation>17</text:note-citation><text:note-body><text:p text:style-name="P23"><text:s/>Esta cuestión foi estudada en detalle, con resultados interesantes, nun estudo de Karim Lakhani e Robert G. Wolf titulado <text:span text:style-name="T12">Why Hackers Do What They Do: Understanding Motivation and Effort in Free/Open Source Software Projects</text:span> (Por que os Hackers fan o que fan: entendendo a motivación e o esforzo en proxectos de software libre e de código aberto). Bótalle unha ollada a <text:a xlink:type="simple" xlink:href="http://freesoftware.mit.edu/papers/lakhaniwolf.pdf">http://freesoftware.mit.edu/papers/lakhaniwolf.pdf</text:a> </text:p></text:note-body></text:note>? </text:p>
      <text:p text:style-name="P24"><text:soft-page-break/></text:p>
      <text:p text:style-name="P24">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p>
      <text:p text:style-name="P24"/>
      <text:p text:style-name="P24">Estas normas non sempre xorden por si soas. Por exemplo, nalgúns proxectos -os desenvolvedores experimentados de software libre probablemente poidan nomear varios de memoria- a xente aparentemente sente que o status é adquirido mediante o envío de mensaxes frecuentes e longas. 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p>
      <text:p text:style-name="P24"/>
      <text:h text:style-name="P164" text:outline-level="3">Delegación </text:h>
      <text:p text:style-name="P24"/>
      <text:p text:style-name="P24">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asoballante, ou pode conducilo a participar doutros xeitos a maiores, grazas a un renovado sentimento de compromiso. </text:p>
      <text:p text:style-name="P24"/>
      <text:p text:style-name="P24"><text:span text:style-name="T1">Debido a todos estes efectos, a miúdo ten sentido pedirlle a alguén que faga algo aínda que saibas que ti poderías facelo máis rápido ou mellor. Por suposto, ás veces de tódolos xeitos hai un argumento de estrita eficiencia económica: pode que o custe de oportunidade de facelo por ti mesmo sexa demasiado alto -pode haber algo mesmo máis importante que poidas facer con ese tempo que aforras. Mais mesmo cando o argumento do custe de oportunidade non for relevante, </text:span><text:span text:style-name="T14">aínda así</text:span><text:span text:style-name="T1"> podes queres pedirlle a alguén que faga unha tarefa concreta debido a que no longo prazo queres que esa persoa participe máis </text:span><text:soft-page-break/><text:span text:style-name="T1">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span></text:p>
      <text:p text:style-name="P24"/>
      <text:h text:style-name="P95" text:outline-level="4">Distingue claramente entre solicitar e asignar </text:h>
      <text:p text:style-name="P24"/>
      <text:p text:style-name="P24">En ocasións é lóxico ter a expectativa de que unha persoa vaia aceptar unha tarefa concreta. Por exemplo, se alguén insire un erro dentro do código, ou fai <text:span text:style-name="T12">commit</text:span>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p>
      <text:p text:style-name="P24"/>
      <text:p text:style-name="P24">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p>
      <text:p text:style-name="P24"/>
      <text:p text:style-name="P24">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p>
      <text:p text:style-name="P24"/>
      <text:p text:style-name="P56">Tarefa asignada para ti, X, debido a que es o que está máis familiarizado con este código. Séntete libre de devolveres a asignación se non tiveres tempo de revisala. (E faime saber se prefires non recibir este tipo de solicitudes no futuro). </text:p>
      <text:p text:style-name="P56"/>
      <text:p text:style-name="P24"><text:span text:style-name="T1">Así distínguese claramente a </text:span><text:span text:style-name="T14">solicitude</text:span><text:span text:style-name="T1"> da tarefa da </text:span><text:span text:style-name="T14">aceptación</text:span><text:span text:style-name="T1"> da mesma. A audiencia nestes procesos non é unicamente o delegado, senón todo o mundo; o grupo enteiro observa unha confirmación pública do coñecemento e experiencia do delegado, mais a mensaxe tamén deixa claro que o delegado é libre de aceptar ou declinar a responsabilidade. </text:span></text:p>
      <text:p text:style-name="P24"/>
      <text:h text:style-name="P95" text:outline-level="4"><text:soft-page-break/>Persevera no delegado </text:h>
      <text:p text:style-name="P24"/>
      <text:p text:style-name="P24">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 -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p>
      <text:p text:style-name="P24"/>
      <text:p text:style-name="P24">O motivo de amosares publicamente a falta de resposta <text:span text:style-name="T12">non</text:span>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p>
      <text:p text:style-name="P24"/>
      <text:h text:style-name="P95" text:outline-level="4">Fíxate no que lle interesa á xente </text:h>
      <text:p text:style-name="P24"/>
      <text:p text:style-name="P24">Outra cousa que fai feliz á xente é que te fixes nos seus intereses -en xeral, cantos máis aspectos da personalidade de alguén teñas presentes e lembres, máis cómodo vai estar este alguén, e máis vai querer traballar en grupos dos que ti formes parte. </text:p>
      <text:p text:style-name="P24"/>
      <text:p text:style-name="P24">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text:span text:style-name="T12">non</text:span>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p>
      <text:p text:style-name="P24"/>
      <text:p text:style-name="P24">Canto máis consciente fores do que a xente quere obter do proxecto, máis eficiente e efectivamente poderás facerlles solicitudes. Simplemente demostrares comprensión do que queren, sen faceres ningunha solicitude asociada, xa é útil, dado que lle confirma a cada persoa que non é simplemente unha partícula máis nunha masa amorfa. </text:p>
      <text:p text:style-name="P24"/>
      <text:h text:style-name="P164" text:outline-level="3">Louvanzas e críticas </text:h>
      <text:p text:style-name="P24"/>
      <text:p text:style-name="P24"><text:span text:style-name="T1">Louvanzas e críticas non son antónimos; de feito son moi similares en varias facetas. Ambos son formas de atención primarias, e son máis efectivos cando son específicos que cando son xenéricos. </text:span><text:soft-page-break/><text:span text:style-name="T1">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span></text:p>
      <text:p text:style-name="P24"/>
      <text:p text:style-name="P24">Un cuestión interesante da cultura tecnolóxica é que a detallada e desapaixonada crítica a miúdo tómase como una especie de louvanza (como se viu na sección “<text:span text:style-name="T12">Recoñecendo a rudeza</text:span>” no <text:span text:style-name="T12">Capítulo 6 Comunicacións</text:span>), isto débese á implicación subxacente de que o traballo que se está criticando vale suficientemente a pena como para ser analizado polo miúdo. En calquera caso, ambos aspectos; <text:span text:style-name="T12">detallada</text:span> e <text:span text:style-name="T12">desapaixonada</text:span> deben cumprirse para que esta afirmación sexa verdade. Por exemplo, se alguén fixer algunha mudanza chapuceira no código, é inútil (e de feito é contraproducente) comentares o asunto simplemente dicindo "Fixeches unha chapuza". Ser un chapuzas é, ao final, unha característica da <text:span text:style-name="T12">persoa</text:span>,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p>
      <text:p text:style-name="P24"/>
      <text:p text:style-name="P24">Se alguén non mellorar tras as críticas, a solución non é máis, ou peor crítica. A solución é que o grupo elimine esa persoa do traballo non que é incompetente, nun xeito no que se minimice tanto como for posible ferir os seus sentimentos; na sección “<text:span text:style-name="T12">Transicións</text:span>” ao final deste capítulo podes ver uns exemplos. Este é habitualmente <text:s/>un caso raro. A maioría da xente responde bastante ben á crítica específica, detallada e que contén unha clara (mesmo aínda que non sexa explícita) esperanza de mellora. </text:p>
      <text:p text:style-name="P24"/>
      <text:p text:style-name="P24">As louvanzas non feren os sentimentos de ninguén, por suposto, mais iso non significa que deban ser empregadas con menor coidado que as críticas. A louvanzas son unha ferramenta: antes de usala, pregúntate a ti mesmo <text:span text:style-name="T12">por que</text:span> queres usala. Como regra, non é unha boa idea louvar a xente por faceren aquelo que acostuman a facer, ou por accións que son normais ou parte da súa participación no grupo. Se fixeses isto, sería difícil saber cando parar: deberías gabar a <text:span text:style-name="T12">todo o mundo</text:span>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p>
      <text:p text:style-name="P24"/>
      <text:p text:style-name="P24"><text:span text:style-name="T1">Isto non quere dicir que a contribución desta persoa non deba ser recoñecida, por suposto. Mais recorda </text:span><text:span text:style-name="T1">que se o proxecto estiver ben configurado, todo o que esa 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ext:span><text:span text:style-name="T1">traballo. Probablemente non sexa necesario facer estas cousas dun xeito calculado. Alguén que regularmente faga grandes contribucións nun proxecto saberao, e ocupará por defecto unha posición de </text:span><text:soft-page-break/><text:span text:style-name="T1">influencia. Normalmente non é necesario dar pasos explícitos para asegurar isto, a non ser que sintas que, pola razón que sexa, un contribuínte está sendo infravalorado. </text:span></text:p>
      <text:p text:style-name="P24"/>
      <text:h text:style-name="P164" text:outline-level="3">Evita a territorialidade </text:h>
      <text:p text:style-name="P24"/>
      <text:p text:style-name="P24">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text:span text:style-name="T12">conquistada</text:span>. Mesmo se a persoa que desexa a autoridade realmente é competente, segue sendo crucial que atesoure esa autoridade dun xeito informal, a través do consenso do grupo, e que a autoridade nunca provoque que exclúa os demais do traballo nesa área. </text:p>
      <text:p text:style-name="P24"/>
      <text:p text:style-name="P24">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p>
      <text:p text:style-name="P24"><text:s/></text:p>
      <text:p text:style-name="P24">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p>
      <text:p text:style-name="P24"/>
      <text:p text:style-name="P56"><text:span text:style-name="T1">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text:span><text:span text:style-name="T1">liña? Quitas a etiqueta de autor doutro contribuínte cando refactorizas o seu código nun 95%? Que fas coa xente que toca cada ficheiro, mudando unicamente o necesario para facerse o autor virtual segundo as etiquetas de autor, de xeito que o seu nome estea en todos lados?</text:span></text:p>
      <text:p text:style-name="P57"/>
      <text:p text:style-name="P57">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text:soft-page-break/>poder esquecerte?</text:p>
      <text:p text:style-name="P57"/>
      <text:p text:style-name="P25">Os ficheiros fonte dun proxecto de software son o núcleo da súa identidade. Deberían reflectir o feito de que a comunidade de desenvolvemento no seu conxunto é a responsable del, e non estar dividido en pequena leiras.</text:p>
      <text:p text:style-name="P25"/>
      <text:p text:style-name="P24"><text:span text:style-name="T1">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text:span><text:span text:style-name="T1"><text:note text:id="ftn18" text:note-class="footnote"><text:note-citation>18</text:note-citation><text:note-body><text:p text:style-name="Footnote"><text:span text:style-name="T128">Mais podes ver o fío titulado "</text:span><text:span text:style-name="T129">Having authors names in .py files</text:span><text:span text:style-name="T128">" en </text:span><text:a xlink:type="simple" xlink:href="http://groups.google.com/group/sage-devel/browse_thread/thread/e207ce2206f0beee">http://groups.google.com/group/sage-devel/browse_thread/thread/e207ce2206f0beee</text:a><text:span text:style-name="T128">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text:span></text:p></text:note-body></text:note></text:span><text:span text:style-name="T1">.</text:span></text:p>
      <text:p text:style-name="P25"/>
      <text:p text:style-name="P24"><text:span text:style-name="T1">Se o teu proxecto decide prohibir os nomes individuais nos ficheiros fonte, asegúrate de non meteres a zoca. Por exemplo, moitos proxectos teñen unha área de </text:span><text:span text:style-name="T14">contrib/</text:span><text:span text:style-name="T1">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text:span></text:p>
      <text:p text:style-name="P25"><text:s/></text:p>
      <text:p text:style-name="P66"># indexclean.py: Borra datos antigos orixinados por un índice. </text:p>
      <text:p text:style-name="P66"># </text:p>
      <text:p text:style-name="P66"># Autor Orixinal: K. Maru &amp;lt;kobayashi@yetanotheremailservice.com&amp;gt; </text:p>
      <text:p text:style-name="P66"># Agora Mantido Por: O Proxecto Scanley &amp;lt;http://www.scanley.org/&amp;gt; </text:p>
      <text:p text:style-name="P66"># <text:s text:c="19"/>e K. Maru. </text:p>
      <text:p text:style-name="P66"># </text:p>
      <text:p text:style-name="P66"># ... </text:p>
      <text:p text:style-name="P79"/>
      <text:p text:style-name="P24">Mais é mellor evitares estes compromisos, na medida que for posible, e a maioría dos autores están dispostos a seren persuadidos, porque se senten felices de que a súa contribución se converta nun parte máis integral do proxecto. </text:p>
      <text:p text:style-name="P24"/>
      <text:p text:style-name="P24">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p>
      <text:p text:style-name="P24"><text:soft-page-break/></text:p>
      <text:h text:style-name="P164" text:outline-level="3">A relación de automatización </text:h>
      <text:p text:style-name="P24"/>
      <text:p text:style-name="P24">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p>
      <text:p text:style-name="P24"/>
      <text:p text:style-name="P24">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text:span text:style-name="T12">ese</text:span> número aínda hai que multiplicalo polo número de desenvolvedores. </text:p>
      <text:p text:style-name="P24"/>
      <text:p text:style-name="P24">Aquí estou a empregar o termo "automatización" nun senso amplo, para dar a entender non unicamente tarefas repetitivas onde unha ou dúas variables mudan de cada vez, senón tamén calquera tipo de infraestrutura técnica que axude os humanos. A automatización mínima estándar precisa para levar a cabo un proxecto a día de hoxe describiuse no <text:span text:style-name="T12">Capítulo 3 Infraestrutura Técnica</text:span>,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 -mais é rendible, mesmo se a súa configuración che custa un día ou máis. O beneficio xeral de ter páxinas actualizadas dispoñibles en todo momento é enorme, mesmo se o custo de <text:span text:style-name="T12">non</text:span> telas puidese parecerlle un tema menor nun momento concreto a algún desenvolvedor concreto. </text:p>
      <text:p text:style-name="P24"/>
      <text:p text:style-name="P24">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p>
      <text:p text:style-name="P24"/>
      <text:h text:style-name="P95" text:outline-level="4">Probas automáticas </text:h>
      <text:p text:style-name="P24"/>
      <text:p text:style-name="P24"><text:span text:style-name="T1">As execucións automáticas de probas son útiles para calquera proxecto de software, 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 -tes que adiviñar onde puideches romper algo, e probar varios experimentos para comprobares se o </text:span><text:soft-page-break/><text:span text:style-name="T1">fixeches ou non- ter mecanismos automatizados para detectar estes erros afórralle ao proxecto </text:span><text:span text:style-name="T14">unha chea</text:span><text:span text:style-name="T1"> de tempo. A maiores, tamén consegue que a xente se sinta máis relaxada á hora de refactorizar grandes conxuntos de código, e polo tanto contribúe a manter a longo prazo o software. </text:span></text:p>
      <text:p text:style-name="P24"/>
      <text:h text:style-name="P99" text:outline-level="5">Probas de regresión </text:h>
      <text:p text:style-name="P54"/>
      <text:p text:style-name="P54">As <text:span text:style-name="T12">probas de regresión</text:span>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p>
      <text:p text:style-name="P54"/>
      <text:p text:style-name="P54">Como resposta a esta problemática, moitos proxectos teñen unha <text:span text:style-name="T12">colección de probas</text:span><text:span text:style-name="T22">,</text:span> un programa separado que invoca o software do proxecto en casuísticas nas que se sabe que no pasado se producían erros. Se a colección de probas fai que aparezan algúns deste erros, entón este feito coñécese como <text:span text:style-name="T12">regresión</text:span><text:span text:style-name="T22">,</text:span> o que quere dicir que as mudanzas feitas por alguén reabriron un erro previamente reparado. </text:p>
      <text:p text:style-name="P54"/>
      <text:p text:style-name="P54">Bótalle unha ollada a <text:a xlink:type="simple" xlink:href="http://en.wikipedia.org/wiki/Regression_testing">http://en.wikipedia.org/wiki/Regression_testing</text:a> <text:s/></text:p>
      <text:p text:style-name="P54"/>
      <text:p text:style-name="P24">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p>
      <text:p text:style-name="P24"/>
      <text:p text:style-name="P24">Moitos proxectos observan con decisión a regra de "<text:span text:style-name="T12">Non rompas o que funciona!</text:span>",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resultados por correo-e á lista de desenvolvemento ou a listas dedicadas aos resultados das probas; este é outro exemplo de automatización que vale a pena. </text:p>
      <text:p text:style-name="P24"/>
      <text:p text:style-name="P24">A maioría dos desenvolvedores voluntarios están dispostos a empregaren tempo extra en escribir probas de regresión, sempre e cando o sistema de comprobacións for comprensible e fácil traballar con el. O acompañamento das mudanzas coas 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text:soft-page-break/>corrección do erro, polo que se torna imperativo que a experiencia de usuario coa colección de comprobacións non sexa máis dolorosa do imprescindible. </text:p>
      <text:p text:style-name="P24"/>
      <text:p text:style-name="P24">Algúns proxectos aínda van alén disto, requirindo que unha nova comprobación acompañe <text:span text:style-name="T12">cada</text:span> solución de erros ou nova funcionalidade. Pode ser unha boa idea ou non en función de varios factores: a natureza do software, a predisposición do equipo de desenvolvemento, e a dificultade de escribir novas comprobacións. O proxecto CVS (<text:a xlink:type="simple" xlink:href="http://www.cvshome.org/">http://www.cvshome.org/</text:a>)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text:span text:style-name="T12">sanity.sh</text:span>) moi difícil de ler, modificar ou estender. A dificultade de engadir novos casos de proba, combinada co requisito de que os parches deben estar acompañados de novas comprobacións, provoca que efectivamente CVS free o envío de parches. Cando traballaba en CVS, ás veces vin xente comezar ou mesmo rematar un parche para CVS, mais renderse e abandonar cando lles mencionaba o requisito de que tiñan que engadir un novo caso de proba ao ficheiro <text:span text:style-name="T12">sanity.sh</text:span> </text:p>
      <text:p text:style-name="P24"/>
      <text:p text:style-name="P24">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mpo rosmaban cando tiñan que engadir un novo caso de proba. </text:p>
      <text:p text:style-name="P24"/>
      <text:p text:style-name="P24">Esta situación debíase a un fallo de parte a parte na consideración da relación de automatización. É certo que facer a mudanza a un marco de comprobacións real -tanto fose personalizado como empregado así como saía da caixa- tería sido un esforzo moi grande<text:note text:id="ftn19" text:note-class="footnote"><text:note-citation>19</text:note-citation><text:note-body><text:p text:style-name="P47">Ten en conta que non había a necesidade de converter todas as probas preexistentes ao novo marco/ferramenta de comprobación; os dous marcos/ferramentas poderían convivir, convertendo unicamente aquelas comprobacións que precisaran ser actualizadas</text:p></text:note-body></text:note>. Mais negarse a facelo tivo un custo moito maior para o proxecto, ao longo dos anos. Cantas correccións de erros e novas funcionalidades <text:span text:style-name="T12">non</text:span>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p>
      <text:p text:style-name="P24"/>
      <text:p text:style-name="P24">A cuestión non está en que ter requisitos estritos de escritura de comprobacións sexa malo, nin peor que 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deberás facer algo. O mesmo pensamento pode estenderse para calquera proceso rutineiro que se torna nunha barreira ou gargalo. </text:p>
      <text:p text:style-name="P24"/>
      <text:h text:style-name="P164" text:outline-level="3">Trata a cada usuario como a un potencial voluntario </text:h>
      <text:p text:style-name="P24"><text:s/></text:p>
      <text:p text:style-name="P24"><text:soft-page-break/><text:span text:style-name="T1">Todo contacto cun usuario é unha oportunidade para captares un novo voluntario. Cando un usuario se molesta en enviar unha mensaxe a unha lista de correo ou cubrir un erro no notificador de erros, está </text:span><text:span text:style-name="T1">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span></text:p>
      <text:p text:style-name="P24"/>
      <text:p text:style-name="P24">Non limites os teus obxectivos para conseguires novos desenvolvedores e persoas que documenten. Por exemplo, formar xente para escribir bos informes de erros paga a pena a longo prazo, se non empregares <text:span text:style-name="T12">demasiado</text:span> tempo por persoa e se eles van a enviar máis informes no futuro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text:span text:style-name="T12">si</text:span> é un erro. A xente desexa que a escoiten. Ademais, desexa que os erros sexan resoltos. Aínda que non se poida resolver o erro de inmediato, sempre se pode escoitar os colaboradores. </text:p>
      <text:p text:style-name="P24"/>
      <text:p text:style-name="P24">Un corolario disto é que os desenvolvedores non deberían expresar enfado ante a xente que envía informes ben intencionados aínda que vagos. Esta é a miña maior queixa; vexo a desenvolvedores facelo en todo momento en varias listas de correo de proxectos de software libre e o dano que iso fai é palpable. Algún usuario novo non informático pode escribir un informe non inútil, como o que segue: </text:p>
      <text:p text:style-name="P24"/>
      <text:p text:style-name="P55">Ei, non son capaz de arrincar Scanley. Cada vez que arrinco, só aparecen erros. Sofre alguén este mesmo problema?</text:p>
      <text:p text:style-name="P55"/>
      <text:p text:style-name="P25">Algún desenvolvedor -que ten visto este tipo de informes máis dunha vez e non se parou a pensar que o novato non- responderá algo como isto:</text:p>
      <text:p text:style-name="P25"/>
      <text:p text:style-name="P55">Que pensas que podemos facer con tan pouca información? A ver. Indícanos algúns detalles como a versión de Scanley, que sistema operativo usas e os erros que amosa.</text:p>
      <text:p text:style-name="P25"/>
      <text:p text:style-name="P24"><text:span text:style-name="T1">Este desenvolvedor non se parou a observar o problema desde o punto de vista do usuario e tampouco ten considerado o efecto nocivo que pode ter unha resposta dese estilo en toda a </text:span><text:span text:style-name="T14">outra</text:span><text:span text:style-name="T1"> xente vendo o </text:span><text:span text:style-name="T1">intercambio de correos. Evidentemente, un usuario sen experiencia en programación nin en informes de erros, non saberá como enviar un. O mellor modo de xestionar a súa contribución é aprenderlle. E facelo dun modo que volvan por máis.</text:span></text:p>
      <text:p text:style-name="P25"/>
      <text:p text:style-name="P54"><text:span text:style-name="T1">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text:span><text:a xlink:type="simple" xlink:href="http://www.scanley.org/how_to_report_a_bug.html"><text:span text:style-name="T1">http://www.scanley.org/how_to_report_a_bug.html</text:span></text:a><text:span text:style-name="T1"> <text:s/>para máis información.</text:span></text:p>
      <text:p text:style-name="P55"/>
      <text:p text:style-name="P24"><text:span text:style-name="T1">Esta resposta é moito máis efectiva xa que está escrita desde o punto de vista do usuario. Punto un, expresa empatía: </text:span><text:span text:style-name="T14">tes un problema e nós sentímolo</text:span><text:span text:style-name="T1">. (Isto non é preciso en cada resposta; depende da severidade do problema e como de frustrado se mostre o usuario). Punto dous, en vez de botarlle en cara que non sabe como enviar un informe de erro, a resposta dille como facelo, con suficiente detalle </text:span><text:soft-page-break/><text:span text:style-name="T1">para que sexa útil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precisa para resolver o erro. Idealmente, o documento vai evoluír co tempo en resposta ás omisións e equivocacións máis habituais dos usuarios.</text:span></text:p>
      <text:p text:style-name="P25"/>
      <text:p text:style-name="P24"><text:span text:style-name="T1">As instrucións para enviar erros do proxecto Subversion son un bo exemplo (ver o </text:span><text:span text:style-name="T14">Apéndice D Exemplo de instrucións para informar de erros</text:span><text:span text:style-name="T1">). Nótese como se finaliza cunha invitación para resolver o erro. Isto non se fai porque leve a mellores relacións de informes/parches enviados -a maioría dos usuarios que saben arranxar os erros, tamén saben que os parche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parches que outros envían, etc. A chave reside en facer explícito que non hai diferenza </text:span><text:span text:style-name="T14">innata</text:span><text:span text:style-name="T1"> entre o usuario que informa do erro e a persoas que colaboran no proxecto -a diferenza radica en canto tempo e esforzo un pon no proxecto, non en quen é.</text:span></text:p>
      <text:p text:style-name="P25"/>
      <text:p text:style-name="P25">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text:p>
      <text:p text:style-name="P25"/>
      <text:p text:style-name="P55">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text:p>
      <text:p text:style-name="P55"/>
      <text:p text:style-name="P24"><text:span text:style-name="T1">A resposta inicial a esta mensaxe foi sorprendentemente contida: a xente indicou que o proxecto tiña </text:span><text:span text:style-name="T1">establecido unha política de non ofrecer binarios oficiais, e dito isto con diferentes graos de irritación, invitábase a este usuario a producir por si mesmo os binarios se eran tan importantes para el. Créase ou non, a seguinte mensaxe deste usuario comezou así:</text:span></text:p>
      <text:p text:style-name="P25"/>
      <text:p text:style-name="P55">Antes de nada, dicir que creo que o proxecto Subversion é un gran proxecto e realmente aprecio os esforzos de todo o mundo que colabora nel. [...]</text:p>
      <text:p text:style-name="P24"/>
      <text:p text:style-name="P24">... e entón voltou <text:span text:style-name="T12">de novo</text:span>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na sección “<text:span text:style-name="T12">Tolerancia cero coa mala educación</text:span>” no <text:span text:style-name="T12">Capítulo 2 Primeiros pasos</text:span> aplícase ás persoas coas que o proxecto ten (o debería ter) unha interacción sostida no tempo, mais cando alguén se postula como unha fonte de malos modais desde o comezo, non paga a pena facer que se sinta como na casa. </text:p>
      <text:p text:style-name="P24"><text:soft-page-break/></text:p>
      <text:p text:style-name="P24">Afortunadamente, tales situacións son raras e son aínda moito máis infrecuentes naqueles proxectos que fan o esforzo de integrar os novos participantes de modo construtivo e cortesmente desde o inicio. </text:p>
      <text:p text:style-name="P24"/>
      <text:h text:style-name="P159" text:outline-level="2">Comparte as tarefas de xestión así como as técnicas </text:h>
      <text:p text:style-name="P24"/>
      <text:p text:style-name="P24">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na práctica dáse máis unha topoloxía de redes igualitarias antes que unha estrutura de estilo militar. </text:p>
      <text:p text:style-name="P24"/>
      <text:p text:style-name="P24">Algunhas veces, os roles de xestión están formalizados e outros emerxen de modo espontáneo. No proxecto Subversion, temos un xestor de parche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na sección “xestión de publicacións” e na sección <text:s/>“ditadura do propietario das publicacións” con anterioridade neste capítulo). </text:p>
      <text:p text:style-name="P24"/>
      <text:p text:style-name="P24">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p>
      <text:p text:style-name="P24"/>
      <text:p text:style-name="P24">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p>
      <text:p text:style-name="P24"/>
      <text:h text:style-name="P164" text:outline-level="3">Xestor de parches</text:h>
      <text:p text:style-name="P24"/>
      <text:p text:style-name="P24">Nun proxecto de software libre que recibe moitos <text:span text:style-name="T134">parches</text:span>, facer seguimento de cada un deles pode ser un pesadelo, especialmente se se fixer dun modo descentralizado. A maioría dos parches son enviados como mensaxes á lista de correo (aínda que algún deles pode ser enviado ao xestor de incidencias, ou ter aparecido nalgún sitio web), e existen varios camiños que poden seguir desde ese momento. </text:p>
      <text:p text:style-name="P24"/>
      <text:p text:style-name="P24">Ás veces, alguén revisa o parches atopa algún problema e encamíñao ao autor orixinal para que corrixa os erros. Este proceso habitualmente leva a un proceso iterativo -sempre visible a través da lista de correo- no que o autor orixinal envía versións sucesivas do parche ata que ninguén ten nada máis que criticar. Non sempre é sinxelo saber cando remata o proceso: se o revisor fixer commit do parche, <text:soft-page-break/>claramente o proceso está completo. Mais se non for así, podo ser porque non tivo tempo, ou non ten acceso de commit e non puido falar con outros desenvolvedores para que o fixesen. </text:p>
      <text:p text:style-name="P24"/>
      <text:p text:style-name="P24">Outra resposta frecuente é un debate espontáneo, non necesariamente sobre o parche, senón sobre se o concepto detrás do parche é adecuado. Por exemplo, o parche pode ter un erro, mais o proxecto prefire arranxalo doutro modo, como parte dunha estratexia para resolver unha clase máis xeral de problemas. Habitualmente, isto non se sabe por adiantado, é o mesmo parche o que fai o descubrimento. </text:p>
      <text:p text:style-name="P24"/>
      <text:p text:style-name="P24"><text:span text:style-name="T1">Ocasionalmente, o parche atópase con silencio absoluto. Isto soe acontecer porque ningún desenvolvedor ten tempo </text:span><text:span text:style-name="T14">nese preciso instante</text:span><text:span text:style-name="T1"> para revisalo, e cada un deles espera que outro o revise. Debido a que non hai un límite específico sobre canto unha persoa pode esperar para que alguén responda e que poden chegar novas prioridades ao proxecto, é moi sinxelo que un parche pase desapercibido. O proxecto pode estar perdendo un bo parche, mais existen outros efectos colaterais peores que este: é desalentador para o autor -quen ten invertido traballo no parche- e transmite que o proxecto non está ó día, sobre todo con esa xente que escribe e envía parches. </text:span></text:p>
      <text:p text:style-name="P24"/>
      <text:p text:style-name="P24">O traballo do xestor de parches é asegurarse de que os parches non se perden no vacuo. Isto faise seguindo a evolución de cada parche con algunha clase de táboa de estado. O xestor de parches vixía cada lista de correo na que se envían parches. Se o envío do parche finaliza en commit, non fai nada. Se entra nun proceso interactivo de revisión, tendo unha versión do parche definitiva mais non se fai commit, preocúpase de cubrir unha incidencia que apunte a esa versión final do parche e á lista de correo na que sucedeu, para que sexa sinxelo que os desenvolvedores o revisen máis tarde. Se o parche ten a ver cunha incidencia concreta, anota toda esa información baixo a incidencia existente. </text:p>
      <text:p text:style-name="P24"/>
      <text:p text:style-name="P24">Cando un parche non xera ningunha reacción, o xestor de parches espera uns poucos días, e entón pregunta se alguén vai revisalo. En xeral, isto xera algunha reacción: un desenvolvedor pode explicar que o parche non debería ser aplicado ou pode revisalo el mesmo, dando lugar a un dos camiños expostos anteriormente. Se non houber resposta, o xestor de parche pode (ou non) cubrir unha incidencia para o parche segundo mellor vexa, mais polo menos o autor orixinal obtén <text:span text:style-name="T12">algún</text:span> feedback. </text:p>
      <text:p text:style-name="P24"/>
      <text:p text:style-name="P24">Para o proxecto Subversion, ter un xestor de parche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parches elimina este tipo de dúbidas e cuestións. Cada desenvolvedor toma a decisión que mellor lle veña no mesmo momento en que ve o parche: se desexa seguilo e revisalo, pode facelo. Se vai ignoralo, iso tamén está ben, xa que o xestor do parche fará que non fique no esquecemento. </text:p>
      <text:p text:style-name="P24"/>
      <text:p text:style-name="P24">Este sistema funciona só se a xente pode confiar en que o xestor de parche vai estar aí sempre, o rol debe ser formalmente declarado. En Subversion, publicitámolo nas listas de correo de usuarios e desenvolvedores, obtendo bastantes voluntarios e escollendo ó primeiro que respondeu. Cando esta persoa tivo que deixalo (ver a sección “<text:span text:style-name="T12">Transicións</text:span>” máis adiante neste capítulo), fixemos o mesmo de novo. Nunca se tentou ter varias persoas co mesmo rol, debido á sobrecarga en comunicacións que requiriría entre ambos, mais talvez en proxectos con moita carga de parches, un equipo de xestores de parches teña sentido. </text:p>
      <text:p text:style-name="P24"/>
      <text:h text:style-name="P164" text:outline-level="3"><text:soft-page-break/>Xestor das traducións </text:h>
      <text:p text:style-name="P24"/>
      <text:p text:style-name="P24">Nos proxectos de software, "tradución" pode referirse a cousas moi diferentes. Por un lado, pode ter que ver coa tradución da documentación a outras linguaxes, polo outro, pode referirse á tradución da aplicación -é dicir, facer que as 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p>
      <text:p text:style-name="P24"/>
      <text:p text:style-name="P25">No proxecto Subversion, temos a unha única persoa xestionando ambas. Esta persoa non escribe as traducións por si mesmo, desde logo -pode botar unha man nunha ou dúas, mais precisaría falar 10 linguas (12 dialectos) para traballar en todas elas! O seu labor ten que ver coa xestión de voluntarios e equipos de tradución: axúdaos a coordinárense entre eles, e esta persoa é o punto común entre todos os equipos e o resto do proxecto. </text:p>
      <text:p text:style-name="P24"/>
      <text:p text:style-name="P24">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p>
      <text:p text:style-name="P24"/>
      <text:p text:style-name="P24">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text:span text:style-name="T12">outro</text:span> tradutor. Unha vez que se consegue a xente suficiente, o xestor ocúpase de todo o relativo a darlle acceso de commiter, informalos sobre as convencións do proxecto (tales como escribir mensaxes de log) e fai o seguimento oportuno para que sigan esas convencións. </text:p>
      <text:p text:style-name="P24"/>
      <text:p text:style-name="P24">As conversas entre os desenvolvedores e o xestor de traducións, ou entre este e os equipos de tradución, mantéñense na lingua franca do proxecto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p>
      <text:p text:style-name="P24"/>
      <text:p text:style-name="P24">As conversas <text:span text:style-name="T12">dentro</text:span> 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p>
      <text:p text:style-name="P24"/>
      <text:h text:style-name="P95" text:outline-level="4"><text:soft-page-break/>Internacionalización fronte a localización </text:h>
      <text:p text:style-name="P24"/>
      <text:p text:style-name="P54"><text:span text:style-name="T12">Internacionalización </text:span>(<text:span text:style-name="T12">I18N</text:span><text:span text:style-name="T22">)</text:span> e <text:span text:style-name="T12">localización</text:span> (<text:span text:style-name="T12">L10N</text:span><text:span text:style-name="T22">)</text:span> refírense ao proceso de adaptación dun programa a outros entornos lingüísticos e culturais diferentes do orixinal onde foi creado. Embora sexa trocado habitualmente o uso dos termos, non se refiren ao mesmo. Como <text:a xlink:type="simple" xlink:href="http://en.wikipedia.org/wiki/G11n">http://en.wikipedia.org/wiki/G11n</text:a> describe: </text:p>
      <text:p text:style-name="P54"/>
      <text:p text:style-name="P96">A distinción entre eles é sutil aínda que importante: a internacionalización é a adaptación de produtos para o seu <text:span text:style-name="T12">potencial</text:span> uso en todas partes, mentres a localización ten a ver con engadir funcionalidades <text:span text:style-name="T12">específicas</text:span> para o seu uso en determinadas contornas. </text:p>
      <text:p text:style-name="P54"/>
      <text:p text:style-name="P54"><text:span text:style-name="T1">Por exemplo, o feito de mudar o teu programa para que use Unicode (</text:span><text:a xlink:type="simple" xlink:href="http://en.wikipedia.org/wiki/Unicode"><text:span text:style-name="T1">http://en.wikipedia.org/wiki/Unicode</text:span></text:a><text:span text:style-name="T1">)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span></text:p>
      <text:p text:style-name="P54"/>
      <text:p text:style-name="P54">Así, as tarefas do xestor de traducións refírense principalmente á localización, non á internacionalización. </text:p>
      <text:p text:style-name="P54"/>
      <text:h text:style-name="P164" text:outline-level="3">Xestor de documentación </text:h>
      <text:p text:style-name="P24"/>
      <text:p text:style-name="P24">O mantemento da documentación é unha tarefa que nunca remata. Cada nova funcionalidade ou mellora introducida no código pode esixir unha mudanza na documentación. Ademais, cando a documentación dun proxecto atinxir un certo nivel de completitude, verás que moitos dos parches que a xente envía son para a documentación, non para o código. Isto débese a que hai máis xente competente para resolver erros na prosa que no código: tódolos usuarios son lectores, mais só uns poucos son programadores. </text:p>
      <text:p text:style-name="P24"/>
      <text:p text:style-name="P24">Os parche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parches de documentación que para os de código. Por outra banda, a maioría dos parches probablemente precisarán de algún axuste, de cara a manter unha voz única ao longo de toda a documentación. En moitos casos, os parches estarán solapados ou afectarán a outros parches, e precisarán ser axustados antes de facerse commit con eles. </text:p>
      <text:p text:style-name="P24"/>
      <text:p text:style-name="P24">Dadas as esixencias de xestión dos parche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parches dun modo integrado. </text:p>
      <text:p text:style-name="P24"/>
      <text:p text:style-name="P24">Evidentemente, isto non impide que outras persoas poidan enviar e aplicar mudanzas na documentación, especialmente os pequenos. O mesmo xestor de parches (ver a sección “<text:span text:style-name="T12">Xestor de Parches</text:span>” anteriormente neste mesmo capítulo) pode facer seguimento tanto dos parches de código <text:soft-page-break/>como dos de documentación, cubríndoos onde os equipos de desenvolvemento e documentación estiveren habituados a recibilos. (Se a cantidade de parches en total excede o que unha persoa pode seguir, dividir o traballo entre un xestor de parche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que <text:span text:style-name="T12">outros</text:span> fan sobre a documentación, revisar parches á documentación e usar toda esas fontes de información para facer o que for necesario para manter a documentación nun bo estado. </text:p>
      <text:p text:style-name="P24"/>
      <text:h text:style-name="P164" text:outline-level="3">Xestor de incidencias </text:h>
      <text:p text:style-name="P24"/>
      <text:p text:style-name="P24"><text:span text:style-name="T1">O número de incidencias no sistema de xestión de erros do proxecto crece proporcionalmente co número de xente que usa o programa. Embora arranxes erros e distribúas unha aplicación cada vez </text:span><text:span text:style-name="T1">máis robusta, deberías esperar que o número de erros abertos medre. Tamén se incrementará a frecuencia de erros duplicados, así como a de aqueles incompletos ou pobremente descritos. </text:span></text:p>
      <text:p text:style-name="P24"/>
      <text:p text:style-name="P24">Os xestores de erros axudan a aliviar eses problemas mediante a revisión de todo o que se vai introducindo na base de datos, e de forma periódica buscando problemas específicos. A tarefa máis 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o que é unha das principais vantaxes de ter unha pouca xente especializada, en vez de ter a todo o mundo tratando de facelo <text:span text:style-name="T12">ad hoc</text:span>. Cando un grupo trata de facelo dun modo descentralizado, ninguén adquire un coñecemento profundo do contido da base de datos. </text:p>
      <text:p text:style-name="P24"/>
      <text:p text:style-name="P24">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p>
      <text:p text:style-name="P24"/>
      <text:p text:style-name="P24">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text:note text:id="ftn20" text:note-class="footnote"><text:note-citation>20</text:note-citation><text:note-body><text:p text:style-name="Footnote">IssueZilla é un sistema xestor de erros descendente de BugZilla</text:p></text:note-body></text:note>. Como norma, cada nova versión de Subversion ten unha nova funcionalidade e un conxunto de erros resoltos. Nós asignamos o milestone adecuado a tódalas incidencias planeadas para esa versión (incluíndo a nova funcionalidade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p>
      <text:p text:style-name="P24"><text:soft-page-break/></text:p>
      <text:p text:style-name="P24">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p>
      <text:p text:style-name="P24"/>
      <text:h text:style-name="P164" text:outline-level="3">Xestor da FAQ (Preguntas Frecuentes) </text:h>
      <text:p text:style-name="P24"/>
      <text:p text:style-name="P24">Contra todo prognóstico, o mantemento da FAQ é un problema complexo. A diferenza da maioría dos documentos dun proxecto, cuxos contidos son planeados por adiantado polos propios autores, a FAQ é un documento reactivo (ver a sección “<text:span text:style-name="T12">Mantendo unha FAQ</text:span>”). Non importa como de grande for, é 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ligazóns que deberían estar mais non están- debido a que os elementos relacionados foron engadidos un ano atrás. </text:p>
      <text:p text:style-name="P24"/>
      <text:p text:style-name="P24">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p>
      <text:p text:style-name="P24"/>
      <text:p text:style-name="P24">Esta persoa, habitualmente convértese no experto por defecto no formato da FAQ. Hai un montón de pequenos detalles ao redor de manter unha FAQ (ver a sección “<text:span text:style-name="T12">Trata todos os recursos coma ficheiros</text:span>” no <text:span text:style-name="T12">Capítulo 6 Comunicacións</text:span>); cando xente aleatoria a edita, algunhas veces van esquecer certos detalles. Non hai problema por iso, sempre e cando o xestor da FAQ estiver aí para resolver o problema. </text:p>
      <text:p text:style-name="P24"/>
      <text:p text:style-name="P24">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a sección “<text:span text:style-name="T12">Wikis</text:span>” no <text:span text:style-name="T12">Capítulo 3 Infraestrutura Técnica</text:span>). Particularmente, isto ocorre con Faq-O-Matic (<text:a xlink:type="simple" xlink:href="http://faqomatic.sourceforge.net/">http://faqomatic.sourceforge.net/</text:a>), aínda que é posible que os casos que teño visto foran simplemente abusos que foron máis alá das intencións orixinais para o que Faq-O-Matic fora pensado. En calquera caso, aínda que a descentralización da edición e mantemento da FAQ reduce <text:soft-page-break/>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p>
      <text:p text:style-name="P24"/>
      <text:p text:style-name="P24">Bótalle un ollo ao artigo de Michael Kerner <text:span text:style-name="T12">A FAQ das FAQs</text:span>, en <text:a xlink:type="simple" xlink:href="http://osdir.com/Article1722.phtml">http://osdir.com/Article1722.phtml</text:a> <text:s/>para obteres descricións e avaliacións detalladas de ferramentas de mantemento de FAQs con software libre. </text:p>
      <text:p text:style-name="P24"/>
      <text:h text:style-name="P159" text:outline-level="2">Transicións </text:h>
      <text:p text:style-name="P24"/>
      <text:p text:style-name="P25">A veces ocorre que, un voluntario nunha posición de responsabilidade (por exemplo: xestor de parches, de tradución, etc) será incapaz de levar a cabo as tarefas requiridas. Isto pode deberse a que son maiores que as que se anticiparan, ou por outro tipo de factores externos: mudanza do estado civil, situacións familiares novas como ter un fillo, un novo emprego, etc. </text:p>
      <text:p text:style-name="P24"/>
      <text:p text:style-name="P24">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p>
      <text:p text:style-name="P24"/>
      <text:p text:style-name="P24">Polo tanto, depende totalmente de ti e das outras persoas no proxecto decatarvos do que está a ocorrer -ou do que non está a ocorrer-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encomendadas, existe un contexto xa para a túa <text:span text:style-name="T12">seguinte</text:span> mensaxe pública: unha petición de novos voluntarios para que ocupen ese rol. </text:p>
      <text:p text:style-name="P24"/>
      <text:p text:style-name="P24">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p>
      <text:p text:style-name="P24"/>
      <text:p text:style-name="P24">Primeiro, asegúrate de que non está errado. Fala en privado con outras persoas do proxecto para ver se eles concordan contigo e o problema é tan serio como ti pensas que é. Embora xa esteas seguro, isto <text:soft-page-break/>serve para facerlle ver aos demais que estás a considerar pedirlle á persoa que dea o relevo do rol. Habitualmente ninguén terá obxeccións -a xente estará contenta de que deas a cara para facer unha tarefa ingrata, e así eles non teñen que facelo! </text:p>
      <text:p text:style-name="P24"/>
      <text:p text:style-name="P24">A continuación, contacta <text:span text:style-name="T12">en privado</text:span>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p>
      <text:p text:style-name="P24"/>
      <text:p text:style-name="P24"><text:span text:style-name="T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text:span><text:span text:style-name="T1">voluntario. </text:span></text:p>
      <text:p text:style-name="P24"/>
      <text:p text:style-name="P24">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p>
      <text:p text:style-name="P24"/>
      <text:p text:style-name="P56">&gt; Se desexas substituírme por algunha outra persoa, enténdoo e </text:p>
      <text:p text:style-name="P56">&gt; farei o relevo o mellor que poida. Porén, teño unha petición, </text:p>
      <text:p text:style-name="P56">&gt; que penso que é razoable. Gustaríame facer unha publicación máis </text:p>
      <text:p text:style-name="P56">&gt; para poñerme a proba. </text:p>
      <text:p text:style-name="P56"/>
      <text:p text:style-name="P56">Comprendo perfectamente o teu desexo (pasoume a min mesmo!), mais creo que </text:p>
      <text:p text:style-name="P56">neste caso non deberíamos intentalo de novo. </text:p>
      <text:p text:style-name="P56"/>
      <text:p text:style-name="P56">Esta non é a primeira ou segunda publicación do programa, é a sexta ou sétima ... </text:p>
      <text:p text:style-name="P56">e para todas elas, sei que tamén ti non estás satisfeito cos resultados </text:p>
      <text:p text:style-name="P56">(temos falado diso antes). Pódese dicir que xa o temos intentado </text:p>
      <text:p text:style-name="P56">unha vez máis. </text:p>
      <text:p text:style-name="P56">E un deses intentos ten que ser o último. Creo que </text:p>
      <text:p text:style-name="P56">[a pasada publicación] debería ter sido este último intento. </text:p>
      <text:p text:style-name="P56"/>
      <text:p text:style-name="P24">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text:span text:style-name="T12">non</text:span>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text:soft-page-break/>novo voluntario. </text:p>
      <text:p text:style-name="P24"/>
      <text:p text:style-name="P24">O que nos leva a unha idea tentadora: por que en lugar de pedirlle á persoa que abandone o posto, non o enfocamos como simplemente unha cuestión de darlle máis axuda? Por que non ter dous xestores de incidencias ou de parches, ou calquera que for o rol? </text:p>
      <text:p text:style-name="P24"/>
      <text:p text:style-name="P25">Aínda que esa idea poida soar tentadora a primeira vista, xeralmente non é unha boa idea. O que fai que rol de coordinador funcione -o que o fai útil, de feito- é a súa centralización. As cousas que poden facerse dun modo descentralizado xa son feitas dese modo. Ter dúas persoas facendo un traballo que 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mesmo, tería pedido axuda por si mesmo. En calquera caso, sería unha falta de respecto deixar que alguén esbanxase o seu tempo nun traballo que ninguén vai ter en consideración. </text:p>
      <text:p text:style-name="P24"/>
      <text:p text:style-name="P24">O factor máis importante de pedirlle a alguén que dea o relevo é a privacidade: darlle espazo para que tome unha decisión sen que sinta que os demais o están mirando ou esperado. Unha vez, eu cometín o erro -un erro bastante obvio, en retrospectiva- de enviarlle un correo ás tres partes implicadas para 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p>
      <text:p text:style-name="P24"/>
      <text:p text:style-name="P24">Estaba equivocado. O xestor da publicación ofendeuse moito, e con razón. Unha cousa é facerlle ver que ten que deixar o seu rol; outra moi distinta é facelo -diante-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p>
      <text:p text:style-name="P24"/>
      <text:h text:style-name="P159" text:outline-level="2">Committers </text:h>
      <text:p text:style-name="P24"/>
      <text:p text:style-name="P24">Debido a que formalmente son a única clase de voluntarios que atopamos en calquera proxecto de software libre, os <text:span text:style-name="T12">commiters</text:span>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text:note text:id="ftn21" text:note-class="footnote"><text:note-citation>21</text:note-citation><text:note-body><text:p text:style-name="P47">Obsérvese que ter acceso de commiter ten un significado diferente en sistemas de control de versións descentralizados, onde calquera pode configurar un repositorio que enlace ao proxecto e outorgarse a si mesmo acceso de commiter nese repositorio. Porén, o <text:span text:style-name="T12">concepto</text:span>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text:p></text:note-body></text:note>. Por outro lado, conseguir <text:soft-page-break/>que a xente que ten acceso de commiter traballe ombro con ombro coa xente que non o ten outórgalle ao proxecto unha dinámica moi boa de traballo. E debe ser xestionada para que non dane o proxecto. </text:p>
      <text:p text:style-name="P24"/>
      <text:p text:style-name="P24">Na sección “<text:span text:style-name="T12">Quen vota?</text:span>” do <text:span text:style-name="T12">Capítulo 4 Infraestrutura Social e Política</text:span> xa se ten debatido a mecánica de incluír novos commiters. A continuación botaráselle un ollo aos estándares polos cales o potenciais commiters deben ser xulgados e como este proceso debe ser presentado ante a comunidade que rodea o proxecto. </text:p>
      <text:p text:style-name="P24"/>
      <text:h text:style-name="P164" text:outline-level="3">Escollendo os commiters </text:h>
      <text:p text:style-name="P24"/>
      <text:p text:style-name="P24"><text:span text:style-name="T1">No proxecto Subversion escollemos os committers principalmente empregando o Principio Hipocrático: </text:span><text:span text:style-name="T14">primeiro, non fagas dano</text:span><text:span text:style-name="T1">. O noso criterio principal non son nin as capacidades técnicas nin o coñecemento do código, simplemente que o committer amose un bo criterio. Criterio pode simplemente significar saber o que non asumir. Unha persoa podería enviar soamente pequenos parches, arranxando pequenos problemas no código; mais se os parches se aplican limpamente, non conteñen erros, e están en harmonía co rexistro de mensaxes e as guías de estilo do proxecto, e hai parches de abondo para consideralo un padrón evidente, entón un commiter existente habitualmente 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span></text:p>
      <text:p text:style-name="P24"/>
      <text:p text:style-name="P24">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que pode causar no código (a revisión sacaríaos á luz) como que pode forzar finalmente a anular o permiso de committer desa persoa; unha medida que non é nunca agradable e pode ás veces causar confrontacións. </text:p>
      <text:p text:style-name="P24"/>
      <text:p text:style-name="P24">Moitos proxectos insisten en que un commiter potencial ten que demostrar un certo nivel de experiencia técnica e persistencia, enviando un certo número de parche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text:soft-page-break/>mudanzas por norma xeral, e os outros 90 só arranxan erros de escritura e pequenos erros poucas veces ao ano, isto é mellor que ter so ós 10 primeiros. </text:p>
      <text:p text:style-name="P24"/>
      <text:h text:style-name="P164" text:outline-level="3">Revocación do permiso de commit </text:h>
      <text:p text:style-name="P24"/>
      <text:p text:style-name="P24">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distraerán do traballo produtivo. </text:p>
      <text:p text:style-name="P24"/>
      <text:p text:style-name="P24"><text:span text:style-name="T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text:span><text:span text:style-name="T1">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commit se considera ou se considerou, como un aviso, mais isto debe ser unha decisión do grupo. Ninguén debería, por iniciativa propia, revelar información relativa a unha discusión e votación que os demais supoñen secreta. </text:span></text:p>
      <text:p text:style-name="P24"/>
      <text:p text:style-name="P24">Unha vez que o permiso for revocado, debe facerse público inevitablemente (ver a sección “<text:span text:style-name="T12">Evitar o misterio</text:span>” máis adiante neste capítulo), así que tenta ser o máis diplomático posible en canto á forma en que o anuncias ao mundo exterior. </text:p>
      <text:p text:style-name="P24"/>
      <text:h text:style-name="P164" text:outline-level="3">Permiso de commit parcial </text:h>
      <text:p text:style-name="P24"/>
      <text:p text:style-name="P24">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proxecto. </text:p>
      <text:p text:style-name="P24"/>
      <text:p text:style-name="P24">Xa que o permiso de commit non implica só facer commits, senón tamén formar parte dun electorado (ver a sección “<text:span text:style-name="T12">Quen vota?</text:span>” no <text:span text:style-name="T12">Capítulo 4 Infraestrutura Social e Política</text:span>), 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p>
      <text:p text:style-name="P24"/>
      <text:p text:style-name="P24">Os committers con permiso total poden votar sobre calquera cuestión, do mesmo xeito que poden facer commits en calquera parte do código, e só eles poden votar para engadir novos committers de calquera <text:soft-page-break/>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p>
      <text:p text:style-name="P24"/>
      <text:p text:style-name="P24">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p>
      <text:p text:style-name="P24"/>
      <text:p text:style-name="P24">Con respecto á aplicación de permiso de commit parcial: con frecuencia é mellor <text:span text:style-name="T12">non</text:span> empregares o sistema de control de versións para aplicar dominios de commit parcial, mesmo se for posible. Mira a <text:s/>sección “<text:span text:style-name="T12">Autorización</text:span>” no <text:span text:style-name="T12">Capítulo 3 Infraestrutura Técnica</text:span> para saberes por que. </text:p>
      <text:p text:style-name="P24"/>
      <text:h text:style-name="P164" text:outline-level="3">Committers inactivos </text:h>
      <text:p text:style-name="P24"/>
      <text:p text:style-name="P24">Algúns proxectos automaticamente revogan o permiso para facer commits da xente se pasaren un determinado período de tempo (por exemplo, un ano) sen faceren ningún commit. Penso que isto é normalmente erróneo e mesmo contraproducente, por dúas razóns. </text:p>
      <text:p text:style-name="P24"/>
      <text:p text:style-name="P24">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text:span text:style-name="T12">saber</text:span> como de desconectado está realmente, e actuar en consecuencia. Confiaches nel anteriormente, así que por que non confiar nel sempre? Se os diplomas do instituto non caducan, é evidente que o acceso de commit tampouco debería. </text:p>
      <text:p text:style-name="P24"/>
      <text:p text:style-name="P24">Ás veces un committer pode pedir ser eliminado, ou ser marcado explicitamente como inactivo, na lista de committers (véxase a sección “<text:span text:style-name="T12">Evitar o Misterio</text:span>” <text:s/>máis adiante para coñecer mellor esa lista). Nestes casos, o proxecto debería acceder aos desexos da persoa, evidentemente. </text:p>
      <text:p text:style-name="P24"/>
      <text:h text:style-name="P164" text:outline-level="3">Evitar o misterio </text:h>
      <text:p text:style-name="P24"/>
      <text:p text:style-name="P24">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parche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p>
      <text:p text:style-name="P24"/>
      <text:p text:style-name="P24">Para alén de publicares os procedementos, publica a <text:span text:style-name="T12">lista</text:span> completa e actualizada de committers. O lugar onde se fai habitualmente é o arquivo <text:span text:style-name="T12">MAINTAINERS</text:span>, ou <text:span text:style-name="T12">COMMITTERS</text:span> no nivel máis alto da <text:soft-page-break/>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a sección “<text:span text:style-name="T12">Ocultamento de enderezo en ficheiros</text:span>” no <text:span text:style-name="T12">Capítulo 3 Infraestrutura Técnica</text:span>) se a persoa o preferir. </text:p>
      <text:p text:style-name="P24"/>
      <text:p text:style-name="P24">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p>
      <text:p text:style-name="P24"/>
      <text:h text:style-name="P159" text:outline-level="2">Recoñecemento </text:h>
      <text:p text:style-name="P24"/>
      <text:p text:style-name="P24"><text:span text:style-name="T1">O recoñecemento é a principal moeda no mundo do software libre. Embora todo o que a xente diga </text:span><text:span text:style-name="T1">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span></text:p>
      <text:p text:style-name="P24"/>
      <text:p text:style-name="P24">Unha das características máis importantes do desenvolvemento colaborativo de software (véxase o <text:span text:style-name="T12">Capítulo 3 Infraestrutura Técnica</text:span>)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lt;xaleatorio@exemplo.gl&gt;" se podemos poñer "Gracias a X. Aleatorio &lt;xaleatorio@exemplo.gl&gt; polo informe do erro e o método para repetilo" nunha mensaxe de log. </text:p>
      <text:p text:style-name="P24"/>
      <text:p text:style-name="P24">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p>
      <text:p text:style-name="P24"/>
      <text:p text:style-name="P24">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text:soft-page-break/>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p>
      <text:p text:style-name="P24"/>
      <text:list xml:id="list443827425" text:style-name="L37">
        <text:list-item>
          <text:p text:style-name="P146">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proxecto con expresións de gratitude. Unha vez que se comezar, nunca estará claro onde ou cando deterse. E nunca pór agradecementos no código; iso sería unicamente unha distracción sobre o obxectivo principal dos comentarios, que é axudar o lector a comprender o código. </text:p>
        </text:list-item>
      </text:list>
      <text:p text:style-name="P24"/>
      <text:list xml:id="list73041798" text:continue-numbering="true" text:style-name="L37">
        <text:list-item>
          <text:p text:style-name="P146">Canto menos participar alguén nun proxecto, máis apropiado vai ser agradecerlle o traballo 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p>
        </text:list-item>
      </text:list>
      <text:p text:style-name="P24"/>
      <text:list xml:id="list1882469592" text:continue-numbering="true" text:style-name="L37">
        <text:list-header>
          <text:p text:style-name="P146">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p>
        </text:list-header>
      </text:list>
      <text:p text:style-name="P24"/>
      <text:list xml:id="list874224816" text:continue-numbering="true" text:style-name="L37">
        <text:list-item>
          <text:p text:style-name="P146">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p>
        </text:list-item>
      </text:list>
      <text:p text:style-name="P24"/>
      <text:p text:style-name="P24">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p>
      <text:p text:style-name="P24"/>
      <text:h text:style-name="P159" text:outline-level="2">Forks (escisións)</text:h>
      <text:p text:style-name="P24"/>
      <text:p text:style-name="P24">Na sección “<text:span text:style-name="T12">Forkability</text:span>” no <text:span text:style-name="T12">Capítulo 4 Infraestrutura Social e Política</text:span> vimos como o <text:span text:style-name="T12">potencial</text:span> de crear escisións ten importantes efectos en como se gobernan os proxectos. Mais, ¿que ocorre cando realmente se crea unha nova rama? ¿Como se debe manexar, e que efectos podemos esperar dela? No <text:soft-page-break/>estremo contrario, cando se debe <text:span text:style-name="T12">iniciar</text:span> unha nova rama/escisión? </text:p>
      <text:p text:style-name="P24"/>
      <text:p text:style-name="P24">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p>
      <text:p text:style-name="P24"/>
      <text:p text:style-name="P24">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text:span text:style-name="T12">son</text:span> a verdade obxectiva, simplemente porque un proxecto -ou unha rama- é unha entidade abstracta na nosa mente. </text:p>
      <text:p text:style-name="P24"/>
      <text:p text:style-name="P24"><text:span text:style-name="T1">Se a xente que crea unha nova rama sente que están indo nun camiño diferente ao do proxecto </text:span><text:span text:style-name="T1">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text:span><text:span text:style-name="T1">prefiren ir directamente á solución. </text:span></text:p>
      <text:p text:style-name="P24"/>
      <text:p text:style-name="P24">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rama é claramente unha rebelión minoritaria, e tanto a cortesía coma o sentido común dinnos que eles mesmos deberían considerarse unha rama diverxente mais que a tendencia principal. </text:p>
      <text:p text:style-name="P24"/>
      <text:h text:style-name="P164" text:outline-level="3">Manexar unha escisión/fork</text:h>
      <text:p text:style-name="P24"/>
      <text:p text:style-name="P24">Se alguén ameazar con crear unha rama no teu proxecto, mantén a calma e recorda os teus obxectivos a longo prazo. A simple <text:span text:style-name="T12">existencia</text:span>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text:soft-page-break/>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p>
      <text:p text:style-name="P24"/>
      <text:p text:style-name="P24">A razón de faceres todo isto -e de facérelo publicamente- 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por mantelos compatibles. Estes desenvolvedores axudan a manter as liñas de comunicación abertas despois de se crear a rama. Tamén permiten que o teu proxecto se beneficie de novas características interesantes na rama (si, é posible que a rama teña cousas que che interesen) e incrementan as posibilidades dunha fusión máis adiante. </text:p>
      <text:p text:style-name="P24"/>
      <text:p text:style-name="P24">Nalgunhas ocasións, unha rama ten tanto éxito que, mesmo se foi considerada polos seus creadores como unha rama diverxente, tórnase a versión preferida por todos, e chega un momento en que supera a orixinal en demanda popular. O exemplo por excelencia disto é a rama GCC/EGCS. A <text:span text:style-name="T12">GNU Compiler Collection</text:span> (<text:span text:style-name="T12">GCC</text:span>, antigamente o <text:span text:style-name="T12">GNU C Compiler</text:span>) é o compilador de código fonte libre máis popular, e tamén un dos compiladores máis portables do mundo Debido a desacordos entre os mantedores oficiais de GCC e Cygnus Software<text:note text:id="ftn22" text:note-class="footnote"><text:note-citation>22</text:note-citation><text:note-body><text:p text:style-name="Footnote"><text:span text:style-name="T128">Agora parte de RedHat (</text:span><text:a xlink:type="simple" xlink:href="http://www.redhat.com/">http://www.redhat.com/</text:a><text:span text:style-name="T128">)</text:span></text:p></text:note-body></text:note>, un dos grupos de desenvolvedores de GCC máis activos, Cygnus creou unha rama de GCC chamada <text:span text:style-name="T12">EGCS</text:span>. A rama foi deliberadamente amistosa: os desenvolvedores de EGCS non tentaron, en ningún momento, implantar a súa versión de GCC como unha nova versión oficial. No seu lugar, concentráronse en facer EGCS o mellor posible, incorporando parche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mundo migraba a EGCS simplemente serviría para que todo o mundo sufrira unha mudanza de nome sen motivo algún. Por iso GCC adoptou o código base de EGCS, e así temos de novo un único GCC, mais inmensamente mellorado debido á rama. </text:p>
      <text:p text:style-name="P24"/>
      <text:p text:style-name="P24">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text:soft-page-break/>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 -en esencia, evitarmos que a rama se produza como tal. </text:p>
      <text:p text:style-name="P24"/>
      <text:h text:style-name="P164" text:outline-level="3">Comezar unha rama/escisión</text:h>
      <text:p text:style-name="P24"/>
      <text:p text:style-name="P24">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alegran de sufriren ramas. </text:p>
      <text:p text:style-name="P24"/>
      <text:p text:style-name="P25">Un corolario disto é que non se debe empregar a ameaza dunha rama como una técnica extremista de debate -"Ou fas as cousas á miña maneira ou ramifico o proxecto!"- porque todos son conscientes de que unha rama que non logra atraer desenvolvedores do proxecto orixinal ten poucas probabilidades de sobrevivir. Tódolos observadores -non soamente desenvolvedores, senón tamén usuarios e empacotadores de sistemas operativos- farán o seu xuízo sobre que lado escoller. Polo tanto debemos ter moitas reticencias coa creación de ramas, de maneira que cando o fagamos sexa porque non vemos outra solución. </text:p>
      <text:p text:style-name="P24"/>
      <text:p text:style-name="P24">Non debemos descoidarnos á hora de termos en conta <text:span text:style-name="T12">tódolos</text:span>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 -se outros teñen o suficiente interese en crear unha rama, e os recursos necesarios, poden facelo. Mais na práctica, algúns equipos de desenvolvedores de proxectos están fundados na súa maioría por unha entidade, e non podemos pretender que o seu soporte non importa. Se for contrario á rama, os desenvolvedores raramente tomarán parte, mesmo se en secreto así o quixeren. </text:p>
      <text:p text:style-name="P24"/>
      <text:p text:style-name="P24">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text:soft-page-break/>introducíndoos nunha disputa de identidades. </text:p>
      <text:p text:style-name="P24"/>
      <text:p text:style-name="P24">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p>
      <text:h text:style-name="P155" text:outline-level="1"><text:span text:style-name="T136">Capítulo 9. </text:span>Licenzas, dereitos de autor (<text:span text:style-name="T12">copyright</text:span>) e patentes </text:h>
      <text:p text:style-name="P27"/>
      <text:p text:style-name="P27">A licenza que escolleres probablemente non vai ter un impacto significativo na adopción do teu proxecto, sempre e cando a licenza for de software libre. Os usuarios normalmente escollen o software baseándose na calidade e nas funcionalidades, non baseándose nos detalles da licenza. Porén, segues precisando ter un coñecemento básico relativo ao licenciamento do software libre, tanto para aseguráreste de que a licenza do proxecto é compatible cos seus obxectivos, como para estares capacitado para discutires as decisións de licenciamento co resto da xente. Por favor, ten en conta que eu non son avogado, e que nada neste capítulo deber ser tido en conta como consellos legais. Para elo, deberás contratar un avogado, ou selo. </text:p>
      <text:p text:style-name="P27"/>
      <text:h text:style-name="P159" text:outline-level="2">Terminoloxía </text:h>
      <text:p text:style-name="P27"/>
      <text:p text:style-name="P27">En calquera discusión sobre licenzas de software libre, o primeiro que sae á superficie é que parece haber varias palabras diferentes para falar da mesma cousa: <text:span text:style-name="T12">software libre</text:span>, <text:span text:style-name="T12">código aberto</text:span>, <text:span text:style-name="T12">FOSS</text:span>, <text:span text:style-name="T12">F/OSS</text:span> e <text:span text:style-name="T12">FLOSS</text:span>. Comecemos por traballarmos estes termos, ademais de algúns outros. </text:p>
      <text:p text:style-name="P27"/>
      <text:p text:style-name="P28">Software libre (free software) </text:p>
      <text:p text:style-name="P27"/>
      <text:p text:style-name="P60">Software que pode ser libremente compartido e modificado, incluíndo o código fonte. O termo foi coinado por primeira vez por Richard Stallman, quen o inseriu na GNU Public License (GPL), e quen fundou a Free Software Foundation (<text:a xlink:type="simple" xlink:href="http://www.fsf.org/">http://www.fsf.org</text:a>) para promover o concepto. </text:p>
      <text:p text:style-name="P60"/>
      <text:p text:style-name="P60">Embora "software libre" cubra case exactamente o mesmo tipo de software que "software de código aberto” (open source software), a FSF (Free Software Foundation), entre outros, prefire o primeiro termo debido a que fai fincapé na idea da liberdade, así como no concepto de que o software redistribuíble de xeito libre é principalmente un movemento social máis que algo técnico. A FSF é consciente de que o termo, en inglés, é ambiguo -"free" pode significar "gratuíto", en lugar de "liberdade"- mais aínda así considera que segue sendo o mellor termo, e que o resto de posibilidades, en inglés, teñen as súas ambigüidades. (Ao longo deste libro, "free"/"libre" é empregado co significado de "liberdade" e non co significado de "gratuíto"). </text:p>
      <text:p text:style-name="P60"/>
      <text:p text:style-name="P28">Software de código aberto (open source) </text:p>
      <text:p text:style-name="P27"/>
      <text:p text:style-name="P60">Software libre baixo outro nome. Mais a diferenza de nome reflicte unha diferenza filosófica importante: o nome "software de código aberto (open source)" foi coinado pola Open Source Initiative (<text:a xlink:type="simple" xlink:href="http://www.opensource.org/">http://www.opensource.org</text:a>) como unha alternativa deliberada a "software libre (free software)", co fin de tornar este software máis atractivo para as corporacións, presentándoo <text:soft-page-break/>como unha metodoloxía de desenvolvemento máis que como un movemento político. Tamén pretendían superar outro estigma: o gratuíto ten pouca calidade. </text:p>
      <text:p text:style-name="P60"/>
      <text:p text:style-name="P60"><text:span text:style-name="T1">Aínda que calquera licenza que sexa libre tamén o é de código aberto, e viceversa (cunhas poucas excepcións), a xente tende a escoller un termo e aferrarse a el. En xeral, os que prefiren "software libre" acostuman a ter unha postura máis filosófica ou moral sobre esta cuestión, mentres que os que prefiren "software de código aberto" non ven este tema como unha cuestión </text:span><text:span text:style-name="T1">de liberdade, ou non están interesados en publicitar este punto de vista. Bótalle unha ollada a á sección “</text:span><text:span text:style-name="T14">Libre contra fontes abertas</text:span><text:span text:style-name="T1">” no </text:span><text:span text:style-name="T14">Capítulo 1 Introdución</text:span><text:span text:style-name="T1"> para veres unha historia máis detallada sobre este cisma. </text:span></text:p>
      <text:p text:style-name="P60"/>
      <text:p text:style-name="P60">A Free Software Foundation ten unha excelente -carente de obxectividade, mais <text:s/>matizada e moi xusta- exexese de ambos termos, en <text:a xlink:type="simple" xlink:href="http://www.fsf.org/licensing/essays/free-software-for-freedom.html">http://www.fsf.org/licensing/essays/free-software-for-freedom.html</text:a>. A visión da Open Source Initiative a respecto disto (ou polo menos a que tiñan en 2002) móstrase en dúas páxinas: <text:a xlink:type="simple" xlink:href="http://web.archive.org/web/20021204155022/">http://web.archive.org/web/20021204155022/</text:a> e <text:a xlink:type="simple" xlink:href="http://www.opensource.org/advocacy/case_for_hackers.php#marketing">http://www.opensource.org/advocacy/case_for_hackers.php#marketing</text:a></text:p>
      <text:p text:style-name="P60"/>
      <text:p text:style-name="P28">FOSS, F/OSS, FLOSS</text:p>
      <text:p text:style-name="P27"/>
      <text:p text:style-name="P60">Onde caben dous, caben tres, e isto é exactamente o que está a suceder cos termos que enuncian o software libre. O mundo académico, quizais buscando precisión e inclusión máis que elegancia, parece que se decidiu pola forma "FOSS", ou ás veces "F/OSS", co significado "Free / Open Source Software". Outra variante que está gañando adeptos é "FLOSS", que significa "Free / Libre Open Source Software" (<text:span text:style-name="T12">libre</text:span> é común en varios idiomas e non está suxeita ás ambigüidades de "free"; bótalle unha ollada a <text:s/><text:a xlink:type="simple" xlink:href="http://en.wikipedia.org/wiki/FLOSS">http://en.wikipedia.org/wiki/FLOSS</text:a> para máis detalles). </text:p>
      <text:p text:style-name="P60"/>
      <text:p text:style-name="P60">Todos estes termos significan esencialmente o mesmo: software que pode ser modificado e redistribuído por calquera, algunhas veces -mais non sempre- coa condición de que os traballos derivados teñan que ser libremente redistribuíbles baixo as mesmas cláusulas. </text:p>
      <text:p text:style-name="P60"/>
      <text:p text:style-name="P28">Conforme coas DFSG </text:p>
      <text:p text:style-name="P27"/>
      <text:p text:style-name="P60">Conforme coas "Directrices de Software Libre de Debian" (<text:a xlink:type="simple" xlink:href="http://www.debian.org/social_contract#guidelines">http://www.debian.org/social_contract#guidelines</text:a>). Esta é unha proba amplamente empregada para comprobar se unha licenza dada é realmente software libre (de código aberto, etc). A misión do Proxecto Debian é manter un sistema operativo completamente libre, de xeito que ninguén que o instale nunca teña dúbidas sobre se ten o dereito de modificar e redistribuír calquera parte do sistema, ou mesmo o sistema enteiro. As Directrices de Software Libre de Debian son os requisitos que a licenza dun pacote de software ten que cumprir para poder sen incluído en Debian. Debido a que o Proxecto Debian empregou unha morea de tempo en pensar como construír este test, as directrices que xurdiron demostraron ser moi robustas (véxase <text:a xlink:type="simple" xlink:href="http://en.wikipedia.org/wiki/DFSG">http://en.wikipedia.org/wiki/DFSG</text:a>) e ata onde eu sei, non se fixo ningunha obxección seria ás mesmas nin desde a Free Software Foundation nin desde a Open Source Initiative. Se sabes que unha licenza dada é conforme ás DFSG, entón sabes que garante todas as liberdades importantes (tales como a posibilidade dun <text:span text:style-name="T12">fork</text:span> mesmo contra os desexos do autor orixinal) requiridas para soster as dinámicas dun proxecto software libre. Todas as licenzas tratadas neste capítulo son conformes coas DFSG. </text:p>
      <text:p text:style-name="P60"/>
      <text:p text:style-name="P28"><text:soft-page-break/>Aprobadas pola OSI</text:p>
      <text:p text:style-name="P27"/>
      <text:p text:style-name="P60"><text:span text:style-name="T1">Aprobadas pola Open Source Initiative. Esta é outra proba amplamente empregada para saber se unha licenza permite todas as liberdades necesarias. A definición de software de código aberto da OSI está baseada nas Directrices de Software Libre de Debian, e calquera licenza que concorda con unha das definicións, case sempre concorda coa outra. Ten habido unhas poucas excepcións ao longo do tempo, mais eran só licenzas de nicho sen relevancia. Ao contrario que </text:span><text:span text:style-name="T1">o proxecto Debian, a OSI mantén unha lista de todas as licenzas que aprobou, en </text:span><text:a xlink:type="simple" xlink:href="http://www.opensource.org/licenses/"><text:span text:style-name="T1">http://www.opensource.org/licenses/</text:span></text:a><text:span text:style-name="T1"> , co cal ser "aprobada por OSI" é un estado non ambiguo: unha licenza ou está ou non está na lista. </text:span></text:p>
      <text:p text:style-name="P60"/>
      <text:p text:style-name="P60">A Free Software Foundation tamén mantén unha lista de licenzas en <text:a xlink:type="simple" xlink:href="http://www.fsf.org/licensing/licenses/license-list.html">http://www.fsf.org/licensing/licenses/license-list.html</text:a> . A FSF clasifica as licenzas non só segundo sexan libres ou non, senón tamén segundo sexan compatibles coa GNU General Public License. A compatibilidade coa GPL é un asunto importante, cuberto na sección “<text:span text:style-name="T12">A GPL e a compatibilidade de licenzas</text:span>” máis adiante neste capítulo. </text:p>
      <text:p text:style-name="P60"/>
      <text:p text:style-name="P27"><text:span text:style-name="T12">Propietario</text:span>, <text:span text:style-name="T12">código pechado</text:span></text:p>
      <text:p text:style-name="P27"/>
      <text:p text:style-name="P60">O oposto de software libre ou de código aberto. Fai referencia a software distribuído baixo licenzas tradicionais baseadas en regalías, onde os usuarios pagan por copia, ou baixo outros termos suficientemente restritivos para evitar as dinámicas operativas do software libre. Mesmo software distribuído sen cargo pode ser propietario, no caso de que a súa licenza non permita a libre redistribución e modificación. </text:p>
      <text:p text:style-name="P60"/>
      <text:p text:style-name="P60">Xeralmente "propietario" e "código pechado" son sinónimos. Aínda así, "código pechado" implica adicionalmente que o código fonte non pode nin sequera ser visto. Dado que o código fonte non pode ser visto na maior parte do software propietario, normalmente é máis unha distinción que non unha diferenza. Porén, ocasionalmente alguén publica software propietario baixo unha licenza que lle permite os demais veren o código fonte. Confusamente, estes autores ás veces chámanlle "software de código aberto" ou "próximo ao software de código aberto", etc., mais isto é enganoso. A <text:span text:style-name="T12">visibilidade </text:span>do código fonte non é a cuestión; a cuestión importante é aquilo que tes permitido facer co código fonte. Así, a diferenza entre o software propietario e o de código pechado é en gran parte irrelevante, e ambos termos poden ser tratados como sinónimos. </text:p>
      <text:p text:style-name="P60"/>
      <text:p text:style-name="P60">Ás veces <text:span text:style-name="T12">comercial</text:span> é empregado como sinónimo de "propietario", mais falando con propiedade, non é o mesmo. O software libre pode ser software comercial. Despois de todo, o software libre pode ser vendido, se os compradores non tiveren restrinxida a distribución de copias. Ademais, tamén pode ser comercializado doutros xeitos como, por exemplo, mediante a venta de soporte, servizos e certificación. Hoxe en día hai empresas multimillonarias baseadas no software libre, polo que claramente non é nin anticomercial nin antiempresarial. Por outra banda, si que <text:span text:style-name="T12">é</text:span> <text:s/>antipropietario por natureza, e esta é a característica que o diferenza dos modelos tradicionais de licenza por copia. </text:p>
      <text:p text:style-name="P60"/>
      <text:p text:style-name="P28">Dominio público</text:p>
      <text:p text:style-name="P27"/>
      <text:p text:style-name="P60">Que non ten dereitos de autor, quere dicir, que non hai ninguén co dereito de restrinxir a copia do traballo. Estar no dominio público non é o mesmo que non ter autor. Todo ten un autor, e <text:soft-page-break/>mesmo se o autor ou autores dun traballo escollen poñelo no dominio público, isto non muda o feito de que eles escribiron o traballo. </text:p>
      <text:p text:style-name="P60"/>
      <text:p text:style-name="P60"><text:span text:style-name="T1">Cando un traballo está no dominio público, o contido do mesmo pode incorporarse nun traballo con dereitos de autor (un traballo con copyright), e a continuación </text:span><text:span text:style-name="T14">esa copia</text:span><text:span text:style-name="T1"> do contido está cuberta baixo os mesmos dereitos de autor que o traballo completo. Mais isto non lle afecta á dispoñibilidade do traballo orixinal, o cal segue estando no dominio público. Así, publicar algo </text:span><text:span text:style-name="T1">no dominio público é tecnicamente o mesmo que que facelo "libre" de acordo coas directrices da maioría das organizacións de certificación do software libre. Porén, normalmente hai boas razóns para empregar unha licenza en lugar de simplemente publicar no dominio público: mesmo co software libre, algunhas restricións concretas poden ser útiles, non unicamente para o posuidor dos dereitos de autor, senón tamén para os beneficiarios, como se clarifica na seguinte seccións. </text:span></text:p>
      <text:p text:style-name="P60"/>
      <text:p text:style-name="P28">Copyleft ("esquerdo de copia") </text:p>
      <text:p text:style-name="P27"/>
      <text:p text:style-name="P60">Unha licenza que emprega as leis de cobertura dos dereitos de autor para alcanzar o resultado oposto ao resultado tradicional dos dereitos de autor. Dependendo a quen lle preguntes, quere dicir tanto licenzas que permiten as liberdades que estamos a narrar aquí, ou, máis estritamente, licenzas que non só permiten esas liberdades, senón que as <text:span text:style-name="T12">impoñen</text:span>, estipulando que as liberdades deben acompañar o traballo. A Free Software Foundation emprega exclusivamente a segunda definición; noutros lugares é un complemento: moita xente emprega o termo do mesmo xeito que a FSF, mais outra -incluíndo xente que escribe nos principais medios de comunicación- tende a empregar a primeira definición. Non está claro que toda a xente que emprega o termo é consciente de que hai unha distinción que debe ser feita. </text:p>
      <text:p text:style-name="P60"/>
      <text:p text:style-name="P60">O exemplo clásico da definición máis estrita é a GNU General Public License, a cal estipula que calquera traballo derivado debe ser licenciado baixo a GPL; véxase a sección “<text:span text:style-name="T12">A GPL e a compatibilidade de licenzas</text:span>” máis adiante neste capítulo para máis detalles. </text:p>
      <text:p text:style-name="P60"/>
      <text:h text:style-name="P159" text:outline-level="2">Características das licenzas </text:h>
      <text:p text:style-name="P27"/>
      <text:p text:style-name="P27">Embora haxa dispoñibles moitas licenzas de software libre distintas, nos temas importantes todas elas din as mesmas cousas: que calquera pode modificar o código, que calquera pode redistribuílo tanto na súa forma orixinal como modificada, e que os titulares dos dereitos de autor así como os autores non fornecen garantía ningunha (evitar as responsabilidades é especialmente importante debido a que a xente pode empregar versións modificadas mesmo sen sabelo). As diferenzas entre licenzas redúcense a unhas poucas cuestións recorrentes. </text:p>
      <text:p text:style-name="P27"/>
      <text:p text:style-name="P27">Compatibilidade con licenzas propietarias </text:p>
      <text:p text:style-name="P27"/>
      <text:p text:style-name="P60">Algunhas licenzas libres permiten que o código que cobren sexa empregado en programas propietarios. Isto non prexudica as cláusulas de licenza do programa propietario: segue sendo tan propietario como sempre, só que contén algún código de fontes non propietarias. A licenza Apache, X Consortium License, as licenzas estilo BSD e as licenzas estilo MIT son todas elas exemplo de licenzas compatibles con licenzas propietarias. </text:p>
      <text:p text:style-name="P60"/>
      <text:p text:style-name="P27"><text:soft-page-break/>Compatibilidade con outras licenzas libres </text:p>
      <text:p text:style-name="P27"/>
      <text:p text:style-name="P60">A maioría das licenzas libres son compatibles co resto, quere dicir, o código baixo unha destas licenzas pode ser combinado con código baixo outra delas, e o resultado pode ser distribuído baixo calquera das licenzas se non houber violación dos termos da outra. A principal excepción é a GNU General Public License, que require que calquera traballo que empregue código baixo a licenza GPL debe á súa vez ser distribuído baixo a licenza GPL, e sen engadir ningunha outra restrición para alén das que require a GPL. A licenza GPL é compatible con algunhas licenzas libres, mais non con outras. Isto analízase en maior profundidade na sección “<text:span text:style-name="T12">A GPL e a compatibilidade de licenzas</text:span>” máis adiante neste capítulo. </text:p>
      <text:p text:style-name="P60"/>
      <text:p text:style-name="P27">A importancia da acreditación </text:p>
      <text:p text:style-name="P27"/>
      <text:p text:style-name="P60">Algunhas licenzas libres estipulan que calquera uso do código que cubriren debe acompañarse dun aviso, cuxo emprazamento e contido normalmente está especificado, dándolle crédito aos autores ou aos titulares dos dereitos de autor do código. Estas licenzas habitualmente son compatibles coas propietarias: non requiren necesariamente que o traballo derivado sexa libre, simplemente requiren que se lle dea crédito ao código libre. </text:p>
      <text:p text:style-name="P60"/>
      <text:p text:style-name="P27">Protección da marca comercial </text:p>
      <text:p text:style-name="P27"/>
      <text:p text:style-name="P60">Unha variante da obriga de acreditación. As licenzas de protección das marcas comerciais especifican que o nome do software orixinal (ou dos titulares dos dereitos de copia, ou da súa institución, etc.) <text:span text:style-name="T12">non</text:span> deben ser empregados nos traballos derivados sen o previo permiso por escrito. Aínda que a obriga de acreditar insista en que se empregue un nome concreto, e a protección de marcas comerciais insista en que non sexa empregado, ambas son expresións do mesmo desexo: que a reputación do código orixinal sexa preservada e transmitida, mais que non se desvirtúe por asociación. </text:p>
      <text:p text:style-name="P80"/>
      <text:p text:style-name="P80">Loita contra as patentes</text:p>
      <text:p text:style-name="P60">Tanto a GNU General Public License versión 3 como a Apache Licese version 2 conteñen cláusulas deseñadas para previr que haxa xente que poida empregar a lexislación de patentes para eliminar os dereitos (baixo a lei de dereitos de autor) asegurados pola licenza. Ambas requiren que os contribuíntes outorguen automaticamente licenzas de patente sobre toda a súa contribución, cubrindo as mesmas calquera patente licenciable polo contribuínte que puidera ser infrinxida pola súa contribución (ou pola incorporación da súa contribución no conxunto do traballo completo). Pero sobre esta base, aínda foron máis lonxe: se calquera persoa que empregue software baixo estas licenzas comeza un xuízo contra outra parte, denunciando que o traballo cuberto infrinxe algunha patente do denunciante, automaticamente o denunciante <text:span text:style-name="T12">perde</text:span> todos os dereitos de patente fornecidos pola licenza para ese traballo, e no caso da GPLv3 incluso perde os seus dereitos de distribución baixo a licenza.</text:p>
      <text:p text:style-name="P80"/>
      <text:p text:style-name="P27">Protección da "integridade artística" </text:p>
      <text:p text:style-name="P27"/>
      <text:p text:style-name="P60">Algunhas licenzas (a Licenza Artística, empregada pola implementación máis popular da linguaxe de programación Perl, e a Licenza Tex de Donald Knuth, por exemplo) requiren que a modificación e redistribución sexa feita de tal xeito que distinga claramente entre a versión orixinal do código e calquera modificación. Estas licenzas permiten esencialmente as mesmas liberdades que o resto de licenzas libres, mais impoñen certos requisitos que permitan verificar <text:soft-page-break/>de xeito sinxelo a integridade do código orixinal. Estas licenzas non despertaron moito interese para alén de nos programas para os cales foron feitas, e non serán tratadas neste capítulo; mencionáronse aquí só para non deixarmos cabos soltos. </text:p>
      <text:p text:style-name="P60"/>
      <text:p text:style-name="P27">A maioría destas disposicións non son mutuamente excluentes, e algunhas licenzas inclúen varias. O fío común entre elas é a imposición de regras sobre o receptor a mudanza do dereito do receptor para empregar e/ou redistribuír o código. Por exemplo, algúns proxectos queren que o seu nome e reputación sexan transmitidos conxuntamente co código, o que provoca a imposición das cláusulas de crédito ou protección da marca comercial; dependendo da súa onerosidade, esta carga adicional pode provocar que algúns usuarios escollan un pacote con unha licenza menos esixente. </text:p>
      <text:p text:style-name="P27"/>
      <text:h text:style-name="P159" text:outline-level="2">A GPL e a compatibilidade entre licenzas</text:h>
      <text:p text:style-name="P27"/>
      <text:p text:style-name="P27">Con diferenza, a maior liña divisoria no licenciamento é a que separa as licenzas compatibles co software propietario das licenzas incompatibles co software propietario, é dicir, entre a GNU Public License e todas as demais. Debido a que o obxectivo principal dos autores da GPL é a promoción do software libre, deliberadamente crearon este licenza de xeito que fose imposible mesturar código baixo a GPL dentro dos programas propietarios. Especificamente, dentro dos requirimentos da GPL (en <text:a xlink:type="simple" xlink:href="http://www.fsf.org/licensing/licenses/gpl.html">http://www.fsf.org/licensing/licenses/gpl.html</text:a> podes ver o texto completo) están estes dous: </text:p>
      <text:p text:style-name="P27"/>
      <text:list xml:id="list1494866789" text:style-name="L38">
        <text:list-item>
          <text:p text:style-name="P130">Calquera traballo derivado -isto é, calquera traballo que conteña unha cantidade non trivial de código baixo a licenza GPL- debe á súa vez ser distribuído baixo a licenza GPL. </text:p>
        </text:list-item>
        <text:list-item>
          <text:p text:style-name="P130">Na redistribución, tanto do traballo orixinal como dun traballo derivado, non se pode engadir ningunha restrición adicional. (a frase literal é: "non pode impoñer ningunha restrición adicional no exercicio dos dereitos concedidos ou afirmados baixo esta licenza"). </text:p>
        </text:list-item>
      </text:list>
      <text:p text:style-name="P27"/>
      <text:p text:style-name="P27">Con estas condicións, a licenza GPL ten éxito en facer contaxiosa a liberdade. Unha vez que un programa se publica baixo a GPL, as súas cláusulas de redistribución son <text:span text:style-name="T12">virais -</text:span>transfírense a calquera cousa á que for incorporado ese código, facendo que sexa efectivamente imposible empregar código GPL en programas de código pechado. </text:p>
      <text:p text:style-name="P27">Porén, estas mesmas cláusulas provocan que a GPL sexa incompatible con algunhas outras licenzas de software libre. O xeito habitual no que isto sucede é cando a outra licenza impón un requisito -por exemplo, unha cláusula de acreditación dos autores orixinais a mencionar dalgún xeito- que sexa incompatible co requisito propio da GPL ("vostede non pode impoñer ningunha outra restrición..."). Desde o punto de vista da Free Software Foundation, estes efectos colaterais son desexables, ou cando menos non son prexudiciais. A GPL non só mantén libre o teu software, senón que tamén torna o teu software nun axente no impulso de que <text:span text:style-name="T12">outro</text:span> software á súa vez impoña a liberdade. </text:p>
      <text:p text:style-name="P27"/>
      <text:p text:style-name="P27">A cuestión sobre se este é ou non un bo camiño para promover o software libre é unha das guerras santas máis persistentes en Internet (bótalle unha ollada á sección “<text:span text:style-name="T12">Evitando Guerras Santas</text:span>” no <text:span text:style-name="T12">Capítulo 6 Comunicacións</text:span>), e non imos investigala aquí. O importante para os nosos propósitos é que a compatibilidade coa GPL é un tema importante á hora de escollermos unha licenza. A GPL é, con diferenza, a licenza de software libre máis popular; en <text:s/><text:a xlink:type="simple" xlink:href="http://freshmeat.net/stats/#license">http://freshmeat.net/stats/#license</text:a> , emprégase en 68% do software, e a seguinte licenza máis empregada ten unha porcentaxe de uso de 6%. Se quixeres que o teu código sexa mesturable con código GPL -e hai unha morea de código GPL aí fóra- entón deberías escoller unha licenza compatible coa GPL. A maioría das licenzas libres compatibles coa GPL tamén son compatibles coas licenzas propietarias; isto é, o código baixo estas licenzas poder <text:soft-page-break/>empregarse tanto nun programa GPL como nun programa propietario. Por suposto, o <text:span text:style-name="T12">resultado</text:span> destas misturas non será compatible entre elas, dado que un estaría baixo a GPL e o outro baixo unha licenza de código pechado. Mais esta preocupación ten a ver unicamente con traballos derivados, non co código que ti distribúas. </text:p>
      <text:p text:style-name="P27"/>
      <text:p text:style-name="P27">Afortunadamente, a Free Software Foundation mantén unha lista amosando que licenzas son compatibles coa GPL e cales non, en <text:a xlink:type="simple" xlink:href="http://www.gnu.org/licenses/license-list.html">http://www.gnu.org/licenses/license-list.html</text:a> . Todas as licenzas tratadas neste capítulo están presentes na devandita lista, nun lado ou no outro. </text:p>
      <text:p text:style-name="P27"/>
      <text:h text:style-name="P159" text:outline-level="2">Escollendo unha licenza </text:h>
      <text:p text:style-name="P27"/>
      <text:p text:style-name="P27">Cando escolleres unha licenza para o teu proxecto, se for posible emprega unha licenza xa existente en lugar de creares unha nova. Hai dúas razóns polas que as licenzas existentes son mellores: </text:p>
      <text:p text:style-name="P27"/>
      <text:list xml:id="list82242613" text:style-name="L39">
        <text:list-item>
          <text:p text:style-name="P131">Familiaridade. Se empregares unha das tres ou catro licenzas máis populares, a xente non vai percibir a necesidade de ler os textos legais para poder empregar o teu código, xa que ese estudo legal para a licenza xa foi feito moito tempo atrás. </text:p>
        </text:list-item>
        <text:list-item>
          <text:p text:style-name="P131"><text:span text:style-name="T1">Calidade. A non ser que tiveres un equipo de avogados á túa disposición, é pouco probable que vaias crear unha licenza legalmente sólida. As licenzas mencionadas neste capítulo son o produto de moito traballo e experiencia; salvo que o teu proxecto teña necesidades realmente infrecuentes, non é </text:span><text:span text:style-name="T1">probable que o vaias facer mellor. </text:span></text:p>
        </text:list-item>
      </text:list>
      <text:p text:style-name="P27"/>
      <text:p text:style-name="P27">Para aplicares unha destas licenzas ao teu proxecto, bótalle unha ollada á sección “<text:span text:style-name="T12">Como aplicar unha licenza ao teu software</text:span>” no <text:span text:style-name="T12">Capítulo 2 Primeiros Pasos</text:span></text:p>
      <text:p text:style-name="P27"/>
      <text:h text:style-name="P164" text:outline-level="3">A MIT / X Window System License</text:h>
      <text:p text:style-name="P27">Se o teu obxectivo é que o teu código sexa accesible para a maior cantidade posible de desenvolvedores e de traballos derivados, e non che importa que o código vaia ser empregado en programas propietarios, entón escolle a MIT / X Window System license (así chamada debido a que é a licenza baixo a que o Instituto de Tecnoloxía de Massachusetts publicou o código do sistema X Windows orixinal). A mensaxe básica desta licenza é: "Es libre para empregares este código como quixeres". Esta licenza é incompatible coa GNU GPL, e é curta, sinxela e fácil de entender (NOTA: a continuación a licenza reprodúcese no seu idioma orixinal, dado que para a mesma non existe tradución legalmente válida a outros idiomas): </text:p>
      <text:p text:style-name="P27"/>
      <text:p text:style-name="P60">Copyright (c) &lt;year&gt; &lt;copyright holders&gt; </text:p>
      <text:p text:style-name="P60"><text:s/></text:p>
      <text:p text:style-name="P60">Permission is hereby granted, free of charge, to any person obtaining </text:p>
      <text:p text:style-name="P60">a copy of this software and associated documentation files (the </text:p>
      <text:p text:style-name="P60">"Software"), to deal in the Software without restriction, including </text:p>
      <text:p text:style-name="P60">without limitation the rights to use, copy, modify, merge, publish, </text:p>
      <text:p text:style-name="P60">distribute, sublicense, and/or sell copies of the Software, and to </text:p>
      <text:p text:style-name="P60">permit persons to whom the Software is furnished to do so, subject to </text:p>
      <text:p text:style-name="P60">the following conditions: </text:p>
      <text:p text:style-name="P60"/>
      <text:p text:style-name="P60">The above copyright notice and this permission notice shall be </text:p>
      <text:p text:style-name="P60"><text:soft-page-break/>included in all copies or substantial portions of the Software. </text:p>
      <text:p text:style-name="P60"/>
      <text:p text:style-name="P60">THE SOFTWARE IS PROVIDED "AS IS", WITHOUT WARRANTY OF ANY KIND, </text:p>
      <text:p text:style-name="P60">EXPRESS OR IMPLIED, INCLUDING BUT NOT LIMITED TO THE WARRANTIES OF </text:p>
      <text:p text:style-name="P60">MERCHANTABILITY, FITNESS FOR A PARTICULAR PURPOSE AND </text:p>
      <text:p text:style-name="P60">NONINFRINGEMENT. IN NO EVENT SHALL THE AUTHORS OR COPYRIGHT HOLDERS BE </text:p>
      <text:p text:style-name="P60">LIABLE FOR ANY CLAIM, DAMAGES OR OTHER LIABILITY, WHETHER IN AN ACTION </text:p>
      <text:p text:style-name="P60">OF CONTRACT, TORT OR OTHERWISE, ARISING FROM, OUT OF OR IN CONNECTION </text:p>
      <text:p text:style-name="P60">WITH THE SOFTWARE OR THE USE OR OTHER DEALINGS IN THE SOFTWARE. </text:p>
      <text:p text:style-name="P60"/>
      <text:p text:style-name="P27">(Tomada de <text:a xlink:type="simple" xlink:href="http://www.opensource.org/licenses/mit-license.php">http://www.opensource.org/licenses/mit-license.php</text:a> ) </text:p>
      <text:p text:style-name="P27"/>
      <text:h text:style-name="P164" text:outline-level="3">A GNU General Public License </text:h>
      <text:p text:style-name="P27">Se preferires que o código do teu proxecto non sexa empregado en programas propietarios, ou se cando menos non che importa que se poida ou non empregar en programas propietarios, escolle a GNU General Public License (<text:a xlink:type="simple" xlink:href="http://www.fsf.org/licensing/licenses/gpl.html">http://www.fsf.org/licensing/licenses/gpl.html</text:a>). A GPL probablemente sexa a licenza de software libre máis amplamente empregada no mundo hoxe en día; o feito de ser tan coñecida é en si mesmo unha das maiores vantaxes da GPL. </text:p>
      <text:p text:style-name="P27"/>
      <text:p text:style-name="P27"><text:span text:style-name="T1">Cando programares unha biblioteca de código destinada principalmente a ser usada como parte doutros programas, pensa coidadosamente se as restricións impostas pola GPL están aliñadas cos obxectivos do teu proxecto. Nalgúns casos -por exemplo cando tentares desbancar unha biblioteca propietaria que fai o mesmo- é estratexicamente máis asisado licenciares o teu código de tal xeito que poida ser mesturado en programas propietarios, embora esta non sexa a situación que desexaras. A Free Software Foundation preparou unha alternativa á GPL precisamente para estas circunstancias: a </text:span><text:span text:style-name="T14">GNU Library GPL</text:span><text:span text:style-name="T1">, máis tarde rebautizada como </text:span><text:span text:style-name="T14">GNU Lesser GPL</text:span><text:span text:style-name="T1"> (de todas maneiras, a maioría da xente simplemente emprega o acrónimo </text:span><text:span text:style-name="T14">LGPL</text:span><text:span text:style-name="T1">. A LGPL ten unhas restricións menores que a GPL, e pode mesturarse dun xeito máis sinxelo con código non libre. Porén, trátase dunha licenza complexa e leva algún tempo entendela, polo que se non vas empregar a GPL, recoméndoche empregares licenzas estilo MIT/X. </text:span></text:p>
      <text:p text:style-name="P27"/>
      <text:h text:style-name="P98" text:outline-level="5">A GNU Affero GPL; unha versión da GNU GPL para código executado en servidor </text:h>
      <text:p text:style-name="P60"/>
      <text:p text:style-name="P60">En 2007, a Free Software Foundation publicou unha variante da GPL chamada <text:span text:style-name="T12">GNU Affero GPL</text:span> <text:a xlink:type="simple" xlink:href="http://www.fsf.org/licensing/licenses/agpl.html">http://www.fsf.org/licensing/licenses/agpl.html</text:a> <text:note text:id="ftn23" text:note-class="footnote"><text:note-citation>23</text:note-citation><text:note-body><text:p text:style-name="P53"><text:s/>A historia desta licenza e do seu nome é un pouco complicada. A primeira versión da licenza foi orixinalmente publicada pola empresa Affero Inc. baseándose na versión 2 da GNU GPL. Coñecíase habitualmente como a AGPL. Máis tarde, a Free Software Foundation decidiu adoptar a idea, mais naquela altura tiñan liberada a versión 3 da súa licenza GNU GPL, polo que basearon a súa licenza "Afferizada" na GPL v3 e chamáronlle "GNU AGPL". A vella licenza Affero está máis ou menos obsoleta a día de hoxe. Se quixeres garantías e seguridades ao estilo das que che ofrece Affero, deberías empregar a versión GNU. Para eliminares a ambigüidade, chámalle "AGPLv3", "GNU AGPL", ou con máxima precisión "GNU AGPLv3".</text:p></text:note-body></text:note>. O seu obxectivo é fortalecer a <text:soft-page-break/>seguridade e garantía de que se comparte o código neste entorno actual dun crecente número de empresas que ofrecen os seus servizos desde servidor -é dicir, software que corre nos seus servidores, co que os usuarios interaxen unicamente sobre a rede, e que nunca se distribúe directamente aos usuarios nin como código executable nin código fonte. Un número enorme de servizos estiveron empregando software GPL, habitualmente con modificacións, sen ter que compartir as súas mudanzas co mundo debido a que non estaban distribuíndo ningún código (xa que o código en cuestión se executa nos seus servidores e non nos equipos dos usuarios). </text:p>
      <text:p text:style-name="P60"><text:s/></text:p>
      <text:p text:style-name="P60">A solución achegada a este respecto pola GNU AGPLv3 foi coller a GPL e engadirlle unha cláusula de "interacción remota por rede" propoñendo "<text:span text:style-name="T12">...se ti modificares o Programa, a túa versión modificada deberá ofrecerlle claramente a todos os usuarios que interaxiren con el remotamente a través dunha rede de computadores... a posibilidade de recibiren o código fonte correspondente á túa versión... sen custo, a través dalgún medio estándar ou personalizado para facilitar a copia de software</text:span>". Esta cláusula expande os poderes de potenciación da GPL no novo mundo dos fornecedores de servizos e aplicacións pola rede. </text:p>
      <text:p text:style-name="P60"/>
      <text:p text:style-name="P60">Ten en conta que a AGPLv3 non é directamente compatible coa GPLv2 (embora sexa compatible coa GPLv3, por suposto). Porén, a maioría do software licenciado baixo a GPLv2 inclúe a cláusula "ou calquera versión posterior", co cal podes simplemente promocionalo a GPLv3 cando precisares mesturalo con código AGPLv3. Porén, se precisares mesturar código con programas licenciados estritamente baixo a GPLv2 (isto é, sen a cláusula "ou calquera versión posterior"), entón a AGPLv3 non che vai valer. </text:p>
      <text:p text:style-name="P60"/>
      <text:p text:style-name="P60"><text:span text:style-name="T1">Aínda que a historia da AGPLv3 é un pouco complicada, a licenza en si mesma é sinxela: é simplemente unha GPLv3 con unha cláusula extra que trata a interacción a través da rede. O artigo da Wikipedia sobre a AGPLv3 é excelente: </text:span><text:a xlink:type="simple" xlink:href="http://en.wikipedia.org/wiki/Affero_General_Public_License"><text:span text:style-name="T1">http://en.wikipedia.org/wiki/Affero_General_Public_License</text:span></text:a><text:span text:style-name="T1"> </text:span></text:p>
      <text:p text:style-name="P60"/>
      <text:h text:style-name="P95" text:outline-level="4">É a GPL unha licenza libre? </text:h>
      <text:p text:style-name="P27"/>
      <text:p text:style-name="P27">Unha consecuencia de escoller a GPL é a posibilidade -pequena, mais non infinitesimal- de atopáreste a ti mesmo ou o teu proxecto inmerso nunha disputa sobre se a GPL é verdadeiramente "libre" ou non, dado que establece algunhas restricións sobre o que podes facer co código -nomeadamente, a restrición de que o código non poida ser distribuído baixo ningunha outra licenza. Para algunha xente, a existencia desta restrición quere dicir que a GPL é "menos libre" que outras licenzas máis permisivas como as licenzas tipo MIT/X. Esta argumentación normalmente apunta, por suposto, a que "máis libre" debe ser mellor que "menos libre" (despois de todo, quen non está a favor da liberdade?), ao que lle segue que esas outras licenzas son mellores que a GPL. </text:p>
      <text:p text:style-name="P27"/>
      <text:p text:style-name="P27">Este debate é outra popular guerra santa (bótalle unha ollada á sección <text:span text:style-name="T12">“Evitando Guerras Santas”</text:span> <text:s/>no <text:span text:style-name="T12">Capítulo 6 Comunicacións</text:span>). Evita participares nela, cando menos nos foros do proxecto. Non intentes demostrar que a GPL é menos libre, tan libre ou máis libre que outras licenzas. En lugar diso, fai énfase nas razóns específicas polas que o teu proxecto escolleu a GPL. Se a facilidade para recoñecer a licenza foi unha razón, dio. Se a obriga de licenciamento libre dos traballos derivados tamén foi unha razón, dio, mais evita entrar en disputas sobre se isto torna o código máis ou menos "libre". A liberdade é un tema complexo, e é unha perda de tempo falar dela se a terminoloxía vai ser o cabalo de batalla principal. </text:p>
      <text:p text:style-name="P27"><text:soft-page-break/></text:p>
      <text:p text:style-name="P27">Embora sexa isto un libro e non un fío dunha lista de correo, teño que admitir que nunca entendín o argumento "a GPL non é libre". A única restrición que a GPL impón é evitar que a xente impoña <text:span text:style-name="T12">maiores</text:span> restricións. Dicir que isto quere dicir ter menos liberdade sempre me pareceu o mesmo que dicir que a abolición da escravitude reduciu a liberdade porque evitou que algunha xente puidera ter escravos. </text:p>
      <text:p text:style-name="P27"/>
      <text:p text:style-name="P27">(E se te vires no medio dun debate sobre isto, non subas a aposta facendo analoxías incendiarias). </text:p>
      <text:p text:style-name="P27"/>
      <text:h text:style-name="P164" text:outline-level="3">Que tal a licenza BSD?</text:h>
      <text:p text:style-name="P27"/>
      <text:p text:style-name="P27">Unha gran cantidade de software libre é distribuído baixo a <text:span text:style-name="T12">licenza BSD</text:span> (ou algunhas veces baixo unha <text:span text:style-name="T12">licenza estilo BSD</text:span>). A licenza BSD orixinal foi empregada pola Berkeley Software Distribution, na que a Universidade de California publicou partes importantes dunha implementación de Unix. Esta licenza (cuxo texto exacto pode verse na sección 2.2.2 de <text:a xlink:type="simple" xlink:href="http://www.xfree86.org/3.3.6/COPYRIGHT2.html#6">http://www.xfree86.org/3.3.6/COPYRIGHT2.html#6</text:a>) era similar en esencia á licenza MIT/X, excepto por unha cláusula (da que a continuación se fai unha tradución libre sen validez legal ningunha): </text:p>
      <text:p text:style-name="P27"/>
      <text:p text:style-name="P58">Todo material publicitado que mencionar características ou empregar este software deberá mostrar a seguinte advertencia: "Este produto contén software desenvolvido pola Universidade de California, Lawrence Berkeley Laboratory</text:p>
      <text:p text:style-name="P58"/>
      <text:p text:style-name="P27"><text:span text:style-name="T1">A presenza desta cláusula no só fai que a BSD sexa incompatible coa GPL, senón que tamén senta un perigoso precedente: mentres outras organizacións poñan cláusulas publicitarias similares no </text:span><text:span text:style-name="T14">seu</text:span><text:span text:style-name="T1"> software libre -substituíndo o seu propio nome en lugar de "a Universidade de California, Lawrence Berkeley Laboratory- os redistribuidores do software enfróntanse a unha crecente carga en canto ao que se lles require mostrar. Afortunadamente, moitos dos proxectos que empregaron esta licenza decatáronse do problema, e simplemente eliminaron esta cláusula. En 1999, ,mesmo a Universidade de California fixo iso.</text:span></text:p>
      <text:p text:style-name="P26">O resultado é a licenza BSD revisada, que simplemente é a licenza BSD orixinal sen a cláusula publicitaria. Porén, esta historia fai que a expresión "licenza BSD" sexa un pouco ambigua: refírese á orixinal, ou á versión revisada? Isto é polo que prefiro a licenza MIT/X, a cal é equivalente en esencia, e non está suxeita a ningunha ambigüidade. Porén, pode que si que haxa unha razón para preferir a BSD revisada fronte á licenza MIT/X, que é que a BSD inclúe esta cláusula: </text:p>
      <text:p text:style-name="P26"/>
      <text:p text:style-name="P58">Nin o nome da &lt;ORGANIZACIÓN&gt; nin os nomes dos seus contribuíntes deben empregarse para apoiar ou promocionar produtos derivados deste software sen permiso previo explícito por escrito.</text:p>
      <text:p text:style-name="P59"/>
      <text:p text:style-name="P27">Non está claro que sen unha cláusula coma esta un receptor do software puidese ter o dereito de empregar o nome do autor, mais a cláusula borra calquera posible dúbida. Para organizacións preocupadas polo control das marcas comerciais, polo tanto, a licenza BSD revisada pode ser lixeiramente preferible á MIT/X. En xeral, porén, unha licenza liberal de cara aos dereitos de autor non implica que os receptores teñan ningún dereito ao uso ou dilución das túas marcas comerciais -a lexislación dos dereitos de autor e das marcas comerciais son dúas lexislacións distintas. </text:p>
      <text:p text:style-name="P27"/>
      <text:p text:style-name="P27">Se quixeres empregar a licenza BSD revisada, tes dispoñible un molde en <text:s/><text:soft-page-break/><text:a xlink:type="simple" xlink:href="http://www.opensource.org/licenses/bsd-license.php">http://www.opensource.org/licenses/bsd-license.php</text:a> </text:p>
      <text:p text:style-name="P27"/>
      <text:h text:style-name="P159" text:outline-level="2">Asignación e propiedade dos dereitos de autor (copyright) </text:h>
      <text:p text:style-name="P27"/>
      <text:p text:style-name="P27">Hai tres xeitos de manexar a propiedade dos dereitos de autor para o código e documentación libres contribuídos por varias persoas. O primeiro é ignorando complemente a cuestión dos dereitos de autor (non o recomendo), O segundo xeito é recollendo un <text:span text:style-name="T12">acordo de licenza do contribuínte</text:span> (<text:span text:style-name="T12">CLA</text:span> en inglés, xa que provén do <text:span text:style-name="T12">contributor license agreement</text:span>) por parte de cada persoa que traballa no proxecto, no cal se garanta explicitamente o dereito do proxecto a empregar a contribución desa persoa. Isto normalmente é suficiente para a maioría dos proxectos, e o positivo é que en varias xurisdicións, os CLAs poden enviarse por correo electrónico. O terceiro xeito é obter asignacións de dereitos de autor por parte dos contribuíntes, de forma que o proxecto (por exemplo, unha entidade legal, habitualmente sen ánimo de lucro) sexa o propietario dos dereitos de autor. Este é o xeito legalmente máis hermético, mais tamén é o xeito máis traballoso/gravoso para os contribuíntes; só uns poucos proxectos insisten neste punto<text:note text:id="ftn24" text:note-class="footnote"><text:note-citation>24</text:note-citation><text:note-body><text:p text:style-name="P22"><text:s/>Hai que ter en conta que a transferencia dos dereitos de autor está suxeita ás leis nacionais, e que as licenzas deseñadas para os Estados Unidos poden atopar problemas noutros lugares (por exemplo, en Alemaña, onde aparentemente non é posible transferir os dereitos de autor)</text:p></text:note-body></text:note>. </text:p>
      <text:p text:style-name="P27"/>
      <text:p text:style-name="P27">Hai que ter presente que mesmo baixo unha propiedade centralizada dos dereitos de autor, o código<text:note text:id="ftn25" text:note-class="footnote"><text:note-citation>25</text:note-citation><text:note-body><text:p text:style-name="P22"><text:s/>Vou empregar "código" para referirme tanto ao código fonte como á documentación, a partir de agora</text:p></text:note-body></text:note> <text:s/>permanece libre, xa que as licenzas de software libre non lle dan ao titular dos dereitos de autor o dereito de apropiarse retroactivamente de todas as copias do código. Debido a isto, mesmo se o proxecto, como entidade legal, de repente dese un xiro e comezase a distribuír todo o código baixo unha licenza restritiva, isto non lle causaría un problema á comunidade pública. Os outros desenvolvedores comezarían unha rama (fork) baseándose na última copia libre do código, e continuarían como se nada pasase. Como os desenvolvedores saben que poden facelo, a maioría dos contribuíntes cooperan cando se lles pide que asinen un CLA ou que fagan unha transferencia dos dereitos de autor. </text:p>
      <text:p text:style-name="P27"/>
      <text:h text:style-name="P164" text:outline-level="3">Non facer nada</text:h>
      <text:p text:style-name="P27"/>
      <text:p text:style-name="P27">Moitos proxectos nunca recollen CLAs ou transferencias de dereitos de autor dos seus contribuíntes. En lugar disto, simplemente aceptan código cando parece razoablemente claro que o contribuínte ten a intención de que se inclúa no proxecto. </text:p>
      <text:p text:style-name="P27"/>
      <text:p text:style-name="P27">Baixo circunstancias normais, isto é suficiente. Mais de cando en vez, alguén pode decidir demandar por infrinximento dos seus dereitos de autor, alegando que é o auténtico propietario do código en cuestión, e que nunca estivo de acordo en que fose distribuído polo proxecto baixo unha licenza de software libre. Por exemplo, o Grupo SCO fíxolle algo similar ao proxecto Linux, bótalle unha ollada a <text:a xlink:type="simple" xlink:href="http://en.wikipedia.org/wiki/SCO-Linux_controversies">http://en.wikipedia.org/wiki/SCO-Linux_controversies</text:a> para saberes os detalles. Se acontecer isto, o proxecto non vai ter documentación na que se observe que o contribuínte formalmente concedeu o dereito de uso do código, o que vai dificultar a defensa legal. </text:p>
      <text:p text:style-name="P27"/>
      <text:h text:style-name="P164" text:outline-level="3"><text:soft-page-break/>Acordos de licenza do contribuínte (Contributor License Agreements) </text:h>
      <text:p text:style-name="P27"/>
      <text:p text:style-name="P27"><text:span text:style-name="T1">Os CLAs probablemente ofrezan o mellor compromiso entre seguridade e conveniencia. Un CLA é un </text:span><text:span text:style-name="T1">formulario electrónico que un desenvolvedor preenche e lle envía ao proxecto. En moitas xurisdicións, o envío vía correo electrónico é suficiente. Unha sinatura dixital segura pode ou non ser precisa; consulta a un avogado para atopares que método é o mellor para o teu proxecto. </text:span></text:p>
      <text:p text:style-name="P27"/>
      <text:p text:style-name="P27">Moitos proxectos empregan dous tipos lixeiramente distintos de CLAs, un para individuos e outro para contribuíntes corporativos. Aínda así, en ambos casos a linguaxe central é a mesma: o contribuínte garántelle ao proxecto &lt;emphasis&gt;"unha licenza de copyright perpetua, global, non exclusiva, sen cargo, libre de regalías por dereitos de autor e irrevogable para reproducir, facer traballos derivados, mostrar publicamente, executar publicamente, licenciar a terceiros, e distribuír as contribucións e os traballos derivados."&lt;/emphasis&gt;. Unha vez máis, debes ter un avogado para aprobares calquera CLA, mais se introducires todos estes adxectivos no mesmo, probablemente vaia ben. </text:p>
      <text:p text:style-name="P27"/>
      <text:p text:style-name="P27">Cando solicitares CLAs por parte dos teus contribuíntes, asegúrate de resaltar que ti <text:span text:style-name="T12">non</text:span> estás solicitando unha transferencia/asignación de dereitos de autor. De feito, moitos CLAs comezan recordándolle ao lector o seguinte: </text:p>
      <text:p text:style-name="P27"/>
      <text:p text:style-name="P59">Isto só é un acordo de licenza; non transfire a propiedade dos dereitos de autor e non muda os teus dereitos de empregares a túa propia contribución para calquera propósito. </text:p>
      <text:p text:style-name="P27"/>
      <text:p text:style-name="P27">Aquí van algúns exemplos: </text:p>
      <text:p text:style-name="P27"/>
      <text:list xml:id="list1507178855" text:style-name="L40">
        <text:list-item>
          <text:p text:style-name="P132">CLA para contribuínte individual: </text:p>
          <text:list>
            <text:list-item>
              <text:p text:style-name="P132"><text:a xlink:type="simple" xlink:href="http://apache.org/licenses/icla.txt">http://apache.org/licenses/icla.txt</text:a> </text:p>
            </text:list-item>
            <text:list-item>
              <text:p text:style-name="P132"><text:a xlink:type="simple" xlink:href="http://code.google.com/legal/individual-cla-v1.0.html">http://code.google.com/legal/individual-cla-v1.0.html</text:a> </text:p>
            </text:list-item>
          </text:list>
          <text:p text:style-name="P132"><text:s/></text:p>
        </text:list-item>
        <text:list-item>
          <text:p text:style-name="P132">CLA para contribuínte corporativo: </text:p>
          <text:list>
            <text:list-item>
              <text:p text:style-name="P132"><text:a xlink:type="simple" xlink:href="http://apache.org/licenses/cla-corporate.txt">http://apache.org/licenses/cla-corporate.txt</text:a> </text:p>
            </text:list-item>
            <text:list-item>
              <text:p text:style-name="P132"><text:a xlink:type="simple" xlink:href="http://code.google.com/legal/corporate-cla-v1.0.html">http://code.google.com/legal/corporate-cla-v1.0.html</text:a> </text:p>
            </text:list-item>
          </text:list>
          <text:p text:style-name="P132"/>
        </text:list-item>
      </text:list>
      <text:h text:style-name="P164" text:outline-level="3">Transferencia dos dereitos de autor </text:h>
      <text:p text:style-name="P27"/>
      <text:p text:style-name="P27">A transferencia dos dereitos de autor quere dicir que o contribuínte lle asigna ao proxecto a titularidade e propiedade dos dereitos de autor sobre as súas contribucións. Idealmente, isto faise en papel e envíaselle por fax ou correo postal ao proxecto. </text:p>
      <text:p text:style-name="P27"/>
      <text:p text:style-name="P27">Algúns proxectos insisten na asignación completa debido a que ter unha única entidade legal como propietaria dos dereitos de autor de todo o código fonte pode ser útil se as cláusulas da licenza de software libre algunha vez deben facerse valer nun xulgado. Se non existir unha entidade única que tiver o dereito de facelo, todos os contribuíntes deberían cooperar, mais algúns poderían non ter o tempo preciso, ou ser imposible contactar con eles cando xurdir a cuestión. </text:p>
      <text:p text:style-name="P27"/>
      <text:p text:style-name="P27">Distintas organizacións aplican un grao de rigor diferente na tarefa de recolección das asignacións. Algunhas simplemente obteñen un manifesto informal do contribuínte nunha lista de correo pública <text:soft-page-break/>-algo na liña de "Pola presente asígnolle os dereitos de autor deste código ao proxecto, para que sexa licenciado baixo as mesmas condicións que o resto do código". Cando menos un dos avogados cos que falei dixo que isto é suficiente, presumiblemente porque sucede nun contexto no que as asignacións dos dereitos de autor son normais e esperadas, así como porque representa un esforzo de boa fe por parte do proxecto para averiguar as intencións reais do desenvolvedor. Por outra banda, a Free Software Foundation está no outro estremo: requírelle aos contribuíntes a sinatura e envío físico por correo postal dun anaco de papel que conteña unha manifestación formal da transferencia dos dereitos de autor, ás veces só por unha contribución, ás veces para todas as contribucións presentes e futuras. Se o desenvolvedor é empregado seu, a FSF pídelle que o asine igualmente. </text:p>
      <text:p text:style-name="P27"/>
      <text:p text:style-name="P27">A paranoia da FSF é comprensible. Se alguén violar os termos da GPL incorporando algún do seu software nun programa propietario, a FSF vai ter que ir a xuízo, e van querer ter os seus dereitos de autor tan blindados como sexa posible cando isto suceda. </text:p>
      <text:p text:style-name="P27"/>
      <text:h text:style-name="P159" text:outline-level="2">Esquemas de licenciamento dual </text:h>
      <text:p text:style-name="P27"><text:s/></text:p>
      <text:p text:style-name="P27">Algúns proxectos tentan financiarse empregando un esquema de licenciamento dual no cal os traballos derivados propietarios deben pagarlle ao propietario dos dereitos de autor para teren o dereito de usaren o código, mais o código segue sendo libre para o seu uso por proxectos software libre. Isto tende a funcionar mellor con bibliotecas de código que con aplicacións de escritorio, naturalmente. Os termos exactos difiren entre os distintos casos. A GNU GPL acostuma a ser a licenza para o lado libre, dado que evita que terceiros poidan incorporar o código cuberto dentro de produtos propietarios sen o permiso do titular dos dereitos de autor, mais ás veces emprégase unha licenza personalizada que ten o mesmo efecto. Un exemplo do primeiro é a licenza de MySQL, descrita en <text:s/><text:a xlink:type="simple" xlink:href="http://www.mysql.com/company/legal/licensing/">http://www.mysql.com/company/legal/licensing/</text:a> <text:s/>un exemplo do segundo é a estratexia de licenciamento do software de Sleepycat, descrita en <text:s/><text:a xlink:type="simple" xlink:href="http://www.oracle.com/technology/software/products/berkeley-db/htdocs/licensing.html">http://www.oracle.com/technology/software/products/berkeley-db/htdocs/licensing.html</text:a> <text:s/></text:p>
      <text:p text:style-name="P27"/>
      <text:p text:style-name="P27">Estaraste preguntando: como pode o titular dos dereitos de autor ofrecer licenzas propietarias en troca dun pagamento obrigatorio se os termos da GNU GPL estipulan que o código debe estar dispoñible baixo termos menos restritivos? A resposta é que os termos da GPL son algo que o titular dos dereitos de autor lle impón ao resto da xente; polo cal o propietario é libre de decidir <text:span text:style-name="T12">non </text:span>aplicarse eses termos a si mesmo. Un bo xeito de pensalo é imaxinando que o titular dos dereitos de autor ten un número infinito de copias do software gardadas nunha artesa. Cada vez que saca unha da artesa para darlla ao mundo, pode decidir que licenza lle pon: GPL, propietaria ou calquera outra. O seu dereito a facelo non está restrinxido pola GPL ou por ningunha outra licenza de software libre: simplemente é un poder que lle vén garantido pola lei de dereitos de autor. </text:p>
      <text:p text:style-name="P27"/>
      <text:p text:style-name="P27">O atractivo do licenciamento dual é que, no mellor caso, fornece un medio para obter un caudal de ingresos fiable para un proxecto de software libre. Infelizmente, á súa vez tamén pode interferir coas dinámicas normais dos proxectos de software libre. O problema está en que calquera voluntario que faga unha contribución de código está a contribuír con dúas entidades distintas: a versión libre do código e maila versión propietaria. Mentres que o contribuínte se vai sentir cómodo contribuíndo á versión libre, pode non sentirse cómodo ao contribuír á fonte de ingresos semi-propietaria dun terceiro. A incomodidade exacérbase polo feito de que no licenciamento dual, o titular dos dereitos de autor realmente precisa obter formalmente unha transferencia asinada de dereitos de autor por parte de tódolos contribuíntes, co fin de protexerse a si mesmo dun contribuínte desgustado reclamando unha <text:soft-page-break/>porcentaxe das regalías obtidas da fonte de ingresos propietaria. O proceso de recollida destas transferencias implica que os contribuíntes se enfronten ao feito de que están a facer traballo que redunda en diñeiro para un terceiro alleo a eles mesmos. </text:p>
      <text:p text:style-name="P27"/>
      <text:p text:style-name="P27">Non todos os voluntarios se van sentir molestos por isto; despois de todo, as súas contribucións tamén se incorporan na edición software libre, e aí é onde reside o seu principal interese. Non obstante, o licenciamento dual é un exemplo do titular dos dereitos de autor asignándose a si mesmo un dereito especial que o resto dos integrantes do proxecto non teñen, e isto pode provocar a aparición de tensións nalgúns momentos, cando menos con algúns voluntarios. </text:p>
      <text:p text:style-name="P27"/>
      <text:p text:style-name="P27">O que parece ocorrer na práctica é que as empresas baseadas en software con licenciamento dual realmente non teñen comunidades de desenvolvemento igualitarias. Obteñen correccións de erros a pequena escala e remendos de limpeza desde recursos externos, mais acaban facendo a maior parte do traballo duro mediante recursos internos. Por exemplo, Zack Urlocker, vicepresidente de marketing en MySQL, díxome que a empresa de todos xeitos xeralmente acaba por contratar os voluntarios máis activos. Embora o produto en si mesmo sexa software libre, licenciado baixo a GPL, o seu desenvolvemento é máis ou menos controlado desde a empresa, aínda que coa posibilidade (extremadamente pouco probable) de que alguén realmente insatisfeito coa xestión da empresa decida facer unha rama (fork) do proxecto. Descoñécese como as políticas da empresa se adaptan a esta ameaza, mais en calquera caso, MySQL non parece ter problemas de aceptación nin no mundo do software libre nin para alén deste. </text:p>
      <text:p text:style-name="P27"/>
      <text:h text:style-name="P159" text:outline-level="2">Patentes </text:h>
      <text:p text:style-name="P27"/>
      <text:p text:style-name="P27">As patentes do software son a vareada do momento no lombo do software libre, porque supoñen a única ameaza contra a que a comunidade do software libre non se pode defender por si mesma. Os problemas dos dereitos de autor e das marcas comerciais sempre poden ser evitados .Se unha parte do teu código parece que pode infrinxir os dereitos de autor dun terceiro, ti podes simplemente reescribir esa parte. Se resulta que alguén ten rexistrado como marca comercial o nome do teu proxecto, no peor caso podes simplemente renomear o proxecto. Embora a mudanza de nome poida supoñer temporalmente un contratempo, non vai importar a longo prazo, dado que o código en si mesmo vai seguir facendo o que sempre fixo. </text:p>
      <text:p text:style-name="P27"/>
      <text:p text:style-name="P27">Mais unha patente é un mandamento global contra a implementación de determinada ideas. Non importa quen escribise o código, nin que linguaxe de programación fose empregada. Unha vez que alguén teña acusado un proxecto de software libre da infrinxencia dunha patente, o proxecto debe ou ben parar de implementar esa característica particular, ou ben enfrontarse a un caro e longo proceso xudicial. Dado que os instigadores destes xuízos son habitualmente corporacións con grandes petos -precisamente son eles quen teñen os recursos e afinidades precisas para patentaren nun primeiro lugar- a maioría dos proxectos de software libre non poden afrontar a segunda opción, polo que se renden inmediatamente aínda que pensen que a patente podería inutilizarse nun xuízo. Para evitaren chegar a esta situación nun primeiro lugar, os proxectos de software libre están comezando a codificar defensivamente, eliminando algoritmos patentados xa de primeiras, mesmo cando son a mellor ou única solución para un problema de programación<text:note text:id="ftn26" text:note-class="footnote"><text:note-citation>26</text:note-citation><text:note-body><text:p text:style-name="P22"><text:s/>Sun Microsystems e IBM polo menos teñen feito un xesto cara este problema desde a outra dirección, mediante a liberación dun gran número de patentes de software -1600 e 500 respectivamente- para o uso pola comunidade de software libre. Non son avogado e por iso non podo avaliar a utilidade real destas concesións, mais mesmo se todas elas foren patentes importantes, e as condicións das concesións permitiren que realmente sexan de uso libre por calquera proxecto de software libre, non deixaría de ser unha gota no océano. </text:p><text:p text:style-name="P22"/></text:note-body></text:note>. </text:p>
      <text:p text:style-name="P27"><text:soft-page-break/></text:p>
      <text:p text:style-name="P27"><text:span text:style-name="T1">Tanto os inquéritos, como a evidencia anecdótica, mostran que non só a inmensa maioría dos programadores de software libre, senón que a maioría de </text:span><text:span text:style-name="T14">todos</text:span><text:span text:style-name="T1"> os programadores pensan que as </text:span><text:span text:style-name="T1">patentes de software deberían ser totalmente abolidas</text:span><text:span text:style-name="T1"><text:note text:id="ftn27" text:note-class="footnote"><text:note-citation>27</text:note-citation><text:note-body><text:p text:style-name="P22"><text:span text:style-name="T1">Bótalle unha ollada a </text:span><text:a xlink:type="simple" xlink:href="http://groups.csail.mit.edu/mac/projects/lpf/Whatsnew/survey.html"><text:span text:style-name="T1">http://groups.csail.mit.edu/mac/projects/lpf/Whatsnew/survey.html</text:span></text:a><text:span text:style-name="T1"> <text:s/>para veres unha enquisa deste estilo</text:span></text:p></text:note-body></text:note></text:span><text:span text:style-name="T1">. Os programadores de software libre están moi convencidos disto, e poderían rexeitar traballar en proxectos que están demasiado proximamente asociados coa recolección ou fomento das patentes do software. Se a túa organización recoller patentes de software, fai público dun xeito irrevogable que as patentes nunca se empregarían contra proxectos de software libre, e que unicamente se empregarían como defensa en caso de que outra parte comezara un proceso de infrinxencia de patentes contra a túa organización. Isto non é soamente o máis correcto que podes facer, tamén é algo bo para as túas relacións co software libre</text:span><text:span text:style-name="T1"><text:note text:id="ftn28" text:note-class="footnote"><text:note-citation>28</text:note-citation><text:note-body><text:p text:style-name="P82"><text:span text:style-name="T9"><text:s/>Por exemplo, Red Hat prometeu que os proxectos de software libre están seguros fronte ás súas patentes, tal como podes ver en </text:span><text:a xlink:type="simple" xlink:href="http://www.redhat.com/legal/patent_policy.html">http://www.redhat.com/legal/patent_policy.html</text:a><text:span text:style-name="T9"> </text:span></text:p></text:note-body></text:note></text:span><text:span text:style-name="T1">. </text:span></text:p>
      <text:p text:style-name="P27"/>
      <text:p text:style-name="P27">Infelizmente, a recolección de patentes con propósitos defensivos é unha acción racional. O sistema de patentes actual, cando menos nos Estados Unidos, é por natureza unha carreira armamentística: se a túa competencia adquiriu unha morea de patentes, entón a túa mellor defensa é que ti tamén adquiras outra morea de patentes, de xeito que se ten acusaren de infrinxires unha patente, ti poidas responder con unha ameaza similar -neste caso as dúas partes acostuman a sentarse e traballar nun acordo de cruce de patentes para que ningunha das dúas partes teña que pagar nada, excepto aos seus avogados especialistas en propiedade intelectual, por suposto. </text:p>
      <text:p text:style-name="P27"/>
      <text:p text:style-name="P27">O dano feito ao software libre polas patentes do software é máis insidioso que unicamente as ameazas directas ao desenvolvemento de software. As patentes de software fomentan unha atmosfera de secretismo entre os deseñadores de <text:span text:style-name="T12">firmware</text:span>, os cales están (xustificadamente) preocupados con publicar detalles das súas interfaces que lle dean axuda técnica á súa competencia na súa procura de golpealos con xuízos de infrinxencia de patentes. Isto non é só un perigo teórico: aparentemente está sucedendo desde hai tempo na industria das tarxetas gráficas, por exemplo. Moitos fabricantes de tarxetas gráficas son reticentes a publicaren as especificacións programáticas precisas para produciren controladores de código aberto de alto rendemento para as tarxetas, provocando que sexa imposible para os sistemas operativos libres darlle soporte a esas tarxetas para despregar completamente o seu potencial. Por que farían isto os fabricantes? Para eles non ten sentido traballar <text:span text:style-name="T12">contra</text:span> o soporte software; despois de todo, a compatibilidade con máis sistemas operativos só pode supor unha maior venda de tarxetas. Mais resulta que tras da porta de deseño, estes fabricantes están violando patentes de outros, algunhas veces deliberadamente e outras veces accidentalmente. As patentes son tan imprevisibles e potencialmente tan extensas que ningún fabricante de tarxetas nunca pode estar seguro, mesmo despois de ter feita unha procura de patentes. Debido a isto, os fabricantes non se atreven a publicar a especificación completa de interfaces, dado que podería facerlle máis sinxelo á competencia supor se algunha patente está sendo infrinxida. (Por suposto, a natureza desta situación é tal que non vas atopar ningunha declaración escrita de ningunha fonte primaria acerca do que está a ocorrer: isto seino a través de comunicacións persoais). </text:p>
      <text:p text:style-name="P27"/>
      <text:p text:style-name="P27">Algunhas licenzas de software libre teñen cláusulas especiais para combater, ou cando menos frear, as <text:soft-page-break/>patentes de software. A GNU GPL, por exemplo, contén o seguinte (ten en conta que a continuación faise unha tradución NON oficial da "GNU General Public License" ao galego. Esta tradución non foi publicada po-la "FSF Free Software Foundation", e non apoia legalmente os termos de distribución do software que empregue a "GNU GPL", só o fai o texto orixinal en inglés. Porén, esperamos que esta tradución lle axude ás persoas galegofalantes a entenderen mellor a " GNU GPL"): </text:p>
      <text:p text:style-name="P27"/>
      <text:p text:style-name="P76">7. Se como consecuencia dun veredicto dun xulgado </text:p>
      <text:p text:style-name="P76">ou pola alegación de infrinxir unha patente ou por calquera </text:p>
      <text:p text:style-name="P76">outra razón (non limitada unicamente a cuestións de patentes) </text:p>
      <text:p text:style-name="P76">foren impostas condicións sobre vostede que contradiciren as cláusulas desta Licenza, estas non o eximen das cláusulas aquí descritas. </text:p>
      <text:p text:style-name="P76">Se vostede non puider distribuír o produto cumprindo totalmente coas obrigas relativas á resolución oficial e ao mesmo tempo coas obrigas que se describen neste contrato de Licenza, entón </text:p>
      <text:p text:style-name="P76">non poderá distribuír máis este produto. Por exemplo, se unha licenza de patente non permitir a distribución do Programa de forma libre de regalías (sen pagamento de regalías) por parte de quen as recibiren directa o indirectamente, entón a única forma de cumprir con ambas obrigas é renunciar á distribución do mesmo. </text:p>
      <text:p text:style-name="P76"/>
      <text:p text:style-name="P76">[...] </text:p>
      <text:p text:style-name="P76"/>
      <text:p text:style-name="P76">A intención desta sección non é a de inducilo a infrinxir ningunha lei de patentes, nin tampouco infrinxir ningún reclamo de dereitos, nin discutir a validez de tales reclamos; esta sección ten o único propósito de protexer a integridade do sistema de distribución do software libre, que está implementado por prácticas de licenza pública. Moita xente ten feito xenerosas contribucións á ampla gama de software distribuído </text:p>
      <text:p text:style-name="P76">baixo este sistema favorecendo así a constante aplicación deste sistema de distribución; é decisión do autor/doador se o seu Programa será distribuído empregando este ou outro sistema de distribución, e a persoa que recibir o software non pode obrigalo a facer ningunha escolla en particular. </text:p>
      <text:p text:style-name="P76"/>
      <text:p text:style-name="P27">A Apache License, Versión 2.0 (<text:a xlink:type="simple" xlink:href="http://www.apache.org/licenses/LICENSE-2.0">http://www.apache.org/licenses/LICENSE-2.0</text:a>) tamén contén requisitos anti-patentes. Primeiro, estipula que calquera que distribúa código baixo esta licenza debe implicitamente incluír unha licenza libre de regalías para calquera patente que puidese ostentar e que se puidera aplicar ao código. Segundo, e máis enxeñoso, castiga a calquera que comezar un proceso por infrinxencia de patentes sobre o código cuberto, finalizando automaticamente a súa licenza de patente implícita no momento no que se fixer a devandita reclamación (a continuación transcríbese en idioma orixinal a cláusula en cuestión, dado que é a única versión con validez legal): </text:p>
      <text:p text:style-name="P27"/>
      <text:p text:style-name="P76">3. Grant of Patent License. Subject to the terms and conditions of this License, each Contributor hereby grants to You a perpetual, worldwide, non-exclusive, no-charge, royalty-free, irrevocable (except as stated in this section) patent license to <text:soft-page-break/>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 </text:p>
      <text:p text:style-name="P76"/>
      <text:p text:style-name="P27">Aínda que é útil, tanto legal como politicamente, construír defensas contras as patentes para as licenzas de software libre, ao final estes pasos non son suficientes para anular os efectos nocivos que a ameaza das patentes ten sobre o software libre. Só mudanzas na substancia ou interpretación da lei internacional de patentes poderían facer isto. Para aprenderes máis sobre este problema, e como se está combatendo, diríxete a <text:a xlink:type="simple" xlink:href="http://www.nosoftwarepatents.com/">http://www.nosoftwarepatents.com</text:a> . O artigo da Wikipedia inglesa <text:a xlink:type="simple" xlink:href="http://en.wikipedia.org/wiki/Software_patent">http://en.wikipedia.org/wiki/Software_patent</text:a> , así como os respectivos artigos noutros idiomas como o galego, tamén teñen moita información útil sobre patentes de software. Escribín unha entrada no meu blog resumindo os argumentos en contra das patentes de software en <text:s/><text:a xlink:type="simple" xlink:href="http://www.rants.org/2007/05/01/how-to-tell-that-software-patents-are-a-bad-idea/">http://www.rants.org/2007/05/01/how-to-tell-that-software-patents-are-a-bad-idea/</text:a> </text:p>
      <text:p text:style-name="P27"/>
      <text:h text:style-name="P159" text:outline-level="2">Recursos adicionais </text:h>
      <text:p text:style-name="P27"/>
      <text:p text:style-name="P27">Este capítulo só foi unha introdución ás cuestións do licenciamento do software libre. Porén, espero que conteña información de abondo para que poidas comezar o teu propio proxecto de software libre. Calquera investigación seria sobre cuestións de licenciamento pode facilmente aumentar a información que este libro pode fornecer. Aquí vai unha lista de recursos adicionais sobre licenciamento de software libre: </text:p>
      <text:p text:style-name="P27"/>
      <text:list xml:id="list143116032" text:style-name="L41">
        <text:list-item>
          <text:p text:style-name="P133"><text:span text:style-name="T12">Understanding Open Source and Free Software Licensing</text:span> por Andrew M. St. Laurent. Publicado por O'Reilly Media, primeira edición en Agosto de 2004, ISBN: 0-596-00581-4. </text:p>
        </text:list-item>
      </text:list>
      <text:p text:style-name="P27"/>
      <text:list xml:id="list1224454747" text:continue-numbering="true" text:style-name="L41">
        <text:list-header>
          <text:p text:style-name="P133">Este é un libro completo sobre licenciamento de software libre en toda a súa complexidade, incluíndo moitos temas omitidos neste capítulo. Bótalle unha ollada a &lt;ulink url="http://www.oreilly.com/catalog/osfreesoft/"&gt;&lt;/ulink&gt; para máis detalles. </text:p>
        </text:list-header>
      </text:list>
      <text:p text:style-name="P27"/>
      <text:list xml:id="list1654014360" text:continue-numbering="true" text:style-name="L41">
        <text:list-item>
          <text:p text:style-name="P133"><text:span text:style-name="T12">Make Your Open Source Software GPL-Compatible. Or Else.</text:span>por David A. Wheeler, en <text:a xlink:type="simple" xlink:href="http://www.dwheeler.com/essays/gpl-compatible.html">http://www.dwheeler.com/essays/gpl-compatible.html</text:a> </text:p>
        </text:list-item>
      </text:list>
      <text:p text:style-name="P27"/>
      <text:list xml:id="list720164448" text:continue-numbering="true" text:style-name="L41">
        <text:list-header>
          <text:p text:style-name="P133">Este é un artigo detallado e ben escrito sobre a importancia de empregar unha licenza GPL compatible mesmo se non empregares a GPL en si mesma. O artigo tamén toca moitas outras cuestións relativas ao licenciamento, e ten unha alta densidade de excelentes ligazóns. </text:p>
        </text:list-header>
      </text:list>
      <text:p text:style-name="P27"/>
      <text:list xml:id="list1799798749" text:continue-numbering="true" text:style-name="L41">
        <text:list-item>
          <text:p text:style-name="P133"><text:a xlink:type="simple" xlink:href="http://creativecommons.org/">http://creativecommons.org</text:a> </text:p>
          <text:p text:style-name="P133"/>
          <text:p text:style-name="P133"><text:soft-page-break/>Creative Commons é unha organización que fomenta unha familia de dereitos de autor máis flexibles e liberais que os potenciados polos dereitos de autor tradicionais. Ofrecen licenzas non só para software, senón tamén para texto, arte, e música, todas accesibles mediante selectores amigables de licenza; algunhas das licenzas son copyleft, algunhas non son copyleft mais son libres, outras son simplemente licenzas tradicionais con algunhas restricións aminoradas. O sitio web de Creative Commons dá unhas explicacións extremadamente claras sobre o que tratan. Se tiver que elixir un sitio para demostrar as extensas implicacións filosóficas do movemento do software libre, escollería e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6T00:11:43</dc:date>
    <dc:creator>Andrés Maneiro</dc:creator>
    <meta:editing-duration>PT02H54M08S</meta:editing-duration>
    <meta:editing-cycles>103</meta:editing-cycles>
    <meta:document-statistic meta:table-count="0" meta:image-count="0" meta:object-count="0" meta:page-count="198" meta:paragraph-count="2035" meta:word-count="114403" meta:character-count="717389"/>
  </office:meta>
</office:document-meta>
</file>